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3.598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3.847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3.14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Corner">
      <style:table-cell-properties fo:border-bottom="none" fo:border-left="none" fo:border-right="none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3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8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4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5" style:family="table-cell" style:parent-style-name="Pivot_20_Table_20_Value" style:data-style-name="N0"/>
    <style:style style:name="ce26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0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2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3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</office:automatic-styles>
  <office:body>
    <office:spreadsheet>
      <table:table table:name="t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PassengerId</text:p>
          </table:table-cell>
          <table:table-cell office:value-type="string" calcext:value-type="string">
            <text:p>Survived</text:p>
          </table:table-cell>
          <table:table-cell office:value-type="string" calcext:value-type="string">
            <text:p>P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bSp</text:p>
          </table:table-cell>
          <table:table-cell office:value-type="string" calcext:value-type="string">
            <text:p>Parch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Embarked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PriceGro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Owen Harri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 21171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F2]&gt;18; &quot;adult&quot;;&quot;child&quot;)" office:value-type="string" office:string-value="adult" calcext:value-type="string">
            <text:p>adult</text:p>
          </table:table-cell>
          <table:table-cell table:formula="of:=IF([.J2]&lt;10;&quot;&lt;10&quot;;IF([.J2]&lt;20; &quot;10-20&quot;; IF ([.J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mings, Mrs. John Bradley (Florence Briggs Thayer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  <table:table-cell table:formula="of:=IF([.F3]&gt;18; &quot;adult&quot;;&quot;child&quot;)" office:value-type="string" office:string-value="adult" calcext:value-type="string">
            <text:p>adult</text:p>
          </table:table-cell>
          <table:table-cell table:formula="of:=IF([.J3]&lt;10;&quot;&lt;10&quot;;IF([.J3]&lt;20; &quot;10-20&quot;; IF ([.J3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kkinen, Miss. La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4]&gt;18; &quot;adult&quot;;&quot;child&quot;)" office:value-type="string" office:string-value="adult" calcext:value-type="string">
            <text:p>adult</text:p>
          </table:table-cell>
          <table:table-cell table:formula="of:=IF([.J4]&lt;10;&quot;&lt;10&quot;;IF([.J4]&lt;20; &quot;10-20&quot;; IF ([.J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trelle, Mrs. Jacques Heath (Lily May Peel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  <table:table-cell table:formula="of:=IF([.F5]&gt;18; &quot;adult&quot;;&quot;child&quot;)" office:value-type="string" office:string-value="adult" calcext:value-type="string">
            <text:p>adult</text:p>
          </table:table-cell>
          <table:table-cell table:formula="of:=IF([.J5]&lt;10;&quot;&lt;10&quot;;IF([.J5]&lt;20; &quot;10-20&quot;; IF ([.J5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, Mr. William Hen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450" calcext:value-type="float">
            <text:p>37345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6]&gt;18; &quot;adult&quot;;&quot;child&quot;)" office:value-type="string" office:string-value="adult" calcext:value-type="string">
            <text:p>adult</text:p>
          </table:table-cell>
          <table:table-cell table:formula="of:=IF([.J6]&lt;10;&quot;&lt;10&quot;;IF([.J6]&lt;20; &quot;10-20&quot;; IF ([.J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877" calcext:value-type="float">
            <text:p>330877</text:p>
          </table:table-cell>
          <table:table-cell office:value-type="float" office:value="8.4583" calcext:value-type="float">
            <text:p>8.4583</text:p>
          </table:table-cell>
          <table:table-cell/>
          <table:table-cell office:value-type="string" calcext:value-type="string">
            <text:p>Q</text:p>
          </table:table-cell>
          <table:table-cell table:formula="of:=IF([.F7]&gt;18; &quot;adult&quot;;&quot;child&quot;)" office:value-type="string" office:string-value="child" calcext:value-type="string">
            <text:p>child</text:p>
          </table:table-cell>
          <table:table-cell table:formula="of:=IF([.J7]&lt;10;&quot;&lt;10&quot;;IF([.J7]&lt;20; &quot;10-20&quot;; IF ([.J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rthy, Mr. Timothy J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  <table:table-cell table:formula="of:=IF([.F8]&gt;18; &quot;adult&quot;;&quot;child&quot;)" office:value-type="string" office:string-value="adult" calcext:value-type="string">
            <text:p>adult</text:p>
          </table:table-cell>
          <table:table-cell table:formula="of:=IF([.J8]&lt;10;&quot;&lt;10&quot;;IF([.J8]&lt;20; &quot;10-20&quot;; IF ([.J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Gosta Leonar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table:formula="of:=IF([.F9]&gt;18; &quot;adult&quot;;&quot;child&quot;)" office:value-type="string" office:string-value="child" calcext:value-type="string">
            <text:p>child</text:p>
          </table:table-cell>
          <table:table-cell table:formula="of:=IF([.J9]&lt;10;&quot;&lt;10&quot;;IF([.J9]&lt;20; &quot;10-20&quot;; IF ([.J9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s. Oscar W (Elisabeth Vilhelmina Berg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  <table:table-cell table:formula="of:=IF([.F10]&gt;18; &quot;adult&quot;;&quot;child&quot;)" office:value-type="string" office:string-value="adult" calcext:value-type="string">
            <text:p>adult</text:p>
          </table:table-cell>
          <table:table-cell table:formula="of:=IF([.J10]&lt;10;&quot;&lt;10&quot;;IF([.J10]&lt;20; &quot;10-20&quot;; IF ([.J10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s. Nicholas (Adele Achem)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  <table:table-cell table:formula="of:=IF([.F11]&gt;18; &quot;adult&quot;;&quot;child&quot;)" office:value-type="string" office:string-value="child" calcext:value-type="string">
            <text:p>child</text:p>
          </table:table-cell>
          <table:table-cell table:formula="of:=IF([.J11]&lt;10;&quot;&lt;10&quot;;IF([.J11]&lt;20; &quot;10-20&quot;; IF ([.J1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iss. Marguerite Rut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formula="of:=IF([.F12]&gt;18; &quot;adult&quot;;&quot;child&quot;)" office:value-type="string" office:string-value="child" calcext:value-type="string">
            <text:p>child</text:p>
          </table:table-cell>
          <table:table-cell table:formula="of:=IF([.J12]&lt;10;&quot;&lt;10&quot;;IF([.J12]&lt;20; &quot;10-20&quot;; IF ([.J12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nell, Miss. Elizabeth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3" calcext:value-type="float">
            <text:p>113783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03</text:p>
          </table:table-cell>
          <table:table-cell office:value-type="string" calcext:value-type="string">
            <text:p>S</text:p>
          </table:table-cell>
          <table:table-cell table:formula="of:=IF([.F13]&gt;18; &quot;adult&quot;;&quot;child&quot;)" office:value-type="string" office:string-value="adult" calcext:value-type="string">
            <text:p>adult</text:p>
          </table:table-cell>
          <table:table-cell table:formula="of:=IF([.J13]&lt;10;&quot;&lt;10&quot;;IF([.J13]&lt;20; &quot;10-20&quot;; IF ([.J13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undercock, Mr. William Henry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21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14]&gt;18; &quot;adult&quot;;&quot;child&quot;)" office:value-type="string" office:string-value="adult" calcext:value-type="string">
            <text:p>adult</text:p>
          </table:table-cell>
          <table:table-cell table:formula="of:=IF([.J14]&lt;10;&quot;&lt;10&quot;;IF([.J14]&lt;20; &quot;10-20&quot;; IF ([.J1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nders Joha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IF([.F15]&gt;18; &quot;adult&quot;;&quot;child&quot;)" office:value-type="string" office:string-value="adult" calcext:value-type="string">
            <text:p>adult</text:p>
          </table:table-cell>
          <table:table-cell table:formula="of:=IF([.J15]&lt;10;&quot;&lt;10&quot;;IF([.J15]&lt;20; &quot;10-20&quot;; IF ([.J15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trom, Miss. Hulda Amanda Adolfin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6" calcext:value-type="float">
            <text:p>35040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F16]&gt;18; &quot;adult&quot;;&quot;child&quot;)" office:value-type="string" office:string-value="child" calcext:value-type="string">
            <text:p>child</text:p>
          </table:table-cell>
          <table:table-cell table:formula="of:=IF([.J16]&lt;10;&quot;&lt;10&quot;;IF([.J16]&lt;20; &quot;10-20&quot;; IF ([.J1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wlett, Mrs. (Mary D Kingcome) 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06" calcext:value-type="float">
            <text:p>24870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</text:p>
          </table:table-cell>
          <table:table-cell table:formula="of:=IF([.F17]&gt;18; &quot;adult&quot;;&quot;child&quot;)" office:value-type="string" office:string-value="adult" calcext:value-type="string">
            <text:p>adult</text:p>
          </table:table-cell>
          <table:table-cell table:formula="of:=IF([.J17]&lt;10;&quot;&lt;10&quot;;IF([.J17]&lt;20; &quot;10-20&quot;; IF ([.J17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ugene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formula="of:=IF([.F18]&gt;18; &quot;adult&quot;;&quot;child&quot;)" office:value-type="string" office:string-value="child" calcext:value-type="string">
            <text:p>child</text:p>
          </table:table-cell>
          <table:table-cell table:formula="of:=IF([.J18]&lt;10;&quot;&lt;10&quot;;IF([.J18]&lt;20; &quot;10-20&quot;; IF ([.J18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liams, Mr. Charles Eug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4373" calcext:value-type="float">
            <text:p>2443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19]&gt;18; &quot;adult&quot;;&quot;child&quot;)" office:value-type="string" office:string-value="child" calcext:value-type="string">
            <text:p>child</text:p>
          </table:table-cell>
          <table:table-cell table:formula="of:=IF([.J19]&lt;10;&quot;&lt;10&quot;;IF([.J19]&lt;20; &quot;10-20&quot;; IF ([.J19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s. Julius (Emelia Maria Vandemoortel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formula="of:=IF([.F20]&gt;18; &quot;adult&quot;;&quot;child&quot;)" office:value-type="string" office:string-value="adult" calcext:value-type="string">
            <text:p>adult</text:p>
          </table:table-cell>
          <table:table-cell table:formula="of:=IF([.J20]&lt;10;&quot;&lt;10&quot;;IF([.J20]&lt;20; &quot;10-20&quot;; IF ([.J20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elmani, Mrs. Fatim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9" calcext:value-type="float">
            <text:p>2649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F21]&gt;18; &quot;adult&quot;;&quot;child&quot;)" office:value-type="string" office:string-value="child" calcext:value-type="string">
            <text:p>child</text:p>
          </table:table-cell>
          <table:table-cell table:formula="of:=IF([.J21]&lt;10;&quot;&lt;10&quot;;IF([.J21]&lt;20; &quot;10-20&quot;; IF ([.J2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ynney, Mr. Joseph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22]&gt;18; &quot;adult&quot;;&quot;child&quot;)" office:value-type="string" office:string-value="adult" calcext:value-type="string">
            <text:p>adult</text:p>
          </table:table-cell>
          <table:table-cell table:formula="of:=IF([.J22]&lt;10;&quot;&lt;10&quot;;IF([.J22]&lt;20; &quot;10-20&quot;; IF ([.J22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esley, Mr. Lawrence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98" calcext:value-type="float">
            <text:p>2486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S</text:p>
          </table:table-cell>
          <table:table-cell table:formula="of:=IF([.F23]&gt;18; &quot;adult&quot;;&quot;child&quot;)" office:value-type="string" office:string-value="adult" calcext:value-type="string">
            <text:p>adult</text:p>
          </table:table-cell>
          <table:table-cell table:formula="of:=IF([.J23]&lt;10;&quot;&lt;10&quot;;IF([.J23]&lt;20; &quot;10-20&quot;; IF ([.J23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Anna "Anni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23" calcext:value-type="float">
            <text:p>330923</text:p>
          </table:table-cell>
          <table:table-cell office:value-type="float" office:value="8.0292" calcext:value-type="float">
            <text:p>8.0292</text:p>
          </table:table-cell>
          <table:table-cell/>
          <table:table-cell office:value-type="string" calcext:value-type="string">
            <text:p>Q</text:p>
          </table:table-cell>
          <table:table-cell table:formula="of:=IF([.F24]&gt;18; &quot;adult&quot;;&quot;child&quot;)" office:value-type="string" office:string-value="child" calcext:value-type="string">
            <text:p>child</text:p>
          </table:table-cell>
          <table:table-cell table:formula="of:=IF([.J24]&lt;10;&quot;&lt;10&quot;;IF([.J24]&lt;20; &quot;10-20&quot;; IF ([.J2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oper, Mr. William Thomp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8" calcext:value-type="float">
            <text:p>113788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</text:p>
          </table:table-cell>
          <table:table-cell table:formula="of:=IF([.F25]&gt;18; &quot;adult&quot;;&quot;child&quot;)" office:value-type="string" office:string-value="adult" calcext:value-type="string">
            <text:p>adult</text:p>
          </table:table-cell>
          <table:table-cell table:formula="of:=IF([.J25]&lt;10;&quot;&lt;10&quot;;IF([.J25]&lt;20; &quot;10-20&quot;; IF ([.J25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Torborg Dani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table:formula="of:=IF([.F26]&gt;18; &quot;adult&quot;;&quot;child&quot;)" office:value-type="string" office:string-value="child" calcext:value-type="string">
            <text:p>child</text:p>
          </table:table-cell>
          <table:table-cell table:formula="of:=IF([.J26]&lt;10;&quot;&lt;10&quot;;IF([.J26]&lt;20; &quot;10-20&quot;; IF ([.J26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s. Carl Oscar (Selma Augusta Emilia Johansson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formula="of:=IF([.F27]&gt;18; &quot;adult&quot;;&quot;child&quot;)" office:value-type="string" office:string-value="adult" calcext:value-type="string">
            <text:p>adult</text:p>
          </table:table-cell>
          <table:table-cell table:formula="of:=IF([.J27]&lt;10;&quot;&lt;10&quot;;IF([.J27]&lt;20; &quot;10-20&quot;; IF ([.J2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ir, Mr. Farred Chehab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31" calcext:value-type="float">
            <text:p>2631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F28]&gt;18; &quot;adult&quot;;&quot;child&quot;)" office:value-type="string" office:string-value="child" calcext:value-type="string">
            <text:p>child</text:p>
          </table:table-cell>
          <table:table-cell table:formula="of:=IF([.J28]&lt;10;&quot;&lt;10&quot;;IF([.J28]&lt;20; &quot;10-20&quot;; IF ([.J2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Charles Alexand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formula="of:=IF([.F29]&gt;18; &quot;adult&quot;;&quot;child&quot;)" office:value-type="string" office:string-value="adult" calcext:value-type="string">
            <text:p>adult</text:p>
          </table:table-cell>
          <table:table-cell table:formula="of:=IF([.J29]&lt;10;&quot;&lt;10&quot;;IF([.J29]&lt;20; &quot;10-20&quot;; IF ([.J2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wyer, Miss. Ellen "N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59" calcext:value-type="float">
            <text:p>330959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formula="of:=IF([.F30]&gt;18; &quot;adult&quot;;&quot;child&quot;)" office:value-type="string" office:string-value="child" calcext:value-type="string">
            <text:p>child</text:p>
          </table:table-cell>
          <table:table-cell table:formula="of:=IF([.J30]&lt;10;&quot;&lt;10&quot;;IF([.J30]&lt;20; &quot;10-20&quot;; IF ([.J3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doroff, Mr. La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6" calcext:value-type="float">
            <text:p>34921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31]&gt;18; &quot;adult&quot;;&quot;child&quot;)" office:value-type="string" office:string-value="child" calcext:value-type="string">
            <text:p>child</text:p>
          </table:table-cell>
          <table:table-cell table:formula="of:=IF([.J31]&lt;10;&quot;&lt;10&quot;;IF([.J31]&lt;20; &quot;10-20&quot;; IF ([.J3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uchurtu, Don. Manuel E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1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formula="of:=IF([.F32]&gt;18; &quot;adult&quot;;&quot;child&quot;)" office:value-type="string" office:string-value="adult" calcext:value-type="string">
            <text:p>adult</text:p>
          </table:table-cell>
          <table:table-cell table:formula="of:=IF([.J32]&lt;10;&quot;&lt;10&quot;;IF([.J32]&lt;20; &quot;10-20&quot;; IF ([.J32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ncer, Mrs. William Augustus (Marie Eugeni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  <table:table-cell table:formula="of:=IF([.F33]&gt;18; &quot;adult&quot;;&quot;child&quot;)" office:value-type="string" office:string-value="child" calcext:value-type="string">
            <text:p>child</text:p>
          </table:table-cell>
          <table:table-cell table:formula="of:=IF([.J33]&lt;10;&quot;&lt;10&quot;;IF([.J33]&lt;20; &quot;10-20&quot;; IF ([.J33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ynn, Miss. Mary Agath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677" calcext:value-type="float">
            <text:p>3356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34]&gt;18; &quot;adult&quot;;&quot;child&quot;)" office:value-type="string" office:string-value="child" calcext:value-type="string">
            <text:p>child</text:p>
          </table:table-cell>
          <table:table-cell table:formula="of:=IF([.J34]&lt;10;&quot;&lt;10&quot;;IF([.J34]&lt;20; &quot;10-20&quot;; IF ([.J3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adon, Mr. Edward H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79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35]&gt;18; &quot;adult&quot;;&quot;child&quot;)" office:value-type="string" office:string-value="adult" calcext:value-type="string">
            <text:p>adult</text:p>
          </table:table-cell>
          <table:table-cell table:formula="of:=IF([.J35]&lt;10;&quot;&lt;10&quot;;IF([.J35]&lt;20; &quot;10-20&quot;; IF ([.J35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yer, Mr. Edgar Josep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  <table:table-cell table:formula="of:=IF([.F36]&gt;18; &quot;adult&quot;;&quot;child&quot;)" office:value-type="string" office:string-value="adult" calcext:value-type="string">
            <text:p>adult</text:p>
          </table:table-cell>
          <table:table-cell table:formula="of:=IF([.J36]&lt;10;&quot;&lt;10&quot;;IF([.J36]&lt;20; &quot;10-20&quot;; IF ([.J3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verson, Mr. Alexander Oska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  <table:table-cell table:formula="of:=IF([.F37]&gt;18; &quot;adult&quot;;&quot;child&quot;)" office:value-type="string" office:string-value="adult" calcext:value-type="string">
            <text:p>adult</text:p>
          </table:table-cell>
          <table:table-cell table:formula="of:=IF([.J37]&lt;10;&quot;&lt;10&quot;;IF([.J37]&lt;20; &quot;10-20&quot;; IF ([.J3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mee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7" calcext:value-type="float">
            <text:p>267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F38]&gt;18; &quot;adult&quot;;&quot;child&quot;)" office:value-type="string" office:string-value="child" calcext:value-type="string">
            <text:p>child</text:p>
          </table:table-cell>
          <table:table-cell table:formula="of:=IF([.J38]&lt;10;&quot;&lt;10&quot;;IF([.J38]&lt;20; &quot;10-20&quot;; IF ([.J3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, Mr. Ernest Charle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215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39]&gt;18; &quot;adult&quot;;&quot;child&quot;)" office:value-type="string" office:string-value="adult" calcext:value-type="string">
            <text:p>adult</text:p>
          </table:table-cell>
          <table:table-cell table:formula="of:=IF([.J39]&lt;10;&quot;&lt;10&quot;;IF([.J39]&lt;20; &quot;10-20&quot;; IF ([.J3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iss. Augusta Mar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formula="of:=IF([.F40]&gt;18; &quot;adult&quot;;&quot;child&quot;)" office:value-type="string" office:string-value="child" calcext:value-type="string">
            <text:p>child</text:p>
          </table:table-cell>
          <table:table-cell table:formula="of:=IF([.J40]&lt;10;&quot;&lt;10&quot;;IF([.J40]&lt;20; &quot;10-20&quot;; IF ([.J40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iss. Jamil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  <table:table-cell table:formula="of:=IF([.F41]&gt;18; &quot;adult&quot;;&quot;child&quot;)" office:value-type="string" office:string-value="child" calcext:value-type="string">
            <text:p>child</text:p>
          </table:table-cell>
          <table:table-cell table:formula="of:=IF([.J41]&lt;10;&quot;&lt;10&quot;;IF([.J41]&lt;20; &quot;10-20&quot;; IF ([.J41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lin, Mrs. Johan (Johanna Persdotter Larsson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46" calcext:value-type="float">
            <text:p>7546</text:p>
          </table:table-cell>
          <table:table-cell office:value-type="float" office:value="9.475" calcext:value-type="float">
            <text:p>9.475</text:p>
          </table:table-cell>
          <table:table-cell/>
          <table:table-cell office:value-type="string" calcext:value-type="string">
            <text:p>S</text:p>
          </table:table-cell>
          <table:table-cell table:formula="of:=IF([.F42]&gt;18; &quot;adult&quot;;&quot;child&quot;)" office:value-type="string" office:string-value="adult" calcext:value-type="string">
            <text:p>adult</text:p>
          </table:table-cell>
          <table:table-cell table:formula="of:=IF([.J42]&lt;10;&quot;&lt;10&quot;;IF([.J42]&lt;20; &quot;10-20&quot;; IF ([.J4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s. William John Robert (Dorothy Ann Wonnacott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IF([.F43]&gt;18; &quot;adult&quot;;&quot;child&quot;)" office:value-type="string" office:string-value="adult" calcext:value-type="string">
            <text:p>adult</text:p>
          </table:table-cell>
          <table:table-cell table:formula="of:=IF([.J43]&lt;10;&quot;&lt;10&quot;;IF([.J43]&lt;20; &quot;10-20&quot;; IF ([.J43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aeff, Mr. The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3" calcext:value-type="float">
            <text:p>34925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formula="of:=IF([.F44]&gt;18; &quot;adult&quot;;&quot;child&quot;)" office:value-type="string" office:string-value="child" calcext:value-type="string">
            <text:p>child</text:p>
          </table:table-cell>
          <table:table-cell table:formula="of:=IF([.J44]&lt;10;&quot;&lt;10&quot;;IF([.J44]&lt;20; &quot;10-20&quot;; IF ([.J4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Simonne Marie Anne Andree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  <table:table-cell table:formula="of:=IF([.F45]&gt;18; &quot;adult&quot;;&quot;child&quot;)" office:value-type="string" office:string-value="child" calcext:value-type="string">
            <text:p>child</text:p>
          </table:table-cell>
          <table:table-cell table:formula="of:=IF([.J45]&lt;10;&quot;&lt;10&quot;;IF([.J45]&lt;20; &quot;10-20&quot;; IF ([.J45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vaney, Miss. Margaret Deli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58" calcext:value-type="float">
            <text:p>330958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formula="of:=IF([.F46]&gt;18; &quot;adult&quot;;&quot;child&quot;)" office:value-type="string" office:string-value="adult" calcext:value-type="string">
            <text:p>adult</text:p>
          </table:table-cell>
          <table:table-cell table:formula="of:=IF([.J46]&lt;10;&quot;&lt;10&quot;;IF([.J46]&lt;20; &quot;10-20&quot;; IF ([.J4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gers, Mr. William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C./A.4. 2356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47]&gt;18; &quot;adult&quot;;&quot;child&quot;)" office:value-type="string" office:string-value="child" calcext:value-type="string">
            <text:p>child</text:p>
          </table:table-cell>
          <table:table-cell table:formula="of:=IF([.J47]&lt;10;&quot;&lt;10&quot;;IF([.J47]&lt;20; &quot;10-20&quot;; IF ([.J4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r. Deni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71" calcext:value-type="float">
            <text:p>370371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F48]&gt;18; &quot;adult&quot;;&quot;child&quot;)" office:value-type="string" office:string-value="child" calcext:value-type="string">
            <text:p>child</text:p>
          </table:table-cell>
          <table:table-cell table:formula="of:=IF([.J48]&lt;10;&quot;&lt;10&quot;;IF([.J48]&lt;20; &quot;10-20&quot;; IF ([.J48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risco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1" calcext:value-type="float">
            <text:p>1431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49]&gt;18; &quot;adult&quot;;&quot;child&quot;)" office:value-type="string" office:string-value="child" calcext:value-type="string">
            <text:p>child</text:p>
          </table:table-cell>
          <table:table-cell table:formula="of:=IF([.J49]&lt;10;&quot;&lt;10&quot;;IF([.J49]&lt;20; &quot;10-20&quot;; IF ([.J4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Youssef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  <table:table-cell table:formula="of:=IF([.F50]&gt;18; &quot;adult&quot;;&quot;child&quot;)" office:value-type="string" office:string-value="child" calcext:value-type="string">
            <text:p>child</text:p>
          </table:table-cell>
          <table:table-cell table:formula="of:=IF([.J50]&lt;10;&quot;&lt;10&quot;;IF([.J50]&lt;20; &quot;10-20&quot;; IF ([.J50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s. Josef (Josefine Franchi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  <table:table-cell table:formula="of:=IF([.F51]&gt;18; &quot;adult&quot;;&quot;child&quot;)" office:value-type="string" office:string-value="child" calcext:value-type="string">
            <text:p>child</text:p>
          </table:table-cell>
          <table:table-cell table:formula="of:=IF([.J51]&lt;10;&quot;&lt;10&quot;;IF([.J51]&lt;20; &quot;10-20&quot;; IF ([.J51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Juha Niilo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IF([.F52]&gt;18; &quot;adult&quot;;&quot;child&quot;)" office:value-type="string" office:string-value="child" calcext:value-type="string">
            <text:p>child</text:p>
          </table:table-cell>
          <table:table-cell table:formula="of:=IF([.J52]&lt;10;&quot;&lt;10&quot;;IF([.J52]&lt;20; &quot;10-20&quot;; IF ([.J5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sworthy, Mr. Richard Cate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9886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string" calcext:value-type="string">
            <text:p>S</text:p>
          </table:table-cell>
          <table:table-cell table:formula="of:=IF([.F53]&gt;18; &quot;adult&quot;;&quot;child&quot;)" office:value-type="string" office:string-value="adult" calcext:value-type="string">
            <text:p>adult</text:p>
          </table:table-cell>
          <table:table-cell table:formula="of:=IF([.J53]&lt;10;&quot;&lt;10&quot;;IF([.J53]&lt;20; &quot;10-20&quot;; IF ([.J5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s. Henry Sleeper (Myna Haxtun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  <table:table-cell table:formula="of:=IF([.F54]&gt;18; &quot;adult&quot;;&quot;child&quot;)" office:value-type="string" office:string-value="adult" calcext:value-type="string">
            <text:p>adult</text:p>
          </table:table-cell>
          <table:table-cell table:formula="of:=IF([.J54]&lt;10;&quot;&lt;10&quot;;IF([.J54]&lt;20; &quot;10-20&quot;; IF ([.J5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s. Lizzie (Elizabeth Anne Wilkin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55]&gt;18; &quot;adult&quot;;&quot;child&quot;)" office:value-type="string" office:string-value="adult" calcext:value-type="string">
            <text:p>adult</text:p>
          </table:table-cell>
          <table:table-cell table:formula="of:=IF([.J55]&lt;10;&quot;&lt;10&quot;;IF([.J55]&lt;20; &quot;10-20&quot;; IF ([.J55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by, Mr. Engelhart Corneliu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9" calcext:value-type="float">
            <text:p>113509</text:p>
          </table:table-cell>
          <table:table-cell office:value-type="float" office:value="61.9792" calcext:value-type="float">
            <text:p>61.979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</text:p>
          </table:table-cell>
          <table:table-cell table:formula="of:=IF([.F56]&gt;18; &quot;adult&quot;;&quot;child&quot;)" office:value-type="string" office:string-value="adult" calcext:value-type="string">
            <text:p>adult</text:p>
          </table:table-cell>
          <table:table-cell table:formula="of:=IF([.J56]&lt;10;&quot;&lt;10&quot;;IF([.J56]&lt;20; &quot;10-20&quot;; IF ([.J5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olner, Mr. Hug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47" calcext:value-type="float">
            <text:p>19947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  <table:table-cell table:formula="of:=IF([.F57]&gt;18; &quot;adult&quot;;&quot;child&quot;)" office:value-type="string" office:string-value="child" calcext:value-type="string">
            <text:p>child</text:p>
          </table:table-cell>
          <table:table-cell table:formula="of:=IF([.J57]&lt;10;&quot;&lt;10&quot;;IF([.J57]&lt;20; &quot;10-20&quot;; IF ([.J5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gg, Miss. Emil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58]&gt;18; &quot;adult&quot;;&quot;child&quot;)" office:value-type="string" office:string-value="adult" calcext:value-type="string">
            <text:p>adult</text:p>
          </table:table-cell>
          <table:table-cell table:formula="of:=IF([.J58]&lt;10;&quot;&lt;10&quot;;IF([.J58]&lt;20; &quot;10-20&quot;; IF ([.J58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el, Mr. Mansouer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7" calcext:value-type="float">
            <text:p>269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F59]&gt;18; &quot;adult&quot;;&quot;child&quot;)" office:value-type="string" office:string-value="adult" calcext:value-type="string">
            <text:p>adult</text:p>
          </table:table-cell>
          <table:table-cell table:formula="of:=IF([.J59]&lt;10;&quot;&lt;10&quot;;IF([.J59]&lt;20; &quot;10-20&quot;; IF ([.J5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Constance Mirium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  <table:table-cell table:formula="of:=IF([.F60]&gt;18; &quot;adult&quot;;&quot;child&quot;)" office:value-type="string" office:string-value="child" calcext:value-type="string">
            <text:p>child</text:p>
          </table:table-cell>
          <table:table-cell table:formula="of:=IF([.J60]&lt;10;&quot;&lt;10&quot;;IF([.J60]&lt;20; &quot;10-20&quot;; IF ([.J60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William Frederick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IF([.F61]&gt;18; &quot;adult&quot;;&quot;child&quot;)" office:value-type="string" office:string-value="child" calcext:value-type="string">
            <text:p>child</text:p>
          </table:table-cell>
          <table:table-cell table:formula="of:=IF([.J61]&lt;10;&quot;&lt;10&quot;;IF([.J61]&lt;20; &quot;10-20&quot;; IF ([.J6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ayanian, Mr. Ors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F62]&gt;18; &quot;adult&quot;;&quot;child&quot;)" office:value-type="string" office:string-value="adult" calcext:value-type="string">
            <text:p>adult</text:p>
          </table:table-cell>
          <table:table-cell table:formula="of:=IF([.J62]&lt;10;&quot;&lt;10&quot;;IF([.J62]&lt;20; &quot;10-20&quot;; IF ([.J6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card, Miss. Ameli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  <table:table-cell table:formula="of:=IF([.F63]&gt;18; &quot;adult&quot;;&quot;child&quot;)" office:value-type="string" office:string-value="adult" calcext:value-type="string">
            <text:p>adult</text:p>
          </table:table-cell>
          <table:table-cell table:formula="of:=IF([.J63]&lt;10;&quot;&lt;10&quot;;IF([.J63]&lt;20; &quot;10-20&quot;; IF ([.J63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, Mr. Henry Birkhard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  <table:table-cell table:formula="of:=IF([.F64]&gt;18; &quot;adult&quot;;&quot;child&quot;)" office:value-type="string" office:string-value="adult" calcext:value-type="string">
            <text:p>adult</text:p>
          </table:table-cell>
          <table:table-cell table:formula="of:=IF([.J64]&lt;10;&quot;&lt;10&quot;;IF([.J64]&lt;20; &quot;10-20&quot;; IF ([.J6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Haral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IF([.F65]&gt;18; &quot;adult&quot;;&quot;child&quot;)" office:value-type="string" office:string-value="child" calcext:value-type="string">
            <text:p>child</text:p>
          </table:table-cell>
          <table:table-cell table:formula="of:=IF([.J65]&lt;10;&quot;&lt;10&quot;;IF([.J65]&lt;20; &quot;10-20&quot;; IF ([.J65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wart, Mr. Albert 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5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formula="of:=IF([.F66]&gt;18; &quot;adult&quot;;&quot;child&quot;)" office:value-type="string" office:string-value="child" calcext:value-type="string">
            <text:p>child</text:p>
          </table:table-cell>
          <table:table-cell table:formula="of:=IF([.J66]&lt;10;&quot;&lt;10&quot;;IF([.J66]&lt;20; &quot;10-20&quot;; IF ([.J66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Gerio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IF([.F67]&gt;18; &quot;adult&quot;;&quot;child&quot;)" office:value-type="string" office:string-value="child" calcext:value-type="string">
            <text:p>child</text:p>
          </table:table-cell>
          <table:table-cell table:formula="of:=IF([.J67]&lt;10;&quot;&lt;10&quot;;IF([.J67]&lt;20; &quot;10-20&quot;; IF ([.J67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e, Mrs. (Elizabeth Rame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39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table:formula="of:=IF([.F68]&gt;18; &quot;adult&quot;;&quot;child&quot;)" office:value-type="string" office:string-value="adult" calcext:value-type="string">
            <text:p>adult</text:p>
          </table:table-cell>
          <table:table-cell table:formula="of:=IF([.J68]&lt;10;&quot;&lt;10&quot;;IF([.J68]&lt;20; &quot;10-20&quot;; IF ([.J68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se, Mr. Ernest Jam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P. 3464</text:p>
          </table:table-cell>
          <table:table-cell office:value-type="float" office:value="8.1583" calcext:value-type="float">
            <text:p>8.1583</text:p>
          </table:table-cell>
          <table:table-cell/>
          <table:table-cell office:value-type="string" calcext:value-type="string">
            <text:p>S</text:p>
          </table:table-cell>
          <table:table-cell table:formula="of:=IF([.F69]&gt;18; &quot;adult&quot;;&quot;child&quot;)" office:value-type="string" office:string-value="adult" calcext:value-type="string">
            <text:p>adult</text:p>
          </table:table-cell>
          <table:table-cell table:formula="of:=IF([.J69]&lt;10;&quot;&lt;10&quot;;IF([.J69]&lt;20; &quot;10-20&quot;; IF ([.J6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rna Alexandr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01281" calcext:value-type="float">
            <text:p>310128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70]&gt;18; &quot;adult&quot;;&quot;child&quot;)" office:value-type="string" office:string-value="child" calcext:value-type="string">
            <text:p>child</text:p>
          </table:table-cell>
          <table:table-cell table:formula="of:=IF([.J70]&lt;10;&quot;&lt;10&quot;;IF([.J70]&lt;20; &quot;10-20&quot;; IF ([.J7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r. Vincenz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151" calcext:value-type="float">
            <text:p>315151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F71]&gt;18; &quot;adult&quot;;&quot;child&quot;)" office:value-type="string" office:string-value="adult" calcext:value-type="string">
            <text:p>adult</text:p>
          </table:table-cell>
          <table:table-cell table:formula="of:=IF([.J71]&lt;10;&quot;&lt;10&quot;;IF([.J71]&lt;20; &quot;10-20&quot;; IF ([.J7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nkin, Mr. Stephen Curnow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72]&gt;18; &quot;adult&quot;;&quot;child&quot;)" office:value-type="string" office:string-value="adult" calcext:value-type="string">
            <text:p>adult</text:p>
          </table:table-cell>
          <table:table-cell table:formula="of:=IF([.J72]&lt;10;&quot;&lt;10&quot;;IF([.J72]&lt;20; &quot;10-20&quot;; IF ([.J72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Lillian Amy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IF([.F73]&gt;18; &quot;adult&quot;;&quot;child&quot;)" office:value-type="string" office:string-value="child" calcext:value-type="string">
            <text:p>child</text:p>
          </table:table-cell>
          <table:table-cell table:formula="of:=IF([.J73]&lt;10;&quot;&lt;10&quot;;IF([.J73]&lt;20; &quot;10-20&quot;; IF ([.J73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od, Mr. Ambrose J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formula="of:=IF([.F74]&gt;18; &quot;adult&quot;;&quot;child&quot;)" office:value-type="string" office:string-value="adult" calcext:value-type="string">
            <text:p>adult</text:p>
          </table:table-cell>
          <table:table-cell table:formula="of:=IF([.J74]&lt;10;&quot;&lt;10&quot;;IF([.J74]&lt;20; &quot;10-20&quot;; IF ([.J7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Apostolo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IF([.F75]&gt;18; &quot;adult&quot;;&quot;child&quot;)" office:value-type="string" office:string-value="adult" calcext:value-type="string">
            <text:p>adult</text:p>
          </table:table-cell>
          <table:table-cell table:formula="of:=IF([.J75]&lt;10;&quot;&lt;10&quot;;IF([.J75]&lt;20; &quot;10-20&quot;; IF ([.J75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g, Mr. Le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IF([.F76]&gt;18; &quot;adult&quot;;&quot;child&quot;)" office:value-type="string" office:string-value="adult" calcext:value-type="string">
            <text:p>adult</text:p>
          </table:table-cell>
          <table:table-cell table:formula="of:=IF([.J76]&lt;10;&quot;&lt;10&quot;;IF([.J76]&lt;20; &quot;10-20&quot;; IF ([.J7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en, Mr. Sigurd Ha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3" calcext:value-type="float">
            <text:p>348123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  <table:table-cell table:formula="of:=IF([.F77]&gt;18; &quot;adult&quot;;&quot;child&quot;)" office:value-type="string" office:string-value="adult" calcext:value-type="string">
            <text:p>adult</text:p>
          </table:table-cell>
          <table:table-cell table:formula="of:=IF([.J77]&lt;10;&quot;&lt;10&quot;;IF([.J77]&lt;20; &quot;10-20&quot;; IF ([.J7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eff, Mr. Iv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8" calcext:value-type="float">
            <text:p>34920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78]&gt;18; &quot;adult&quot;;&quot;child&quot;)" office:value-type="string" office:string-value="child" calcext:value-type="string">
            <text:p>child</text:p>
          </table:table-cell>
          <table:table-cell table:formula="of:=IF([.J78]&lt;10;&quot;&lt;10&quot;;IF([.J78]&lt;20; &quot;10-20&quot;; IF ([.J7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tal, Mr. Rahamin Hai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746" calcext:value-type="float">
            <text:p>37474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79]&gt;18; &quot;adult&quot;;&quot;child&quot;)" office:value-type="string" office:string-value="child" calcext:value-type="string">
            <text:p>child</text:p>
          </table:table-cell>
          <table:table-cell table:formula="of:=IF([.J79]&lt;10;&quot;&lt;10&quot;;IF([.J79]&lt;20; &quot;10-20&quot;; IF ([.J7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aster. Alden Gates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  <table:table-cell table:formula="of:=IF([.F80]&gt;18; &quot;adult&quot;;&quot;child&quot;)" office:value-type="string" office:string-value="child" calcext:value-type="string">
            <text:p>child</text:p>
          </table:table-cell>
          <table:table-cell table:formula="of:=IF([.J80]&lt;10;&quot;&lt;10&quot;;IF([.J80]&lt;20; &quot;10-20&quot;; IF ([.J80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wdell, Miss. Elizabet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  <table:table-cell table:formula="of:=IF([.F81]&gt;18; &quot;adult&quot;;&quot;child&quot;)" office:value-type="string" office:string-value="adult" calcext:value-type="string">
            <text:p>adult</text:p>
          </table:table-cell>
          <table:table-cell table:formula="of:=IF([.J81]&lt;10;&quot;&lt;10&quot;;IF([.J81]&lt;20; &quot;10-20&quot;; IF ([.J81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elens, Mr. Achill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7" calcext:value-type="float">
            <text:p>34576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  <table:table-cell table:formula="of:=IF([.F82]&gt;18; &quot;adult&quot;;&quot;child&quot;)" office:value-type="string" office:string-value="adult" calcext:value-type="string">
            <text:p>adult</text:p>
          </table:table-cell>
          <table:table-cell table:formula="of:=IF([.J82]&lt;10;&quot;&lt;10&quot;;IF([.J82]&lt;20; &quot;10-20&quot;; IF ([.J8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erlinck, Mr. Jan Baptis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9" calcext:value-type="float">
            <text:p>34577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F83]&gt;18; &quot;adult&quot;;&quot;child&quot;)" office:value-type="string" office:string-value="adult" calcext:value-type="string">
            <text:p>adult</text:p>
          </table:table-cell>
          <table:table-cell table:formula="of:=IF([.J83]&lt;10;&quot;&lt;10&quot;;IF([.J83]&lt;20; &quot;10-20&quot;; IF ([.J8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Dermott, Miss. Brigd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2" calcext:value-type="float">
            <text:p>330932</text:p>
          </table:table-cell>
          <table:table-cell office:value-type="float" office:value="7.7875" calcext:value-type="float">
            <text:p>7.7875</text:p>
          </table:table-cell>
          <table:table-cell/>
          <table:table-cell office:value-type="string" calcext:value-type="string">
            <text:p>Q</text:p>
          </table:table-cell>
          <table:table-cell table:formula="of:=IF([.F84]&gt;18; &quot;adult&quot;;&quot;child&quot;)" office:value-type="string" office:string-value="child" calcext:value-type="string">
            <text:p>child</text:p>
          </table:table-cell>
          <table:table-cell table:formula="of:=IF([.J84]&lt;10;&quot;&lt;10&quot;;IF([.J84]&lt;20; &quot;10-20&quot;; IF ([.J8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Francisco M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string" calcext:value-type="string">
            <text:p>S</text:p>
          </table:table-cell>
          <table:table-cell table:formula="of:=IF([.F85]&gt;18; &quot;adult&quot;;&quot;child&quot;)" office:value-type="string" office:string-value="adult" calcext:value-type="string">
            <text:p>adult</text:p>
          </table:table-cell>
          <table:table-cell table:formula="of:=IF([.J85]&lt;10;&quot;&lt;10&quot;;IF([.J85]&lt;20; &quot;10-20&quot;; IF ([.J85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ett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/C 1488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86]&gt;18; &quot;adult&quot;;&quot;child&quot;)" office:value-type="string" office:string-value="child" calcext:value-type="string">
            <text:p>child</text:p>
          </table:table-cell>
          <table:table-cell table:formula="of:=IF([.J86]&lt;10;&quot;&lt;10&quot;;IF([.J86]&lt;20; &quot;10-20&quot;; IF ([.J86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s. Karl Alfred (Maria Mathilda Gustafsson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  <table:table-cell table:formula="of:=IF([.F87]&gt;18; &quot;adult&quot;;&quot;child&quot;)" office:value-type="string" office:string-value="adult" calcext:value-type="string">
            <text:p>adult</text:p>
          </table:table-cell>
          <table:table-cell table:formula="of:=IF([.J87]&lt;10;&quot;&lt;10&quot;;IF([.J87]&lt;20; &quot;10-20&quot;; IF ([.J87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William Neal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formula="of:=IF([.F88]&gt;18; &quot;adult&quot;;&quot;child&quot;)" office:value-type="string" office:string-value="child" calcext:value-type="string">
            <text:p>child</text:p>
          </table:table-cell>
          <table:table-cell table:formula="of:=IF([.J88]&lt;10;&quot;&lt;10&quot;;IF([.J88]&lt;20; &quot;10-20&quot;; IF ([.J8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covski, Mr. Selman Franc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89]&gt;18; &quot;adult&quot;;&quot;child&quot;)" office:value-type="string" office:string-value="child" calcext:value-type="string">
            <text:p>child</text:p>
          </table:table-cell>
          <table:table-cell table:formula="of:=IF([.J89]&lt;10;&quot;&lt;10&quot;;IF([.J89]&lt;20; &quot;10-20&quot;; IF ([.J8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Mabel Hele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formula="of:=IF([.F90]&gt;18; &quot;adult&quot;;&quot;child&quot;)" office:value-type="string" office:string-value="adult" calcext:value-type="string">
            <text:p>adult</text:p>
          </table:table-cell>
          <table:table-cell table:formula="of:=IF([.J90]&lt;10;&quot;&lt;10&quot;;IF([.J90]&lt;20; &quot;10-20&quot;; IF ([.J90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otti, Mr. Francesc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5" calcext:value-type="float">
            <text:p>34327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91]&gt;18; &quot;adult&quot;;&quot;child&quot;)" office:value-type="string" office:string-value="adult" calcext:value-type="string">
            <text:p>adult</text:p>
          </table:table-cell>
          <table:table-cell table:formula="of:=IF([.J91]&lt;10;&quot;&lt;10&quot;;IF([.J91]&lt;20; &quot;10-20&quot;; IF ([.J9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tmann, Mr. Emil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6" calcext:value-type="float">
            <text:p>34327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92]&gt;18; &quot;adult&quot;;&quot;child&quot;)" office:value-type="string" office:string-value="adult" calcext:value-type="string">
            <text:p>adult</text:p>
          </table:table-cell>
          <table:table-cell table:formula="of:=IF([.J92]&lt;10;&quot;&lt;10&quot;;IF([.J92]&lt;20; &quot;10-20&quot;; IF ([.J9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asson, Mr. Paul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6" calcext:value-type="float">
            <text:p>34746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F93]&gt;18; &quot;adult&quot;;&quot;child&quot;)" office:value-type="string" office:string-value="adult" calcext:value-type="string">
            <text:p>adult</text:p>
          </table:table-cell>
          <table:table-cell table:formula="of:=IF([.J93]&lt;10;&quot;&lt;10&quot;;IF([.J93]&lt;20; &quot;10-20&quot;; IF ([.J9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e, Mr. Herbert Fuller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.17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  <table:table-cell table:formula="of:=IF([.F94]&gt;18; &quot;adult&quot;;&quot;child&quot;)" office:value-type="string" office:string-value="adult" calcext:value-type="string">
            <text:p>adult</text:p>
          </table:table-cell>
          <table:table-cell table:formula="of:=IF([.J94]&lt;10;&quot;&lt;10&quot;;IF([.J94]&lt;20; &quot;10-20&quot;; IF ([.J9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. Bertram Fran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  <table:table-cell table:formula="of:=IF([.F95]&gt;18; &quot;adult&quot;;&quot;child&quot;)" office:value-type="string" office:string-value="adult" calcext:value-type="string">
            <text:p>adult</text:p>
          </table:table-cell>
          <table:table-cell table:formula="of:=IF([.J95]&lt;10;&quot;&lt;10&quot;;IF([.J95]&lt;20; &quot;10-20&quot;; IF ([.J95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xon, Mr. Daniel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0" calcext:value-type="float">
            <text:p>364500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F96]&gt;18; &quot;adult&quot;;&quot;child&quot;)" office:value-type="string" office:string-value="adult" calcext:value-type="string">
            <text:p>adult</text:p>
          </table:table-cell>
          <table:table-cell table:formula="of:=IF([.J96]&lt;10;&quot;&lt;10&quot;;IF([.J96]&lt;20; &quot;10-20&quot;; IF ([.J9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ney, Mr. Charle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910" calcext:value-type="float">
            <text:p>3749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97]&gt;18; &quot;adult&quot;;&quot;child&quot;)" office:value-type="string" office:string-value="child" calcext:value-type="string">
            <text:p>child</text:p>
          </table:table-cell>
          <table:table-cell table:formula="of:=IF([.J97]&lt;10;&quot;&lt;10&quot;;IF([.J97]&lt;20; &quot;10-20&quot;; IF ([.J9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schmidt, Mr. George B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4</text:p>
          </table:table-cell>
          <table:table-cell office:value-type="float" office:value="34.6542" calcext:value-type="float">
            <text:p>34.654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</text:p>
          </table:table-cell>
          <table:table-cell table:formula="of:=IF([.F98]&gt;18; &quot;adult&quot;;&quot;child&quot;)" office:value-type="string" office:string-value="adult" calcext:value-type="string">
            <text:p>adult</text:p>
          </table:table-cell>
          <table:table-cell table:formula="of:=IF([.J98]&lt;10;&quot;&lt;10&quot;;IF([.J98]&lt;20; &quot;10-20&quot;; IF ([.J9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nfield, Mr. William Bertram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  <table:table-cell table:formula="of:=IF([.F99]&gt;18; &quot;adult&quot;;&quot;child&quot;)" office:value-type="string" office:string-value="adult" calcext:value-type="string">
            <text:p>adult</text:p>
          </table:table-cell>
          <table:table-cell table:formula="of:=IF([.J99]&lt;10;&quot;&lt;10&quot;;IF([.J99]&lt;20; &quot;10-20&quot;; IF ([.J9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rs. John T (Ada Julia Bone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formula="of:=IF([.F100]&gt;18; &quot;adult&quot;;&quot;child&quot;)" office:value-type="string" office:string-value="adult" calcext:value-type="string">
            <text:p>adult</text:p>
          </table:table-cell>
          <table:table-cell table:formula="of:=IF([.J100]&lt;10;&quot;&lt;10&quot;;IF([.J100]&lt;20; &quot;10-20&quot;; IF ([.J100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. Sina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101]&gt;18; &quot;adult&quot;;&quot;child&quot;)" office:value-type="string" office:string-value="adult" calcext:value-type="string">
            <text:p>adult</text:p>
          </table:table-cell>
          <table:table-cell table:formula="of:=IF([.J101]&lt;10;&quot;&lt;10&quot;;IF([.J101]&lt;20; &quot;10-20&quot;; IF ([.J101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anec, Miss. Matild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5" calcext:value-type="float">
            <text:p>34924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102]&gt;18; &quot;adult&quot;;&quot;child&quot;)" office:value-type="string" office:string-value="adult" calcext:value-type="string">
            <text:p>adult</text:p>
          </table:table-cell>
          <table:table-cell table:formula="of:=IF([.J102]&lt;10;&quot;&lt;10&quot;;IF([.J102]&lt;20; &quot;10-20&quot;; IF ([.J10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Pastcho ("Pentcho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5" calcext:value-type="float">
            <text:p>34921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103]&gt;18; &quot;adult&quot;;&quot;child&quot;)" office:value-type="string" office:string-value="child" calcext:value-type="string">
            <text:p>child</text:p>
          </table:table-cell>
          <table:table-cell table:formula="of:=IF([.J103]&lt;10;&quot;&lt;10&quot;;IF([.J103]&lt;20; &quot;10-20&quot;; IF ([.J10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Richard Fras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  <table:table-cell table:formula="of:=IF([.F104]&gt;18; &quot;adult&quot;;&quot;child&quot;)" office:value-type="string" office:string-value="adult" calcext:value-type="string">
            <text:p>adult</text:p>
          </table:table-cell>
          <table:table-cell table:formula="of:=IF([.J104]&lt;10;&quot;&lt;10&quot;;IF([.J104]&lt;20; &quot;10-20&quot;; IF ([.J10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Gustaf Joel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8.6542" calcext:value-type="float">
            <text:p>8.6542</text:p>
          </table:table-cell>
          <table:table-cell/>
          <table:table-cell office:value-type="string" calcext:value-type="string">
            <text:p>S</text:p>
          </table:table-cell>
          <table:table-cell table:formula="of:=IF([.F105]&gt;18; &quot;adult&quot;;&quot;child&quot;)" office:value-type="string" office:string-value="adult" calcext:value-type="string">
            <text:p>adult</text:p>
          </table:table-cell>
          <table:table-cell table:formula="of:=IF([.J105]&lt;10;&quot;&lt;10&quot;;IF([.J105]&lt;20; &quot;10-20&quot;; IF ([.J10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nders Vilhelm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6" calcext:value-type="float">
            <text:p>310127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106]&gt;18; &quot;adult&quot;;&quot;child&quot;)" office:value-type="string" office:string-value="adult" calcext:value-type="string">
            <text:p>adult</text:p>
          </table:table-cell>
          <table:table-cell table:formula="of:=IF([.J106]&lt;10;&quot;&lt;10&quot;;IF([.J106]&lt;20; &quot;10-20&quot;; IF ([.J10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onoff, Mr. Stoytch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7" calcext:value-type="float">
            <text:p>34920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107]&gt;18; &quot;adult&quot;;&quot;child&quot;)" office:value-type="string" office:string-value="adult" calcext:value-type="string">
            <text:p>adult</text:p>
          </table:table-cell>
          <table:table-cell table:formula="of:=IF([.J107]&lt;10;&quot;&lt;10&quot;;IF([.J107]&lt;20; &quot;10-20&quot;; IF ([.J10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kjelsvik, Miss. Anna Kristin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120" calcext:value-type="float">
            <text:p>343120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string" calcext:value-type="string">
            <text:p>S</text:p>
          </table:table-cell>
          <table:table-cell table:formula="of:=IF([.F108]&gt;18; &quot;adult&quot;;&quot;child&quot;)" office:value-type="string" office:string-value="adult" calcext:value-type="string">
            <text:p>adult</text:p>
          </table:table-cell>
          <table:table-cell table:formula="of:=IF([.J108]&lt;10;&quot;&lt;10&quot;;IF([.J108]&lt;20; &quot;10-20&quot;; IF ([.J10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s, Mr. Albert Joh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1" calcext:value-type="float">
            <text:p>31299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F109]&gt;18; &quot;adult&quot;;&quot;child&quot;)" office:value-type="string" office:string-value="child" calcext:value-type="string">
            <text:p>child</text:p>
          </table:table-cell>
          <table:table-cell table:formula="of:=IF([.J109]&lt;10;&quot;&lt;10&quot;;IF([.J109]&lt;20; &quot;10-20&quot;; IF ([.J10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kic, Mr. Tido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9" calcext:value-type="float">
            <text:p>34924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110]&gt;18; &quot;adult&quot;;&quot;child&quot;)" office:value-type="string" office:string-value="adult" calcext:value-type="string">
            <text:p>adult</text:p>
          </table:table-cell>
          <table:table-cell table:formula="of:=IF([.J110]&lt;10;&quot;&lt;10&quot;;IF([.J110]&lt;20; &quot;10-20&quot;; IF ([.J11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iss. Berth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  <table:table-cell table:formula="of:=IF([.F111]&gt;18; &quot;adult&quot;;&quot;child&quot;)" office:value-type="string" office:string-value="child" calcext:value-type="string">
            <text:p>child</text:p>
          </table:table-cell>
          <table:table-cell table:formula="of:=IF([.J111]&lt;10;&quot;&lt;10&quot;;IF([.J111]&lt;20; &quot;10-20&quot;; IF ([.J111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er, Mr. Walter Chamberlai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10</text:p>
          </table:table-cell>
          <table:table-cell office:value-type="string" calcext:value-type="string">
            <text:p>S</text:p>
          </table:table-cell>
          <table:table-cell table:formula="of:=IF([.F112]&gt;18; &quot;adult&quot;;&quot;child&quot;)" office:value-type="string" office:string-value="adult" calcext:value-type="string">
            <text:p>adult</text:p>
          </table:table-cell>
          <table:table-cell table:formula="of:=IF([.J112]&lt;10;&quot;&lt;10&quot;;IF([.J112]&lt;20; &quot;10-20&quot;; IF ([.J11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Hileni</text:p>
          </table:table-cell>
          <table:table-cell office:value-type="string" calcext:value-type="string">
            <text:p>female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IF([.F113]&gt;18; &quot;adult&quot;;&quot;child&quot;)" office:value-type="string" office:string-value="child" calcext:value-type="string">
            <text:p>child</text:p>
          </table:table-cell>
          <table:table-cell table:formula="of:=IF([.J113]&lt;10;&quot;&lt;10&quot;;IF([.J113]&lt;20; &quot;10-20&quot;; IF ([.J113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on, Mr. David Joh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669" calcext:value-type="float">
            <text:p>32466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114]&gt;18; &quot;adult&quot;;&quot;child&quot;)" office:value-type="string" office:string-value="adult" calcext:value-type="string">
            <text:p>adult</text:p>
          </table:table-cell>
          <table:table-cell table:formula="of:=IF([.J114]&lt;10;&quot;&lt;10&quot;;IF([.J114]&lt;20; &quot;10-20&quot;; IF ([.J11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Katriin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6" calcext:value-type="float">
            <text:p>4136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  <table:table-cell table:formula="of:=IF([.F115]&gt;18; &quot;adult&quot;;&quot;child&quot;)" office:value-type="string" office:string-value="adult" calcext:value-type="string">
            <text:p>adult</text:p>
          </table:table-cell>
          <table:table-cell table:formula="of:=IF([.J115]&lt;10;&quot;&lt;10&quot;;IF([.J115]&lt;20; &quot;10-20&quot;; IF ([.J11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iss. Malak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  <table:table-cell table:formula="of:=IF([.F116]&gt;18; &quot;adult&quot;;&quot;child&quot;)" office:value-type="string" office:string-value="child" calcext:value-type="string">
            <text:p>child</text:p>
          </table:table-cell>
          <table:table-cell table:formula="of:=IF([.J116]&lt;10;&quot;&lt;10&quot;;IF([.J116]&lt;20; &quot;10-20&quot;; IF ([.J116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koniemi, Mr. Edv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4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117]&gt;18; &quot;adult&quot;;&quot;child&quot;)" office:value-type="string" office:string-value="adult" calcext:value-type="string">
            <text:p>adult</text:p>
          </table:table-cell>
          <table:table-cell table:formula="of:=IF([.J117]&lt;10;&quot;&lt;10&quot;;IF([.J117]&lt;20; &quot;10-20&quot;; IF ([.J11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rs, Mr. Patrick</text:p>
          </table:table-cell>
          <table:table-cell office:value-type="string" calcext:value-type="string">
            <text:p>male</text:p>
          </table:table-cell>
          <table:table-cell office:value-type="float" office:value="70.5" calcext:value-type="float">
            <text:p>7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69" calcext:value-type="float">
            <text:p>37036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118]&gt;18; &quot;adult&quot;;&quot;child&quot;)" office:value-type="string" office:string-value="adult" calcext:value-type="string">
            <text:p>adult</text:p>
          </table:table-cell>
          <table:table-cell table:formula="of:=IF([.J118]&lt;10;&quot;&lt;10&quot;;IF([.J118]&lt;20; &quot;10-20&quot;; IF ([.J11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. William John Rober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IF([.F119]&gt;18; &quot;adult&quot;;&quot;child&quot;)" office:value-type="string" office:string-value="adult" calcext:value-type="string">
            <text:p>adult</text:p>
          </table:table-cell>
          <table:table-cell table:formula="of:=IF([.J119]&lt;10;&quot;&lt;10&quot;;IF([.J119]&lt;20; &quot;10-20&quot;; IF ([.J119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xter, Mr. Quigg Edmon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 table:formula="of:=IF([.F120]&gt;18; &quot;adult&quot;;&quot;child&quot;)" office:value-type="string" office:string-value="adult" calcext:value-type="string">
            <text:p>adult</text:p>
          </table:table-cell>
          <table:table-cell table:formula="of:=IF([.J120]&lt;10;&quot;&lt;10&quot;;IF([.J120]&lt;20; &quot;10-20&quot;; IF ([.J120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llis Anna Mari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IF([.F121]&gt;18; &quot;adult&quot;;&quot;child&quot;)" office:value-type="string" office:string-value="child" calcext:value-type="string">
            <text:p>child</text:p>
          </table:table-cell>
          <table:table-cell table:formula="of:=IF([.J121]&lt;10;&quot;&lt;10&quot;;IF([.J121]&lt;20; &quot;10-20&quot;; IF ([.J12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Stanley George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formula="of:=IF([.F122]&gt;18; &quot;adult&quot;;&quot;child&quot;)" office:value-type="string" office:string-value="adult" calcext:value-type="string">
            <text:p>adult</text:p>
          </table:table-cell>
          <table:table-cell table:formula="of:=IF([.J122]&lt;10;&quot;&lt;10&quot;;IF([.J122]&lt;20; &quot;10-20&quot;; IF ([.J12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e, Mr. Leonard Charl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. 545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123]&gt;18; &quot;adult&quot;;&quot;child&quot;)" office:value-type="string" office:string-value="child" calcext:value-type="string">
            <text:p>child</text:p>
          </table:table-cell>
          <table:table-cell table:formula="of:=IF([.J123]&lt;10;&quot;&lt;10&quot;;IF([.J123]&lt;20; &quot;10-20&quot;; IF ([.J12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. Nicholas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  <table:table-cell table:formula="of:=IF([.F124]&gt;18; &quot;adult&quot;;&quot;child&quot;)" office:value-type="string" office:string-value="adult" calcext:value-type="string">
            <text:p>adult</text:p>
          </table:table-cell>
          <table:table-cell table:formula="of:=IF([.J124]&lt;10;&quot;&lt;10&quot;;IF([.J124]&lt;20; &quot;10-20&quot;; IF ([.J12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ber, Miss. Susan</text:p>
          </table:table-cell>
          <table:table-cell office:value-type="string" calcext:value-type="string">
            <text:p>fe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67" calcext:value-type="float">
            <text:p>272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  <table:table-cell table:formula="of:=IF([.F125]&gt;18; &quot;adult&quot;;&quot;child&quot;)" office:value-type="string" office:string-value="adult" calcext:value-type="string">
            <text:p>adult</text:p>
          </table:table-cell>
          <table:table-cell table:formula="of:=IF([.J125]&lt;10;&quot;&lt;10&quot;;IF([.J125]&lt;20; &quot;10-20&quot;; IF ([.J125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Percival Wayland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  <table:table-cell table:formula="of:=IF([.F126]&gt;18; &quot;adult&quot;;&quot;child&quot;)" office:value-type="string" office:string-value="adult" calcext:value-type="string">
            <text:p>adult</text:p>
          </table:table-cell>
          <table:table-cell table:formula="of:=IF([.J126]&lt;10;&quot;&lt;10&quot;;IF([.J126]&lt;20; &quot;10-20&quot;; IF ([.J12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aster. Elias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  <table:table-cell table:formula="of:=IF([.F127]&gt;18; &quot;adult&quot;;&quot;child&quot;)" office:value-type="string" office:string-value="child" calcext:value-type="string">
            <text:p>child</text:p>
          </table:table-cell>
          <table:table-cell table:formula="of:=IF([.J127]&lt;10;&quot;&lt;10&quot;;IF([.J127]&lt;20; &quot;10-20&quot;; IF ([.J127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Mahon, Mr.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2" calcext:value-type="float">
            <text:p>37037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128]&gt;18; &quot;adult&quot;;&quot;child&quot;)" office:value-type="string" office:string-value="child" calcext:value-type="string">
            <text:p>child</text:p>
          </table:table-cell>
          <table:table-cell table:formula="of:=IF([.J128]&lt;10;&quot;&lt;10&quot;;IF([.J128]&lt;20; &quot;10-20&quot;; IF ([.J12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sen, Mr. Fridtjof Arn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17369</text:p>
          </table:table-cell>
          <table:table-cell office:value-type="float" office:value="7.1417" calcext:value-type="float">
            <text:p>7.1417</text:p>
          </table:table-cell>
          <table:table-cell/>
          <table:table-cell office:value-type="string" calcext:value-type="string">
            <text:p>S</text:p>
          </table:table-cell>
          <table:table-cell table:formula="of:=IF([.F129]&gt;18; &quot;adult&quot;;&quot;child&quot;)" office:value-type="string" office:string-value="adult" calcext:value-type="string">
            <text:p>adult</text:p>
          </table:table-cell>
          <table:table-cell table:formula="of:=IF([.J129]&lt;10;&quot;&lt;10&quot;;IF([.J129]&lt;20; &quot;10-20&quot;; IF ([.J12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iss. Ann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 office:value-type="string" calcext:value-type="string">
            <text:p>F E69</text:p>
          </table:table-cell>
          <table:table-cell office:value-type="string" calcext:value-type="string">
            <text:p>C</text:p>
          </table:table-cell>
          <table:table-cell table:formula="of:=IF([.F130]&gt;18; &quot;adult&quot;;&quot;child&quot;)" office:value-type="string" office:string-value="child" calcext:value-type="string">
            <text:p>child</text:p>
          </table:table-cell>
          <table:table-cell table:formula="of:=IF([.J130]&lt;10;&quot;&lt;10&quot;;IF([.J130]&lt;20; &quot;10-20&quot;; IF ([.J130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strom, Mr. Joha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1" calcext:value-type="float">
            <text:p>347061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  <table:table-cell table:formula="of:=IF([.F131]&gt;18; &quot;adult&quot;;&quot;child&quot;)" office:value-type="string" office:string-value="adult" calcext:value-type="string">
            <text:p>adult</text:p>
          </table:table-cell>
          <table:table-cell table:formula="of:=IF([.J131]&lt;10;&quot;&lt;10&quot;;IF([.J131]&lt;20; &quot;10-20&quot;; IF ([.J13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zenoic, Mr. Joze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1" calcext:value-type="float">
            <text:p>34924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formula="of:=IF([.F132]&gt;18; &quot;adult&quot;;&quot;child&quot;)" office:value-type="string" office:string-value="adult" calcext:value-type="string">
            <text:p>adult</text:p>
          </table:table-cell>
          <table:table-cell table:formula="of:=IF([.J132]&lt;10;&quot;&lt;10&quot;;IF([.J132]&lt;20; &quot;10-20&quot;; IF ([.J13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, Mr. Domingos Fernandeo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7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IF([.F133]&gt;18; &quot;adult&quot;;&quot;child&quot;)" office:value-type="string" office:string-value="adult" calcext:value-type="string">
            <text:p>adult</text:p>
          </table:table-cell>
          <table:table-cell table:formula="of:=IF([.J133]&lt;10;&quot;&lt;10&quot;;IF([.J133]&lt;20; &quot;10-20&quot;; IF ([.J13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s. Alexander A (Grace Charity Laur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IF([.F134]&gt;18; &quot;adult&quot;;&quot;child&quot;)" office:value-type="string" office:string-value="adult" calcext:value-type="string">
            <text:p>adult</text:p>
          </table:table-cell>
          <table:table-cell table:formula="of:=IF([.J134]&lt;10;&quot;&lt;10&quot;;IF([.J134]&lt;20; &quot;10-20&quot;; IF ([.J134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s. Leopold (Mathilde Francoise Pede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135]&gt;18; &quot;adult&quot;;&quot;child&quot;)" office:value-type="string" office:string-value="adult" calcext:value-type="string">
            <text:p>adult</text:p>
          </table:table-cell>
          <table:table-cell table:formula="of:=IF([.J135]&lt;10;&quot;&lt;10&quot;;IF([.J135]&lt;20; &quot;10-20&quot;; IF ([.J135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ey, Mr. Samuel James Hayd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1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136]&gt;18; &quot;adult&quot;;&quot;child&quot;)" office:value-type="string" office:string-value="adult" calcext:value-type="string">
            <text:p>adult</text:p>
          </table:table-cell>
          <table:table-cell table:formula="of:=IF([.J136]&lt;10;&quot;&lt;10&quot;;IF([.J136]&lt;20; &quot;10-20&quot;; IF ([.J136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, Mr. Emil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3</text:p>
          </table:table-cell>
          <table:table-cell office:value-type="float" office:value="15.0458" calcext:value-type="float">
            <text:p>15.0458</text:p>
          </table:table-cell>
          <table:table-cell/>
          <table:table-cell office:value-type="string" calcext:value-type="string">
            <text:p>C</text:p>
          </table:table-cell>
          <table:table-cell table:formula="of:=IF([.F137]&gt;18; &quot;adult&quot;;&quot;child&quot;)" office:value-type="string" office:string-value="adult" calcext:value-type="string">
            <text:p>adult</text:p>
          </table:table-cell>
          <table:table-cell table:formula="of:=IF([.J137]&lt;10;&quot;&lt;10&quot;;IF([.J137]&lt;20; &quot;10-20&quot;; IF ([.J137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som, Miss. Helen Monypeny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752" calcext:value-type="float">
            <text:p>11752</text:p>
          </table:table-cell>
          <table:table-cell office:value-type="float" office:value="26.2833" calcext:value-type="float">
            <text:p>26.2833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</text:p>
          </table:table-cell>
          <table:table-cell table:formula="of:=IF([.F138]&gt;18; &quot;adult&quot;;&quot;child&quot;)" office:value-type="string" office:string-value="adult" calcext:value-type="string">
            <text:p>adult</text:p>
          </table:table-cell>
          <table:table-cell table:formula="of:=IF([.J138]&lt;10;&quot;&lt;10&quot;;IF([.J138]&lt;20; &quot;10-20&quot;; IF ([.J138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relle, Mr. Jacques Heat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  <table:table-cell table:formula="of:=IF([.F139]&gt;18; &quot;adult&quot;;&quot;child&quot;)" office:value-type="string" office:string-value="adult" calcext:value-type="string">
            <text:p>adult</text:p>
          </table:table-cell>
          <table:table-cell table:formula="of:=IF([.J139]&lt;10;&quot;&lt;10&quot;;IF([.J139]&lt;20; &quot;10-20&quot;; IF ([.J13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en, Mr. Olaf Elo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2167" calcext:value-type="float">
            <text:p>9.2167</text:p>
          </table:table-cell>
          <table:table-cell/>
          <table:table-cell office:value-type="string" calcext:value-type="string">
            <text:p>S</text:p>
          </table:table-cell>
          <table:table-cell table:formula="of:=IF([.F140]&gt;18; &quot;adult&quot;;&quot;child&quot;)" office:value-type="string" office:string-value="child" calcext:value-type="string">
            <text:p>child</text:p>
          </table:table-cell>
          <table:table-cell table:formula="of:=IF([.J140]&lt;10;&quot;&lt;10&quot;;IF([.J140]&lt;20; &quot;10-20&quot;; IF ([.J14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glio, Mr. Victo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6</text:p>
          </table:table-cell>
          <table:table-cell office:value-type="string" calcext:value-type="string">
            <text:p>C</text:p>
          </table:table-cell>
          <table:table-cell table:formula="of:=IF([.F141]&gt;18; &quot;adult&quot;;&quot;child&quot;)" office:value-type="string" office:string-value="adult" calcext:value-type="string">
            <text:p>adult</text:p>
          </table:table-cell>
          <table:table-cell table:formula="of:=IF([.J141]&lt;10;&quot;&lt;10&quot;;IF([.J141]&lt;20; &quot;10-20&quot;; IF ([.J14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s. Joseph (Sultan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IF([.F142]&gt;18; &quot;adult&quot;;&quot;child&quot;)" office:value-type="string" office:string-value="child" calcext:value-type="string">
            <text:p>child</text:p>
          </table:table-cell>
          <table:table-cell table:formula="of:=IF([.J142]&lt;10;&quot;&lt;10&quot;;IF([.J142]&lt;20; &quot;10-20&quot;; IF ([.J142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ten, Miss. Ann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1" calcext:value-type="float">
            <text:p>34708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formula="of:=IF([.F143]&gt;18; &quot;adult&quot;;&quot;child&quot;)" office:value-type="string" office:string-value="adult" calcext:value-type="string">
            <text:p>adult</text:p>
          </table:table-cell>
          <table:table-cell table:formula="of:=IF([.J143]&lt;10;&quot;&lt;10&quot;;IF([.J143]&lt;20; &quot;10-20&quot;; IF ([.J14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s. Pekka Pietari (Elin Matilda Dolck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  <table:table-cell table:formula="of:=IF([.F144]&gt;18; &quot;adult&quot;;&quot;child&quot;)" office:value-type="string" office:string-value="adult" calcext:value-type="string">
            <text:p>adult</text:p>
          </table:table-cell>
          <table:table-cell table:formula="of:=IF([.J144]&lt;10;&quot;&lt;10&quot;;IF([.J144]&lt;20; &quot;10-20&quot;; IF ([.J144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ke, Mr. Jeremia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2" calcext:value-type="float">
            <text:p>365222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  <table:table-cell table:formula="of:=IF([.F145]&gt;18; &quot;adult&quot;;&quot;child&quot;)" office:value-type="string" office:string-value="adult" calcext:value-type="string">
            <text:p>adult</text:p>
          </table:table-cell>
          <table:table-cell table:formula="of:=IF([.J145]&lt;10;&quot;&lt;10&quot;;IF([.J145]&lt;20; &quot;10-20&quot;; IF ([.J14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Edgardo Samuel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945" calcext:value-type="float">
            <text:p>231945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formula="of:=IF([.F146]&gt;18; &quot;adult&quot;;&quot;child&quot;)" office:value-type="string" office:string-value="child" calcext:value-type="string">
            <text:p>child</text:p>
          </table:table-cell>
          <table:table-cell table:formula="of:=IF([.J146]&lt;10;&quot;&lt;10&quot;;IF([.J146]&lt;20; &quot;10-20&quot;; IF ([.J146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holls, Mr. Joseph Charl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  <table:table-cell table:formula="of:=IF([.F147]&gt;18; &quot;adult&quot;;&quot;child&quot;)" office:value-type="string" office:string-value="adult" calcext:value-type="string">
            <text:p>adult</text:p>
          </table:table-cell>
          <table:table-cell table:formula="of:=IF([.J147]&lt;10;&quot;&lt;10&quot;;IF([.J147]&lt;20; &quot;10-20&quot;; IF ([.J14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ugust Edvard ("Wennerstrom")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3" calcext:value-type="float">
            <text:p>35004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IF([.F148]&gt;18; &quot;adult&quot;;&quot;child&quot;)" office:value-type="string" office:string-value="adult" calcext:value-type="string">
            <text:p>adult</text:p>
          </table:table-cell>
          <table:table-cell table:formula="of:=IF([.J148]&lt;10;&quot;&lt;10&quot;;IF([.J148]&lt;20; &quot;10-20&quot;; IF ([.J14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Robina Maggie "Ruby"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formula="of:=IF([.F149]&gt;18; &quot;adult&quot;;&quot;child&quot;)" office:value-type="string" office:string-value="child" calcext:value-type="string">
            <text:p>child</text:p>
          </table:table-cell>
          <table:table-cell table:formula="of:=IF([.J149]&lt;10;&quot;&lt;10&quot;;IF([.J149]&lt;20; &quot;10-20&quot;; IF ([.J14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r. Michel ("Louis M Hoffman")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table:formula="of:=IF([.F150]&gt;18; &quot;adult&quot;;&quot;child&quot;)" office:value-type="string" office:string-value="adult" calcext:value-type="string">
            <text:p>adult</text:p>
          </table:table-cell>
          <table:table-cell table:formula="of:=IF([.J150]&lt;10;&quot;&lt;10&quot;;IF([.J150]&lt;20; &quot;10-20&quot;; IF ([.J150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les, Rev. Thomas Roussel David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10" calcext:value-type="float">
            <text:p>2443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151]&gt;18; &quot;adult&quot;;&quot;child&quot;)" office:value-type="string" office:string-value="adult" calcext:value-type="string">
            <text:p>adult</text:p>
          </table:table-cell>
          <table:table-cell table:formula="of:=IF([.J151]&lt;10;&quot;&lt;10&quot;;IF([.J151]&lt;20; &quot;10-20&quot;; IF ([.J151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eman, Rev. Robert James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P. 1166</text:p>
          </table:table-cell>
          <table:table-cell office:value-type="float" office:value="12.525" calcext:value-type="float">
            <text:p>12.525</text:p>
          </table:table-cell>
          <table:table-cell/>
          <table:table-cell office:value-type="string" calcext:value-type="string">
            <text:p>S</text:p>
          </table:table-cell>
          <table:table-cell table:formula="of:=IF([.F152]&gt;18; &quot;adult&quot;;&quot;child&quot;)" office:value-type="string" office:string-value="adult" calcext:value-type="string">
            <text:p>adult</text:p>
          </table:table-cell>
          <table:table-cell table:formula="of:=IF([.J152]&lt;10;&quot;&lt;10&quot;;IF([.J152]&lt;20; &quot;10-20&quot;; IF ([.J152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ars, Mrs. Thomas (Edith Wearn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  <table:table-cell table:formula="of:=IF([.F153]&gt;18; &quot;adult&quot;;&quot;child&quot;)" office:value-type="string" office:string-value="adult" calcext:value-type="string">
            <text:p>adult</text:p>
          </table:table-cell>
          <table:table-cell table:formula="of:=IF([.J153]&lt;10;&quot;&lt;10&quot;;IF([.J153]&lt;20; &quot;10-20&quot;; IF ([.J153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o, Mr. Alfonzo</text:p>
          </table:table-cell>
          <table:table-cell office:value-type="string" calcext:value-type="string">
            <text:p>male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12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154]&gt;18; &quot;adult&quot;;&quot;child&quot;)" office:value-type="string" office:string-value="adult" calcext:value-type="string">
            <text:p>adult</text:p>
          </table:table-cell>
          <table:table-cell table:formula="of:=IF([.J154]&lt;10;&quot;&lt;10&quot;;IF([.J154]&lt;20; &quot;10-20&quot;; IF ([.J15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r. Austin Blyler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IF([.F155]&gt;18; &quot;adult&quot;;&quot;child&quot;)" office:value-type="string" office:string-value="adult" calcext:value-type="string">
            <text:p>adult</text:p>
          </table:table-cell>
          <table:table-cell table:formula="of:=IF([.J155]&lt;10;&quot;&lt;10&quot;;IF([.J155]&lt;20; &quot;10-20&quot;; IF ([.J155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Ole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 265302</text:p>
          </table:table-cell>
          <table:table-cell office:value-type="float" office:value="7.3125" calcext:value-type="float">
            <text:p>7.3125</text:p>
          </table:table-cell>
          <table:table-cell/>
          <table:table-cell office:value-type="string" calcext:value-type="string">
            <text:p>S</text:p>
          </table:table-cell>
          <table:table-cell table:formula="of:=IF([.F156]&gt;18; &quot;adult&quot;;&quot;child&quot;)" office:value-type="string" office:string-value="child" calcext:value-type="string">
            <text:p>child</text:p>
          </table:table-cell>
          <table:table-cell table:formula="of:=IF([.J156]&lt;10;&quot;&lt;10&quot;;IF([.J156]&lt;20; &quot;10-20&quot;; IF ([.J15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Charles Duane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.3792</text:p>
          </table:table-cell>
          <table:table-cell/>
          <table:table-cell office:value-type="string" calcext:value-type="string">
            <text:p>C</text:p>
          </table:table-cell>
          <table:table-cell table:formula="of:=IF([.F157]&gt;18; &quot;adult&quot;;&quot;child&quot;)" office:value-type="string" office:string-value="adult" calcext:value-type="string">
            <text:p>adult</text:p>
          </table:table-cell>
          <table:table-cell table:formula="of:=IF([.J157]&lt;10;&quot;&lt;10&quot;;IF([.J157]&lt;20; &quot;10-20&quot;; IF ([.J15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nagh, Miss. Katherine "Katie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1" calcext:value-type="float">
            <text:p>35851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formula="of:=IF([.F158]&gt;18; &quot;adult&quot;;&quot;child&quot;)" office:value-type="string" office:string-value="child" calcext:value-type="string">
            <text:p>child</text:p>
          </table:table-cell>
          <table:table-cell table:formula="of:=IF([.J158]&lt;10;&quot;&lt;10&quot;;IF([.J158]&lt;20; &quot;10-20&quot;; IF ([.J15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n, Mr. Har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9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159]&gt;18; &quot;adult&quot;;&quot;child&quot;)" office:value-type="string" office:string-value="adult" calcext:value-type="string">
            <text:p>adult</text:p>
          </table:table-cell>
          <table:table-cell table:formula="of:=IF([.J159]&lt;10;&quot;&lt;10&quot;;IF([.J159]&lt;20; &quot;10-20&quot;; IF ([.J15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ljanic, Mr. Mil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5037" calcext:value-type="float">
            <text:p>31503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F160]&gt;18; &quot;adult&quot;;&quot;child&quot;)" office:value-type="string" office:string-value="child" calcext:value-type="string">
            <text:p>child</text:p>
          </table:table-cell>
          <table:table-cell table:formula="of:=IF([.J160]&lt;10;&quot;&lt;10&quot;;IF([.J160]&lt;20; &quot;10-20&quot;; IF ([.J16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IF([.F161]&gt;18; &quot;adult&quot;;&quot;child&quot;)" office:value-type="string" office:string-value="child" calcext:value-type="string">
            <text:p>child</text:p>
          </table:table-cell>
          <table:table-cell table:formula="of:=IF([.J161]&lt;10;&quot;&lt;10&quot;;IF([.J161]&lt;20; &quot;10-20&quot;; IF ([.J16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r. John Hatfiel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62" calcext:value-type="float">
            <text:p>371362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F162]&gt;18; &quot;adult&quot;;&quot;child&quot;)" office:value-type="string" office:string-value="adult" calcext:value-type="string">
            <text:p>adult</text:p>
          </table:table-cell>
          <table:table-cell table:formula="of:=IF([.J162]&lt;10;&quot;&lt;10&quot;;IF([.J162]&lt;20; &quot;10-20&quot;; IF ([.J162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rs. James (Elizabeth "Bessie" Inglis Mil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.75</text:p>
          </table:table-cell>
          <table:table-cell/>
          <table:table-cell office:value-type="string" calcext:value-type="string">
            <text:p>S</text:p>
          </table:table-cell>
          <table:table-cell table:formula="of:=IF([.F163]&gt;18; &quot;adult&quot;;&quot;child&quot;)" office:value-type="string" office:string-value="adult" calcext:value-type="string">
            <text:p>adult</text:p>
          </table:table-cell>
          <table:table-cell table:formula="of:=IF([.J163]&lt;10;&quot;&lt;10&quot;;IF([.J163]&lt;20; &quot;10-20&quot;; IF ([.J163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gtsson, Mr. John Vikto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8" calcext:value-type="float">
            <text:p>347068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F164]&gt;18; &quot;adult&quot;;&quot;child&quot;)" office:value-type="string" office:string-value="adult" calcext:value-type="string">
            <text:p>adult</text:p>
          </table:table-cell>
          <table:table-cell table:formula="of:=IF([.J164]&lt;10;&quot;&lt;10&quot;;IF([.J164]&lt;20; &quot;10-20&quot;; IF ([.J16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Jov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3" calcext:value-type="float">
            <text:p>315093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F165]&gt;18; &quot;adult&quot;;&quot;child&quot;)" office:value-type="string" office:string-value="child" calcext:value-type="string">
            <text:p>child</text:p>
          </table:table-cell>
          <table:table-cell table:formula="of:=IF([.J165]&lt;10;&quot;&lt;10&quot;;IF([.J165]&lt;20; &quot;10-20&quot;; IF ([.J16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Eino Viljam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IF([.F166]&gt;18; &quot;adult&quot;;&quot;child&quot;)" office:value-type="string" office:string-value="child" calcext:value-type="string">
            <text:p>child</text:p>
          </table:table-cell>
          <table:table-cell table:formula="of:=IF([.J166]&lt;10;&quot;&lt;10&quot;;IF([.J166]&lt;20; &quot;10-20&quot;; IF ([.J16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aster. Frank John William "Franki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  <table:table-cell table:formula="of:=IF([.F167]&gt;18; &quot;adult&quot;;&quot;child&quot;)" office:value-type="string" office:string-value="child" calcext:value-type="string">
            <text:p>child</text:p>
          </table:table-cell>
          <table:table-cell table:formula="of:=IF([.J167]&lt;10;&quot;&lt;10&quot;;IF([.J167]&lt;20; &quot;10-20&quot;; IF ([.J167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bnall, Mrs. (Edith Martha Bowerma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  <table:table-cell table:formula="of:=IF([.F168]&gt;18; &quot;adult&quot;;&quot;child&quot;)" office:value-type="string" office:string-value="child" calcext:value-type="string">
            <text:p>child</text:p>
          </table:table-cell>
          <table:table-cell table:formula="of:=IF([.J168]&lt;10;&quot;&lt;10&quot;;IF([.J168]&lt;20; &quot;10-20&quot;; IF ([.J16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s. William (Anna Bernhardina Karls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IF([.F169]&gt;18; &quot;adult&quot;;&quot;child&quot;)" office:value-type="string" office:string-value="adult" calcext:value-type="string">
            <text:p>adult</text:p>
          </table:table-cell>
          <table:table-cell table:formula="of:=IF([.J169]&lt;10;&quot;&lt;10&quot;;IF([.J169]&lt;20; &quot;10-20&quot;; IF ([.J169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mann, Mr. John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318</text:p>
          </table:table-cell>
          <table:table-cell office:value-type="float" office:value="25.925" calcext:value-type="float">
            <text:p>25.925</text:p>
          </table:table-cell>
          <table:table-cell/>
          <table:table-cell office:value-type="string" calcext:value-type="string">
            <text:p>S</text:p>
          </table:table-cell>
          <table:table-cell table:formula="of:=IF([.F170]&gt;18; &quot;adult&quot;;&quot;child&quot;)" office:value-type="string" office:string-value="child" calcext:value-type="string">
            <text:p>child</text:p>
          </table:table-cell>
          <table:table-cell table:formula="of:=IF([.J170]&lt;10;&quot;&lt;10&quot;;IF([.J170]&lt;20; &quot;10-20&quot;; IF ([.J170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g, Mr. Le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IF([.F171]&gt;18; &quot;adult&quot;;&quot;child&quot;)" office:value-type="string" office:string-value="adult" calcext:value-type="string">
            <text:p>adult</text:p>
          </table:table-cell>
          <table:table-cell table:formula="of:=IF([.J171]&lt;10;&quot;&lt;10&quot;;IF([.J171]&lt;20; &quot;10-20&quot;; IF ([.J17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 der hoef, Mr. Wyckoff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40" calcext:value-type="float">
            <text:p>111240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</text:p>
          </table:table-cell>
          <table:table-cell table:formula="of:=IF([.F172]&gt;18; &quot;adult&quot;;&quot;child&quot;)" office:value-type="string" office:string-value="adult" calcext:value-type="string">
            <text:p>adult</text:p>
          </table:table-cell>
          <table:table-cell table:formula="of:=IF([.J172]&lt;10;&quot;&lt;10&quot;;IF([.J172]&lt;20; &quot;10-20&quot;; IF ([.J17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rthur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formula="of:=IF([.F173]&gt;18; &quot;adult&quot;;&quot;child&quot;)" office:value-type="string" office:string-value="child" calcext:value-type="string">
            <text:p>child</text:p>
          </table:table-cell>
          <table:table-cell table:formula="of:=IF([.J173]&lt;10;&quot;&lt;10&quot;;IF([.J173]&lt;20; &quot;10-20&quot;; IF ([.J173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iss. Eleanor Ileen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  <table:table-cell table:formula="of:=IF([.F174]&gt;18; &quot;adult&quot;;&quot;child&quot;)" office:value-type="string" office:string-value="child" calcext:value-type="string">
            <text:p>child</text:p>
          </table:table-cell>
          <table:table-cell table:formula="of:=IF([.J174]&lt;10;&quot;&lt;10&quot;;IF([.J174]&lt;20; &quot;10-20&quot;; IF ([.J174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ola, Mr. Antti Wilhelm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175]&gt;18; &quot;adult&quot;;&quot;child&quot;)" office:value-type="string" office:string-value="adult" calcext:value-type="string">
            <text:p>adult</text:p>
          </table:table-cell>
          <table:table-cell table:formula="of:=IF([.J175]&lt;10;&quot;&lt;10&quot;;IF([.J175]&lt;20; &quot;10-20&quot;; IF ([.J17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James Clinch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64" calcext:value-type="float">
            <text:p>17764</text:p>
          </table:table-cell>
          <table:table-cell office:value-type="float" office:value="30.6958" calcext:value-type="float">
            <text:p>30.695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</text:p>
          </table:table-cell>
          <table:table-cell table:formula="of:=IF([.F176]&gt;18; &quot;adult&quot;;&quot;child&quot;)" office:value-type="string" office:string-value="adult" calcext:value-type="string">
            <text:p>adult</text:p>
          </table:table-cell>
          <table:table-cell table:formula="of:=IF([.J176]&lt;10;&quot;&lt;10&quot;;IF([.J176]&lt;20; &quot;10-20&quot;; IF ([.J17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. Klas Albi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0404" calcext:value-type="float">
            <text:p>35040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F177]&gt;18; &quot;adult&quot;;&quot;child&quot;)" office:value-type="string" office:string-value="child" calcext:value-type="string">
            <text:p>child</text:p>
          </table:table-cell>
          <table:table-cell table:formula="of:=IF([.J177]&lt;10;&quot;&lt;10&quot;;IF([.J177]&lt;20; &quot;10-20&quot;; IF ([.J17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aster. Henry Forbe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formula="of:=IF([.F178]&gt;18; &quot;adult&quot;;&quot;child&quot;)" office:value-type="string" office:string-value="child" calcext:value-type="string">
            <text:p>child</text:p>
          </table:table-cell>
          <table:table-cell table:formula="of:=IF([.J178]&lt;10;&quot;&lt;10&quot;;IF([.J178]&lt;20; &quot;10-20&quot;; IF ([.J178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ham, Miss. Ann Elizabeth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5</text:p>
          </table:table-cell>
          <table:table-cell office:value-type="float" office:value="28.7125" calcext:value-type="float">
            <text:p>28.7125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C</text:p>
          </table:table-cell>
          <table:table-cell table:formula="of:=IF([.F179]&gt;18; &quot;adult&quot;;&quot;child&quot;)" office:value-type="string" office:string-value="adult" calcext:value-type="string">
            <text:p>adult</text:p>
          </table:table-cell>
          <table:table-cell table:formula="of:=IF([.J179]&lt;10;&quot;&lt;10&quot;;IF([.J179]&lt;20; &quot;10-20&quot;; IF ([.J179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e, Mr. Reginal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3" calcext:value-type="float">
            <text:p>25065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180]&gt;18; &quot;adult&quot;;&quot;child&quot;)" office:value-type="string" office:string-value="adult" calcext:value-type="string">
            <text:p>adult</text:p>
          </table:table-cell>
          <table:table-cell table:formula="of:=IF([.J180]&lt;10;&quot;&lt;10&quot;;IF([.J180]&lt;20; &quot;10-20&quot;; IF ([.J180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onard, Mr. Lionel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F181]&gt;18; &quot;adult&quot;;&quot;child&quot;)" office:value-type="string" office:string-value="adult" calcext:value-type="string">
            <text:p>adult</text:p>
          </table:table-cell>
          <table:table-cell table:formula="of:=IF([.J181]&lt;10;&quot;&lt;10&quot;;IF([.J181]&lt;20; &quot;10-20&quot;; IF ([.J18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Constance Glady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IF([.F182]&gt;18; &quot;adult&quot;;&quot;child&quot;)" office:value-type="string" office:string-value="child" calcext:value-type="string">
            <text:p>child</text:p>
          </table:table-cell>
          <table:table-cell table:formula="of:=IF([.J182]&lt;10;&quot;&lt;10&quot;;IF([.J182]&lt;20; &quot;10-20&quot;; IF ([.J18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not, Mr. R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1</text:p>
          </table:table-cell>
          <table:table-cell office:value-type="float" office:value="15.05" calcext:value-type="float">
            <text:p>15.05</text:p>
          </table:table-cell>
          <table:table-cell/>
          <table:table-cell office:value-type="string" calcext:value-type="string">
            <text:p>C</text:p>
          </table:table-cell>
          <table:table-cell table:formula="of:=IF([.F183]&gt;18; &quot;adult&quot;;&quot;child&quot;)" office:value-type="string" office:string-value="child" calcext:value-type="string">
            <text:p>child</text:p>
          </table:table-cell>
          <table:table-cell table:formula="of:=IF([.J183]&lt;10;&quot;&lt;10&quot;;IF([.J183]&lt;20; &quot;10-20&quot;; IF ([.J183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larence Gustaf Hugo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formula="of:=IF([.F184]&gt;18; &quot;adult&quot;;&quot;child&quot;)" office:value-type="string" office:string-value="child" calcext:value-type="string">
            <text:p>child</text:p>
          </table:table-cell>
          <table:table-cell table:formula="of:=IF([.J184]&lt;10;&quot;&lt;10&quot;;IF([.J184]&lt;20; &quot;10-20&quot;; IF ([.J18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aster. Richard F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table:formula="of:=IF([.F185]&gt;18; &quot;adult&quot;;&quot;child&quot;)" office:value-type="string" office:string-value="child" calcext:value-type="string">
            <text:p>child</text:p>
          </table:table-cell>
          <table:table-cell table:formula="of:=IF([.J185]&lt;10;&quot;&lt;10&quot;;IF([.J185]&lt;20; &quot;10-20&quot;; IF ([.J185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iss. Luise Gretche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  <table:table-cell table:formula="of:=IF([.F186]&gt;18; &quot;adult&quot;;&quot;child&quot;)" office:value-type="string" office:string-value="child" calcext:value-type="string">
            <text:p>child</text:p>
          </table:table-cell>
          <table:table-cell table:formula="of:=IF([.J186]&lt;10;&quot;&lt;10&quot;;IF([.J186]&lt;20; &quot;10-20&quot;; IF ([.J186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d, Mr. Hugh Rosco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67" calcext:value-type="float">
            <text:p>1137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S</text:p>
          </table:table-cell>
          <table:table-cell table:formula="of:=IF([.F187]&gt;18; &quot;adult&quot;;&quot;child&quot;)" office:value-type="string" office:string-value="child" calcext:value-type="string">
            <text:p>child</text:p>
          </table:table-cell>
          <table:table-cell table:formula="of:=IF([.J187]&lt;10;&quot;&lt;10&quot;;IF([.J187]&lt;20; &quot;10-20&quot;; IF ([.J18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s. Thomas (Johanna "Hannah" Godfrey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F188]&gt;18; &quot;adult&quot;;&quot;child&quot;)" office:value-type="string" office:string-value="child" calcext:value-type="string">
            <text:p>child</text:p>
          </table:table-cell>
          <table:table-cell table:formula="of:=IF([.J188]&lt;10;&quot;&lt;10&quot;;IF([.J188]&lt;20; &quot;10-20&quot;; IF ([.J188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maine, Mr. Charles Hallace ("Mr C Rolmane")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8" calcext:value-type="float">
            <text:p>111428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IF([.F189]&gt;18; &quot;adult&quot;;&quot;child&quot;)" office:value-type="string" office:string-value="adult" calcext:value-type="string">
            <text:p>adult</text:p>
          </table:table-cell>
          <table:table-cell table:formula="of:=IF([.J189]&lt;10;&quot;&lt;10&quot;;IF([.J189]&lt;20; &quot;10-20&quot;; IF ([.J189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. Joh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F190]&gt;18; &quot;adult&quot;;&quot;child&quot;)" office:value-type="string" office:string-value="adult" calcext:value-type="string">
            <text:p>adult</text:p>
          </table:table-cell>
          <table:table-cell table:formula="of:=IF([.J190]&lt;10;&quot;&lt;10&quot;;IF([.J190]&lt;20; &quot;10-20&quot;; IF ([.J190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cin, Mr. Stjep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7" calcext:value-type="float">
            <text:p>34924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191]&gt;18; &quot;adult&quot;;&quot;child&quot;)" office:value-type="string" office:string-value="adult" calcext:value-type="string">
            <text:p>adult</text:p>
          </table:table-cell>
          <table:table-cell table:formula="of:=IF([.J191]&lt;10;&quot;&lt;10&quot;;IF([.J191]&lt;20; &quot;10-20&quot;; IF ([.J19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sky, Mrs. (Rosa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04" calcext:value-type="float">
            <text:p>2346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192]&gt;18; &quot;adult&quot;;&quot;child&quot;)" office:value-type="string" office:string-value="adult" calcext:value-type="string">
            <text:p>adult</text:p>
          </table:table-cell>
          <table:table-cell table:formula="of:=IF([.J192]&lt;10;&quot;&lt;10&quot;;IF([.J192]&lt;20; &quot;10-20&quot;; IF ([.J192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bines, Mr.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4" calcext:value-type="float">
            <text:p>284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193]&gt;18; &quot;adult&quot;;&quot;child&quot;)" office:value-type="string" office:string-value="adult" calcext:value-type="string">
            <text:p>adult</text:p>
          </table:table-cell>
          <table:table-cell table:formula="of:=IF([.J193]&lt;10;&quot;&lt;10&quot;;IF([.J193]&lt;20; &quot;10-20&quot;; IF ([.J193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-Jensen, Miss. Carla Christine Nielsin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6" calcext:value-type="float">
            <text:p>35004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F194]&gt;18; &quot;adult&quot;;&quot;child&quot;)" office:value-type="string" office:string-value="adult" calcext:value-type="string">
            <text:p>adult</text:p>
          </table:table-cell>
          <table:table-cell table:formula="of:=IF([.J194]&lt;10;&quot;&lt;10&quot;;IF([.J194]&lt;20; &quot;10-20&quot;; IF ([.J19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Michel M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table:formula="of:=IF([.F195]&gt;18; &quot;adult&quot;;&quot;child&quot;)" office:value-type="string" office:string-value="child" calcext:value-type="string">
            <text:p>child</text:p>
          </table:table-cell>
          <table:table-cell table:formula="of:=IF([.J195]&lt;10;&quot;&lt;10&quot;;IF([.J195]&lt;20; &quot;10-20&quot;; IF ([.J195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wn, Mrs. James Joseph (Margaret Tobin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0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  <table:table-cell table:formula="of:=IF([.F196]&gt;18; &quot;adult&quot;;&quot;child&quot;)" office:value-type="string" office:string-value="adult" calcext:value-type="string">
            <text:p>adult</text:p>
          </table:table-cell>
          <table:table-cell table:formula="of:=IF([.J196]&lt;10;&quot;&lt;10&quot;;IF([.J196]&lt;20; &quot;10-20&quot;; IF ([.J196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rette, Miss. Elise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80</text:p>
          </table:table-cell>
          <table:table-cell office:value-type="string" calcext:value-type="string">
            <text:p>C</text:p>
          </table:table-cell>
          <table:table-cell table:formula="of:=IF([.F197]&gt;18; &quot;adult&quot;;&quot;child&quot;)" office:value-type="string" office:string-value="adult" calcext:value-type="string">
            <text:p>adult</text:p>
          </table:table-cell>
          <table:table-cell table:formula="of:=IF([.J197]&lt;10;&quot;&lt;10&quot;;IF([.J197]&lt;20; &quot;10-20&quot;; IF ([.J19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nagh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703" calcext:value-type="float">
            <text:p>36870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198]&gt;18; &quot;adult&quot;;&quot;child&quot;)" office:value-type="string" office:string-value="child" calcext:value-type="string">
            <text:p>child</text:p>
          </table:table-cell>
          <table:table-cell table:formula="of:=IF([.J198]&lt;10;&quot;&lt;10&quot;;IF([.J198]&lt;20; &quot;10-20&quot;; IF ([.J19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Karl Siegwart Andrea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79" calcext:value-type="float">
            <text:p>4579</text:p>
          </table:table-cell>
          <table:table-cell office:value-type="float" office:value="8.4042" calcext:value-type="float">
            <text:p>8.4042</text:p>
          </table:table-cell>
          <table:table-cell/>
          <table:table-cell office:value-type="string" calcext:value-type="string">
            <text:p>S</text:p>
          </table:table-cell>
          <table:table-cell table:formula="of:=IF([.F199]&gt;18; &quot;adult&quot;;&quot;child&quot;)" office:value-type="string" office:string-value="adult" calcext:value-type="string">
            <text:p>adult</text:p>
          </table:table-cell>
          <table:table-cell table:formula="of:=IF([.J199]&lt;10;&quot;&lt;10&quot;;IF([.J199]&lt;20; &quot;10-20&quot;; IF ([.J19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igan, Miss. Margaret "Magg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0" calcext:value-type="float">
            <text:p>37037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200]&gt;18; &quot;adult&quot;;&quot;child&quot;)" office:value-type="string" office:string-value="child" calcext:value-type="string">
            <text:p>child</text:p>
          </table:table-cell>
          <table:table-cell table:formula="of:=IF([.J200]&lt;10;&quot;&lt;10&quot;;IF([.J200]&lt;20; &quot;10-20&quot;; IF ([.J20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rois, Miss. Henriette ("Mrs Harbeck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7" calcext:value-type="float">
            <text:p>2487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201]&gt;18; &quot;adult&quot;;&quot;child&quot;)" office:value-type="string" office:string-value="adult" calcext:value-type="string">
            <text:p>adult</text:p>
          </table:table-cell>
          <table:table-cell table:formula="of:=IF([.J201]&lt;10;&quot;&lt;10&quot;;IF([.J201]&lt;20; &quot;10-20&quot;; IF ([.J201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Walle, Mr. Nestor Cyri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0" calcext:value-type="float">
            <text:p>34577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F202]&gt;18; &quot;adult&quot;;&quot;child&quot;)" office:value-type="string" office:string-value="adult" calcext:value-type="string">
            <text:p>adult</text:p>
          </table:table-cell>
          <table:table-cell table:formula="of:=IF([.J202]&lt;10;&quot;&lt;10&quot;;IF([.J202]&lt;20; &quot;10-20&quot;; IF ([.J20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Frede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IF([.F203]&gt;18; &quot;adult&quot;;&quot;child&quot;)" office:value-type="string" office:string-value="child" calcext:value-type="string">
            <text:p>child</text:p>
          </table:table-cell>
          <table:table-cell table:formula="of:=IF([.J203]&lt;10;&quot;&lt;10&quot;;IF([.J203]&lt;20; &quot;10-20&quot;; IF ([.J203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on, Mr. Jakob Alfre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4" calcext:value-type="float">
            <text:p>3101264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  <table:table-cell table:formula="of:=IF([.F204]&gt;18; &quot;adult&quot;;&quot;child&quot;)" office:value-type="string" office:string-value="adult" calcext:value-type="string">
            <text:p>adult</text:p>
          </table:table-cell>
          <table:table-cell table:formula="of:=IF([.J204]&lt;10;&quot;&lt;10&quot;;IF([.J204]&lt;20; &quot;10-20&quot;; IF ([.J20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eff, Mr. Gerious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8" calcext:value-type="float">
            <text:p>262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F205]&gt;18; &quot;adult&quot;;&quot;child&quot;)" office:value-type="string" office:string-value="adult" calcext:value-type="string">
            <text:p>adult</text:p>
          </table:table-cell>
          <table:table-cell table:formula="of:=IF([.J205]&lt;10;&quot;&lt;10&quot;;IF([.J205]&lt;20; &quot;10-20&quot;; IF ([.J20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hen, Mr. Gurshon "Gus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206]&gt;18; &quot;adult&quot;;&quot;child&quot;)" office:value-type="string" office:string-value="child" calcext:value-type="string">
            <text:p>child</text:p>
          </table:table-cell>
          <table:table-cell table:formula="of:=IF([.J206]&lt;10;&quot;&lt;10&quot;;IF([.J206]&lt;20; &quot;10-20&quot;; IF ([.J20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iss. Telma Matild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formula="of:=IF([.F207]&gt;18; &quot;adult&quot;;&quot;child&quot;)" office:value-type="string" office:string-value="child" calcext:value-type="string">
            <text:p>child</text:p>
          </table:table-cell>
          <table:table-cell table:formula="of:=IF([.J207]&lt;10;&quot;&lt;10&quot;;IF([.J207]&lt;20; &quot;10-20&quot;; IF ([.J207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. Karl Alfre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  <table:table-cell table:formula="of:=IF([.F208]&gt;18; &quot;adult&quot;;&quot;child&quot;)" office:value-type="string" office:string-value="adult" calcext:value-type="string">
            <text:p>adult</text:p>
          </table:table-cell>
          <table:table-cell table:formula="of:=IF([.J208]&lt;10;&quot;&lt;10&quot;;IF([.J208]&lt;20; &quot;10-20&quot;; IF ([.J208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imona, Mr. Nassef Casse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  <table:table-cell table:formula="of:=IF([.F209]&gt;18; &quot;adult&quot;;&quot;child&quot;)" office:value-type="string" office:string-value="adult" calcext:value-type="string">
            <text:p>adult</text:p>
          </table:table-cell>
          <table:table-cell table:formula="of:=IF([.J209]&lt;10;&quot;&lt;10&quot;;IF([.J209]&lt;20; &quot;10-20&quot;; IF ([.J209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Helen "Ellen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1" calcext:value-type="float">
            <text:p>36723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210]&gt;18; &quot;adult&quot;;&quot;child&quot;)" office:value-type="string" office:string-value="child" calcext:value-type="string">
            <text:p>child</text:p>
          </table:table-cell>
          <table:table-cell table:formula="of:=IF([.J210]&lt;10;&quot;&lt;10&quot;;IF([.J210]&lt;20; &quot;10-20&quot;; IF ([.J21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nk, Mr. Hen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77" calcext:value-type="float">
            <text:p>1122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C</text:p>
          </table:table-cell>
          <table:table-cell table:formula="of:=IF([.F211]&gt;18; &quot;adult&quot;;&quot;child&quot;)" office:value-type="string" office:string-value="adult" calcext:value-type="string">
            <text:p>adult</text:p>
          </table:table-cell>
          <table:table-cell table:formula="of:=IF([.J211]&lt;10;&quot;&lt;10&quot;;IF([.J211]&lt;20; &quot;10-20&quot;; IF ([.J21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Ahme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1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IF([.F212]&gt;18; &quot;adult&quot;;&quot;child&quot;)" office:value-type="string" office:string-value="adult" calcext:value-type="string">
            <text:p>adult</text:p>
          </table:table-cell>
          <table:table-cell table:formula="of:=IF([.J212]&lt;10;&quot;&lt;10&quot;;IF([.J212]&lt;20; &quot;10-20&quot;; IF ([.J21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eron, Miss. Clear Ann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IF([.F213]&gt;18; &quot;adult&quot;;&quot;child&quot;)" office:value-type="string" office:string-value="adult" calcext:value-type="string">
            <text:p>adult</text:p>
          </table:table-cell>
          <table:table-cell table:formula="of:=IF([.J213]&lt;10;&quot;&lt;10&quot;;IF([.J213]&lt;20; &quot;10-20&quot;; IF ([.J213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kin, Mr. John Hen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F214]&gt;18; &quot;adult&quot;;&quot;child&quot;)" office:value-type="string" office:string-value="adult" calcext:value-type="string">
            <text:p>adult</text:p>
          </table:table-cell>
          <table:table-cell table:formula="of:=IF([.J214]&lt;10;&quot;&lt;10&quot;;IF([.J214]&lt;20; &quot;10-20&quot;; IF ([.J21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ard, Mr. Hans Kristense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6" calcext:value-type="float">
            <text:p>2506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215]&gt;18; &quot;adult&quot;;&quot;child&quot;)" office:value-type="string" office:string-value="adult" calcext:value-type="string">
            <text:p>adult</text:p>
          </table:table-cell>
          <table:table-cell table:formula="of:=IF([.J215]&lt;10;&quot;&lt;10&quot;;IF([.J215]&lt;20; &quot;10-20&quot;; IF ([.J215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Phili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29" calcext:value-type="float">
            <text:p>36722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216]&gt;18; &quot;adult&quot;;&quot;child&quot;)" office:value-type="string" office:string-value="child" calcext:value-type="string">
            <text:p>child</text:p>
          </table:table-cell>
          <table:table-cell table:formula="of:=IF([.J216]&lt;10;&quot;&lt;10&quot;;IF([.J216]&lt;20; &quot;10-20&quot;; IF ([.J21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delein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  <table:table-cell table:formula="of:=IF([.F217]&gt;18; &quot;adult&quot;;&quot;child&quot;)" office:value-type="string" office:string-value="adult" calcext:value-type="string">
            <text:p>adult</text:p>
          </table:table-cell>
          <table:table-cell table:formula="of:=IF([.J217]&lt;10;&quot;&lt;10&quot;;IF([.J217]&lt;20; &quot;10-20&quot;; IF ([.J21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kanen, Miss. Eliin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218]&gt;18; &quot;adult&quot;;&quot;child&quot;)" office:value-type="string" office:string-value="adult" calcext:value-type="string">
            <text:p>adult</text:p>
          </table:table-cell>
          <table:table-cell table:formula="of:=IF([.J218]&lt;10;&quot;&lt;10&quot;;IF([.J218]&lt;20; &quot;10-20&quot;; IF ([.J21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. Sidney Samuel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  <table:table-cell table:formula="of:=IF([.F219]&gt;18; &quot;adult&quot;;&quot;child&quot;)" office:value-type="string" office:string-value="adult" calcext:value-type="string">
            <text:p>adult</text:p>
          </table:table-cell>
          <table:table-cell table:formula="of:=IF([.J219]&lt;10;&quot;&lt;10&quot;;IF([.J219]&lt;20; &quot;10-20&quot;; IF ([.J219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zzani, Miss. Albin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  <table:table-cell table:formula="of:=IF([.F220]&gt;18; &quot;adult&quot;;&quot;child&quot;)" office:value-type="string" office:string-value="adult" calcext:value-type="string">
            <text:p>adult</text:p>
          </table:table-cell>
          <table:table-cell table:formula="of:=IF([.J220]&lt;10;&quot;&lt;10&quot;;IF([.J220]&lt;20; &quot;10-20&quot;; IF ([.J220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Walte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/C 1420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221]&gt;18; &quot;adult&quot;;&quot;child&quot;)" office:value-type="string" office:string-value="adult" calcext:value-type="string">
            <text:p>adult</text:p>
          </table:table-cell>
          <table:table-cell table:formula="of:=IF([.J221]&lt;10;&quot;&lt;10&quot;;IF([.J221]&lt;20; &quot;10-20&quot;; IF ([.J221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erland, Mr. Victor Franci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222]&gt;18; &quot;adult&quot;;&quot;child&quot;)" office:value-type="string" office:string-value="child" calcext:value-type="string">
            <text:p>child</text:p>
          </table:table-cell>
          <table:table-cell table:formula="of:=IF([.J222]&lt;10;&quot;&lt;10&quot;;IF([.J222]&lt;20; &quot;10-20&quot;; IF ([.J22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cken, Mr. James 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367" calcext:value-type="float">
            <text:p>22036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223]&gt;18; &quot;adult&quot;;&quot;child&quot;)" office:value-type="string" office:string-value="adult" calcext:value-type="string">
            <text:p>adult</text:p>
          </table:table-cell>
          <table:table-cell table:formula="of:=IF([.J223]&lt;10;&quot;&lt;10&quot;;IF([.J223]&lt;20; &quot;10-20&quot;; IF ([.J223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, Mr. George Henr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40" calcext:value-type="float">
            <text:p>214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224]&gt;18; &quot;adult&quot;;&quot;child&quot;)" office:value-type="string" office:string-value="adult" calcext:value-type="string">
            <text:p>adult</text:p>
          </table:table-cell>
          <table:table-cell table:formula="of:=IF([.J224]&lt;10;&quot;&lt;10&quot;;IF([.J224]&lt;20; &quot;10-20&quot;; IF ([.J22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nkoff, Mr. Ch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4" calcext:value-type="float">
            <text:p>34923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225]&gt;18; &quot;adult&quot;;&quot;child&quot;)" office:value-type="string" office:string-value="child" calcext:value-type="string">
            <text:p>child</text:p>
          </table:table-cell>
          <table:table-cell table:formula="of:=IF([.J225]&lt;10;&quot;&lt;10&quot;;IF([.J225]&lt;20; &quot;10-20&quot;; IF ([.J22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. Frederick Maxfiel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  <table:table-cell table:formula="of:=IF([.F226]&gt;18; &quot;adult&quot;;&quot;child&quot;)" office:value-type="string" office:string-value="adult" calcext:value-type="string">
            <text:p>adult</text:p>
          </table:table-cell>
          <table:table-cell table:formula="of:=IF([.J226]&lt;10;&quot;&lt;10&quot;;IF([.J226]&lt;20; &quot;10-20&quot;; IF ([.J22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glund, Mr. Karl Ivar Sv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 4348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  <table:table-cell table:formula="of:=IF([.F227]&gt;18; &quot;adult&quot;;&quot;child&quot;)" office:value-type="string" office:string-value="adult" calcext:value-type="string">
            <text:p>adult</text:p>
          </table:table-cell>
          <table:table-cell table:formula="of:=IF([.J227]&lt;10;&quot;&lt;10&quot;;IF([.J227]&lt;20; &quot;10-20&quot;; IF ([.J22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ors, Mr. William Joh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/PP 75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228]&gt;18; &quot;adult&quot;;&quot;child&quot;)" office:value-type="string" office:string-value="adult" calcext:value-type="string">
            <text:p>adult</text:p>
          </table:table-cell>
          <table:table-cell table:formula="of:=IF([.J228]&lt;10;&quot;&lt;10&quot;;IF([.J228]&lt;20; &quot;10-20&quot;; IF ([.J228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vell, Mr. John Hall ("Henry")</text:p>
          </table:table-cell>
          <table:table-cell office:value-type="string" calcext:value-type="string">
            <text:p>male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3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F229]&gt;18; &quot;adult&quot;;&quot;child&quot;)" office:value-type="string" office:string-value="adult" calcext:value-type="string">
            <text:p>adult</text:p>
          </table:table-cell>
          <table:table-cell table:formula="of:=IF([.J229]&lt;10;&quot;&lt;10&quot;;IF([.J229]&lt;20; &quot;10-20&quot;; IF ([.J22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hlstrom, Mr. Arne Jona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171" calcext:value-type="float">
            <text:p>2361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230]&gt;18; &quot;adult&quot;;&quot;child&quot;)" office:value-type="string" office:string-value="child" calcext:value-type="string">
            <text:p>child</text:p>
          </table:table-cell>
          <table:table-cell table:formula="of:=IF([.J230]&lt;10;&quot;&lt;10&quot;;IF([.J230]&lt;20; &quot;10-20&quot;; IF ([.J230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Mathild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formula="of:=IF([.F231]&gt;18; &quot;adult&quot;;&quot;child&quot;)" office:value-type="string" office:string-value="child" calcext:value-type="string">
            <text:p>child</text:p>
          </table:table-cell>
          <table:table-cell table:formula="of:=IF([.J231]&lt;10;&quot;&lt;10&quot;;IF([.J231]&lt;20; &quot;10-20&quot;; IF ([.J231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ris, Mrs. Henry Birkhardt (Irene Wallach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  <table:table-cell table:formula="of:=IF([.F232]&gt;18; &quot;adult&quot;;&quot;child&quot;)" office:value-type="string" office:string-value="adult" calcext:value-type="string">
            <text:p>adult</text:p>
          </table:table-cell>
          <table:table-cell table:formula="of:=IF([.J232]&lt;10;&quot;&lt;10&quot;;IF([.J232]&lt;20; &quot;10-20&quot;; IF ([.J23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Bengt Edvi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7" calcext:value-type="float">
            <text:p>34706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F233]&gt;18; &quot;adult&quot;;&quot;child&quot;)" office:value-type="string" office:string-value="adult" calcext:value-type="string">
            <text:p>adult</text:p>
          </table:table-cell>
          <table:table-cell table:formula="of:=IF([.J233]&lt;10;&quot;&lt;10&quot;;IF([.J233]&lt;20; &quot;10-20&quot;; IF ([.J23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jostedt, Mr. Ernst Adolf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442" calcext:value-type="float">
            <text:p>237442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formula="of:=IF([.F234]&gt;18; &quot;adult&quot;;&quot;child&quot;)" office:value-type="string" office:string-value="adult" calcext:value-type="string">
            <text:p>adult</text:p>
          </table:table-cell>
          <table:table-cell table:formula="of:=IF([.J234]&lt;10;&quot;&lt;10&quot;;IF([.J234]&lt;20; &quot;10-20&quot;; IF ([.J234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iss. Lillian Gertru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formula="of:=IF([.F235]&gt;18; &quot;adult&quot;;&quot;child&quot;)" office:value-type="string" office:string-value="child" calcext:value-type="string">
            <text:p>child</text:p>
          </table:table-cell>
          <table:table-cell table:formula="of:=IF([.J235]&lt;10;&quot;&lt;10&quot;;IF([.J235]&lt;20; &quot;10-20&quot;; IF ([.J235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yson, Mr. Robert William Norm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56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236]&gt;18; &quot;adult&quot;;&quot;child&quot;)" office:value-type="string" office:string-value="adult" calcext:value-type="string">
            <text:p>adult</text:p>
          </table:table-cell>
          <table:table-cell table:formula="of:=IF([.J236]&lt;10;&quot;&lt;10&quot;;IF([.J236]&lt;20; &quot;10-20&quot;; IF ([.J236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knett, Miss. Alice Phoeb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6609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formula="of:=IF([.F237]&gt;18; &quot;adult&quot;;&quot;child&quot;)" office:value-type="string" office:string-value="child" calcext:value-type="string">
            <text:p>child</text:p>
          </table:table-cell>
          <table:table-cell table:formula="of:=IF([.J237]&lt;10;&quot;&lt;10&quot;;IF([.J237]&lt;20; &quot;10-20&quot;; IF ([.J23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. Stephe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238]&gt;18; &quot;adult&quot;;&quot;child&quot;)" office:value-type="string" office:string-value="adult" calcext:value-type="string">
            <text:p>adult</text:p>
          </table:table-cell>
          <table:table-cell table:formula="of:=IF([.J238]&lt;10;&quot;&lt;10&quot;;IF([.J238]&lt;20; &quot;10-20&quot;; IF ([.J238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iss. Marjorie "Lottie"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IF([.F239]&gt;18; &quot;adult&quot;;&quot;child&quot;)" office:value-type="string" office:string-value="child" calcext:value-type="string">
            <text:p>child</text:p>
          </table:table-cell>
          <table:table-cell table:formula="of:=IF([.J239]&lt;10;&quot;&lt;10&quot;;IF([.J239]&lt;20; &quot;10-20&quot;; IF ([.J239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gelly, Mr. Frederick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65" calcext:value-type="float">
            <text:p>2866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240]&gt;18; &quot;adult&quot;;&quot;child&quot;)" office:value-type="string" office:string-value="adult" calcext:value-type="string">
            <text:p>adult</text:p>
          </table:table-cell>
          <table:table-cell table:formula="of:=IF([.J240]&lt;10;&quot;&lt;10&quot;;IF([.J240]&lt;20; &quot;10-20&quot;; IF ([.J240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t, Mr. George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O/W 1585</text:p>
          </table:table-cell>
          <table:table-cell office:value-type="float" office:value="12.275" calcext:value-type="float">
            <text:p>12.275</text:p>
          </table:table-cell>
          <table:table-cell/>
          <table:table-cell office:value-type="string" calcext:value-type="string">
            <text:p>S</text:p>
          </table:table-cell>
          <table:table-cell table:formula="of:=IF([.F241]&gt;18; &quot;adult&quot;;&quot;child&quot;)" office:value-type="string" office:string-value="adult" calcext:value-type="string">
            <text:p>adult</text:p>
          </table:table-cell>
          <table:table-cell table:formula="of:=IF([.J241]&lt;10;&quot;&lt;10&quot;;IF([.J241]&lt;20; &quot;10-20&quot;; IF ([.J241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Thami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IF([.F242]&gt;18; &quot;adult&quot;;&quot;child&quot;)" office:value-type="string" office:string-value="child" calcext:value-type="string">
            <text:p>child</text:p>
          </table:table-cell>
          <table:table-cell table:formula="of:=IF([.J242]&lt;10;&quot;&lt;10&quot;;IF([.J242]&lt;20; &quot;10-20&quot;; IF ([.J242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Katherine "Kat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F243]&gt;18; &quot;adult&quot;;&quot;child&quot;)" office:value-type="string" office:string-value="child" calcext:value-type="string">
            <text:p>child</text:p>
          </table:table-cell>
          <table:table-cell table:formula="of:=IF([.J243]&lt;10;&quot;&lt;10&quot;;IF([.J243]&lt;20; &quot;10-20&quot;; IF ([.J243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eridge, Mr. Reginald Charle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244]&gt;18; &quot;adult&quot;;&quot;child&quot;)" office:value-type="string" office:string-value="adult" calcext:value-type="string">
            <text:p>adult</text:p>
          </table:table-cell>
          <table:table-cell table:formula="of:=IF([.J244]&lt;10;&quot;&lt;10&quot;;IF([.J244]&lt;20; &quot;10-20&quot;; IF ([.J244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enpaa, Mr. Matti Alexanter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5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  <table:table-cell table:formula="of:=IF([.F245]&gt;18; &quot;adult&quot;;&quot;child&quot;)" office:value-type="string" office:string-value="adult" calcext:value-type="string">
            <text:p>adult</text:p>
          </table:table-cell>
          <table:table-cell table:formula="of:=IF([.J245]&lt;10;&quot;&lt;10&quot;;IF([.J245]&lt;20; &quot;10-20&quot;; IF ([.J24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r. Sleim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4" calcext:value-type="float">
            <text:p>269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F246]&gt;18; &quot;adult&quot;;&quot;child&quot;)" office:value-type="string" office:string-value="adult" calcext:value-type="string">
            <text:p>adult</text:p>
          </table:table-cell>
          <table:table-cell table:formula="of:=IF([.J246]&lt;10;&quot;&lt;10&quot;;IF([.J246]&lt;20; &quot;10-20&quot;; IF ([.J24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, Dr. William Edwar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 table:formula="of:=IF([.F247]&gt;18; &quot;adult&quot;;&quot;child&quot;)" office:value-type="string" office:string-value="adult" calcext:value-type="string">
            <text:p>adult</text:p>
          </table:table-cell>
          <table:table-cell table:formula="of:=IF([.J247]&lt;10;&quot;&lt;10&quot;;IF([.J247]&lt;20; &quot;10-20&quot;; IF ([.J24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ahl, Miss. Agda Thorilda Viktor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1" calcext:value-type="float">
            <text:p>34707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F248]&gt;18; &quot;adult&quot;;&quot;child&quot;)" office:value-type="string" office:string-value="adult" calcext:value-type="string">
            <text:p>adult</text:p>
          </table:table-cell>
          <table:table-cell table:formula="of:=IF([.J248]&lt;10;&quot;&lt;10&quot;;IF([.J248]&lt;20; &quot;10-20&quot;; IF ([.J24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rs. William (Anna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IF([.F249]&gt;18; &quot;adult&quot;;&quot;child&quot;)" office:value-type="string" office:string-value="adult" calcext:value-type="string">
            <text:p>adult</text:p>
          </table:table-cell>
          <table:table-cell table:formula="of:=IF([.J249]&lt;10;&quot;&lt;10&quot;;IF([.J249]&lt;20; &quot;10-20&quot;; IF ([.J249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. Richard Leonard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  <table:table-cell table:formula="of:=IF([.F250]&gt;18; &quot;adult&quot;;&quot;child&quot;)" office:value-type="string" office:string-value="adult" calcext:value-type="string">
            <text:p>adult</text:p>
          </table:table-cell>
          <table:table-cell table:formula="of:=IF([.J250]&lt;10;&quot;&lt;10&quot;;IF([.J250]&lt;20; &quot;10-20&quot;; IF ([.J250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Rev. Ernest Courtena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251]&gt;18; &quot;adult&quot;;&quot;child&quot;)" office:value-type="string" office:string-value="adult" calcext:value-type="string">
            <text:p>adult</text:p>
          </table:table-cell>
          <table:table-cell table:formula="of:=IF([.J251]&lt;10;&quot;&lt;10&quot;;IF([.J251]&lt;20; &quot;10-20&quot;; IF ([.J251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ed, Mr. James Georg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316" calcext:value-type="float">
            <text:p>36231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F252]&gt;18; &quot;adult&quot;;&quot;child&quot;)" office:value-type="string" office:string-value="child" calcext:value-type="string">
            <text:p>child</text:p>
          </table:table-cell>
          <table:table-cell table:formula="of:=IF([.J252]&lt;10;&quot;&lt;10&quot;;IF([.J252]&lt;20; &quot;10-20&quot;; IF ([.J25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rs. Wilhelm (Elna Matilda Pers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formula="of:=IF([.F253]&gt;18; &quot;adult&quot;;&quot;child&quot;)" office:value-type="string" office:string-value="adult" calcext:value-type="string">
            <text:p>adult</text:p>
          </table:table-cell>
          <table:table-cell table:formula="of:=IF([.J253]&lt;10;&quot;&lt;10&quot;;IF([.J253]&lt;20; &quot;10-20&quot;; IF ([.J253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d, Mr. William Thoma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14" calcext:value-type="float">
            <text:p>11351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87</text:p>
          </table:table-cell>
          <table:table-cell office:value-type="string" calcext:value-type="string">
            <text:p>S</text:p>
          </table:table-cell>
          <table:table-cell table:formula="of:=IF([.F254]&gt;18; &quot;adult&quot;;&quot;child&quot;)" office:value-type="string" office:string-value="adult" calcext:value-type="string">
            <text:p>adult</text:p>
          </table:table-cell>
          <table:table-cell table:formula="of:=IF([.J254]&lt;10;&quot;&lt;10&quot;;IF([.J254]&lt;20; &quot;10-20&quot;; IF ([.J254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. William Arthu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F255]&gt;18; &quot;adult&quot;;&quot;child&quot;)" office:value-type="string" office:string-value="adult" calcext:value-type="string">
            <text:p>adult</text:p>
          </table:table-cell>
          <table:table-cell table:formula="of:=IF([.J255]&lt;10;&quot;&lt;10&quot;;IF([.J255]&lt;20; &quot;10-20&quot;; IF ([.J255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s. Viktor (Helena Wilhelmin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  <table:table-cell table:formula="of:=IF([.F256]&gt;18; &quot;adult&quot;;&quot;child&quot;)" office:value-type="string" office:string-value="adult" calcext:value-type="string">
            <text:p>adult</text:p>
          </table:table-cell>
          <table:table-cell table:formula="of:=IF([.J256]&lt;10;&quot;&lt;10&quot;;IF([.J256]&lt;20; &quot;10-20&quot;; IF ([.J256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rs. Darwis (Hanne Youssef Razi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IF([.F257]&gt;18; &quot;adult&quot;;&quot;child&quot;)" office:value-type="string" office:string-value="adult" calcext:value-type="string">
            <text:p>adult</text:p>
          </table:table-cell>
          <table:table-cell table:formula="of:=IF([.J257]&lt;10;&quot;&lt;10&quot;;IF([.J257]&lt;20; &quot;10-20&quot;; IF ([.J257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orne, Mrs. Gertrude Maybell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string" calcext:value-type="string">
            <text:p>C</text:p>
          </table:table-cell>
          <table:table-cell table:formula="of:=IF([.F258]&gt;18; &quot;adult&quot;;&quot;child&quot;)" office:value-type="string" office:string-value="child" calcext:value-type="string">
            <text:p>child</text:p>
          </table:table-cell>
          <table:table-cell table:formula="of:=IF([.J258]&lt;10;&quot;&lt;10&quot;;IF([.J258]&lt;20; &quot;10-20&quot;; IF ([.J25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rry, Miss. Glady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  <table:table-cell table:formula="of:=IF([.F259]&gt;18; &quot;adult&quot;;&quot;child&quot;)" office:value-type="string" office:string-value="adult" calcext:value-type="string">
            <text:p>adult</text:p>
          </table:table-cell>
          <table:table-cell table:formula="of:=IF([.J259]&lt;10;&quot;&lt;10&quot;;IF([.J259]&lt;20; &quot;10-20&quot;; IF ([.J25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d, Miss. Ann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/>
          <table:table-cell office:value-type="string" calcext:value-type="string">
            <text:p>C</text:p>
          </table:table-cell>
          <table:table-cell table:formula="of:=IF([.F260]&gt;18; &quot;adult&quot;;&quot;child&quot;)" office:value-type="string" office:string-value="adult" calcext:value-type="string">
            <text:p>adult</text:p>
          </table:table-cell>
          <table:table-cell table:formula="of:=IF([.J260]&lt;10;&quot;&lt;10&quot;;IF([.J260]&lt;20; &quot;10-20&quot;; IF ([.J260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rish, Mrs. (Lutie Davi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261]&gt;18; &quot;adult&quot;;&quot;child&quot;)" office:value-type="string" office:string-value="adult" calcext:value-type="string">
            <text:p>adult</text:p>
          </table:table-cell>
          <table:table-cell table:formula="of:=IF([.J261]&lt;10;&quot;&lt;10&quot;;IF([.J261]&lt;20; &quot;10-20&quot;; IF ([.J261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th, Mr. Thoma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4461" calcext:value-type="float">
            <text:p>38446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262]&gt;18; &quot;adult&quot;;&quot;child&quot;)" office:value-type="string" office:string-value="child" calcext:value-type="string">
            <text:p>child</text:p>
          </table:table-cell>
          <table:table-cell table:formula="of:=IF([.J262]&lt;10;&quot;&lt;10&quot;;IF([.J262]&lt;20; &quot;10-20&quot;; IF ([.J26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Edvin Rojj Felix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formula="of:=IF([.F263]&gt;18; &quot;adult&quot;;&quot;child&quot;)" office:value-type="string" office:string-value="child" calcext:value-type="string">
            <text:p>child</text:p>
          </table:table-cell>
          <table:table-cell table:formula="of:=IF([.J263]&lt;10;&quot;&lt;10&quot;;IF([.J263]&lt;20; &quot;10-20&quot;; IF ([.J263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ussig, Mr. Emi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  <table:table-cell table:formula="of:=IF([.F264]&gt;18; &quot;adult&quot;;&quot;child&quot;)" office:value-type="string" office:string-value="adult" calcext:value-type="string">
            <text:p>adult</text:p>
          </table:table-cell>
          <table:table-cell table:formula="of:=IF([.J264]&lt;10;&quot;&lt;10&quot;;IF([.J264]&lt;20; &quot;10-20&quot;; IF ([.J26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on, Mr. Willia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9" calcext:value-type="float">
            <text:p>112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94</text:p>
          </table:table-cell>
          <table:table-cell office:value-type="string" calcext:value-type="string">
            <text:p>S</text:p>
          </table:table-cell>
          <table:table-cell table:formula="of:=IF([.F265]&gt;18; &quot;adult&quot;;&quot;child&quot;)" office:value-type="string" office:string-value="adult" calcext:value-type="string">
            <text:p>adult</text:p>
          </table:table-cell>
          <table:table-cell table:formula="of:=IF([.J265]&lt;10;&quot;&lt;10&quot;;IF([.J265]&lt;20; &quot;10-20&quot;; IF ([.J26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y, Miss.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2649" calcext:value-type="float">
            <text:p>38264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266]&gt;18; &quot;adult&quot;;&quot;child&quot;)" office:value-type="string" office:string-value="child" calcext:value-type="string">
            <text:p>child</text:p>
          </table:table-cell>
          <table:table-cell table:formula="of:=IF([.J266]&lt;10;&quot;&lt;10&quot;;IF([.J266]&lt;20; &quot;10-20&quot;; IF ([.J26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ves, Mr. Davi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724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267]&gt;18; &quot;adult&quot;;&quot;child&quot;)" office:value-type="string" office:string-value="adult" calcext:value-type="string">
            <text:p>adult</text:p>
          </table:table-cell>
          <table:table-cell table:formula="of:=IF([.J267]&lt;10;&quot;&lt;10&quot;;IF([.J267]&lt;20; &quot;10-20&quot;; IF ([.J267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Ernesti Arvi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IF([.F268]&gt;18; &quot;adult&quot;;&quot;child&quot;)" office:value-type="string" office:string-value="child" calcext:value-type="string">
            <text:p>child</text:p>
          </table:table-cell>
          <table:table-cell table:formula="of:=IF([.J268]&lt;10;&quot;&lt;10&quot;;IF([.J268]&lt;20; &quot;10-20&quot;; IF ([.J26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sson, Mr. Ernst Ulri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83" calcext:value-type="float">
            <text:p>34708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F269]&gt;18; &quot;adult&quot;;&quot;child&quot;)" office:value-type="string" office:string-value="adult" calcext:value-type="string">
            <text:p>adult</text:p>
          </table:table-cell>
          <table:table-cell table:formula="of:=IF([.J269]&lt;10;&quot;&lt;10&quot;;IF([.J269]&lt;20; &quot;10-20&quot;; IF ([.J26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rs. William Thompson (Edith Junkins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  <table:table-cell table:formula="of:=IF([.F270]&gt;18; &quot;adult&quot;;&quot;child&quot;)" office:value-type="string" office:string-value="adult" calcext:value-type="string">
            <text:p>adult</text:p>
          </table:table-cell>
          <table:table-cell table:formula="of:=IF([.J270]&lt;10;&quot;&lt;10&quot;;IF([.J270]&lt;20; &quot;10-20&quot;; IF ([.J270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sette, Miss. Ameli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99</text:p>
          </table:table-cell>
          <table:table-cell office:value-type="string" calcext:value-type="string">
            <text:p>S</text:p>
          </table:table-cell>
          <table:table-cell table:formula="of:=IF([.F271]&gt;18; &quot;adult&quot;;&quot;child&quot;)" office:value-type="string" office:string-value="adult" calcext:value-type="string">
            <text:p>adult</text:p>
          </table:table-cell>
          <table:table-cell table:formula="of:=IF([.J271]&lt;10;&quot;&lt;10&quot;;IF([.J271]&lt;20; &quot;10-20&quot;; IF ([.J27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irns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</text:p>
          </table:table-cell>
          <table:table-cell table:formula="of:=IF([.F272]&gt;18; &quot;adult&quot;;&quot;child&quot;)" office:value-type="string" office:string-value="child" calcext:value-type="string">
            <text:p>child</text:p>
          </table:table-cell>
          <table:table-cell table:formula="of:=IF([.J272]&lt;10;&quot;&lt;10&quot;;IF([.J272]&lt;20; &quot;10-20&quot;; IF ([.J27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nquist, Mr. William Hen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F273]&gt;18; &quot;adult&quot;;&quot;child&quot;)" office:value-type="string" office:string-value="adult" calcext:value-type="string">
            <text:p>adult</text:p>
          </table:table-cell>
          <table:table-cell table:formula="of:=IF([.J273]&lt;10;&quot;&lt;10&quot;;IF([.J273]&lt;20; &quot;10-20&quot;; IF ([.J27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rs. (Elizabeth Anne Maidment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  <table:table-cell table:formula="of:=IF([.F274]&gt;18; &quot;adult&quot;;&quot;child&quot;)" office:value-type="string" office:string-value="adult" calcext:value-type="string">
            <text:p>adult</text:p>
          </table:table-cell>
          <table:table-cell table:formula="of:=IF([.J274]&lt;10;&quot;&lt;10&quot;;IF([.J274]&lt;20; &quot;10-20&quot;; IF ([.J274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sch, Mr. Charles 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6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118</text:p>
          </table:table-cell>
          <table:table-cell office:value-type="string" calcext:value-type="string">
            <text:p>C</text:p>
          </table:table-cell>
          <table:table-cell table:formula="of:=IF([.F275]&gt;18; &quot;adult&quot;;&quot;child&quot;)" office:value-type="string" office:string-value="adult" calcext:value-type="string">
            <text:p>adult</text:p>
          </table:table-cell>
          <table:table-cell table:formula="of:=IF([.J275]&lt;10;&quot;&lt;10&quot;;IF([.J275]&lt;20; &quot;10-20&quot;; IF ([.J275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y, Miss. Hanora "Nor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5" calcext:value-type="float">
            <text:p>37037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276]&gt;18; &quot;adult&quot;;&quot;child&quot;)" office:value-type="string" office:string-value="child" calcext:value-type="string">
            <text:p>child</text:p>
          </table:table-cell>
          <table:table-cell table:formula="of:=IF([.J276]&lt;10;&quot;&lt;10&quot;;IF([.J276]&lt;20; &quot;10-20&quot;; IF ([.J27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rews, Miss. Kornelia Theodosia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</text:p>
          </table:table-cell>
          <table:table-cell table:formula="of:=IF([.F277]&gt;18; &quot;adult&quot;;&quot;child&quot;)" office:value-type="string" office:string-value="adult" calcext:value-type="string">
            <text:p>adult</text:p>
          </table:table-cell>
          <table:table-cell table:formula="of:=IF([.J277]&lt;10;&quot;&lt;10&quot;;IF([.J277]&lt;20; &quot;10-20&quot;; IF ([.J27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blom, Miss. Augusta Charlotta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3" calcext:value-type="float">
            <text:p>3470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formula="of:=IF([.F278]&gt;18; &quot;adult&quot;;&quot;child&quot;)" office:value-type="string" office:string-value="adult" calcext:value-type="string">
            <text:p>adult</text:p>
          </table:table-cell>
          <table:table-cell table:formula="of:=IF([.J278]&lt;10;&quot;&lt;10&quot;;IF([.J278]&lt;20; &quot;10-20&quot;; IF ([.J27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s, Mr. Francis "Fran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F279]&gt;18; &quot;adult&quot;;&quot;child&quot;)" office:value-type="string" office:string-value="child" calcext:value-type="string">
            <text:p>child</text:p>
          </table:table-cell>
          <table:table-cell table:formula="of:=IF([.J279]&lt;10;&quot;&lt;10&quot;;IF([.J279]&lt;20; &quot;10-20&quot;; IF ([.J27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ric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formula="of:=IF([.F280]&gt;18; &quot;adult&quot;;&quot;child&quot;)" office:value-type="string" office:string-value="child" calcext:value-type="string">
            <text:p>child</text:p>
          </table:table-cell>
          <table:table-cell table:formula="of:=IF([.J280]&lt;10;&quot;&lt;10&quot;;IF([.J280]&lt;20; &quot;10-20&quot;; IF ([.J280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s. Stanton (Rosa Hunt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  <table:table-cell table:formula="of:=IF([.F281]&gt;18; &quot;adult&quot;;&quot;child&quot;)" office:value-type="string" office:string-value="adult" calcext:value-type="string">
            <text:p>adult</text:p>
          </table:table-cell>
          <table:table-cell table:formula="of:=IF([.J281]&lt;10;&quot;&lt;10&quot;;IF([.J281]&lt;20; &quot;10-20&quot;; IF ([.J281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ane, Mr. Frank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439" calcext:value-type="float">
            <text:p>33643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282]&gt;18; &quot;adult&quot;;&quot;child&quot;)" office:value-type="string" office:string-value="adult" calcext:value-type="string">
            <text:p>adult</text:p>
          </table:table-cell>
          <table:table-cell table:formula="of:=IF([.J282]&lt;10;&quot;&lt;10&quot;;IF([.J282]&lt;20; &quot;10-20&quot;; IF ([.J28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Nils Johan Gorans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4" calcext:value-type="float">
            <text:p>34746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F283]&gt;18; &quot;adult&quot;;&quot;child&quot;)" office:value-type="string" office:string-value="adult" calcext:value-type="string">
            <text:p>adult</text:p>
          </table:table-cell>
          <table:table-cell table:formula="of:=IF([.J283]&lt;10;&quot;&lt;10&quot;;IF([.J283]&lt;20; &quot;10-20&quot;; IF ([.J28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Pelsmaeker, Mr. Alfon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8" calcext:value-type="float">
            <text:p>345778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F284]&gt;18; &quot;adult&quot;;&quot;child&quot;)" office:value-type="string" office:string-value="child" calcext:value-type="string">
            <text:p>child</text:p>
          </table:table-cell>
          <table:table-cell table:formula="of:=IF([.J284]&lt;10;&quot;&lt;10&quot;;IF([.J284]&lt;20; &quot;10-20&quot;; IF ([.J28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king, Mr. Edward Arthu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04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285]&gt;18; &quot;adult&quot;;&quot;child&quot;)" office:value-type="string" office:string-value="adult" calcext:value-type="string">
            <text:p>adult</text:p>
          </table:table-cell>
          <table:table-cell table:formula="of:=IF([.J285]&lt;10;&quot;&lt;10&quot;;IF([.J285]&lt;20; &quot;10-20&quot;; IF ([.J28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Richard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56" calcext:value-type="float">
            <text:p>1130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S</text:p>
          </table:table-cell>
          <table:table-cell table:formula="of:=IF([.F286]&gt;18; &quot;adult&quot;;&quot;child&quot;)" office:value-type="string" office:string-value="child" calcext:value-type="string">
            <text:p>child</text:p>
          </table:table-cell>
          <table:table-cell table:formula="of:=IF([.J286]&lt;10;&quot;&lt;10&quot;;IF([.J286]&lt;20; &quot;10-20&quot;; IF ([.J286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kovic, Mr. Iva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9" calcext:value-type="float">
            <text:p>34923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C</text:p>
          </table:table-cell>
          <table:table-cell table:formula="of:=IF([.F287]&gt;18; &quot;adult&quot;;&quot;child&quot;)" office:value-type="string" office:string-value="adult" calcext:value-type="string">
            <text:p>adult</text:p>
          </table:table-cell>
          <table:table-cell table:formula="of:=IF([.J287]&lt;10;&quot;&lt;10&quot;;IF([.J287]&lt;20; &quot;10-20&quot;; IF ([.J28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ulder, Mr. Theodor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4" calcext:value-type="float">
            <text:p>34577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F288]&gt;18; &quot;adult&quot;;&quot;child&quot;)" office:value-type="string" office:string-value="adult" calcext:value-type="string">
            <text:p>adult</text:p>
          </table:table-cell>
          <table:table-cell table:formula="of:=IF([.J288]&lt;10;&quot;&lt;10&quot;;IF([.J288]&lt;20; &quot;10-20&quot;; IF ([.J28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denoff, Mr. Pe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6" calcext:value-type="float">
            <text:p>34920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289]&gt;18; &quot;adult&quot;;&quot;child&quot;)" office:value-type="string" office:string-value="adult" calcext:value-type="string">
            <text:p>adult</text:p>
          </table:table-cell>
          <table:table-cell table:formula="of:=IF([.J289]&lt;10;&quot;&lt;10&quot;;IF([.J289]&lt;20; &quot;10-20&quot;; IF ([.J28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ono, Mr. Masabum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98" calcext:value-type="float">
            <text:p>23779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290]&gt;18; &quot;adult&quot;;&quot;child&quot;)" office:value-type="string" office:string-value="adult" calcext:value-type="string">
            <text:p>adult</text:p>
          </table:table-cell>
          <table:table-cell table:formula="of:=IF([.J290]&lt;10;&quot;&lt;10&quot;;IF([.J290]&lt;20; &quot;10-20&quot;; IF ([.J290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3" calcext:value-type="float">
            <text:p>3703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291]&gt;18; &quot;adult&quot;;&quot;child&quot;)" office:value-type="string" office:string-value="adult" calcext:value-type="string">
            <text:p>adult</text:p>
          </table:table-cell>
          <table:table-cell table:formula="of:=IF([.J291]&lt;10;&quot;&lt;10&quot;;IF([.J291]&lt;20; &quot;10-20&quot;; IF ([.J29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ber, Miss. Ellen "Nellie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S</text:p>
          </table:table-cell>
          <table:table-cell table:formula="of:=IF([.F292]&gt;18; &quot;adult&quot;;&quot;child&quot;)" office:value-type="string" office:string-value="adult" calcext:value-type="string">
            <text:p>adult</text:p>
          </table:table-cell>
          <table:table-cell table:formula="of:=IF([.J292]&lt;10;&quot;&lt;10&quot;;IF([.J292]&lt;20; &quot;10-20&quot;; IF ([.J29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s. Dickinson H (Helen Walton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  <table:table-cell table:formula="of:=IF([.F293]&gt;18; &quot;adult&quot;;&quot;child&quot;)" office:value-type="string" office:string-value="adult" calcext:value-type="string">
            <text:p>adult</text:p>
          </table:table-cell>
          <table:table-cell table:formula="of:=IF([.J293]&lt;10;&quot;&lt;10&quot;;IF([.J293]&lt;20; &quot;10-20&quot;; IF ([.J293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y, Mr. Rene Jacques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3</text:p>
          </table:table-cell>
          <table:table-cell office:value-type="float" office:value="12.875" calcext:value-type="float">
            <text:p>12.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formula="of:=IF([.F294]&gt;18; &quot;adult&quot;;&quot;child&quot;)" office:value-type="string" office:string-value="adult" calcext:value-type="string">
            <text:p>adult</text:p>
          </table:table-cell>
          <table:table-cell table:formula="of:=IF([.J294]&lt;10;&quot;&lt;10&quot;;IF([.J294]&lt;20; &quot;10-20&quot;; IF ([.J294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as, Miss. Aloisi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6" calcext:value-type="float">
            <text:p>349236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string" calcext:value-type="string">
            <text:p>S</text:p>
          </table:table-cell>
          <table:table-cell table:formula="of:=IF([.F295]&gt;18; &quot;adult&quot;;&quot;child&quot;)" office:value-type="string" office:string-value="adult" calcext:value-type="string">
            <text:p>adult</text:p>
          </table:table-cell>
          <table:table-cell table:formula="of:=IF([.J295]&lt;10;&quot;&lt;10&quot;;IF([.J295]&lt;20; &quot;10-20&quot;; IF ([.J29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eff, Mr. Iv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3" calcext:value-type="float">
            <text:p>34923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296]&gt;18; &quot;adult&quot;;&quot;child&quot;)" office:value-type="string" office:string-value="adult" calcext:value-type="string">
            <text:p>adult</text:p>
          </table:table-cell>
          <table:table-cell table:formula="of:=IF([.J296]&lt;10;&quot;&lt;10&quot;;IF([.J296]&lt;20; &quot;10-20&quot;; IF ([.J29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wy, Mr. Ervin 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2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formula="of:=IF([.F297]&gt;18; &quot;adult&quot;;&quot;child&quot;)" office:value-type="string" office:string-value="child" calcext:value-type="string">
            <text:p>child</text:p>
          </table:table-cell>
          <table:table-cell table:formula="of:=IF([.J297]&lt;10;&quot;&lt;10&quot;;IF([.J297]&lt;20; &quot;10-20&quot;; IF ([.J297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na, Mr. Mansour</text:p>
          </table:table-cell>
          <table:table-cell office:value-type="string" calcext:value-type="string">
            <text:p>male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F298]&gt;18; &quot;adult&quot;;&quot;child&quot;)" office:value-type="string" office:string-value="adult" calcext:value-type="string">
            <text:p>adult</text:p>
          </table:table-cell>
          <table:table-cell table:formula="of:=IF([.J298]&lt;10;&quot;&lt;10&quot;;IF([.J298]&lt;20; &quot;10-20&quot;; IF ([.J29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iss. Helen Lorain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formula="of:=IF([.F299]&gt;18; &quot;adult&quot;;&quot;child&quot;)" office:value-type="string" office:string-value="child" calcext:value-type="string">
            <text:p>child</text:p>
          </table:table-cell>
          <table:table-cell table:formula="of:=IF([.J299]&lt;10;&quot;&lt;10&quot;;IF([.J299]&lt;20; &quot;10-20&quot;; IF ([.J29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alfeld, Mr. Adolph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88" calcext:value-type="float">
            <text:p>19988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  <table:table-cell table:formula="of:=IF([.F300]&gt;18; &quot;adult&quot;;&quot;child&quot;)" office:value-type="string" office:string-value="child" calcext:value-type="string">
            <text:p>child</text:p>
          </table:table-cell>
          <table:table-cell table:formula="of:=IF([.J300]&lt;10;&quot;&lt;10&quot;;IF([.J300]&lt;20; &quot;10-20&quot;; IF ([.J300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xter, Mrs. James (Helene DeLaudeniere Chaput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 table:formula="of:=IF([.F301]&gt;18; &quot;adult&quot;;&quot;child&quot;)" office:value-type="string" office:string-value="adult" calcext:value-type="string">
            <text:p>adult</text:p>
          </table:table-cell>
          <table:table-cell table:formula="of:=IF([.J301]&lt;10;&quot;&lt;10&quot;;IF([.J301]&lt;20; &quot;10-20&quot;; IF ([.J30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Anna Katherine "Annie Kat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34" calcext:value-type="float">
            <text:p>923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302]&gt;18; &quot;adult&quot;;&quot;child&quot;)" office:value-type="string" office:string-value="child" calcext:value-type="string">
            <text:p>child</text:p>
          </table:table-cell>
          <table:table-cell table:formula="of:=IF([.J302]&lt;10;&quot;&lt;10&quot;;IF([.J302]&lt;20; &quot;10-20&quot;; IF ([.J30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r. Bernar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  <table:table-cell table:formula="of:=IF([.F303]&gt;18; &quot;adult&quot;;&quot;child&quot;)" office:value-type="string" office:string-value="child" calcext:value-type="string">
            <text:p>child</text:p>
          </table:table-cell>
          <table:table-cell table:formula="of:=IF([.J303]&lt;10;&quot;&lt;10&quot;;IF([.J303]&lt;20; &quot;10-20&quot;; IF ([.J303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William Cahoone J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F304]&gt;18; &quot;adult&quot;;&quot;child&quot;)" office:value-type="string" office:string-value="adult" calcext:value-type="string">
            <text:p>adult</text:p>
          </table:table-cell>
          <table:table-cell table:formula="of:=IF([.J304]&lt;10;&quot;&lt;10&quot;;IF([.J304]&lt;20; &quot;10-20&quot;; IF ([.J30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iss. Nora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6593" calcext:value-type="float">
            <text:p>226593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Q</text:p>
          </table:table-cell>
          <table:table-cell table:formula="of:=IF([.F305]&gt;18; &quot;adult&quot;;&quot;child&quot;)" office:value-type="string" office:string-value="child" calcext:value-type="string">
            <text:p>child</text:p>
          </table:table-cell>
          <table:table-cell table:formula="of:=IF([.J305]&lt;10;&quot;&lt;10&quot;;IF([.J305]&lt;20; &quot;10-20&quot;; IF ([.J305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Howard Hugh "Harr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46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306]&gt;18; &quot;adult&quot;;&quot;child&quot;)" office:value-type="string" office:string-value="child" calcext:value-type="string">
            <text:p>child</text:p>
          </table:table-cell>
          <table:table-cell table:formula="of:=IF([.J306]&lt;10;&quot;&lt;10&quot;;IF([.J306]&lt;20; &quot;10-20&quot;; IF ([.J30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ison, Master. Hudson Trevor</text:p>
          </table:table-cell>
          <table:table-cell office:value-type="string" calcext:value-type="string">
            <text:p>male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formula="of:=IF([.F307]&gt;18; &quot;adult&quot;;&quot;child&quot;)" office:value-type="string" office:string-value="child" calcext:value-type="string">
            <text:p>child</text:p>
          </table:table-cell>
          <table:table-cell table:formula="of:=IF([.J307]&lt;10;&quot;&lt;10&quot;;IF([.J307]&lt;20; &quot;10-20&quot;; IF ([.J30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ming, Miss. Margar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/>
          <table:table-cell office:value-type="string" calcext:value-type="string">
            <text:p>C</text:p>
          </table:table-cell>
          <table:table-cell table:formula="of:=IF([.F308]&gt;18; &quot;adult&quot;;&quot;child&quot;)" office:value-type="string" office:string-value="child" calcext:value-type="string">
            <text:p>child</text:p>
          </table:table-cell>
          <table:table-cell table:formula="of:=IF([.J308]&lt;10;&quot;&lt;10&quot;;IF([.J308]&lt;20; &quot;10-20&quot;; IF ([.J30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asco y Castellana, Mrs. Victor de Satode (Maria Josefa Perez de Soto y Vallejo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  <table:table-cell table:formula="of:=IF([.F309]&gt;18; &quot;adult&quot;;&quot;child&quot;)" office:value-type="string" office:string-value="child" calcext:value-type="string">
            <text:p>child</text:p>
          </table:table-cell>
          <table:table-cell table:formula="of:=IF([.J309]&lt;10;&quot;&lt;10&quot;;IF([.J309]&lt;20; &quot;10-20&quot;; IF ([.J30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. Samue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  <table:table-cell table:formula="of:=IF([.F310]&gt;18; &quot;adult&quot;;&quot;child&quot;)" office:value-type="string" office:string-value="adult" calcext:value-type="string">
            <text:p>adult</text:p>
          </table:table-cell>
          <table:table-cell table:formula="of:=IF([.J310]&lt;10;&quot;&lt;10&quot;;IF([.J310]&lt;20; &quot;10-20&quot;; IF ([.J310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ncatelli, Miss. Laura Mabel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C</text:p>
          </table:table-cell>
          <table:table-cell table:formula="of:=IF([.F311]&gt;18; &quot;adult&quot;;&quot;child&quot;)" office:value-type="string" office:string-value="adult" calcext:value-type="string">
            <text:p>adult</text:p>
          </table:table-cell>
          <table:table-cell table:formula="of:=IF([.J311]&lt;10;&quot;&lt;10&quot;;IF([.J311]&lt;20; &quot;10-20&quot;; IF ([.J31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iss. Margaret Bechstei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  <table:table-cell table:formula="of:=IF([.F312]&gt;18; &quot;adult&quot;;&quot;child&quot;)" office:value-type="string" office:string-value="adult" calcext:value-type="string">
            <text:p>adult</text:p>
          </table:table-cell>
          <table:table-cell table:formula="of:=IF([.J312]&lt;10;&quot;&lt;10&quot;;IF([.J312]&lt;20; &quot;10-20&quot;; IF ([.J31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Emily Bor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table:formula="of:=IF([.F313]&gt;18; &quot;adult&quot;;&quot;child&quot;)" office:value-type="string" office:string-value="child" calcext:value-type="string">
            <text:p>child</text:p>
          </table:table-cell>
          <table:table-cell table:formula="of:=IF([.J313]&lt;10;&quot;&lt;10&quot;;IF([.J313]&lt;20; &quot;10-20&quot;; IF ([.J313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Mrs. William (Anna Sylfve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314]&gt;18; &quot;adult&quot;;&quot;child&quot;)" office:value-type="string" office:string-value="adult" calcext:value-type="string">
            <text:p>adult</text:p>
          </table:table-cell>
          <table:table-cell table:formula="of:=IF([.J314]&lt;10;&quot;&lt;10&quot;;IF([.J314]&lt;20; &quot;10-20&quot;; IF ([.J314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dekovic, Mr. Ignjac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3" calcext:value-type="float">
            <text:p>34924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315]&gt;18; &quot;adult&quot;;&quot;child&quot;)" office:value-type="string" office:string-value="adult" calcext:value-type="string">
            <text:p>adult</text:p>
          </table:table-cell>
          <table:table-cell table:formula="of:=IF([.J315]&lt;10;&quot;&lt;10&quot;;IF([.J315]&lt;20; &quot;10-20&quot;; IF ([.J31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. Benjami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IF([.F316]&gt;18; &quot;adult&quot;;&quot;child&quot;)" office:value-type="string" office:string-value="adult" calcext:value-type="string">
            <text:p>adult</text:p>
          </table:table-cell>
          <table:table-cell table:formula="of:=IF([.J316]&lt;10;&quot;&lt;10&quot;;IF([.J316]&lt;20; &quot;10-20&quot;; IF ([.J316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Helmina Josef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70" calcext:value-type="float">
            <text:p>34747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F317]&gt;18; &quot;adult&quot;;&quot;child&quot;)" office:value-type="string" office:string-value="adult" calcext:value-type="string">
            <text:p>adult</text:p>
          </table:table-cell>
          <table:table-cell table:formula="of:=IF([.J317]&lt;10;&quot;&lt;10&quot;;IF([.J317]&lt;20; &quot;10-20&quot;; IF ([.J31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s. Sinai (Miriam Ster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318]&gt;18; &quot;adult&quot;;&quot;child&quot;)" office:value-type="string" office:string-value="adult" calcext:value-type="string">
            <text:p>adult</text:p>
          </table:table-cell>
          <table:table-cell table:formula="of:=IF([.J318]&lt;10;&quot;&lt;10&quot;;IF([.J318]&lt;20; &quot;10-20&quot;; IF ([.J318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aweck, Dr. Ernest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11" calcext:value-type="float">
            <text:p>290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</text:p>
          </table:table-cell>
          <table:table-cell table:formula="of:=IF([.F319]&gt;18; &quot;adult&quot;;&quot;child&quot;)" office:value-type="string" office:string-value="adult" calcext:value-type="string">
            <text:p>adult</text:p>
          </table:table-cell>
          <table:table-cell table:formula="of:=IF([.J319]&lt;10;&quot;&lt;10&quot;;IF([.J319]&lt;20; &quot;10-20&quot;; IF ([.J319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iss. Mary Nata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  <table:table-cell table:formula="of:=IF([.F320]&gt;18; &quot;adult&quot;;&quot;child&quot;)" office:value-type="string" office:string-value="adult" calcext:value-type="string">
            <text:p>adult</text:p>
          </table:table-cell>
          <table:table-cell table:formula="of:=IF([.J320]&lt;10;&quot;&lt;10&quot;;IF([.J320]&lt;20; &quot;10-20&quot;; IF ([.J320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, Mrs. Frederic Oakley (Margaretta Corning Sto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  <table:table-cell table:formula="of:=IF([.F321]&gt;18; &quot;adult&quot;;&quot;child&quot;)" office:value-type="string" office:string-value="adult" calcext:value-type="string">
            <text:p>adult</text:p>
          </table:table-cell>
          <table:table-cell table:formula="of:=IF([.J321]&lt;10;&quot;&lt;10&quot;;IF([.J321]&lt;20; &quot;10-20&quot;; IF ([.J32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Samue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F322]&gt;18; &quot;adult&quot;;&quot;child&quot;)" office:value-type="string" office:string-value="adult" calcext:value-type="string">
            <text:p>adult</text:p>
          </table:table-cell>
          <table:table-cell table:formula="of:=IF([.J322]&lt;10;&quot;&lt;10&quot;;IF([.J322]&lt;20; &quot;10-20&quot;; IF ([.J32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off, Mr. Yoto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9" calcext:value-type="float">
            <text:p>34921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323]&gt;18; &quot;adult&quot;;&quot;child&quot;)" office:value-type="string" office:string-value="adult" calcext:value-type="string">
            <text:p>adult</text:p>
          </table:table-cell>
          <table:table-cell table:formula="of:=IF([.J323]&lt;10;&quot;&lt;10&quot;;IF([.J323]&lt;20; &quot;10-20&quot;; IF ([.J32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yter, Miss. Hilda Ma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818" calcext:value-type="float">
            <text:p>234818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  <table:table-cell table:formula="of:=IF([.F324]&gt;18; &quot;adult&quot;;&quot;child&quot;)" office:value-type="string" office:string-value="adult" calcext:value-type="string">
            <text:p>adult</text:p>
          </table:table-cell>
          <table:table-cell table:formula="of:=IF([.J324]&lt;10;&quot;&lt;10&quot;;IF([.J324]&lt;20; &quot;10-20&quot;; IF ([.J324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s. Albert Francis (Sylvia Mae Harbaugh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  <table:table-cell table:formula="of:=IF([.F325]&gt;18; &quot;adult&quot;;&quot;child&quot;)" office:value-type="string" office:string-value="adult" calcext:value-type="string">
            <text:p>adult</text:p>
          </table:table-cell>
          <table:table-cell table:formula="of:=IF([.J325]&lt;10;&quot;&lt;10&quot;;IF([.J325]&lt;20; &quot;10-20&quot;; IF ([.J325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George John J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IF([.F326]&gt;18; &quot;adult&quot;;&quot;child&quot;)" office:value-type="string" office:string-value="child" calcext:value-type="string">
            <text:p>child</text:p>
          </table:table-cell>
          <table:table-cell table:formula="of:=IF([.J326]&lt;10;&quot;&lt;10&quot;;IF([.J326]&lt;20; &quot;10-20&quot;; IF ([.J32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oung, Miss. Marie Gric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  <table:table-cell table:formula="of:=IF([.F327]&gt;18; &quot;adult&quot;;&quot;child&quot;)" office:value-type="string" office:string-value="adult" calcext:value-type="string">
            <text:p>adult</text:p>
          </table:table-cell>
          <table:table-cell table:formula="of:=IF([.J327]&lt;10;&quot;&lt;10&quot;;IF([.J327]&lt;20; &quot;10-20&quot;; IF ([.J32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veen, Mr. Johan Hanse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364" calcext:value-type="float">
            <text:p>345364</text:p>
          </table:table-cell>
          <table:table-cell office:value-type="float" office:value="6.2375" calcext:value-type="float">
            <text:p>6.2375</text:p>
          </table:table-cell>
          <table:table-cell/>
          <table:table-cell office:value-type="string" calcext:value-type="string">
            <text:p>S</text:p>
          </table:table-cell>
          <table:table-cell table:formula="of:=IF([.F328]&gt;18; &quot;adult&quot;;&quot;child&quot;)" office:value-type="string" office:string-value="adult" calcext:value-type="string">
            <text:p>adult</text:p>
          </table:table-cell>
          <table:table-cell table:formula="of:=IF([.J328]&lt;10;&quot;&lt;10&quot;;IF([.J328]&lt;20; &quot;10-20&quot;; IF ([.J32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l, Mrs. (Ada E Hall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51" calcext:value-type="float">
            <text:p>285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formula="of:=IF([.F329]&gt;18; &quot;adult&quot;;&quot;child&quot;)" office:value-type="string" office:string-value="adult" calcext:value-type="string">
            <text:p>adult</text:p>
          </table:table-cell>
          <table:table-cell table:formula="of:=IF([.J329]&lt;10;&quot;&lt;10&quot;;IF([.J329]&lt;20; &quot;10-20&quot;; IF ([.J329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s. Frank John (Emily Alice Brown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  <table:table-cell table:formula="of:=IF([.F330]&gt;18; &quot;adult&quot;;&quot;child&quot;)" office:value-type="string" office:string-value="adult" calcext:value-type="string">
            <text:p>adult</text:p>
          </table:table-cell>
          <table:table-cell table:formula="of:=IF([.J330]&lt;10;&quot;&lt;10&quot;;IF([.J330]&lt;20; &quot;10-20&quot;; IF ([.J330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iss. Jean Gertrud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  <table:table-cell table:formula="of:=IF([.F331]&gt;18; &quot;adult&quot;;&quot;child&quot;)" office:value-type="string" office:string-value="child" calcext:value-type="string">
            <text:p>child</text:p>
          </table:table-cell>
          <table:table-cell table:formula="of:=IF([.J331]&lt;10;&quot;&lt;10&quot;;IF([.J331]&lt;20; &quot;10-20&quot;; IF ([.J33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gne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  <table:table-cell table:formula="of:=IF([.F332]&gt;18; &quot;adult&quot;;&quot;child&quot;)" office:value-type="string" office:string-value="child" calcext:value-type="string">
            <text:p>child</text:p>
          </table:table-cell>
          <table:table-cell table:formula="of:=IF([.J332]&lt;10;&quot;&lt;10&quot;;IF([.J332]&lt;20; &quot;10-20&quot;; IF ([.J332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ner, Mr. Austen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3" calcext:value-type="float">
            <text:p>113043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  <table:table-cell table:formula="of:=IF([.F333]&gt;18; &quot;adult&quot;;&quot;child&quot;)" office:value-type="string" office:string-value="adult" calcext:value-type="string">
            <text:p>adult</text:p>
          </table:table-cell>
          <table:table-cell table:formula="of:=IF([.J333]&lt;10;&quot;&lt;10&quot;;IF([.J333]&lt;20; &quot;10-20&quot;; IF ([.J333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ham, Mr. George Edwar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91</text:p>
          </table:table-cell>
          <table:table-cell office:value-type="string" calcext:value-type="string">
            <text:p>S</text:p>
          </table:table-cell>
          <table:table-cell table:formula="of:=IF([.F334]&gt;18; &quot;adult&quot;;&quot;child&quot;)" office:value-type="string" office:string-value="adult" calcext:value-type="string">
            <text:p>adult</text:p>
          </table:table-cell>
          <table:table-cell table:formula="of:=IF([.J334]&lt;10;&quot;&lt;10&quot;;IF([.J334]&lt;20; &quot;10-20&quot;; IF ([.J33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Leo Edmond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formula="of:=IF([.F335]&gt;18; &quot;adult&quot;;&quot;child&quot;)" office:value-type="string" office:string-value="child" calcext:value-type="string">
            <text:p>child</text:p>
          </table:table-cell>
          <table:table-cell table:formula="of:=IF([.J335]&lt;10;&quot;&lt;10&quot;;IF([.J335]&lt;20; &quot;10-20&quot;; IF ([.J335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Mrs. Henry William (Clara Heinsheimer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  <table:table-cell table:formula="of:=IF([.F336]&gt;18; &quot;adult&quot;;&quot;child&quot;)" office:value-type="string" office:string-value="child" calcext:value-type="string">
            <text:p>child</text:p>
          </table:table-cell>
          <table:table-cell table:formula="of:=IF([.J336]&lt;10;&quot;&lt;10&quot;;IF([.J336]&lt;20; &quot;10-20&quot;; IF ([.J33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koff, Mr. Mit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5" calcext:value-type="float">
            <text:p>34922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337]&gt;18; &quot;adult&quot;;&quot;child&quot;)" office:value-type="string" office:string-value="child" calcext:value-type="string">
            <text:p>child</text:p>
          </table:table-cell>
          <table:table-cell table:formula="of:=IF([.J337]&lt;10;&quot;&lt;10&quot;;IF([.J337]&lt;20; &quot;10-20&quot;; IF ([.J33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ars, Mr. Thomas Cli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  <table:table-cell table:formula="of:=IF([.F338]&gt;18; &quot;adult&quot;;&quot;child&quot;)" office:value-type="string" office:string-value="adult" calcext:value-type="string">
            <text:p>adult</text:p>
          </table:table-cell>
          <table:table-cell table:formula="of:=IF([.J338]&lt;10;&quot;&lt;10&quot;;IF([.J338]&lt;20; &quot;10-20&quot;; IF ([.J33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rns, Miss. Elizabeth Margaret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C</text:p>
          </table:table-cell>
          <table:table-cell table:formula="of:=IF([.F339]&gt;18; &quot;adult&quot;;&quot;child&quot;)" office:value-type="string" office:string-value="adult" calcext:value-type="string">
            <text:p>adult</text:p>
          </table:table-cell>
          <table:table-cell table:formula="of:=IF([.J339]&lt;10;&quot;&lt;10&quot;;IF([.J339]&lt;20; &quot;10-20&quot;; IF ([.J33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, Mr. Karl Edw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98" calcext:value-type="float">
            <text:p>759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340]&gt;18; &quot;adult&quot;;&quot;child&quot;)" office:value-type="string" office:string-value="adult" calcext:value-type="string">
            <text:p>adult</text:p>
          </table:table-cell>
          <table:table-cell table:formula="of:=IF([.J340]&lt;10;&quot;&lt;10&quot;;IF([.J340]&lt;20; &quot;10-20&quot;; IF ([.J34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well, Mr. Stephen We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4" calcext:value-type="float">
            <text:p>113784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formula="of:=IF([.F341]&gt;18; &quot;adult&quot;;&quot;child&quot;)" office:value-type="string" office:string-value="adult" calcext:value-type="string">
            <text:p>adult</text:p>
          </table:table-cell>
          <table:table-cell table:formula="of:=IF([.J341]&lt;10;&quot;&lt;10&quot;;IF([.J341]&lt;20; &quot;10-20&quot;; IF ([.J34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Edmond Rog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table:formula="of:=IF([.F342]&gt;18; &quot;adult&quot;;&quot;child&quot;)" office:value-type="string" office:string-value="child" calcext:value-type="string">
            <text:p>child</text:p>
          </table:table-cell>
          <table:table-cell table:formula="of:=IF([.J342]&lt;10;&quot;&lt;10&quot;;IF([.J342]&lt;20; &quot;10-20&quot;; IF ([.J342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Alice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formula="of:=IF([.F343]&gt;18; &quot;adult&quot;;&quot;child&quot;)" office:value-type="string" office:string-value="adult" calcext:value-type="string">
            <text:p>adult</text:p>
          </table:table-cell>
          <table:table-cell table:formula="of:=IF([.J343]&lt;10;&quot;&lt;10&quot;;IF([.J343]&lt;20; &quot;10-20&quot;; IF ([.J343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ander, Mr. Erik Gustaf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0" calcext:value-type="float">
            <text:p>24874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344]&gt;18; &quot;adult&quot;;&quot;child&quot;)" office:value-type="string" office:string-value="adult" calcext:value-type="string">
            <text:p>adult</text:p>
          </table:table-cell>
          <table:table-cell table:formula="of:=IF([.J344]&lt;10;&quot;&lt;10&quot;;IF([.J344]&lt;20; &quot;10-20&quot;; IF ([.J344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gwick, Mr. Charles Frederick Wadding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1" calcext:value-type="float">
            <text:p>24436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345]&gt;18; &quot;adult&quot;;&quot;child&quot;)" office:value-type="string" office:string-value="adult" calcext:value-type="string">
            <text:p>adult</text:p>
          </table:table-cell>
          <table:table-cell table:formula="of:=IF([.J345]&lt;10;&quot;&lt;10&quot;;IF([.J345]&lt;20; &quot;10-20&quot;; IF ([.J345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x, Mr. Stanley Hu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236" calcext:value-type="float">
            <text:p>2292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346]&gt;18; &quot;adult&quot;;&quot;child&quot;)" office:value-type="string" office:string-value="adult" calcext:value-type="string">
            <text:p>adult</text:p>
          </table:table-cell>
          <table:table-cell table:formula="of:=IF([.J346]&lt;10;&quot;&lt;10&quot;;IF([.J346]&lt;20; &quot;10-20&quot;; IF ([.J346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Amelia "Mildred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3" calcext:value-type="float">
            <text:p>2487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table:formula="of:=IF([.F347]&gt;18; &quot;adult&quot;;&quot;child&quot;)" office:value-type="string" office:string-value="adult" calcext:value-type="string">
            <text:p>adult</text:p>
          </table:table-cell>
          <table:table-cell table:formula="of:=IF([.J347]&lt;10;&quot;&lt;10&quot;;IF([.J347]&lt;20; &quot;10-20&quot;; IF ([.J347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ith, Miss. Marion Elsie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18" calcext:value-type="float">
            <text:p>314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348]&gt;18; &quot;adult&quot;;&quot;child&quot;)" office:value-type="string" office:string-value="adult" calcext:value-type="string">
            <text:p>adult</text:p>
          </table:table-cell>
          <table:table-cell table:formula="of:=IF([.J348]&lt;10;&quot;&lt;10&quot;;IF([.J348]&lt;20; &quot;10-20&quot;; IF ([.J348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s. Thomas Henry (Mary E Finc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525" calcext:value-type="float">
            <text:p>386525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F349]&gt;18; &quot;adult&quot;;&quot;child&quot;)" office:value-type="string" office:string-value="child" calcext:value-type="string">
            <text:p>child</text:p>
          </table:table-cell>
          <table:table-cell table:formula="of:=IF([.J349]&lt;10;&quot;&lt;10&quot;;IF([.J349]&lt;20; &quot;10-20&quot;; IF ([.J349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William Loch "William"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  <table:table-cell table:formula="of:=IF([.F350]&gt;18; &quot;adult&quot;;&quot;child&quot;)" office:value-type="string" office:string-value="child" calcext:value-type="string">
            <text:p>child</text:p>
          </table:table-cell>
          <table:table-cell table:formula="of:=IF([.J350]&lt;10;&quot;&lt;10&quot;;IF([.J350]&lt;20; &quot;10-20&quot;; IF ([.J350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mic, Mr. Jov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8" calcext:value-type="float">
            <text:p>31508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F351]&gt;18; &quot;adult&quot;;&quot;child&quot;)" office:value-type="string" office:string-value="adult" calcext:value-type="string">
            <text:p>adult</text:p>
          </table:table-cell>
          <table:table-cell table:formula="of:=IF([.J351]&lt;10;&quot;&lt;10&quot;;IF([.J351]&lt;20; &quot;10-20&quot;; IF ([.J35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dahl, Mr. Nils Marti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7" calcext:value-type="float">
            <text:p>7267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  <table:table-cell table:formula="of:=IF([.F352]&gt;18; &quot;adult&quot;;&quot;child&quot;)" office:value-type="string" office:string-value="adult" calcext:value-type="string">
            <text:p>adult</text:p>
          </table:table-cell>
          <table:table-cell table:formula="of:=IF([.J352]&lt;10;&quot;&lt;10&quot;;IF([.J352]&lt;20; &quot;10-20&quot;; IF ([.J35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-Lambert, Mr. Fletcher Fellow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510" calcext:value-type="float">
            <text:p>1135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128</text:p>
          </table:table-cell>
          <table:table-cell office:value-type="string" calcext:value-type="string">
            <text:p>S</text:p>
          </table:table-cell>
          <table:table-cell table:formula="of:=IF([.F353]&gt;18; &quot;adult&quot;;&quot;child&quot;)" office:value-type="string" office:string-value="child" calcext:value-type="string">
            <text:p>child</text:p>
          </table:table-cell>
          <table:table-cell table:formula="of:=IF([.J353]&lt;10;&quot;&lt;10&quot;;IF([.J353]&lt;20; &quot;10-20&quot;; IF ([.J353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Tannous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5" calcext:value-type="float">
            <text:p>269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F354]&gt;18; &quot;adult&quot;;&quot;child&quot;)" office:value-type="string" office:string-value="child" calcext:value-type="string">
            <text:p>child</text:p>
          </table:table-cell>
          <table:table-cell table:formula="of:=IF([.J354]&lt;10;&quot;&lt;10&quot;;IF([.J354]&lt;20; &quot;10-20&quot;; IF ([.J35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. Josef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  <table:table-cell table:formula="of:=IF([.F355]&gt;18; &quot;adult&quot;;&quot;child&quot;)" office:value-type="string" office:string-value="adult" calcext:value-type="string">
            <text:p>adult</text:p>
          </table:table-cell>
          <table:table-cell table:formula="of:=IF([.J355]&lt;10;&quot;&lt;10&quot;;IF([.J355]&lt;20; &quot;10-20&quot;; IF ([.J355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if, Mr. Waz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7" calcext:value-type="float">
            <text:p>264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F356]&gt;18; &quot;adult&quot;;&quot;child&quot;)" office:value-type="string" office:string-value="child" calcext:value-type="string">
            <text:p>child</text:p>
          </table:table-cell>
          <table:table-cell table:formula="of:=IF([.J356]&lt;10;&quot;&lt;10&quot;;IF([.J356]&lt;20; &quot;10-20&quot;; IF ([.J35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n Steen, Mr. Leo Pet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3" calcext:value-type="float">
            <text:p>345783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F357]&gt;18; &quot;adult&quot;;&quot;child&quot;)" office:value-type="string" office:string-value="adult" calcext:value-type="string">
            <text:p>adult</text:p>
          </table:table-cell>
          <table:table-cell table:formula="of:=IF([.J357]&lt;10;&quot;&lt;10&quot;;IF([.J357]&lt;20; &quot;10-20&quot;; IF ([.J35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erman, Miss. Elsie Edith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  <table:table-cell table:formula="of:=IF([.F358]&gt;18; &quot;adult&quot;;&quot;child&quot;)" office:value-type="string" office:string-value="adult" calcext:value-type="string">
            <text:p>adult</text:p>
          </table:table-cell>
          <table:table-cell table:formula="of:=IF([.J358]&lt;10;&quot;&lt;10&quot;;IF([.J358]&lt;20; &quot;10-20&quot;; IF ([.J35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k, Miss. Annie Clemmer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71" calcext:value-type="float">
            <text:p>2376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359]&gt;18; &quot;adult&quot;;&quot;child&quot;)" office:value-type="string" office:string-value="adult" calcext:value-type="string">
            <text:p>adult</text:p>
          </table:table-cell>
          <table:table-cell table:formula="of:=IF([.J359]&lt;10;&quot;&lt;10&quot;;IF([.J359]&lt;20; &quot;10-20&quot;; IF ([.J359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vern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1" calcext:value-type="float">
            <text:p>330931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formula="of:=IF([.F360]&gt;18; &quot;adult&quot;;&quot;child&quot;)" office:value-type="string" office:string-value="child" calcext:value-type="string">
            <text:p>child</text:p>
          </table:table-cell>
          <table:table-cell table:formula="of:=IF([.J360]&lt;10;&quot;&lt;10&quot;;IF([.J360]&lt;20; &quot;10-20&quot;; IF ([.J36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ckler, Miss. Helen Mary "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80" calcext:value-type="float">
            <text:p>330980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formula="of:=IF([.F361]&gt;18; &quot;adult&quot;;&quot;child&quot;)" office:value-type="string" office:string-value="child" calcext:value-type="string">
            <text:p>child</text:p>
          </table:table-cell>
          <table:table-cell table:formula="of:=IF([.J361]&lt;10;&quot;&lt;10&quot;;IF([.J361]&lt;20; &quot;10-20&quot;; IF ([.J36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. Wilhel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IF([.F362]&gt;18; &quot;adult&quot;;&quot;child&quot;)" office:value-type="string" office:string-value="adult" calcext:value-type="string">
            <text:p>adult</text:p>
          </table:table-cell>
          <table:table-cell table:formula="of:=IF([.J362]&lt;10;&quot;&lt;10&quot;;IF([.J362]&lt;20; &quot;10-20&quot;; IF ([.J362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. Sebastian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formula="of:=IF([.F363]&gt;18; &quot;adult&quot;;&quot;child&quot;)" office:value-type="string" office:string-value="adult" calcext:value-type="string">
            <text:p>adult</text:p>
          </table:table-cell>
          <table:table-cell table:formula="of:=IF([.J363]&lt;10;&quot;&lt;10&quot;;IF([.J363]&lt;20; &quot;10-20&quot;; IF ([.J363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rs. (Catherine Davi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IF([.F364]&gt;18; &quot;adult&quot;;&quot;child&quot;)" office:value-type="string" office:string-value="adult" calcext:value-type="string">
            <text:p>adult</text:p>
          </table:table-cell>
          <table:table-cell table:formula="of:=IF([.J364]&lt;10;&quot;&lt;10&quot;;IF([.J364]&lt;20; &quot;10-20&quot;; IF ([.J364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m, Mr. Adol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0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IF([.F365]&gt;18; &quot;adult&quot;;&quot;child&quot;)" office:value-type="string" office:string-value="adult" calcext:value-type="string">
            <text:p>adult</text:p>
          </table:table-cell>
          <table:table-cell table:formula="of:=IF([.J365]&lt;10;&quot;&lt;10&quot;;IF([.J365]&lt;20; &quot;10-20&quot;; IF ([.J36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hom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F366]&gt;18; &quot;adult&quot;;&quot;child&quot;)" office:value-type="string" office:string-value="child" calcext:value-type="string">
            <text:p>child</text:p>
          </table:table-cell>
          <table:table-cell table:formula="of:=IF([.J366]&lt;10;&quot;&lt;10&quot;;IF([.J366]&lt;20; &quot;10-20&quot;; IF ([.J366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hl, Mr. Mauritz Nils Marti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F367]&gt;18; &quot;adult&quot;;&quot;child&quot;)" office:value-type="string" office:string-value="adult" calcext:value-type="string">
            <text:p>adult</text:p>
          </table:table-cell>
          <table:table-cell table:formula="of:=IF([.J367]&lt;10;&quot;&lt;10&quot;;IF([.J367]&lt;20; &quot;10-20&quot;; IF ([.J36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ren, Mrs. Frank Manley (Anna Sophia Atkinso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13" calcext:value-type="float">
            <text:p>110813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  <table:table-cell table:formula="of:=IF([.F368]&gt;18; &quot;adult&quot;;&quot;child&quot;)" office:value-type="string" office:string-value="adult" calcext:value-type="string">
            <text:p>adult</text:p>
          </table:table-cell>
          <table:table-cell table:formula="of:=IF([.J368]&lt;10;&quot;&lt;10&quot;;IF([.J368]&lt;20; &quot;10-20&quot;; IF ([.J36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sa, Mrs. (Mantoura Boulos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6" calcext:value-type="float">
            <text:p>262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F369]&gt;18; &quot;adult&quot;;&quot;child&quot;)" office:value-type="string" office:string-value="child" calcext:value-type="string">
            <text:p>child</text:p>
          </table:table-cell>
          <table:table-cell table:formula="of:=IF([.J369]&lt;10;&quot;&lt;10&quot;;IF([.J369]&lt;20; &quot;10-20&quot;; IF ([.J36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myn, Miss. Ann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3" calcext:value-type="float">
            <text:p>1431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370]&gt;18; &quot;adult&quot;;&quot;child&quot;)" office:value-type="string" office:string-value="child" calcext:value-type="string">
            <text:p>child</text:p>
          </table:table-cell>
          <table:table-cell table:formula="of:=IF([.J370]&lt;10;&quot;&lt;10&quot;;IF([.J370]&lt;20; &quot;10-20&quot;; IF ([.J37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bart, Mme. Leontine Paulin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  <table:table-cell table:formula="of:=IF([.F371]&gt;18; &quot;adult&quot;;&quot;child&quot;)" office:value-type="string" office:string-value="adult" calcext:value-type="string">
            <text:p>adult</text:p>
          </table:table-cell>
          <table:table-cell table:formula="of:=IF([.J371]&lt;10;&quot;&lt;10&quot;;IF([.J371]&lt;20; &quot;10-20&quot;; IF ([.J37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er, Mr. George Achill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5" calcext:value-type="float">
            <text:p>11765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  <table:table-cell table:formula="of:=IF([.F372]&gt;18; &quot;adult&quot;;&quot;child&quot;)" office:value-type="string" office:string-value="adult" calcext:value-type="string">
            <text:p>adult</text:p>
          </table:table-cell>
          <table:table-cell table:formula="of:=IF([.J372]&lt;10;&quot;&lt;10&quot;;IF([.J372]&lt;20; &quot;10-20&quot;; IF ([.J37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Jakob Alfre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67" calcext:value-type="float">
            <text:p>3101267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  <table:table-cell table:formula="of:=IF([.F373]&gt;18; &quot;adult&quot;;&quot;child&quot;)" office:value-type="string" office:string-value="child" calcext:value-type="string">
            <text:p>child</text:p>
          </table:table-cell>
          <table:table-cell table:formula="of:=IF([.J373]&lt;10;&quot;&lt;10&quot;;IF([.J373]&lt;20; &quot;10-20&quot;; IF ([.J37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avan, Mr. William Thoma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951" calcext:value-type="float">
            <text:p>3239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374]&gt;18; &quot;adult&quot;;&quot;child&quot;)" office:value-type="string" office:string-value="adult" calcext:value-type="string">
            <text:p>adult</text:p>
          </table:table-cell>
          <table:table-cell table:formula="of:=IF([.J374]&lt;10;&quot;&lt;10&quot;;IF([.J374]&lt;20; &quot;10-20&quot;; IF ([.J37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hini, Mr. Sant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/>
          <table:table-cell office:value-type="string" calcext:value-type="string">
            <text:p>C</text:p>
          </table:table-cell>
          <table:table-cell table:formula="of:=IF([.F375]&gt;18; &quot;adult&quot;;&quot;child&quot;)" office:value-type="string" office:string-value="adult" calcext:value-type="string">
            <text:p>adult</text:p>
          </table:table-cell>
          <table:table-cell table:formula="of:=IF([.J375]&lt;10;&quot;&lt;10&quot;;IF([.J375]&lt;20; &quot;10-20&quot;; IF ([.J375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Stina Viola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table:formula="of:=IF([.F376]&gt;18; &quot;adult&quot;;&quot;child&quot;)" office:value-type="string" office:string-value="child" calcext:value-type="string">
            <text:p>child</text:p>
          </table:table-cell>
          <table:table-cell table:formula="of:=IF([.J376]&lt;10;&quot;&lt;10&quot;;IF([.J376]&lt;20; &quot;10-20&quot;; IF ([.J376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yer, Mrs. Edgar Joseph (Leila Sak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  <table:table-cell table:formula="of:=IF([.F377]&gt;18; &quot;adult&quot;;&quot;child&quot;)" office:value-type="string" office:string-value="child" calcext:value-type="string">
            <text:p>child</text:p>
          </table:table-cell>
          <table:table-cell table:formula="of:=IF([.J377]&lt;10;&quot;&lt;10&quot;;IF([.J377]&lt;20; &quot;10-20&quot;; IF ([.J37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dergren, Miss. Aurora A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F378]&gt;18; &quot;adult&quot;;&quot;child&quot;)" office:value-type="string" office:string-value="adult" calcext:value-type="string">
            <text:p>adult</text:p>
          </table:table-cell>
          <table:table-cell table:formula="of:=IF([.J378]&lt;10;&quot;&lt;10&quot;;IF([.J378]&lt;20; &quot;10-20&quot;; IF ([.J37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. Harry Elkin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C</text:p>
          </table:table-cell>
          <table:table-cell table:formula="of:=IF([.F379]&gt;18; &quot;adult&quot;;&quot;child&quot;)" office:value-type="string" office:string-value="adult" calcext:value-type="string">
            <text:p>adult</text:p>
          </table:table-cell>
          <table:table-cell table:formula="of:=IF([.J379]&lt;10;&quot;&lt;10&quot;;IF([.J379]&lt;20; &quot;10-20&quot;; IF ([.J37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r. Tannou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8" calcext:value-type="float">
            <text:p>2648</text:p>
          </table:table-cell>
          <table:table-cell office:value-type="float" office:value="4.0125" calcext:value-type="float">
            <text:p>4.0125</text:p>
          </table:table-cell>
          <table:table-cell/>
          <table:table-cell office:value-type="string" calcext:value-type="string">
            <text:p>C</text:p>
          </table:table-cell>
          <table:table-cell table:formula="of:=IF([.F380]&gt;18; &quot;adult&quot;;&quot;child&quot;)" office:value-type="string" office:string-value="adult" calcext:value-type="string">
            <text:p>adult</text:p>
          </table:table-cell>
          <table:table-cell table:formula="of:=IF([.J380]&lt;10;&quot;&lt;10&quot;;IF([.J380]&lt;20; &quot;10-20&quot;; IF ([.J38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Karl Gideo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9" calcext:value-type="float">
            <text:p>347069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F381]&gt;18; &quot;adult&quot;;&quot;child&quot;)" office:value-type="string" office:string-value="adult" calcext:value-type="string">
            <text:p>adult</text:p>
          </table:table-cell>
          <table:table-cell table:formula="of:=IF([.J381]&lt;10;&quot;&lt;10&quot;;IF([.J381]&lt;20; &quot;10-20&quot;; IF ([.J38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dois, Miss. Rosalie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  <table:table-cell table:formula="of:=IF([.F382]&gt;18; &quot;adult&quot;;&quot;child&quot;)" office:value-type="string" office:string-value="adult" calcext:value-type="string">
            <text:p>adult</text:p>
          </table:table-cell>
          <table:table-cell table:formula="of:=IF([.J382]&lt;10;&quot;&lt;10&quot;;IF([.J382]&lt;20; &quot;10-20&quot;; IF ([.J38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iss. Maria ("Mary")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  <table:table-cell table:formula="of:=IF([.F383]&gt;18; &quot;adult&quot;;&quot;child&quot;)" office:value-type="string" office:string-value="child" calcext:value-type="string">
            <text:p>child</text:p>
          </table:table-cell>
          <table:table-cell table:formula="of:=IF([.J383]&lt;10;&quot;&lt;10&quot;;IF([.J383]&lt;20; &quot;10-20&quot;; IF ([.J383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kkanen, Mr. Juh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384]&gt;18; &quot;adult&quot;;&quot;child&quot;)" office:value-type="string" office:string-value="adult" calcext:value-type="string">
            <text:p>adult</text:p>
          </table:table-cell>
          <table:table-cell table:formula="of:=IF([.J384]&lt;10;&quot;&lt;10&quot;;IF([.J384]&lt;20; &quot;10-20&quot;; IF ([.J38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lverson, Mrs. Alexander Oskar (Mary Aline Towner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  <table:table-cell table:formula="of:=IF([.F385]&gt;18; &quot;adult&quot;;&quot;child&quot;)" office:value-type="string" office:string-value="adult" calcext:value-type="string">
            <text:p>adult</text:p>
          </table:table-cell>
          <table:table-cell table:formula="of:=IF([.J385]&lt;10;&quot;&lt;10&quot;;IF([.J385]&lt;20; &quot;10-20&quot;; IF ([.J385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otcharsky, Mr. Vasi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7" calcext:value-type="float">
            <text:p>34922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386]&gt;18; &quot;adult&quot;;&quot;child&quot;)" office:value-type="string" office:string-value="child" calcext:value-type="string">
            <text:p>child</text:p>
          </table:table-cell>
          <table:table-cell table:formula="of:=IF([.J386]&lt;10;&quot;&lt;10&quot;;IF([.J386]&lt;20; &quot;10-20&quot;; IF ([.J38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. Charles Henry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formula="of:=IF([.F387]&gt;18; &quot;adult&quot;;&quot;child&quot;)" office:value-type="string" office:string-value="child" calcext:value-type="string">
            <text:p>child</text:p>
          </table:table-cell>
          <table:table-cell table:formula="of:=IF([.J387]&lt;10;&quot;&lt;10&quot;;IF([.J387]&lt;20; &quot;10-20&quot;; IF ([.J38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Sidney Leonard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IF([.F388]&gt;18; &quot;adult&quot;;&quot;child&quot;)" office:value-type="string" office:string-value="child" calcext:value-type="string">
            <text:p>child</text:p>
          </table:table-cell>
          <table:table-cell table:formula="of:=IF([.J388]&lt;10;&quot;&lt;10&quot;;IF([.J388]&lt;20; &quot;10-20&quot;; IF ([.J38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s, Miss. Kat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49" calcext:value-type="float">
            <text:p>278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389]&gt;18; &quot;adult&quot;;&quot;child&quot;)" office:value-type="string" office:string-value="adult" calcext:value-type="string">
            <text:p>adult</text:p>
          </table:table-cell>
          <table:table-cell table:formula="of:=IF([.J389]&lt;10;&quot;&lt;10&quot;;IF([.J389]&lt;20; &quot;10-20&quot;; IF ([.J389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lier, Mr. Matthew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655" calcext:value-type="float">
            <text:p>367655</text:p>
          </table:table-cell>
          <table:table-cell office:value-type="float" office:value="7.7292" calcext:value-type="float">
            <text:p>7.7292</text:p>
          </table:table-cell>
          <table:table-cell/>
          <table:table-cell office:value-type="string" calcext:value-type="string">
            <text:p>Q</text:p>
          </table:table-cell>
          <table:table-cell table:formula="of:=IF([.F390]&gt;18; &quot;adult&quot;;&quot;child&quot;)" office:value-type="string" office:string-value="child" calcext:value-type="string">
            <text:p>child</text:p>
          </table:table-cell>
          <table:table-cell table:formula="of:=IF([.J390]&lt;10;&quot;&lt;10&quot;;IF([.J390]&lt;20; &quot;10-20&quot;; IF ([.J39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hmann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74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</text:p>
          </table:table-cell>
          <table:table-cell table:formula="of:=IF([.F391]&gt;18; &quot;adult&quot;;&quot;child&quot;)" office:value-type="string" office:string-value="child" calcext:value-type="string">
            <text:p>child</text:p>
          </table:table-cell>
          <table:table-cell table:formula="of:=IF([.J391]&lt;10;&quot;&lt;10&quot;;IF([.J391]&lt;20; &quot;10-20&quot;; IF ([.J391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. William Ernes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table:formula="of:=IF([.F392]&gt;18; &quot;adult&quot;;&quot;child&quot;)" office:value-type="string" office:string-value="adult" calcext:value-type="string">
            <text:p>adult</text:p>
          </table:table-cell>
          <table:table-cell table:formula="of:=IF([.J392]&lt;10;&quot;&lt;10&quot;;IF([.J392]&lt;20; &quot;10-20&quot;; IF ([.J39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sson, Mr. Carl Olof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4" calcext:value-type="float">
            <text:p>350034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IF([.F393]&gt;18; &quot;adult&quot;;&quot;child&quot;)" office:value-type="string" office:string-value="adult" calcext:value-type="string">
            <text:p>adult</text:p>
          </table:table-cell>
          <table:table-cell table:formula="of:=IF([.J393]&lt;10;&quot;&lt;10&quot;;IF([.J393]&lt;20; &quot;10-20&quot;; IF ([.J39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Johan Birg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7" calcext:value-type="float">
            <text:p>310127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394]&gt;18; &quot;adult&quot;;&quot;child&quot;)" office:value-type="string" office:string-value="adult" calcext:value-type="string">
            <text:p>adult</text:p>
          </table:table-cell>
          <table:table-cell table:formula="of:=IF([.J394]&lt;10;&quot;&lt;10&quot;;IF([.J394]&lt;20; &quot;10-20&quot;; IF ([.J39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rjor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  <table:table-cell table:formula="of:=IF([.F395]&gt;18; &quot;adult&quot;;&quot;child&quot;)" office:value-type="string" office:string-value="adult" calcext:value-type="string">
            <text:p>adult</text:p>
          </table:table-cell>
          <table:table-cell table:formula="of:=IF([.J395]&lt;10;&quot;&lt;10&quot;;IF([.J395]&lt;20; &quot;10-20&quot;; IF ([.J395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rs. Hjalmar (Agnes Charlotta Bengtsso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formula="of:=IF([.F396]&gt;18; &quot;adult&quot;;&quot;child&quot;)" office:value-type="string" office:string-value="adult" calcext:value-type="string">
            <text:p>adult</text:p>
          </table:table-cell>
          <table:table-cell table:formula="of:=IF([.J396]&lt;10;&quot;&lt;10&quot;;IF([.J396]&lt;20; &quot;10-20&quot;; IF ([.J396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Eri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2" calcext:value-type="float">
            <text:p>35005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IF([.F397]&gt;18; &quot;adult&quot;;&quot;child&quot;)" office:value-type="string" office:string-value="adult" calcext:value-type="string">
            <text:p>adult</text:p>
          </table:table-cell>
          <table:table-cell table:formula="of:=IF([.J397]&lt;10;&quot;&lt;10&quot;;IF([.J397]&lt;20; &quot;10-20&quot;; IF ([.J39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iss. Elin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7" calcext:value-type="float">
            <text:p>35040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F398]&gt;18; &quot;adult&quot;;&quot;child&quot;)" office:value-type="string" office:string-value="adult" calcext:value-type="string">
            <text:p>adult</text:p>
          </table:table-cell>
          <table:table-cell table:formula="of:=IF([.J398]&lt;10;&quot;&lt;10&quot;;IF([.J398]&lt;20; &quot;10-20&quot;; IF ([.J39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Kane, Mr. Peter David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399]&gt;18; &quot;adult&quot;;&quot;child&quot;)" office:value-type="string" office:string-value="adult" calcext:value-type="string">
            <text:p>adult</text:p>
          </table:table-cell>
          <table:table-cell table:formula="of:=IF([.J399]&lt;10;&quot;&lt;10&quot;;IF([.J399]&lt;20; &quot;10-20&quot;; IF ([.J399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, Dr. Alfre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8" calcext:value-type="float">
            <text:p>24427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400]&gt;18; &quot;adult&quot;;&quot;child&quot;)" office:value-type="string" office:string-value="adult" calcext:value-type="string">
            <text:p>adult</text:p>
          </table:table-cell>
          <table:table-cell table:formula="of:=IF([.J400]&lt;10;&quot;&lt;10&quot;;IF([.J400]&lt;20; &quot;10-20&quot;; IF ([.J400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, Mrs. William H (Jessie L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929" calcext:value-type="float">
            <text:p>240929</text:p>
          </table:table-cell>
          <table:table-cell office:value-type="float" office:value="12.65" calcext:value-type="float">
            <text:p>12.65</text:p>
          </table:table-cell>
          <table:table-cell/>
          <table:table-cell office:value-type="string" calcext:value-type="string">
            <text:p>S</text:p>
          </table:table-cell>
          <table:table-cell table:formula="of:=IF([.F401]&gt;18; &quot;adult&quot;;&quot;child&quot;)" office:value-type="string" office:string-value="adult" calcext:value-type="string">
            <text:p>adult</text:p>
          </table:table-cell>
          <table:table-cell table:formula="of:=IF([.J401]&lt;10;&quot;&lt;10&quot;;IF([.J401]&lt;20; &quot;10-20&quot;; IF ([.J401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skanen, Mr. Juh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402]&gt;18; &quot;adult&quot;;&quot;child&quot;)" office:value-type="string" office:string-value="adult" calcext:value-type="string">
            <text:p>adult</text:p>
          </table:table-cell>
          <table:table-cell table:formula="of:=IF([.J402]&lt;10;&quot;&lt;10&quot;;IF([.J402]&lt;20; &quot;10-20&quot;; IF ([.J40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ms, Mr. Joh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826" calcext:value-type="float">
            <text:p>341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403]&gt;18; &quot;adult&quot;;&quot;child&quot;)" office:value-type="string" office:string-value="adult" calcext:value-type="string">
            <text:p>adult</text:p>
          </table:table-cell>
          <table:table-cell table:formula="of:=IF([.J403]&lt;10;&quot;&lt;10&quot;;IF([.J403]&lt;20; &quot;10-20&quot;; IF ([.J40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Mari Ain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7" calcext:value-type="float">
            <text:p>4137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  <table:table-cell table:formula="of:=IF([.F404]&gt;18; &quot;adult&quot;;&quot;child&quot;)" office:value-type="string" office:string-value="adult" calcext:value-type="string">
            <text:p>adult</text:p>
          </table:table-cell>
          <table:table-cell table:formula="of:=IF([.J404]&lt;10;&quot;&lt;10&quot;;IF([.J404]&lt;20; &quot;10-20&quot;; IF ([.J40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. Pekka Pietar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  <table:table-cell table:formula="of:=IF([.F405]&gt;18; &quot;adult&quot;;&quot;child&quot;)" office:value-type="string" office:string-value="adult" calcext:value-type="string">
            <text:p>adult</text:p>
          </table:table-cell>
          <table:table-cell table:formula="of:=IF([.J405]&lt;10;&quot;&lt;10&quot;;IF([.J405]&lt;20; &quot;10-20&quot;; IF ([.J405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Marij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6" calcext:value-type="float">
            <text:p>31509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F406]&gt;18; &quot;adult&quot;;&quot;child&quot;)" office:value-type="string" office:string-value="adult" calcext:value-type="string">
            <text:p>adult</text:p>
          </table:table-cell>
          <table:table-cell table:formula="of:=IF([.J406]&lt;10;&quot;&lt;10&quot;;IF([.J406]&lt;20; &quot;10-20&quot;; IF ([.J40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Shadrach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IF([.F407]&gt;18; &quot;adult&quot;;&quot;child&quot;)" office:value-type="string" office:string-value="adult" calcext:value-type="string">
            <text:p>adult</text:p>
          </table:table-cell>
          <table:table-cell table:formula="of:=IF([.J407]&lt;10;&quot;&lt;10&quot;;IF([.J407]&lt;20; &quot;10-20&quot;; IF ([.J407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degren, Mr. Carl/Charles Peter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4" calcext:value-type="float">
            <text:p>34706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formula="of:=IF([.F408]&gt;18; &quot;adult&quot;;&quot;child&quot;)" office:value-type="string" office:string-value="adult" calcext:value-type="string">
            <text:p>adult</text:p>
          </table:table-cell>
          <table:table-cell table:formula="of:=IF([.J408]&lt;10;&quot;&lt;10&quot;;IF([.J408]&lt;20; &quot;10-20&quot;; IF ([.J40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William Rowe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  <table:table-cell table:formula="of:=IF([.F409]&gt;18; &quot;adult&quot;;&quot;child&quot;)" office:value-type="string" office:string-value="child" calcext:value-type="string">
            <text:p>child</text:p>
          </table:table-cell>
          <table:table-cell table:formula="of:=IF([.J409]&lt;10;&quot;&lt;10&quot;;IF([.J409]&lt;20; &quot;10-20&quot;; IF ([.J409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rkeland, Mr. Hans Martin Mon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992" calcext:value-type="float">
            <text:p>31299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F410]&gt;18; &quot;adult&quot;;&quot;child&quot;)" office:value-type="string" office:string-value="adult" calcext:value-type="string">
            <text:p>adult</text:p>
          </table:table-cell>
          <table:table-cell table:formula="of:=IF([.J410]&lt;10;&quot;&lt;10&quot;;IF([.J410]&lt;20; &quot;10-20&quot;; IF ([.J41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I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formula="of:=IF([.F411]&gt;18; &quot;adult&quot;;&quot;child&quot;)" office:value-type="string" office:string-value="child" calcext:value-type="string">
            <text:p>child</text:p>
          </table:table-cell>
          <table:table-cell table:formula="of:=IF([.J411]&lt;10;&quot;&lt;10&quot;;IF([.J411]&lt;20; &quot;10-20&quot;; IF ([.J411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ycoff, Mr. T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2" calcext:value-type="float">
            <text:p>34922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412]&gt;18; &quot;adult&quot;;&quot;child&quot;)" office:value-type="string" office:string-value="child" calcext:value-type="string">
            <text:p>child</text:p>
          </table:table-cell>
          <table:table-cell table:formula="of:=IF([.J412]&lt;10;&quot;&lt;10&quot;;IF([.J412]&lt;20; &quot;10-20&quot;; IF ([.J41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t, Mr.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4140" calcext:value-type="float">
            <text:p>394140</text:p>
          </table:table-cell>
          <table:table-cell office:value-type="float" office:value="6.8583" calcext:value-type="float">
            <text:p>6.8583</text:p>
          </table:table-cell>
          <table:table-cell/>
          <table:table-cell office:value-type="string" calcext:value-type="string">
            <text:p>Q</text:p>
          </table:table-cell>
          <table:table-cell table:formula="of:=IF([.F413]&gt;18; &quot;adult&quot;;&quot;child&quot;)" office:value-type="string" office:string-value="child" calcext:value-type="string">
            <text:p>child</text:p>
          </table:table-cell>
          <table:table-cell table:formula="of:=IF([.J413]&lt;10;&quot;&lt;10&quot;;IF([.J413]&lt;20; &quot;10-20&quot;; IF ([.J41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ahan, Miss. Daisy 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 table:formula="of:=IF([.F414]&gt;18; &quot;adult&quot;;&quot;child&quot;)" office:value-type="string" office:string-value="adult" calcext:value-type="string">
            <text:p>adult</text:p>
          </table:table-cell>
          <table:table-cell table:formula="of:=IF([.J414]&lt;10;&quot;&lt;10&quot;;IF([.J414]&lt;20; &quot;10-20&quot;; IF ([.J41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ningham, Mr. Alfred Flem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F415]&gt;18; &quot;adult&quot;;&quot;child&quot;)" office:value-type="string" office:string-value="child" calcext:value-type="string">
            <text:p>child</text:p>
          </table:table-cell>
          <table:table-cell table:formula="of:=IF([.J415]&lt;10;&quot;&lt;10&quot;;IF([.J415]&lt;20; &quot;10-20&quot;; IF ([.J41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man, Mr. Johan Julia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416]&gt;18; &quot;adult&quot;;&quot;child&quot;)" office:value-type="string" office:string-value="adult" calcext:value-type="string">
            <text:p>adult</text:p>
          </table:table-cell>
          <table:table-cell table:formula="of:=IF([.J416]&lt;10;&quot;&lt;10&quot;;IF([.J416]&lt;20; &quot;10-20&quot;; IF ([.J41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k, Mrs. Thomas (Annie Louise Rowley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095" calcext:value-type="float">
            <text:p>34309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417]&gt;18; &quot;adult&quot;;&quot;child&quot;)" office:value-type="string" office:string-value="child" calcext:value-type="string">
            <text:p>child</text:p>
          </table:table-cell>
          <table:table-cell table:formula="of:=IF([.J417]&lt;10;&quot;&lt;10&quot;;IF([.J417]&lt;20; &quot;10-20&quot;; IF ([.J41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s. James Vivian (Lulu Thorne Christian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  <table:table-cell table:formula="of:=IF([.F418]&gt;18; &quot;adult&quot;;&quot;child&quot;)" office:value-type="string" office:string-value="adult" calcext:value-type="string">
            <text:p>adult</text:p>
          </table:table-cell>
          <table:table-cell table:formula="of:=IF([.J418]&lt;10;&quot;&lt;10&quot;;IF([.J418]&lt;20; &quot;10-20&quot;; IF ([.J41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ven, Miss. Lyyli Karoliin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52" calcext:value-type="float">
            <text:p>2506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419]&gt;18; &quot;adult&quot;;&quot;child&quot;)" office:value-type="string" office:string-value="child" calcext:value-type="string">
            <text:p>child</text:p>
          </table:table-cell>
          <table:table-cell table:formula="of:=IF([.J419]&lt;10;&quot;&lt;10&quot;;IF([.J419]&lt;20; &quot;10-20&quot;; IF ([.J419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thews, Mr. William Joh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28" calcext:value-type="float">
            <text:p>2822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420]&gt;18; &quot;adult&quot;;&quot;child&quot;)" office:value-type="string" office:string-value="adult" calcext:value-type="string">
            <text:p>adult</text:p>
          </table:table-cell>
          <table:table-cell table:formula="of:=IF([.J420]&lt;10;&quot;&lt;10&quot;;IF([.J420]&lt;20; &quot;10-20&quot;; IF ([.J420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iss. Catharin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formula="of:=IF([.F421]&gt;18; &quot;adult&quot;;&quot;child&quot;)" office:value-type="string" office:string-value="child" calcext:value-type="string">
            <text:p>child</text:p>
          </table:table-cell>
          <table:table-cell table:formula="of:=IF([.J421]&lt;10;&quot;&lt;10&quot;;IF([.J421]&lt;20; &quot;10-20&quot;; IF ([.J421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eorgheff, Mr. St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4" calcext:value-type="float">
            <text:p>34925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formula="of:=IF([.F422]&gt;18; &quot;adult&quot;;&quot;child&quot;)" office:value-type="string" office:string-value="child" calcext:value-type="string">
            <text:p>child</text:p>
          </table:table-cell>
          <table:table-cell table:formula="of:=IF([.J422]&lt;10;&quot;&lt;10&quot;;IF([.J422]&lt;20; &quot;10-20&quot;; IF ([.J42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ters, Mr. Davi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30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formula="of:=IF([.F423]&gt;18; &quot;adult&quot;;&quot;child&quot;)" office:value-type="string" office:string-value="adult" calcext:value-type="string">
            <text:p>adult</text:p>
          </table:table-cell>
          <table:table-cell table:formula="of:=IF([.J423]&lt;10;&quot;&lt;10&quot;;IF([.J423]&lt;20; &quot;10-20&quot;; IF ([.J42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mmerman, Mr. Le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2" calcext:value-type="float">
            <text:p>315082</text:p>
          </table:table-cell>
          <table:table-cell office:value-type="float" office:value="7.875" calcext:value-type="float">
            <text:p>7.875</text:p>
          </table:table-cell>
          <table:table-cell/>
          <table:table-cell office:value-type="string" calcext:value-type="string">
            <text:p>S</text:p>
          </table:table-cell>
          <table:table-cell table:formula="of:=IF([.F424]&gt;18; &quot;adult&quot;;&quot;child&quot;)" office:value-type="string" office:string-value="adult" calcext:value-type="string">
            <text:p>adult</text:p>
          </table:table-cell>
          <table:table-cell table:formula="of:=IF([.J424]&lt;10;&quot;&lt;10&quot;;IF([.J424]&lt;20; &quot;10-20&quot;; IF ([.J42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s. Ernst Gilbert (Anna Sigrid Maria Brogren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  <table:table-cell table:formula="of:=IF([.F425]&gt;18; &quot;adult&quot;;&quot;child&quot;)" office:value-type="string" office:string-value="adult" calcext:value-type="string">
            <text:p>adult</text:p>
          </table:table-cell>
          <table:table-cell table:formula="of:=IF([.J425]&lt;10;&quot;&lt;10&quot;;IF([.J425]&lt;20; &quot;10-20&quot;; IF ([.J425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. Viktor Richar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  <table:table-cell table:formula="of:=IF([.F426]&gt;18; &quot;adult&quot;;&quot;child&quot;)" office:value-type="string" office:string-value="child" calcext:value-type="string">
            <text:p>child</text:p>
          </table:table-cell>
          <table:table-cell table:formula="of:=IF([.J426]&lt;10;&quot;&lt;10&quot;;IF([.J426]&lt;20; &quot;10-20&quot;; IF ([.J426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eman, Mr. Phillipp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424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F427]&gt;18; &quot;adult&quot;;&quot;child&quot;)" office:value-type="string" office:string-value="child" calcext:value-type="string">
            <text:p>child</text:p>
          </table:table-cell>
          <table:table-cell table:formula="of:=IF([.J427]&lt;10;&quot;&lt;10&quot;;IF([.J427]&lt;20; &quot;10-20&quot;; IF ([.J42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s. Charles V (Ada Maria Winfield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428]&gt;18; &quot;adult&quot;;&quot;child&quot;)" office:value-type="string" office:string-value="adult" calcext:value-type="string">
            <text:p>adult</text:p>
          </table:table-cell>
          <table:table-cell table:formula="of:=IF([.J428]&lt;10;&quot;&lt;10&quot;;IF([.J428]&lt;20; &quot;10-20&quot;; IF ([.J428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Kate Florence ("Mrs Kate Louise Phillips Marshall"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429]&gt;18; &quot;adult&quot;;&quot;child&quot;)" office:value-type="string" office:string-value="adult" calcext:value-type="string">
            <text:p>adult</text:p>
          </table:table-cell>
          <table:table-cell table:formula="of:=IF([.J429]&lt;10;&quot;&lt;10&quot;;IF([.J429]&lt;20; &quot;10-20&quot;; IF ([.J429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1" calcext:value-type="float">
            <text:p>3648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430]&gt;18; &quot;adult&quot;;&quot;child&quot;)" office:value-type="string" office:string-value="child" calcext:value-type="string">
            <text:p>child</text:p>
          </table:table-cell>
          <table:table-cell table:formula="of:=IF([.J430]&lt;10;&quot;&lt;10&quot;;IF([.J430]&lt;20; &quot;10-20&quot;; IF ([.J43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ckard, Mr. Berk (Berk Trembisky)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78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</text:p>
          </table:table-cell>
          <table:table-cell table:formula="of:=IF([.F431]&gt;18; &quot;adult&quot;;&quot;child&quot;)" office:value-type="string" office:string-value="adult" calcext:value-type="string">
            <text:p>adult</text:p>
          </table:table-cell>
          <table:table-cell table:formula="of:=IF([.J431]&lt;10;&quot;&lt;10&quot;;IF([.J431]&lt;20; &quot;10-20&quot;; IF ([.J43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jornstrom-Steffansson, Mr. Mauritz Haka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64" calcext:value-type="float">
            <text:p>11056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  <table:table-cell table:formula="of:=IF([.F432]&gt;18; &quot;adult&quot;;&quot;child&quot;)" office:value-type="string" office:string-value="adult" calcext:value-type="string">
            <text:p>adult</text:p>
          </table:table-cell>
          <table:table-cell table:formula="of:=IF([.J432]&lt;10;&quot;&lt;10&quot;;IF([.J432]&lt;20; &quot;10-20&quot;; IF ([.J432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s. Percival (Florence Kate Whit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F433]&gt;18; &quot;adult&quot;;&quot;child&quot;)" office:value-type="string" office:string-value="child" calcext:value-type="string">
            <text:p>child</text:p>
          </table:table-cell>
          <table:table-cell table:formula="of:=IF([.J433]&lt;10;&quot;&lt;10&quot;;IF([.J433]&lt;20; &quot;10-20&quot;; IF ([.J433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s. Charles Alexander (Alice Adelaide Slow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434]&gt;18; &quot;adult&quot;;&quot;child&quot;)" office:value-type="string" office:string-value="adult" calcext:value-type="string">
            <text:p>adult</text:p>
          </table:table-cell>
          <table:table-cell table:formula="of:=IF([.J434]&lt;10;&quot;&lt;10&quot;;IF([.J434]&lt;20; &quot;10-20&quot;; IF ([.J434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lio, Mr. Nikolai Erlan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4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  <table:table-cell table:formula="of:=IF([.F435]&gt;18; &quot;adult&quot;;&quot;child&quot;)" office:value-type="string" office:string-value="child" calcext:value-type="string">
            <text:p>child</text:p>
          </table:table-cell>
          <table:table-cell table:formula="of:=IF([.J435]&lt;10;&quot;&lt;10&quot;;IF([.J435]&lt;20; &quot;10-20&quot;; IF ([.J43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ey, Mr. William Bair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  <table:table-cell table:formula="of:=IF([.F436]&gt;18; &quot;adult&quot;;&quot;child&quot;)" office:value-type="string" office:string-value="adult" calcext:value-type="string">
            <text:p>adult</text:p>
          </table:table-cell>
          <table:table-cell table:formula="of:=IF([.J436]&lt;10;&quot;&lt;10&quot;;IF([.J436]&lt;20; &quot;10-20&quot;; IF ([.J43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iss. Lucile Polk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table:formula="of:=IF([.F437]&gt;18; &quot;adult&quot;;&quot;child&quot;)" office:value-type="string" office:string-value="child" calcext:value-type="string">
            <text:p>child</text:p>
          </table:table-cell>
          <table:table-cell table:formula="of:=IF([.J437]&lt;10;&quot;&lt;10&quot;;IF([.J437]&lt;20; &quot;10-20&quot;; IF ([.J43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Doolina Margaret "Daisy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formula="of:=IF([.F438]&gt;18; &quot;adult&quot;;&quot;child&quot;)" office:value-type="string" office:string-value="adult" calcext:value-type="string">
            <text:p>adult</text:p>
          </table:table-cell>
          <table:table-cell table:formula="of:=IF([.J438]&lt;10;&quot;&lt;10&quot;;IF([.J438]&lt;20; &quot;10-20&quot;; IF ([.J43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rs. Sidney (Emily Hocking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  <table:table-cell table:formula="of:=IF([.F439]&gt;18; &quot;adult&quot;;&quot;child&quot;)" office:value-type="string" office:string-value="adult" calcext:value-type="string">
            <text:p>adult</text:p>
          </table:table-cell>
          <table:table-cell table:formula="of:=IF([.J439]&lt;10;&quot;&lt;10&quot;;IF([.J439]&lt;20; &quot;10-20&quot;; IF ([.J439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Mark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formula="of:=IF([.F440]&gt;18; &quot;adult&quot;;&quot;child&quot;)" office:value-type="string" office:string-value="adult" calcext:value-type="string">
            <text:p>adult</text:p>
          </table:table-cell>
          <table:table-cell table:formula="of:=IF([.J440]&lt;10;&quot;&lt;10&quot;;IF([.J440]&lt;20; &quot;10-20&quot;; IF ([.J440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villner, Mr. Johan Henrik Johanness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872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441]&gt;18; &quot;adult&quot;;&quot;child&quot;)" office:value-type="string" office:string-value="adult" calcext:value-type="string">
            <text:p>adult</text:p>
          </table:table-cell>
          <table:table-cell table:formula="of:=IF([.J441]&lt;10;&quot;&lt;10&quot;;IF([.J441]&lt;20; &quot;10-20&quot;; IF ([.J441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s. Benjamin (Esther Ada Bloomfiel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IF([.F442]&gt;18; &quot;adult&quot;;&quot;child&quot;)" office:value-type="string" office:string-value="adult" calcext:value-type="string">
            <text:p>adult</text:p>
          </table:table-cell>
          <table:table-cell table:formula="of:=IF([.J442]&lt;10;&quot;&lt;10&quot;;IF([.J442]&lt;20; &quot;10-20&quot;; IF ([.J442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pe, Mr. Le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9" calcext:value-type="float">
            <text:p>34576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F443]&gt;18; &quot;adult&quot;;&quot;child&quot;)" office:value-type="string" office:string-value="adult" calcext:value-type="string">
            <text:p>adult</text:p>
          </table:table-cell>
          <table:table-cell table:formula="of:=IF([.J443]&lt;10;&quot;&lt;10&quot;;IF([.J443]&lt;20; &quot;10-20&quot;; IF ([.J44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on, Mr. Johan Em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6" calcext:value-type="float">
            <text:p>34707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F444]&gt;18; &quot;adult&quot;;&quot;child&quot;)" office:value-type="string" office:string-value="adult" calcext:value-type="string">
            <text:p>adult</text:p>
          </table:table-cell>
          <table:table-cell table:formula="of:=IF([.J444]&lt;10;&quot;&lt;10&quot;;IF([.J444]&lt;20; &quot;10-20&quot;; IF ([.J44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ynaldo, Ms. Encarnacio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434" calcext:value-type="float">
            <text:p>23043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445]&gt;18; &quot;adult&quot;;&quot;child&quot;)" office:value-type="string" office:string-value="adult" calcext:value-type="string">
            <text:p>adult</text:p>
          </table:table-cell>
          <table:table-cell table:formula="of:=IF([.J445]&lt;10;&quot;&lt;10&quot;;IF([.J445]&lt;20; &quot;10-20&quot;; IF ([.J445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nesen-Bratthammer, Mr. Bern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06" calcext:value-type="float">
            <text:p>65306</text:p>
          </table:table-cell>
          <table:table-cell office:value-type="float" office:value="8.1125" calcext:value-type="float">
            <text:p>8.1125</text:p>
          </table:table-cell>
          <table:table-cell/>
          <table:table-cell office:value-type="string" calcext:value-type="string">
            <text:p>S</text:p>
          </table:table-cell>
          <table:table-cell table:formula="of:=IF([.F446]&gt;18; &quot;adult&quot;;&quot;child&quot;)" office:value-type="string" office:string-value="child" calcext:value-type="string">
            <text:p>child</text:p>
          </table:table-cell>
          <table:table-cell table:formula="of:=IF([.J446]&lt;10;&quot;&lt;10&quot;;IF([.J446]&lt;20; &quot;10-20&quot;; IF ([.J44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, Master. Washington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  <table:table-cell table:formula="of:=IF([.F447]&gt;18; &quot;adult&quot;;&quot;child&quot;)" office:value-type="string" office:string-value="child" calcext:value-type="string">
            <text:p>child</text:p>
          </table:table-cell>
          <table:table-cell table:formula="of:=IF([.J447]&lt;10;&quot;&lt;10&quot;;IF([.J447]&lt;20; &quot;10-20&quot;; IF ([.J44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iss. Madeleine Violet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  <table:table-cell table:formula="of:=IF([.F448]&gt;18; &quot;adult&quot;;&quot;child&quot;)" office:value-type="string" office:string-value="child" calcext:value-type="string">
            <text:p>child</text:p>
          </table:table-cell>
          <table:table-cell table:formula="of:=IF([.J448]&lt;10;&quot;&lt;10&quot;;IF([.J448]&lt;20; &quot;10-20&quot;; IF ([.J448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ward, Mr. Frederic Kimbe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4" calcext:value-type="float">
            <text:p>113794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IF([.F449]&gt;18; &quot;adult&quot;;&quot;child&quot;)" office:value-type="string" office:string-value="adult" calcext:value-type="string">
            <text:p>adult</text:p>
          </table:table-cell>
          <table:table-cell table:formula="of:=IF([.J449]&lt;10;&quot;&lt;10&quot;;IF([.J449]&lt;20; &quot;10-20&quot;; IF ([.J449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Marie Catherine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  <table:table-cell table:formula="of:=IF([.F450]&gt;18; &quot;adult&quot;;&quot;child&quot;)" office:value-type="string" office:string-value="child" calcext:value-type="string">
            <text:p>child</text:p>
          </table:table-cell>
          <table:table-cell table:formula="of:=IF([.J450]&lt;10;&quot;&lt;10&quot;;IF([.J450]&lt;20; &quot;10-20&quot;; IF ([.J450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uchen, Major. Arthur Godfre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6" calcext:value-type="float">
            <text:p>113786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S</text:p>
          </table:table-cell>
          <table:table-cell table:formula="of:=IF([.F451]&gt;18; &quot;adult&quot;;&quot;child&quot;)" office:value-type="string" office:string-value="adult" calcext:value-type="string">
            <text:p>adult</text:p>
          </table:table-cell>
          <table:table-cell table:formula="of:=IF([.J451]&lt;10;&quot;&lt;10&quot;;IF([.J451]&lt;20; &quot;10-20&quot;; IF ([.J45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. Edwy Arthu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  <table:table-cell table:formula="of:=IF([.F452]&gt;18; &quot;adult&quot;;&quot;child&quot;)" office:value-type="string" office:string-value="adult" calcext:value-type="string">
            <text:p>adult</text:p>
          </table:table-cell>
          <table:table-cell table:formula="of:=IF([.J452]&lt;10;&quot;&lt;10&quot;;IF([.J452]&lt;20; &quot;10-20&quot;; IF ([.J452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Ingvald Olai Ol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3" calcext:value-type="float">
            <text:p>65303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  <table:table-cell table:formula="of:=IF([.F453]&gt;18; &quot;adult&quot;;&quot;child&quot;)" office:value-type="string" office:string-value="child" calcext:value-type="string">
            <text:p>child</text:p>
          </table:table-cell>
          <table:table-cell table:formula="of:=IF([.J453]&lt;10;&quot;&lt;10&quot;;IF([.J453]&lt;20; &quot;10-20&quot;; IF ([.J453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man, Mr. Benjamin Lavental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1" calcext:value-type="float">
            <text:p>113051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C</text:p>
          </table:table-cell>
          <table:table-cell table:formula="of:=IF([.F454]&gt;18; &quot;adult&quot;;&quot;child&quot;)" office:value-type="string" office:string-value="adult" calcext:value-type="string">
            <text:p>adult</text:p>
          </table:table-cell>
          <table:table-cell table:formula="of:=IF([.J454]&lt;10;&quot;&lt;10&quot;;IF([.J454]&lt;20; &quot;10-20&quot;; IF ([.J454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. Samuel 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  <table:table-cell table:formula="of:=IF([.F455]&gt;18; &quot;adult&quot;;&quot;child&quot;)" office:value-type="string" office:string-value="adult" calcext:value-type="string">
            <text:p>adult</text:p>
          </table:table-cell>
          <table:table-cell table:formula="of:=IF([.J455]&lt;10;&quot;&lt;10&quot;;IF([.J455]&lt;20; &quot;10-20&quot;; IF ([.J455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uzzi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81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456]&gt;18; &quot;adult&quot;;&quot;child&quot;)" office:value-type="string" office:string-value="child" calcext:value-type="string">
            <text:p>child</text:p>
          </table:table-cell>
          <table:table-cell table:formula="of:=IF([.J456]&lt;10;&quot;&lt;10&quot;;IF([.J456]&lt;20; &quot;10-20&quot;; IF ([.J45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lsevac, Mr. Iv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0" calcext:value-type="float">
            <text:p>34924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formula="of:=IF([.F457]&gt;18; &quot;adult&quot;;&quot;child&quot;)" office:value-type="string" office:string-value="adult" calcext:value-type="string">
            <text:p>adult</text:p>
          </table:table-cell>
          <table:table-cell table:formula="of:=IF([.J457]&lt;10;&quot;&lt;10&quot;;IF([.J457]&lt;20; &quot;10-20&quot;; IF ([.J45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let, Mr. Francis Davi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9" calcext:value-type="float">
            <text:p>13509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S</text:p>
          </table:table-cell>
          <table:table-cell table:formula="of:=IF([.F458]&gt;18; &quot;adult&quot;;&quot;child&quot;)" office:value-type="string" office:string-value="adult" calcext:value-type="string">
            <text:p>adult</text:p>
          </table:table-cell>
          <table:table-cell table:formula="of:=IF([.J458]&lt;10;&quot;&lt;10&quot;;IF([.J458]&lt;20; &quot;10-20&quot;; IF ([.J458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nyon, Mrs. Frederick R (Mario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64" calcext:value-type="float">
            <text:p>17464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  <table:table-cell table:formula="of:=IF([.F459]&gt;18; &quot;adult&quot;;&quot;child&quot;)" office:value-type="string" office:string-value="child" calcext:value-type="string">
            <text:p>child</text:p>
          </table:table-cell>
          <table:table-cell table:formula="of:=IF([.J459]&lt;10;&quot;&lt;10&quot;;IF([.J459]&lt;20; &quot;10-20&quot;; IF ([.J45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ey, Miss. Elle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460]&gt;18; &quot;adult&quot;;&quot;child&quot;)" office:value-type="string" office:string-value="adult" calcext:value-type="string">
            <text:p>adult</text:p>
          </table:table-cell>
          <table:table-cell table:formula="of:=IF([.J460]&lt;10;&quot;&lt;10&quot;;IF([.J460]&lt;20; &quot;10-20&quot;; IF ([.J460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060" calcext:value-type="float">
            <text:p>3710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461]&gt;18; &quot;adult&quot;;&quot;child&quot;)" office:value-type="string" office:string-value="child" calcext:value-type="string">
            <text:p>child</text:p>
          </table:table-cell>
          <table:table-cell table:formula="of:=IF([.J461]&lt;10;&quot;&lt;10&quot;;IF([.J461]&lt;20; &quot;10-20&quot;; IF ([.J46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erson, Mr. Harr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52" calcext:value-type="float">
            <text:p>19952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</text:p>
          </table:table-cell>
          <table:table-cell table:formula="of:=IF([.F462]&gt;18; &quot;adult&quot;;&quot;child&quot;)" office:value-type="string" office:string-value="adult" calcext:value-type="string">
            <text:p>adult</text:p>
          </table:table-cell>
          <table:table-cell table:formula="of:=IF([.J462]&lt;10;&quot;&lt;10&quot;;IF([.J462]&lt;20; &quot;10-20&quot;; IF ([.J462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ley, Mr. William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6" calcext:value-type="float">
            <text:p>3645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463]&gt;18; &quot;adult&quot;;&quot;child&quot;)" office:value-type="string" office:string-value="adult" calcext:value-type="string">
            <text:p>adult</text:p>
          </table:table-cell>
          <table:table-cell table:formula="of:=IF([.J463]&lt;10;&quot;&lt;10&quot;;IF([.J463]&lt;20; &quot;10-20&quot;; IF ([.J46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e, Mr. Arthur H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20" calcext:value-type="float">
            <text:p>111320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E63</text:p>
          </table:table-cell>
          <table:table-cell office:value-type="string" calcext:value-type="string">
            <text:p>S</text:p>
          </table:table-cell>
          <table:table-cell table:formula="of:=IF([.F464]&gt;18; &quot;adult&quot;;&quot;child&quot;)" office:value-type="string" office:string-value="adult" calcext:value-type="string">
            <text:p>adult</text:p>
          </table:table-cell>
          <table:table-cell table:formula="of:=IF([.J464]&lt;10;&quot;&lt;10&quot;;IF([.J464]&lt;20; &quot;10-20&quot;; IF ([.J46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ling, Mr. Jacob Christia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360" calcext:value-type="float">
            <text:p>2343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465]&gt;18; &quot;adult&quot;;&quot;child&quot;)" office:value-type="string" office:string-value="adult" calcext:value-type="string">
            <text:p>adult</text:p>
          </table:table-cell>
          <table:table-cell table:formula="of:=IF([.J465]&lt;10;&quot;&lt;10&quot;;IF([.J465]&lt;20; &quot;10-20&quot;; IF ([.J465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sner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S 28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466]&gt;18; &quot;adult&quot;;&quot;child&quot;)" office:value-type="string" office:string-value="child" calcext:value-type="string">
            <text:p>child</text:p>
          </table:table-cell>
          <table:table-cell table:formula="of:=IF([.J466]&lt;10;&quot;&lt;10&quot;;IF([.J466]&lt;20; &quot;10-20&quot;; IF ([.J46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calves, Mr. Manuel Estansla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IF([.F467]&gt;18; &quot;adult&quot;;&quot;child&quot;)" office:value-type="string" office:string-value="adult" calcext:value-type="string">
            <text:p>adult</text:p>
          </table:table-cell>
          <table:table-cell table:formula="of:=IF([.J467]&lt;10;&quot;&lt;10&quot;;IF([.J467]&lt;20; &quot;10-20&quot;; IF ([.J46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bell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F468]&gt;18; &quot;adult&quot;;&quot;child&quot;)" office:value-type="string" office:string-value="child" calcext:value-type="string">
            <text:p>child</text:p>
          </table:table-cell>
          <table:table-cell table:formula="of:=IF([.J468]&lt;10;&quot;&lt;10&quot;;IF([.J468]&lt;20; &quot;10-20&quot;; IF ([.J46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, Mr. John Montgomery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2" calcext:value-type="float">
            <text:p>113792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IF([.F469]&gt;18; &quot;adult&quot;;&quot;child&quot;)" office:value-type="string" office:string-value="adult" calcext:value-type="string">
            <text:p>adult</text:p>
          </table:table-cell>
          <table:table-cell table:formula="of:=IF([.J469]&lt;10;&quot;&lt;10&quot;;IF([.J469]&lt;20; &quot;10-20&quot;; IF ([.J469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anl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09" calcext:value-type="float">
            <text:p>36209</text:p>
          </table:table-cell>
          <table:table-cell office:value-type="float" office:value="7.725" calcext:value-type="float">
            <text:p>7.725</text:p>
          </table:table-cell>
          <table:table-cell/>
          <table:table-cell office:value-type="string" calcext:value-type="string">
            <text:p>Q</text:p>
          </table:table-cell>
          <table:table-cell table:formula="of:=IF([.F470]&gt;18; &quot;adult&quot;;&quot;child&quot;)" office:value-type="string" office:string-value="child" calcext:value-type="string">
            <text:p>child</text:p>
          </table:table-cell>
          <table:table-cell table:formula="of:=IF([.J470]&lt;10;&quot;&lt;10&quot;;IF([.J470]&lt;20; &quot;10-20&quot;; IF ([.J47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Helene Barbara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  <table:table-cell table:formula="of:=IF([.F471]&gt;18; &quot;adult&quot;;&quot;child&quot;)" office:value-type="string" office:string-value="child" calcext:value-type="string">
            <text:p>child</text:p>
          </table:table-cell>
          <table:table-cell table:formula="of:=IF([.J471]&lt;10;&quot;&lt;10&quot;;IF([.J471]&lt;20; &quot;10-20&quot;; IF ([.J471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efe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592" calcext:value-type="float">
            <text:p>32359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F472]&gt;18; &quot;adult&quot;;&quot;child&quot;)" office:value-type="string" office:string-value="child" calcext:value-type="string">
            <text:p>child</text:p>
          </table:table-cell>
          <table:table-cell table:formula="of:=IF([.J472]&lt;10;&quot;&lt;10&quot;;IF([.J472]&lt;20; &quot;10-20&quot;; IF ([.J47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Luk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9" calcext:value-type="float">
            <text:p>31508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F473]&gt;18; &quot;adult&quot;;&quot;child&quot;)" office:value-type="string" office:string-value="adult" calcext:value-type="string">
            <text:p>adult</text:p>
          </table:table-cell>
          <table:table-cell table:formula="of:=IF([.J473]&lt;10;&quot;&lt;10&quot;;IF([.J473]&lt;20; &quot;10-20&quot;; IF ([.J47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s. Edwy Arthur (Ada Mary Worth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  <table:table-cell table:formula="of:=IF([.F474]&gt;18; &quot;adult&quot;;&quot;child&quot;)" office:value-type="string" office:string-value="adult" calcext:value-type="string">
            <text:p>adult</text:p>
          </table:table-cell>
          <table:table-cell table:formula="of:=IF([.J474]&lt;10;&quot;&lt;10&quot;;IF([.J474]&lt;20; &quot;10-20&quot;; IF ([.J474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wan, Mrs. Amin S (Marie Marthe Thuillard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H Basle 541</text:p>
          </table:table-cell>
          <table:table-cell office:value-type="float" office:value="13.7917" calcext:value-type="float">
            <text:p>13.79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formula="of:=IF([.F475]&gt;18; &quot;adult&quot;;&quot;child&quot;)" office:value-type="string" office:string-value="adult" calcext:value-type="string">
            <text:p>adult</text:p>
          </table:table-cell>
          <table:table-cell table:formula="of:=IF([.J475]&lt;10;&quot;&lt;10&quot;;IF([.J475]&lt;20; &quot;10-20&quot;; IF ([.J475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berg, Miss. Id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3" calcext:value-type="float">
            <text:p>7553</text:p>
          </table:table-cell>
          <table:table-cell office:value-type="float" office:value="9.8375" calcext:value-type="float">
            <text:p>9.8375</text:p>
          </table:table-cell>
          <table:table-cell/>
          <table:table-cell office:value-type="string" calcext:value-type="string">
            <text:p>S</text:p>
          </table:table-cell>
          <table:table-cell table:formula="of:=IF([.F476]&gt;18; &quot;adult&quot;;&quot;child&quot;)" office:value-type="string" office:string-value="adult" calcext:value-type="string">
            <text:p>adult</text:p>
          </table:table-cell>
          <table:table-cell table:formula="of:=IF([.J476]&lt;10;&quot;&lt;10&quot;;IF([.J476]&lt;20; &quot;10-20&quot;; IF ([.J47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fford, Mr. George Quinc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</text:p>
          </table:table-cell>
          <table:table-cell table:formula="of:=IF([.F477]&gt;18; &quot;adult&quot;;&quot;child&quot;)" office:value-type="string" office:string-value="child" calcext:value-type="string">
            <text:p>child</text:p>
          </table:table-cell>
          <table:table-cell table:formula="of:=IF([.J477]&lt;10;&quot;&lt;10&quot;;IF([.J477]&lt;20; &quot;10-20&quot;; IF ([.J47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. Peter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IF([.F478]&gt;18; &quot;adult&quot;;&quot;child&quot;)" office:value-type="string" office:string-value="adult" calcext:value-type="string">
            <text:p>adult</text:p>
          </table:table-cell>
          <table:table-cell table:formula="of:=IF([.J478]&lt;10;&quot;&lt;10&quot;;IF([.J478]&lt;20; &quot;10-20&quot;; IF ([.J478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Lewis Rich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60" calcext:value-type="float">
            <text:p>3460</text:p>
          </table:table-cell>
          <table:table-cell office:value-type="float" office:value="7.0458" calcext:value-type="float">
            <text:p>7.0458</text:p>
          </table:table-cell>
          <table:table-cell/>
          <table:table-cell office:value-type="string" calcext:value-type="string">
            <text:p>S</text:p>
          </table:table-cell>
          <table:table-cell table:formula="of:=IF([.F479]&gt;18; &quot;adult&quot;;&quot;child&quot;)" office:value-type="string" office:string-value="adult" calcext:value-type="string">
            <text:p>adult</text:p>
          </table:table-cell>
          <table:table-cell table:formula="of:=IF([.J479]&lt;10;&quot;&lt;10&quot;;IF([.J479]&lt;20; &quot;10-20&quot;; IF ([.J47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Nils August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60" calcext:value-type="float">
            <text:p>350060</text:p>
          </table:table-cell>
          <table:table-cell office:value-type="float" office:value="7.5208" calcext:value-type="float">
            <text:p>7.5208</text:p>
          </table:table-cell>
          <table:table-cell/>
          <table:table-cell office:value-type="string" calcext:value-type="string">
            <text:p>S</text:p>
          </table:table-cell>
          <table:table-cell table:formula="of:=IF([.F480]&gt;18; &quot;adult&quot;;&quot;child&quot;)" office:value-type="string" office:string-value="adult" calcext:value-type="string">
            <text:p>adult</text:p>
          </table:table-cell>
          <table:table-cell table:formula="of:=IF([.J480]&lt;10;&quot;&lt;10&quot;;IF([.J480]&lt;20; &quot;10-20&quot;; IF ([.J48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iss. Hildur 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01298" calcext:value-type="float">
            <text:p>3101298</text:p>
          </table:table-cell>
          <table:table-cell office:value-type="float" office:value="12.2875" calcext:value-type="float">
            <text:p>12.2875</text:p>
          </table:table-cell>
          <table:table-cell/>
          <table:table-cell office:value-type="string" calcext:value-type="string">
            <text:p>S</text:p>
          </table:table-cell>
          <table:table-cell table:formula="of:=IF([.F481]&gt;18; &quot;adult&quot;;&quot;child&quot;)" office:value-type="string" office:string-value="child" calcext:value-type="string">
            <text:p>child</text:p>
          </table:table-cell>
          <table:table-cell table:formula="of:=IF([.J481]&lt;10;&quot;&lt;10&quot;;IF([.J481]&lt;20; &quot;10-20&quot;; IF ([.J481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Harold Victor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IF([.F482]&gt;18; &quot;adult&quot;;&quot;child&quot;)" office:value-type="string" office:string-value="child" calcext:value-type="string">
            <text:p>child</text:p>
          </table:table-cell>
          <table:table-cell table:formula="of:=IF([.J482]&lt;10;&quot;&lt;10&quot;;IF([.J482]&lt;20; &quot;10-20&quot;; IF ([.J48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st, Mr. Anthony Wood "Archi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4" calcext:value-type="float">
            <text:p>2398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F483]&gt;18; &quot;adult&quot;;&quot;child&quot;)" office:value-type="string" office:string-value="child" calcext:value-type="string">
            <text:p>child</text:p>
          </table:table-cell>
          <table:table-cell table:formula="of:=IF([.J483]&lt;10;&quot;&lt;10&quot;;IF([.J483]&lt;20; &quot;10-20&quot;; IF ([.J48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use, Mr. Richard Henry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484]&gt;18; &quot;adult&quot;;&quot;child&quot;)" office:value-type="string" office:string-value="adult" calcext:value-type="string">
            <text:p>adult</text:p>
          </table:table-cell>
          <table:table-cell table:formula="of:=IF([.J484]&lt;10;&quot;&lt;10&quot;;IF([.J484]&lt;20; &quot;10-20&quot;; IF ([.J48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kula, Mrs. (Hedwig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" calcext:value-type="float">
            <text:p>4134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  <table:table-cell table:formula="of:=IF([.F485]&gt;18; &quot;adult&quot;;&quot;child&quot;)" office:value-type="string" office:string-value="adult" calcext:value-type="string">
            <text:p>adult</text:p>
          </table:table-cell>
          <table:table-cell table:formula="of:=IF([.J485]&lt;10;&quot;&lt;10&quot;;IF([.J485]&lt;20; &quot;10-20&quot;; IF ([.J48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. Dickinson 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  <table:table-cell table:formula="of:=IF([.F486]&gt;18; &quot;adult&quot;;&quot;child&quot;)" office:value-type="string" office:string-value="adult" calcext:value-type="string">
            <text:p>adult</text:p>
          </table:table-cell>
          <table:table-cell table:formula="of:=IF([.J486]&lt;10;&quot;&lt;10&quot;;IF([.J486]&lt;20; &quot;10-20&quot;; IF ([.J48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Jeanni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formula="of:=IF([.F487]&gt;18; &quot;adult&quot;;&quot;child&quot;)" office:value-type="string" office:string-value="child" calcext:value-type="string">
            <text:p>child</text:p>
          </table:table-cell>
          <table:table-cell table:formula="of:=IF([.J487]&lt;10;&quot;&lt;10&quot;;IF([.J487]&lt;20; &quot;10-20&quot;; IF ([.J487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s. Frederick Maxfield (Jane Anne Forby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  <table:table-cell table:formula="of:=IF([.F488]&gt;18; &quot;adult&quot;;&quot;child&quot;)" office:value-type="string" office:string-value="adult" calcext:value-type="string">
            <text:p>adult</text:p>
          </table:table-cell>
          <table:table-cell table:formula="of:=IF([.J488]&lt;10;&quot;&lt;10&quot;;IF([.J488]&lt;20; &quot;10-20&quot;; IF ([.J48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t, Mr. Edward Austin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71" calcext:value-type="float">
            <text:p>11771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C</text:p>
          </table:table-cell>
          <table:table-cell table:formula="of:=IF([.F489]&gt;18; &quot;adult&quot;;&quot;child&quot;)" office:value-type="string" office:string-value="adult" calcext:value-type="string">
            <text:p>adult</text:p>
          </table:table-cell>
          <table:table-cell table:formula="of:=IF([.J489]&lt;10;&quot;&lt;10&quot;;IF([.J489]&lt;20; &quot;10-20&quot;; IF ([.J489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rton, Mr. Francis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850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490]&gt;18; &quot;adult&quot;;&quot;child&quot;)" office:value-type="string" office:string-value="adult" calcext:value-type="string">
            <text:p>adult</text:p>
          </table:table-cell>
          <table:table-cell table:formula="of:=IF([.J490]&lt;10;&quot;&lt;10&quot;;IF([.J490]&lt;20; &quot;10-20&quot;; IF ([.J49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Eden Leslie "Nevill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  <table:table-cell table:formula="of:=IF([.F491]&gt;18; &quot;adult&quot;;&quot;child&quot;)" office:value-type="string" office:string-value="child" calcext:value-type="string">
            <text:p>child</text:p>
          </table:table-cell>
          <table:table-cell table:formula="of:=IF([.J491]&lt;10;&quot;&lt;10&quot;;IF([.J491]&lt;20; &quot;10-20&quot;; IF ([.J491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Konrad Mathias Reier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4" calcext:value-type="float">
            <text:p>65304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  <table:table-cell table:formula="of:=IF([.F492]&gt;18; &quot;adult&quot;;&quot;child&quot;)" office:value-type="string" office:string-value="child" calcext:value-type="string">
            <text:p>child</text:p>
          </table:table-cell>
          <table:table-cell table:formula="of:=IF([.J492]&lt;10;&quot;&lt;10&quot;;IF([.J492]&lt;20; &quot;10-20&quot;; IF ([.J492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elov, Mr. Ein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F493]&gt;18; &quot;adult&quot;;&quot;child&quot;)" office:value-type="string" office:string-value="adult" calcext:value-type="string">
            <text:p>adult</text:p>
          </table:table-cell>
          <table:table-cell table:formula="of:=IF([.J493]&lt;10;&quot;&lt;10&quot;;IF([.J493]&lt;20; &quot;10-20&quot;; IF ([.J49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son, Mr. Harry Marklan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7" calcext:value-type="float">
            <text:p>113787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S</text:p>
          </table:table-cell>
          <table:table-cell table:formula="of:=IF([.F494]&gt;18; &quot;adult&quot;;&quot;child&quot;)" office:value-type="string" office:string-value="adult" calcext:value-type="string">
            <text:p>adult</text:p>
          </table:table-cell>
          <table:table-cell table:formula="of:=IF([.J494]&lt;10;&quot;&lt;10&quot;;IF([.J494]&lt;20; &quot;10-20&quot;; IF ([.J49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agaveytia, Mr. Ramon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9</text:p>
          </table:table-cell>
          <table:table-cell office:value-type="float" office:value="49.5042" calcext:value-type="float">
            <text:p>49.5042</text:p>
          </table:table-cell>
          <table:table-cell/>
          <table:table-cell office:value-type="string" calcext:value-type="string">
            <text:p>C</text:p>
          </table:table-cell>
          <table:table-cell table:formula="of:=IF([.F495]&gt;18; &quot;adult&quot;;&quot;child&quot;)" office:value-type="string" office:string-value="adult" calcext:value-type="string">
            <text:p>adult</text:p>
          </table:table-cell>
          <table:table-cell table:formula="of:=IF([.J495]&lt;10;&quot;&lt;10&quot;;IF([.J495]&lt;20; &quot;10-20&quot;; IF ([.J495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r. Edward Rol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538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496]&gt;18; &quot;adult&quot;;&quot;child&quot;)" office:value-type="string" office:string-value="adult" calcext:value-type="string">
            <text:p>adult</text:p>
          </table:table-cell>
          <table:table-cell table:formula="of:=IF([.J496]&lt;10;&quot;&lt;10&quot;;IF([.J496]&lt;20; &quot;10-20&quot;; IF ([.J49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seff, Mr. Geri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  <table:table-cell table:formula="of:=IF([.F497]&gt;18; &quot;adult&quot;;&quot;child&quot;)" office:value-type="string" office:string-value="child" calcext:value-type="string">
            <text:p>child</text:p>
          </table:table-cell>
          <table:table-cell table:formula="of:=IF([.J497]&lt;10;&quot;&lt;10&quot;;IF([.J497]&lt;20; &quot;10-20&quot;; IF ([.J497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stis, Miss. Elizabeth Mussey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  <table:table-cell table:formula="of:=IF([.F498]&gt;18; &quot;adult&quot;;&quot;child&quot;)" office:value-type="string" office:string-value="adult" calcext:value-type="string">
            <text:p>adult</text:p>
          </table:table-cell>
          <table:table-cell table:formula="of:=IF([.J498]&lt;10;&quot;&lt;10&quot;;IF([.J498]&lt;20; &quot;10-20&quot;; IF ([.J49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lard, Mr. Frederick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</text:p>
          </table:table-cell>
          <table:table-cell table:formula="of:=IF([.F499]&gt;18; &quot;adult&quot;;&quot;child&quot;)" office:value-type="string" office:string-value="child" calcext:value-type="string">
            <text:p>child</text:p>
          </table:table-cell>
          <table:table-cell table:formula="of:=IF([.J499]&lt;10;&quot;&lt;10&quot;;IF([.J499]&lt;20; &quot;10-20&quot;; IF ([.J499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rs. Hudson J C (Bessie Waldo Daniels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formula="of:=IF([.F500]&gt;18; &quot;adult&quot;;&quot;child&quot;)" office:value-type="string" office:string-value="adult" calcext:value-type="string">
            <text:p>adult</text:p>
          </table:table-cell>
          <table:table-cell table:formula="of:=IF([.J500]&lt;10;&quot;&lt;10&quot;;IF([.J500]&lt;20; &quot;10-20&quot;; IF ([.J500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Olof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5" calcext:value-type="float">
            <text:p>350035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IF([.F501]&gt;18; &quot;adult&quot;;&quot;child&quot;)" office:value-type="string" office:string-value="adult" calcext:value-type="string">
            <text:p>adult</text:p>
          </table:table-cell>
          <table:table-cell table:formula="of:=IF([.J501]&lt;10;&quot;&lt;10&quot;;IF([.J501]&lt;20; &quot;10-20&quot;; IF ([.J50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Peta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6" calcext:value-type="float">
            <text:p>31508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F502]&gt;18; &quot;adult&quot;;&quot;child&quot;)" office:value-type="string" office:string-value="child" calcext:value-type="string">
            <text:p>child</text:p>
          </table:table-cell>
          <table:table-cell table:formula="of:=IF([.J502]&lt;10;&quot;&lt;10&quot;;IF([.J502]&lt;20; &quot;10-20&quot;; IF ([.J50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iss. Mar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46" calcext:value-type="float">
            <text:p>36484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503]&gt;18; &quot;adult&quot;;&quot;child&quot;)" office:value-type="string" office:string-value="adult" calcext:value-type="string">
            <text:p>adult</text:p>
          </table:table-cell>
          <table:table-cell table:formula="of:=IF([.J503]&lt;10;&quot;&lt;10&quot;;IF([.J503]&lt;20; &quot;10-20&quot;; IF ([.J50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Sullivan, Miss. Bridget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09" calcext:value-type="float">
            <text:p>330909</text:p>
          </table:table-cell>
          <table:table-cell office:value-type="float" office:value="7.6292" calcext:value-type="float">
            <text:p>7.6292</text:p>
          </table:table-cell>
          <table:table-cell/>
          <table:table-cell office:value-type="string" calcext:value-type="string">
            <text:p>Q</text:p>
          </table:table-cell>
          <table:table-cell table:formula="of:=IF([.F504]&gt;18; &quot;adult&quot;;&quot;child&quot;)" office:value-type="string" office:string-value="child" calcext:value-type="string">
            <text:p>child</text:p>
          </table:table-cell>
          <table:table-cell table:formula="of:=IF([.J504]&lt;10;&quot;&lt;10&quot;;IF([.J504]&lt;20; &quot;10-20&quot;; IF ([.J50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itinen, Miss. Kristina Sofi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5" calcext:value-type="float">
            <text:p>4135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  <table:table-cell table:formula="of:=IF([.F505]&gt;18; &quot;adult&quot;;&quot;child&quot;)" office:value-type="string" office:string-value="adult" calcext:value-type="string">
            <text:p>adult</text:p>
          </table:table-cell>
          <table:table-cell table:formula="of:=IF([.J505]&lt;10;&quot;&lt;10&quot;;IF([.J505]&lt;20; &quot;10-20&quot;; IF ([.J50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oni, Miss. Robert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9</text:p>
          </table:table-cell>
          <table:table-cell office:value-type="string" calcext:value-type="string">
            <text:p>S</text:p>
          </table:table-cell>
          <table:table-cell table:formula="of:=IF([.F506]&gt;18; &quot;adult&quot;;&quot;child&quot;)" office:value-type="string" office:string-value="child" calcext:value-type="string">
            <text:p>child</text:p>
          </table:table-cell>
          <table:table-cell table:formula="of:=IF([.J506]&lt;10;&quot;&lt;10&quot;;IF([.J506]&lt;20; &quot;10-20&quot;; IF ([.J50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asco y Castellana, Mr. Victor de Satod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  <table:table-cell table:formula="of:=IF([.F507]&gt;18; &quot;adult&quot;;&quot;child&quot;)" office:value-type="string" office:string-value="child" calcext:value-type="string">
            <text:p>child</text:p>
          </table:table-cell>
          <table:table-cell table:formula="of:=IF([.J507]&lt;10;&quot;&lt;10&quot;;IF([.J507]&lt;20; &quot;10-20&quot;; IF ([.J50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rs. Frederick Charles (Jane Rich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508]&gt;18; &quot;adult&quot;;&quot;child&quot;)" office:value-type="string" office:string-value="adult" calcext:value-type="string">
            <text:p>adult</text:p>
          </table:table-cell>
          <table:table-cell table:formula="of:=IF([.J508]&lt;10;&quot;&lt;10&quot;;IF([.J508]&lt;20; &quot;10-20&quot;; IF ([.J508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dley, Mr. George ("George Arthur Brayton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427" calcext:value-type="float">
            <text:p>11142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IF([.F509]&gt;18; &quot;adult&quot;;&quot;child&quot;)" office:value-type="string" office:string-value="child" calcext:value-type="string">
            <text:p>child</text:p>
          </table:table-cell>
          <table:table-cell table:formula="of:=IF([.J509]&lt;10;&quot;&lt;10&quot;;IF([.J509]&lt;20; &quot;10-20&quot;; IF ([.J509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Henry Margid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  <table:table-cell table:formula="of:=IF([.F510]&gt;18; &quot;adult&quot;;&quot;child&quot;)" office:value-type="string" office:string-value="adult" calcext:value-type="string">
            <text:p>adult</text:p>
          </table:table-cell>
          <table:table-cell table:formula="of:=IF([.J510]&lt;10;&quot;&lt;10&quot;;IF([.J510]&lt;20; &quot;10-20&quot;; IF ([.J510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g, Mr. Fang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IF([.F511]&gt;18; &quot;adult&quot;;&quot;child&quot;)" office:value-type="string" office:string-value="adult" calcext:value-type="string">
            <text:p>adult</text:p>
          </table:table-cell>
          <table:table-cell table:formula="of:=IF([.J511]&lt;10;&quot;&lt;10&quot;;IF([.J511]&lt;20; &quot;10-20&quot;; IF ([.J51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r. Eugene Patric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1" calcext:value-type="float">
            <text:p>3826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512]&gt;18; &quot;adult&quot;;&quot;child&quot;)" office:value-type="string" office:string-value="adult" calcext:value-type="string">
            <text:p>adult</text:p>
          </table:table-cell>
          <table:table-cell table:formula="of:=IF([.J512]&lt;10;&quot;&lt;10&quot;;IF([.J512]&lt;20; &quot;10-20&quot;; IF ([.J51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bber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513]&gt;18; &quot;adult&quot;;&quot;child&quot;)" office:value-type="string" office:string-value="child" calcext:value-type="string">
            <text:p>child</text:p>
          </table:table-cell>
          <table:table-cell table:formula="of:=IF([.J513]&lt;10;&quot;&lt;10&quot;;IF([.J513]&lt;20; &quot;10-20&quot;; IF ([.J51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cGough, Mr. James Ro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3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  <table:table-cell table:formula="of:=IF([.F514]&gt;18; &quot;adult&quot;;&quot;child&quot;)" office:value-type="string" office:string-value="adult" calcext:value-type="string">
            <text:p>adult</text:p>
          </table:table-cell>
          <table:table-cell table:formula="of:=IF([.J514]&lt;10;&quot;&lt;10&quot;;IF([.J514]&lt;20; &quot;10-20&quot;; IF ([.J514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schild, Mrs. Martin (Elizabeth L. Barrett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  <table:table-cell table:formula="of:=IF([.F515]&gt;18; &quot;adult&quot;;&quot;child&quot;)" office:value-type="string" office:string-value="adult" calcext:value-type="string">
            <text:p>adult</text:p>
          </table:table-cell>
          <table:table-cell table:formula="of:=IF([.J515]&lt;10;&quot;&lt;10&quot;;IF([.J515]&lt;20; &quot;10-20&quot;; IF ([.J515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Sati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9" calcext:value-type="float">
            <text:p>349209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  <table:table-cell table:formula="of:=IF([.F516]&gt;18; &quot;adult&quot;;&quot;child&quot;)" office:value-type="string" office:string-value="adult" calcext:value-type="string">
            <text:p>adult</text:p>
          </table:table-cell>
          <table:table-cell table:formula="of:=IF([.J516]&lt;10;&quot;&lt;10&quot;;IF([.J516]&lt;20; &quot;10-20&quot;; IF ([.J51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er, Mr. William Anderso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7" calcext:value-type="float">
            <text:p>36967</text:p>
          </table:table-cell>
          <table:table-cell office:value-type="float" office:value="34.0208" calcext:value-type="float">
            <text:p>34.020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S</text:p>
          </table:table-cell>
          <table:table-cell table:formula="of:=IF([.F517]&gt;18; &quot;adult&quot;;&quot;child&quot;)" office:value-type="string" office:string-value="adult" calcext:value-type="string">
            <text:p>adult</text:p>
          </table:table-cell>
          <table:table-cell table:formula="of:=IF([.J517]&lt;10;&quot;&lt;10&quot;;IF([.J517]&lt;20; &quot;10-20&quot;; IF ([.J51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more, Mrs. (Amelia Milley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26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table:formula="of:=IF([.F518]&gt;18; &quot;adult&quot;;&quot;child&quot;)" office:value-type="string" office:string-value="adult" calcext:value-type="string">
            <text:p>adult</text:p>
          </table:table-cell>
          <table:table-cell table:formula="of:=IF([.J518]&lt;10;&quot;&lt;10&quot;;IF([.J518]&lt;20; &quot;10-20&quot;; IF ([.J518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  <table:table-cell table:formula="of:=IF([.F519]&gt;18; &quot;adult&quot;;&quot;child&quot;)" office:value-type="string" office:string-value="child" calcext:value-type="string">
            <text:p>child</text:p>
          </table:table-cell>
          <table:table-cell table:formula="of:=IF([.J519]&lt;10;&quot;&lt;10&quot;;IF([.J519]&lt;20; &quot;10-20&quot;; IF ([.J519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s. William A (Florence "Mary" Agnes Hughes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520]&gt;18; &quot;adult&quot;;&quot;child&quot;)" office:value-type="string" office:string-value="adult" calcext:value-type="string">
            <text:p>adult</text:p>
          </table:table-cell>
          <table:table-cell table:formula="of:=IF([.J520]&lt;10;&quot;&lt;10&quot;;IF([.J520]&lt;20; &quot;10-20&quot;; IF ([.J520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ic, Mr. Stef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2" calcext:value-type="float">
            <text:p>34924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521]&gt;18; &quot;adult&quot;;&quot;child&quot;)" office:value-type="string" office:string-value="adult" calcext:value-type="string">
            <text:p>adult</text:p>
          </table:table-cell>
          <table:table-cell table:formula="of:=IF([.J521]&lt;10;&quot;&lt;10&quot;;IF([.J521]&lt;20; &quot;10-20&quot;; IF ([.J52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reault, Miss. An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73</text:p>
          </table:table-cell>
          <table:table-cell office:value-type="string" calcext:value-type="string">
            <text:p>S</text:p>
          </table:table-cell>
          <table:table-cell table:formula="of:=IF([.F522]&gt;18; &quot;adult&quot;;&quot;child&quot;)" office:value-type="string" office:string-value="adult" calcext:value-type="string">
            <text:p>adult</text:p>
          </table:table-cell>
          <table:table-cell table:formula="of:=IF([.J522]&lt;10;&quot;&lt;10&quot;;IF([.J522]&lt;20; &quot;10-20&quot;; IF ([.J52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vk, Mr. Ja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2" calcext:value-type="float">
            <text:p>34925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523]&gt;18; &quot;adult&quot;;&quot;child&quot;)" office:value-type="string" office:string-value="adult" calcext:value-type="string">
            <text:p>adult</text:p>
          </table:table-cell>
          <table:table-cell table:formula="of:=IF([.J523]&lt;10;&quot;&lt;10&quot;;IF([.J523]&lt;20; &quot;10-20&quot;; IF ([.J52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houd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4" calcext:value-type="float">
            <text:p>262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F524]&gt;18; &quot;adult&quot;;&quot;child&quot;)" office:value-type="string" office:string-value="child" calcext:value-type="string">
            <text:p>child</text:p>
          </table:table-cell>
          <table:table-cell table:formula="of:=IF([.J524]&lt;10;&quot;&lt;10&quot;;IF([.J524]&lt;20; &quot;10-20&quot;; IF ([.J52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rs. Louis Albert (Ida Sophia Fischer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  <table:table-cell table:formula="of:=IF([.F525]&gt;18; &quot;adult&quot;;&quot;child&quot;)" office:value-type="string" office:string-value="adult" calcext:value-type="string">
            <text:p>adult</text:p>
          </table:table-cell>
          <table:table-cell table:formula="of:=IF([.J525]&lt;10;&quot;&lt;10&quot;;IF([.J525]&lt;20; &quot;10-20&quot;; IF ([.J525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ssem, Mr. Far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F526]&gt;18; &quot;adult&quot;;&quot;child&quot;)" office:value-type="string" office:string-value="child" calcext:value-type="string">
            <text:p>child</text:p>
          </table:table-cell>
          <table:table-cell table:formula="of:=IF([.J526]&lt;10;&quot;&lt;10&quot;;IF([.J526]&lt;20; &quot;10-20&quot;; IF ([.J52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rell, Mr.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2" calcext:value-type="float">
            <text:p>36723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527]&gt;18; &quot;adult&quot;;&quot;child&quot;)" office:value-type="string" office:string-value="adult" calcext:value-type="string">
            <text:p>adult</text:p>
          </table:table-cell>
          <table:table-cell table:formula="of:=IF([.J527]&lt;10;&quot;&lt;10&quot;;IF([.J527]&lt;20; &quot;10-20&quot;; IF ([.J52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sdale, Miss. Lucy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5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528]&gt;18; &quot;adult&quot;;&quot;child&quot;)" office:value-type="string" office:string-value="adult" calcext:value-type="string">
            <text:p>adult</text:p>
          </table:table-cell>
          <table:table-cell table:formula="of:=IF([.J528]&lt;10;&quot;&lt;10&quot;;IF([.J528]&lt;20; &quot;10-20&quot;; IF ([.J528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thing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95</text:p>
          </table:table-cell>
          <table:table-cell office:value-type="string" calcext:value-type="string">
            <text:p>S</text:p>
          </table:table-cell>
          <table:table-cell table:formula="of:=IF([.F529]&gt;18; &quot;adult&quot;;&quot;child&quot;)" office:value-type="string" office:string-value="child" calcext:value-type="string">
            <text:p>child</text:p>
          </table:table-cell>
          <table:table-cell table:formula="of:=IF([.J529]&lt;10;&quot;&lt;10&quot;;IF([.J529]&lt;20; &quot;10-20&quot;; IF ([.J52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onen, Mr. Johan Wern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6" calcext:value-type="float">
            <text:p>310129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530]&gt;18; &quot;adult&quot;;&quot;child&quot;)" office:value-type="string" office:string-value="adult" calcext:value-type="string">
            <text:p>adult</text:p>
          </table:table-cell>
          <table:table-cell table:formula="of:=IF([.J530]&lt;10;&quot;&lt;10&quot;;IF([.J530]&lt;20; &quot;10-20&quot;; IF ([.J53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Richard Georg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104" calcext:value-type="float">
            <text:p>2910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formula="of:=IF([.F531]&gt;18; &quot;adult&quot;;&quot;child&quot;)" office:value-type="string" office:string-value="adult" calcext:value-type="string">
            <text:p>adult</text:p>
          </table:table-cell>
          <table:table-cell table:formula="of:=IF([.J531]&lt;10;&quot;&lt;10&quot;;IF([.J531]&lt;20; &quot;10-20&quot;; IF ([.J531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Phyllis May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532]&gt;18; &quot;adult&quot;;&quot;child&quot;)" office:value-type="string" office:string-value="child" calcext:value-type="string">
            <text:p>child</text:p>
          </table:table-cell>
          <table:table-cell table:formula="of:=IF([.J532]&lt;10;&quot;&lt;10&quot;;IF([.J532]&lt;20; &quot;10-20&quot;; IF ([.J532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fik, Mr. Nak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1" calcext:value-type="float">
            <text:p>264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F533]&gt;18; &quot;adult&quot;;&quot;child&quot;)" office:value-type="string" office:string-value="child" calcext:value-type="string">
            <text:p>child</text:p>
          </table:table-cell>
          <table:table-cell table:formula="of:=IF([.J533]&lt;10;&quot;&lt;10&quot;;IF([.J533]&lt;20; &quot;10-20&quot;; IF ([.J53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0" calcext:value-type="float">
            <text:p>269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F534]&gt;18; &quot;adult&quot;;&quot;child&quot;)" office:value-type="string" office:string-value="child" calcext:value-type="string">
            <text:p>child</text:p>
          </table:table-cell>
          <table:table-cell table:formula="of:=IF([.J534]&lt;10;&quot;&lt;10&quot;;IF([.J534]&lt;20; &quot;10-20&quot;; IF ([.J53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rs. Catherine (Catherine Riz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/>
          <table:table-cell office:value-type="string" calcext:value-type="string">
            <text:p>C</text:p>
          </table:table-cell>
          <table:table-cell table:formula="of:=IF([.F535]&gt;18; &quot;adult&quot;;&quot;child&quot;)" office:value-type="string" office:string-value="child" calcext:value-type="string">
            <text:p>child</text:p>
          </table:table-cell>
          <table:table-cell table:formula="of:=IF([.J535]&lt;10;&quot;&lt;10&quot;;IF([.J535]&lt;20; &quot;10-20&quot;; IF ([.J535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rij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4" calcext:value-type="float">
            <text:p>31508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F536]&gt;18; &quot;adult&quot;;&quot;child&quot;)" office:value-type="string" office:string-value="adult" calcext:value-type="string">
            <text:p>adult</text:p>
          </table:table-cell>
          <table:table-cell table:formula="of:=IF([.J536]&lt;10;&quot;&lt;10&quot;;IF([.J536]&lt;20; &quot;10-20&quot;; IF ([.J53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iss. Eva Miriam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IF([.F537]&gt;18; &quot;adult&quot;;&quot;child&quot;)" office:value-type="string" office:string-value="child" calcext:value-type="string">
            <text:p>child</text:p>
          </table:table-cell>
          <table:table-cell table:formula="of:=IF([.J537]&lt;10;&quot;&lt;10&quot;;IF([.J537]&lt;20; &quot;10-20&quot;; IF ([.J537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, Major. Archibald Willingham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0" calcext:value-type="float">
            <text:p>113050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</text:p>
          </table:table-cell>
          <table:table-cell table:formula="of:=IF([.F538]&gt;18; &quot;adult&quot;;&quot;child&quot;)" office:value-type="string" office:string-value="adult" calcext:value-type="string">
            <text:p>adult</text:p>
          </table:table-cell>
          <table:table-cell table:formula="of:=IF([.J538]&lt;10;&quot;&lt;10&quot;;IF([.J538]&lt;20; &quot;10-20&quot;; IF ([.J538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Roy, Miss. Berth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/>
          <table:table-cell office:value-type="string" calcext:value-type="string">
            <text:p>C</text:p>
          </table:table-cell>
          <table:table-cell table:formula="of:=IF([.F539]&gt;18; &quot;adult&quot;;&quot;child&quot;)" office:value-type="string" office:string-value="adult" calcext:value-type="string">
            <text:p>adult</text:p>
          </table:table-cell>
          <table:table-cell table:formula="of:=IF([.J539]&lt;10;&quot;&lt;10&quot;;IF([.J539]&lt;20; &quot;10-20&quot;; IF ([.J53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. Samuel Be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498" calcext:value-type="float">
            <text:p>364498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IF([.F540]&gt;18; &quot;adult&quot;;&quot;child&quot;)" office:value-type="string" office:string-value="child" calcext:value-type="string">
            <text:p>child</text:p>
          </table:table-cell>
          <table:table-cell table:formula="of:=IF([.J540]&lt;10;&quot;&lt;10&quot;;IF([.J540]&lt;20; &quot;10-20&quot;; IF ([.J540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, Miss. Hedwig Margarith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568" calcext:value-type="float">
            <text:p>13568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C</text:p>
          </table:table-cell>
          <table:table-cell table:formula="of:=IF([.F541]&gt;18; &quot;adult&quot;;&quot;child&quot;)" office:value-type="string" office:string-value="adult" calcext:value-type="string">
            <text:p>adult</text:p>
          </table:table-cell>
          <table:table-cell table:formula="of:=IF([.J541]&lt;10;&quot;&lt;10&quot;;IF([.J541]&lt;20; &quot;10-20&quot;; IF ([.J54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sby, Miss. Harriet 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  <table:table-cell table:formula="of:=IF([.F542]&gt;18; &quot;adult&quot;;&quot;child&quot;)" office:value-type="string" office:string-value="adult" calcext:value-type="string">
            <text:p>adult</text:p>
          </table:table-cell>
          <table:table-cell table:formula="of:=IF([.J542]&lt;10;&quot;&lt;10&quot;;IF([.J542]&lt;20; &quot;10-20&quot;; IF ([.J54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ngeborg Constanzi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IF([.F543]&gt;18; &quot;adult&quot;;&quot;child&quot;)" office:value-type="string" office:string-value="child" calcext:value-type="string">
            <text:p>child</text:p>
          </table:table-cell>
          <table:table-cell table:formula="of:=IF([.J543]&lt;10;&quot;&lt;10&quot;;IF([.J543]&lt;20; &quot;10-20&quot;; IF ([.J543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Sigrid Elisabeth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IF([.F544]&gt;18; &quot;adult&quot;;&quot;child&quot;)" office:value-type="string" office:string-value="child" calcext:value-type="string">
            <text:p>child</text:p>
          </table:table-cell>
          <table:table-cell table:formula="of:=IF([.J544]&lt;10;&quot;&lt;10&quot;;IF([.J544]&lt;20; &quot;10-20&quot;; IF ([.J54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. Edwar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545]&gt;18; &quot;adult&quot;;&quot;child&quot;)" office:value-type="string" office:string-value="adult" calcext:value-type="string">
            <text:p>adult</text:p>
          </table:table-cell>
          <table:table-cell table:formula="of:=IF([.J545]&lt;10;&quot;&lt;10&quot;;IF([.J545]&lt;20; &quot;10-20&quot;; IF ([.J545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. Walter Donal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  <table:table-cell table:formula="of:=IF([.F546]&gt;18; &quot;adult&quot;;&quot;child&quot;)" office:value-type="string" office:string-value="adult" calcext:value-type="string">
            <text:p>adult</text:p>
          </table:table-cell>
          <table:table-cell table:formula="of:=IF([.J546]&lt;10;&quot;&lt;10&quot;;IF([.J546]&lt;20; &quot;10-20&quot;; IF ([.J54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holson, Mr. Arthur Ernest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547]&gt;18; &quot;adult&quot;;&quot;child&quot;)" office:value-type="string" office:string-value="adult" calcext:value-type="string">
            <text:p>adult</text:p>
          </table:table-cell>
          <table:table-cell table:formula="of:=IF([.J547]&lt;10;&quot;&lt;10&quot;;IF([.J547]&lt;20; &quot;10-20&quot;; IF ([.J547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s. Edward (Ethel Clarke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548]&gt;18; &quot;adult&quot;;&quot;child&quot;)" office:value-type="string" office:string-value="adult" calcext:value-type="string">
            <text:p>adult</text:p>
          </table:table-cell>
          <table:table-cell table:formula="of:=IF([.J548]&lt;10;&quot;&lt;10&quot;;IF([.J548]&lt;20; &quot;10-20&quot;; IF ([.J548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dro y Manent, Mr. Juli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6</text:p>
          </table:table-cell>
          <table:table-cell office:value-type="float" office:value="13.8625" calcext:value-type="float">
            <text:p>13.8625</text:p>
          </table:table-cell>
          <table:table-cell/>
          <table:table-cell office:value-type="string" calcext:value-type="string">
            <text:p>C</text:p>
          </table:table-cell>
          <table:table-cell table:formula="of:=IF([.F549]&gt;18; &quot;adult&quot;;&quot;child&quot;)" office:value-type="string" office:string-value="child" calcext:value-type="string">
            <text:p>child</text:p>
          </table:table-cell>
          <table:table-cell table:formula="of:=IF([.J549]&lt;10;&quot;&lt;10&quot;;IF([.J549]&lt;20; &quot;10-20&quot;; IF ([.J549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Frank Joh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  <table:table-cell table:formula="of:=IF([.F550]&gt;18; &quot;adult&quot;;&quot;child&quot;)" office:value-type="string" office:string-value="adult" calcext:value-type="string">
            <text:p>adult</text:p>
          </table:table-cell>
          <table:table-cell table:formula="of:=IF([.J550]&lt;10;&quot;&lt;10&quot;;IF([.J550]&lt;20; &quot;10-20&quot;; IF ([.J550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aster. John Morgan J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  <table:table-cell table:formula="of:=IF([.F551]&gt;18; &quot;adult&quot;;&quot;child&quot;)" office:value-type="string" office:string-value="child" calcext:value-type="string">
            <text:p>child</text:p>
          </table:table-cell>
          <table:table-cell table:formula="of:=IF([.J551]&lt;10;&quot;&lt;10&quot;;IF([.J551]&lt;20; &quot;10-20&quot;; IF ([.J55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. John Borland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C</text:p>
          </table:table-cell>
          <table:table-cell table:formula="of:=IF([.F552]&gt;18; &quot;adult&quot;;&quot;child&quot;)" office:value-type="string" office:string-value="child" calcext:value-type="string">
            <text:p>child</text:p>
          </table:table-cell>
          <table:table-cell table:formula="of:=IF([.J552]&lt;10;&quot;&lt;10&quot;;IF([.J552]&lt;20; &quot;10-20&quot;; IF ([.J55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rp, Mr. Percival James 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553]&gt;18; &quot;adult&quot;;&quot;child&quot;)" office:value-type="string" office:string-value="adult" calcext:value-type="string">
            <text:p>adult</text:p>
          </table:table-cell>
          <table:table-cell table:formula="of:=IF([.J553]&lt;10;&quot;&lt;10&quot;;IF([.J553]&lt;20; &quot;10-20&quot;; IF ([.J553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imoth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79" calcext:value-type="float">
            <text:p>33097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  <table:table-cell table:formula="of:=IF([.F554]&gt;18; &quot;adult&quot;;&quot;child&quot;)" office:value-type="string" office:string-value="child" calcext:value-type="string">
            <text:p>child</text:p>
          </table:table-cell>
          <table:table-cell table:formula="of:=IF([.J554]&lt;10;&quot;&lt;10&quot;;IF([.J554]&lt;20; &quot;10-20&quot;; IF ([.J55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eni, Mr. Fahim ("Philip Zenni")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F555]&gt;18; &quot;adult&quot;;&quot;child&quot;)" office:value-type="string" office:string-value="adult" calcext:value-type="string">
            <text:p>adult</text:p>
          </table:table-cell>
          <table:table-cell table:formula="of:=IF([.J555]&lt;10;&quot;&lt;10&quot;;IF([.J555]&lt;20; &quot;10-20&quot;; IF ([.J55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hman, Miss. Veli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5" calcext:value-type="float">
            <text:p>34708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F556]&gt;18; &quot;adult&quot;;&quot;child&quot;)" office:value-type="string" office:string-value="adult" calcext:value-type="string">
            <text:p>adult</text:p>
          </table:table-cell>
          <table:table-cell table:formula="of:=IF([.J556]&lt;10;&quot;&lt;10&quot;;IF([.J556]&lt;20; &quot;10-20&quot;; IF ([.J55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ght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7" calcext:value-type="float">
            <text:p>11380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IF([.F557]&gt;18; &quot;adult&quot;;&quot;child&quot;)" office:value-type="string" office:string-value="adult" calcext:value-type="string">
            <text:p>adult</text:p>
          </table:table-cell>
          <table:table-cell table:formula="of:=IF([.J557]&lt;10;&quot;&lt;10&quot;;IF([.J557]&lt;20; &quot;10-20&quot;; IF ([.J557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Lady. (Lucille Christiana Sutherland) ("Mrs Morgan"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5" calcext:value-type="float">
            <text:p>11755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C</text:p>
          </table:table-cell>
          <table:table-cell table:formula="of:=IF([.F558]&gt;18; &quot;adult&quot;;&quot;child&quot;)" office:value-type="string" office:string-value="adult" calcext:value-type="string">
            <text:p>adult</text:p>
          </table:table-cell>
          <table:table-cell table:formula="of:=IF([.J558]&lt;10;&quot;&lt;10&quot;;IF([.J558]&lt;20; &quot;10-20&quot;; IF ([.J55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bins, Mr. Vict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  <table:table-cell table:formula="of:=IF([.F559]&gt;18; &quot;adult&quot;;&quot;child&quot;)" office:value-type="string" office:string-value="child" calcext:value-type="string">
            <text:p>child</text:p>
          </table:table-cell>
          <table:table-cell table:formula="of:=IF([.J559]&lt;10;&quot;&lt;10&quot;;IF([.J559]&lt;20; &quot;10-20&quot;; IF ([.J55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rs. Emil (Tillie Mandelbaum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  <table:table-cell table:formula="of:=IF([.F560]&gt;18; &quot;adult&quot;;&quot;child&quot;)" office:value-type="string" office:string-value="adult" calcext:value-type="string">
            <text:p>adult</text:p>
          </table:table-cell>
          <table:table-cell table:formula="of:=IF([.J560]&lt;10;&quot;&lt;10&quot;;IF([.J560]&lt;20; &quot;10-20&quot;; IF ([.J560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s. Guillaume Joseph (Emma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72" calcext:value-type="float">
            <text:p>345572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string" calcext:value-type="string">
            <text:p>S</text:p>
          </table:table-cell>
          <table:table-cell table:formula="of:=IF([.F561]&gt;18; &quot;adult&quot;;&quot;child&quot;)" office:value-type="string" office:string-value="adult" calcext:value-type="string">
            <text:p>adult</text:p>
          </table:table-cell>
          <table:table-cell table:formula="of:=IF([.J561]&lt;10;&quot;&lt;10&quot;;IF([.J561]&lt;20; &quot;10-20&quot;; IF ([.J561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row, Mr. Thomas Row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2622" calcext:value-type="float">
            <text:p>37262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562]&gt;18; &quot;adult&quot;;&quot;child&quot;)" office:value-type="string" office:string-value="child" calcext:value-type="string">
            <text:p>child</text:p>
          </table:table-cell>
          <table:table-cell table:formula="of:=IF([.J562]&lt;10;&quot;&lt;10&quot;;IF([.J562]&lt;20; &quot;10-20&quot;; IF ([.J56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ic, Mr. Husei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1" calcext:value-type="float">
            <text:p>34925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563]&gt;18; &quot;adult&quot;;&quot;child&quot;)" office:value-type="string" office:string-value="adult" calcext:value-type="string">
            <text:p>adult</text:p>
          </table:table-cell>
          <table:table-cell table:formula="of:=IF([.J563]&lt;10;&quot;&lt;10&quot;;IF([.J563]&lt;20; &quot;10-20&quot;; IF ([.J56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n, Mr. Robert Dougla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629" calcext:value-type="float">
            <text:p>218629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formula="of:=IF([.F564]&gt;18; &quot;adult&quot;;&quot;child&quot;)" office:value-type="string" office:string-value="adult" calcext:value-type="string">
            <text:p>adult</text:p>
          </table:table-cell>
          <table:table-cell table:formula="of:=IF([.J564]&lt;10;&quot;&lt;10&quot;;IF([.J564]&lt;20; &quot;10-20&quot;; IF ([.J564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mon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565]&gt;18; &quot;adult&quot;;&quot;child&quot;)" office:value-type="string" office:string-value="child" calcext:value-type="string">
            <text:p>child</text:p>
          </table:table-cell>
          <table:table-cell table:formula="of:=IF([.J565]&lt;10;&quot;&lt;10&quot;;IF([.J565]&lt;20; &quot;10-20&quot;; IF ([.J56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nwell, Miss. (Marion Ogden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8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566]&gt;18; &quot;adult&quot;;&quot;child&quot;)" office:value-type="string" office:string-value="child" calcext:value-type="string">
            <text:p>child</text:p>
          </table:table-cell>
          <table:table-cell table:formula="of:=IF([.J566]&lt;10;&quot;&lt;10&quot;;IF([.J566]&lt;20; &quot;10-20&quot;; IF ([.J56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Alfred J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formula="of:=IF([.F567]&gt;18; &quot;adult&quot;;&quot;child&quot;)" office:value-type="string" office:string-value="adult" calcext:value-type="string">
            <text:p>adult</text:p>
          </table:table-cell>
          <table:table-cell table:formula="of:=IF([.J567]&lt;10;&quot;&lt;10&quot;;IF([.J567]&lt;20; &quot;10-20&quot;; IF ([.J567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ytcheff, Mr. Ili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5" calcext:value-type="float">
            <text:p>34920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568]&gt;18; &quot;adult&quot;;&quot;child&quot;)" office:value-type="string" office:string-value="adult" calcext:value-type="string">
            <text:p>adult</text:p>
          </table:table-cell>
          <table:table-cell table:formula="of:=IF([.J568]&lt;10;&quot;&lt;10&quot;;IF([.J568]&lt;20; &quot;10-20&quot;; IF ([.J56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rs. Nils (Alma Cornelia Berglund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table:formula="of:=IF([.F569]&gt;18; &quot;adult&quot;;&quot;child&quot;)" office:value-type="string" office:string-value="adult" calcext:value-type="string">
            <text:p>adult</text:p>
          </table:table-cell>
          <table:table-cell table:formula="of:=IF([.J569]&lt;10;&quot;&lt;10&quot;;IF([.J569]&lt;20; &quot;10-20&quot;; IF ([.J569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harr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6" calcext:value-type="float">
            <text:p>268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F570]&gt;18; &quot;adult&quot;;&quot;child&quot;)" office:value-type="string" office:string-value="child" calcext:value-type="string">
            <text:p>child</text:p>
          </table:table-cell>
          <table:table-cell table:formula="of:=IF([.J570]&lt;10;&quot;&lt;10&quot;;IF([.J570]&lt;20; &quot;10-20&quot;; IF ([.J57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Car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7" calcext:value-type="float">
            <text:p>35041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F571]&gt;18; &quot;adult&quot;;&quot;child&quot;)" office:value-type="string" office:string-value="adult" calcext:value-type="string">
            <text:p>adult</text:p>
          </table:table-cell>
          <table:table-cell table:formula="of:=IF([.J571]&lt;10;&quot;&lt;10&quot;;IF([.J571]&lt;20; &quot;10-20&quot;; IF ([.J57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W./PP 752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572]&gt;18; &quot;adult&quot;;&quot;child&quot;)" office:value-type="string" office:string-value="adult" calcext:value-type="string">
            <text:p>adult</text:p>
          </table:table-cell>
          <table:table-cell table:formula="of:=IF([.J572]&lt;10;&quot;&lt;10&quot;;IF([.J572]&lt;20; &quot;10-20&quot;; IF ([.J572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leton, Mrs. Edward Dale (Charlotte Lamson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  <table:table-cell table:formula="of:=IF([.F573]&gt;18; &quot;adult&quot;;&quot;child&quot;)" office:value-type="string" office:string-value="adult" calcext:value-type="string">
            <text:p>adult</text:p>
          </table:table-cell>
          <table:table-cell table:formula="of:=IF([.J573]&lt;10;&quot;&lt;10&quot;;IF([.J573]&lt;20; &quot;10-20&quot;; IF ([.J573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ynn, Mr. John Irwin ("Irving")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4</text:p>
          </table:table-cell>
          <table:table-cell office:value-type="float" office:value="26.3875" calcext:value-type="float">
            <text:p>26.3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  <table:table-cell table:formula="of:=IF([.F574]&gt;18; &quot;adult&quot;;&quot;child&quot;)" office:value-type="string" office:string-value="adult" calcext:value-type="string">
            <text:p>adult</text:p>
          </table:table-cell>
          <table:table-cell table:formula="of:=IF([.J574]&lt;10;&quot;&lt;10&quot;;IF([.J574]&lt;20; &quot;10-20&quot;; IF ([.J574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2" calcext:value-type="float">
            <text:p>1431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575]&gt;18; &quot;adult&quot;;&quot;child&quot;)" office:value-type="string" office:string-value="child" calcext:value-type="string">
            <text:p>child</text:p>
          </table:table-cell>
          <table:table-cell table:formula="of:=IF([.J575]&lt;10;&quot;&lt;10&quot;;IF([.J575]&lt;20; &quot;10-20&quot;; IF ([.J57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sh, Mr. Alfred George Joh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205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576]&gt;18; &quot;adult&quot;;&quot;child&quot;)" office:value-type="string" office:string-value="child" calcext:value-type="string">
            <text:p>child</text:p>
          </table:table-cell>
          <table:table-cell table:formula="of:=IF([.J576]&lt;10;&quot;&lt;10&quot;;IF([.J576]&lt;20; &quot;10-20&quot;; IF ([.J57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chett, Mr. Georg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IF([.F577]&gt;18; &quot;adult&quot;;&quot;child&quot;)" office:value-type="string" office:string-value="adult" calcext:value-type="string">
            <text:p>adult</text:p>
          </table:table-cell>
          <table:table-cell table:formula="of:=IF([.J577]&lt;10;&quot;&lt;10&quot;;IF([.J577]&lt;20; &quot;10-20&quot;; IF ([.J577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side, Miss. Ethel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880" calcext:value-type="float">
            <text:p>24388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578]&gt;18; &quot;adult&quot;;&quot;child&quot;)" office:value-type="string" office:string-value="adult" calcext:value-type="string">
            <text:p>adult</text:p>
          </table:table-cell>
          <table:table-cell table:formula="of:=IF([.J578]&lt;10;&quot;&lt;10&quot;;IF([.J578]&lt;20; &quot;10-20&quot;; IF ([.J578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y, Mrs. William Baird (Alice Munger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  <table:table-cell table:formula="of:=IF([.F579]&gt;18; &quot;adult&quot;;&quot;child&quot;)" office:value-type="string" office:string-value="adult" calcext:value-type="string">
            <text:p>adult</text:p>
          </table:table-cell>
          <table:table-cell table:formula="of:=IF([.J579]&lt;10;&quot;&lt;10&quot;;IF([.J579]&lt;20; &quot;10-20&quot;; IF ([.J57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s. Joseph (Maria Elia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  <table:table-cell table:formula="of:=IF([.F580]&gt;18; &quot;adult&quot;;&quot;child&quot;)" office:value-type="string" office:string-value="child" calcext:value-type="string">
            <text:p>child</text:p>
          </table:table-cell>
          <table:table-cell table:formula="of:=IF([.J580]&lt;10;&quot;&lt;10&quot;;IF([.J580]&lt;20; &quot;10-20&quot;; IF ([.J580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r. Eirii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581]&gt;18; &quot;adult&quot;;&quot;child&quot;)" office:value-type="string" office:string-value="adult" calcext:value-type="string">
            <text:p>adult</text:p>
          </table:table-cell>
          <table:table-cell table:formula="of:=IF([.J581]&lt;10;&quot;&lt;10&quot;;IF([.J581]&lt;20; &quot;10-20&quot;; IF ([.J58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iss. Julie Rachel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</text:p>
          </table:table-cell>
          <table:table-cell table:formula="of:=IF([.F582]&gt;18; &quot;adult&quot;;&quot;child&quot;)" office:value-type="string" office:string-value="adult" calcext:value-type="string">
            <text:p>adult</text:p>
          </table:table-cell>
          <table:table-cell table:formula="of:=IF([.J582]&lt;10;&quot;&lt;10&quot;;IF([.J582]&lt;20; &quot;10-20&quot;; IF ([.J58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s. John Borland (Marian Longstreth Morris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  <table:table-cell table:formula="of:=IF([.F583]&gt;18; &quot;adult&quot;;&quot;child&quot;)" office:value-type="string" office:string-value="adult" calcext:value-type="string">
            <text:p>adult</text:p>
          </table:table-cell>
          <table:table-cell table:formula="of:=IF([.J583]&lt;10;&quot;&lt;10&quot;;IF([.J583]&lt;20; &quot;10-20&quot;; IF ([.J583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wnton, Mr. William Jame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584]&gt;18; &quot;adult&quot;;&quot;child&quot;)" office:value-type="string" office:string-value="adult" calcext:value-type="string">
            <text:p>adult</text:p>
          </table:table-cell>
          <table:table-cell table:formula="of:=IF([.J584]&lt;10;&quot;&lt;10&quot;;IF([.J584]&lt;20; &quot;10-20&quot;; IF ([.J584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, Mr. John Hugo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49" calcext:value-type="float">
            <text:p>13049</text:p>
          </table:table-cell>
          <table:table-cell office:value-type="float" office:value="40.125" calcext:value-type="float">
            <text:p>40.125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C</text:p>
          </table:table-cell>
          <table:table-cell table:formula="of:=IF([.F585]&gt;18; &quot;adult&quot;;&quot;child&quot;)" office:value-type="string" office:string-value="adult" calcext:value-type="string">
            <text:p>adult</text:p>
          </table:table-cell>
          <table:table-cell table:formula="of:=IF([.J585]&lt;10;&quot;&lt;10&quot;;IF([.J585]&lt;20; &quot;10-20&quot;; IF ([.J585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ulner, Mr. Usc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11" calcext:value-type="float">
            <text:p>3411</text:p>
          </table:table-cell>
          <table:table-cell office:value-type="float" office:value="8.7125" calcext:value-type="float">
            <text:p>8.7125</text:p>
          </table:table-cell>
          <table:table-cell/>
          <table:table-cell office:value-type="string" calcext:value-type="string">
            <text:p>C</text:p>
          </table:table-cell>
          <table:table-cell table:formula="of:=IF([.F586]&gt;18; &quot;adult&quot;;&quot;child&quot;)" office:value-type="string" office:string-value="child" calcext:value-type="string">
            <text:p>child</text:p>
          </table:table-cell>
          <table:table-cell table:formula="of:=IF([.J586]&lt;10;&quot;&lt;10&quot;;IF([.J586]&lt;20; &quot;10-20&quot;; IF ([.J58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iss. Ruth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8</text:p>
          </table:table-cell>
          <table:table-cell office:value-type="string" calcext:value-type="string">
            <text:p>S</text:p>
          </table:table-cell>
          <table:table-cell table:formula="of:=IF([.F587]&gt;18; &quot;adult&quot;;&quot;child&quot;)" office:value-type="string" office:string-value="child" calcext:value-type="string">
            <text:p>child</text:p>
          </table:table-cell>
          <table:table-cell table:formula="of:=IF([.J587]&lt;10;&quot;&lt;10&quot;;IF([.J587]&lt;20; &quot;10-20&quot;; IF ([.J58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rvis, Mr. John Denzil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565" calcext:value-type="float">
            <text:p>23756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</text:p>
          </table:table-cell>
          <table:table-cell table:formula="of:=IF([.F588]&gt;18; &quot;adult&quot;;&quot;child&quot;)" office:value-type="string" office:string-value="adult" calcext:value-type="string">
            <text:p>adult</text:p>
          </table:table-cell>
          <table:table-cell table:formula="of:=IF([.J588]&lt;10;&quot;&lt;10&quot;;IF([.J588]&lt;20; &quot;10-20&quot;; IF ([.J588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-Stehli, Mr. Maxmillia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7" calcext:value-type="float">
            <text:p>13567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  <table:table-cell table:formula="of:=IF([.F589]&gt;18; &quot;adult&quot;;&quot;child&quot;)" office:value-type="string" office:string-value="adult" calcext:value-type="string">
            <text:p>adult</text:p>
          </table:table-cell>
          <table:table-cell table:formula="of:=IF([.J589]&lt;10;&quot;&lt;10&quot;;IF([.J589]&lt;20; &quot;10-20&quot;; IF ([.J58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inski, Mr. Elieze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73" calcext:value-type="float">
            <text:p>1497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590]&gt;18; &quot;adult&quot;;&quot;child&quot;)" office:value-type="string" office:string-value="adult" calcext:value-type="string">
            <text:p>adult</text:p>
          </table:table-cell>
          <table:table-cell table:formula="of:=IF([.J590]&lt;10;&quot;&lt;10&quot;;IF([.J590]&lt;20; &quot;10-20&quot;; IF ([.J59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dlin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23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591]&gt;18; &quot;adult&quot;;&quot;child&quot;)" office:value-type="string" office:string-value="child" calcext:value-type="string">
            <text:p>child</text:p>
          </table:table-cell>
          <table:table-cell table:formula="of:=IF([.J591]&lt;10;&quot;&lt;10&quot;;IF([.J591]&lt;20; &quot;10-20&quot;; IF ([.J59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tamaki, Mr. Matt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3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  <table:table-cell table:formula="of:=IF([.F592]&gt;18; &quot;adult&quot;;&quot;child&quot;)" office:value-type="string" office:string-value="adult" calcext:value-type="string">
            <text:p>adult</text:p>
          </table:table-cell>
          <table:table-cell table:formula="of:=IF([.J592]&lt;10;&quot;&lt;10&quot;;IF([.J592]&lt;20; &quot;10-20&quot;; IF ([.J59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phenson, Mrs. Walter Bertram (Martha Eustis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  <table:table-cell table:formula="of:=IF([.F593]&gt;18; &quot;adult&quot;;&quot;child&quot;)" office:value-type="string" office:string-value="adult" calcext:value-type="string">
            <text:p>adult</text:p>
          </table:table-cell>
          <table:table-cell table:formula="of:=IF([.J593]&lt;10;&quot;&lt;10&quot;;IF([.J593]&lt;20; &quot;10-20&quot;; IF ([.J593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sbury, Mr. William Jame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90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F594]&gt;18; &quot;adult&quot;;&quot;child&quot;)" office:value-type="string" office:string-value="adult" calcext:value-type="string">
            <text:p>adult</text:p>
          </table:table-cell>
          <table:table-cell table:formula="of:=IF([.J594]&lt;10;&quot;&lt;10&quot;;IF([.J594]&lt;20; &quot;10-20&quot;; IF ([.J59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4848" calcext:value-type="float">
            <text:p>36484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595]&gt;18; &quot;adult&quot;;&quot;child&quot;)" office:value-type="string" office:string-value="child" calcext:value-type="string">
            <text:p>child</text:p>
          </table:table-cell>
          <table:table-cell table:formula="of:=IF([.J595]&lt;10;&quot;&lt;10&quot;;IF([.J595]&lt;20; &quot;10-20&quot;; IF ([.J59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John Henr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596]&gt;18; &quot;adult&quot;;&quot;child&quot;)" office:value-type="string" office:string-value="adult" calcext:value-type="string">
            <text:p>adult</text:p>
          </table:table-cell>
          <table:table-cell table:formula="of:=IF([.J596]&lt;10;&quot;&lt;10&quot;;IF([.J596]&lt;20; &quot;10-20&quot;; IF ([.J596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. Jean Baptist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formula="of:=IF([.F597]&gt;18; &quot;adult&quot;;&quot;child&quot;)" office:value-type="string" office:string-value="adult" calcext:value-type="string">
            <text:p>adult</text:p>
          </table:table-cell>
          <table:table-cell table:formula="of:=IF([.J597]&lt;10;&quot;&lt;10&quot;;IF([.J597]&lt;20; &quot;10-20&quot;; IF ([.J597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itch, Miss. Jessie Wills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  <table:table-cell table:formula="of:=IF([.F598]&gt;18; &quot;adult&quot;;&quot;child&quot;)" office:value-type="string" office:string-value="child" calcext:value-type="string">
            <text:p>child</text:p>
          </table:table-cell>
          <table:table-cell table:formula="of:=IF([.J598]&lt;10;&quot;&lt;10&quot;;IF([.J598]&lt;20; &quot;10-20&quot;; IF ([.J59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Alfre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F599]&gt;18; &quot;adult&quot;;&quot;child&quot;)" office:value-type="string" office:string-value="adult" calcext:value-type="string">
            <text:p>adult</text:p>
          </table:table-cell>
          <table:table-cell table:formula="of:=IF([.J599]&lt;10;&quot;&lt;10&quot;;IF([.J599]&lt;20; &quot;10-20&quot;; IF ([.J59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64" calcext:value-type="float">
            <text:p>266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F600]&gt;18; &quot;adult&quot;;&quot;child&quot;)" office:value-type="string" office:string-value="child" calcext:value-type="string">
            <text:p>child</text:p>
          </table:table-cell>
          <table:table-cell table:formula="of:=IF([.J600]&lt;10;&quot;&lt;10&quot;;IF([.J600]&lt;20; &quot;10-20&quot;; IF ([.J60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Sir. Cosmo Edmund ("Mr Morgan")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C</text:p>
          </table:table-cell>
          <table:table-cell table:formula="of:=IF([.F601]&gt;18; &quot;adult&quot;;&quot;child&quot;)" office:value-type="string" office:string-value="adult" calcext:value-type="string">
            <text:p>adult</text:p>
          </table:table-cell>
          <table:table-cell table:formula="of:=IF([.J601]&lt;10;&quot;&lt;10&quot;;IF([.J601]&lt;20; &quot;10-20&quot;; IF ([.J60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s. Sidney Samuel (Amy Frances Christy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  <table:table-cell table:formula="of:=IF([.F602]&gt;18; &quot;adult&quot;;&quot;child&quot;)" office:value-type="string" office:string-value="adult" calcext:value-type="string">
            <text:p>adult</text:p>
          </table:table-cell>
          <table:table-cell table:formula="of:=IF([.J602]&lt;10;&quot;&lt;10&quot;;IF([.J602]&lt;20; &quot;10-20&quot;; IF ([.J602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benoff, Mr. Petc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4" calcext:value-type="float">
            <text:p>34921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603]&gt;18; &quot;adult&quot;;&quot;child&quot;)" office:value-type="string" office:string-value="child" calcext:value-type="string">
            <text:p>child</text:p>
          </table:table-cell>
          <table:table-cell table:formula="of:=IF([.J603]&lt;10;&quot;&lt;10&quot;;IF([.J603]&lt;20; &quot;10-20&quot;; IF ([.J60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ngton, Mr. Charles 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6" calcext:value-type="float">
            <text:p>113796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string" calcext:value-type="string">
            <text:p>S</text:p>
          </table:table-cell>
          <table:table-cell table:formula="of:=IF([.F604]&gt;18; &quot;adult&quot;;&quot;child&quot;)" office:value-type="string" office:string-value="child" calcext:value-type="string">
            <text:p>child</text:p>
          </table:table-cell>
          <table:table-cell table:formula="of:=IF([.J604]&lt;10;&quot;&lt;10&quot;;IF([.J604]&lt;20; &quot;10-20&quot;; IF ([.J60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ber, Mr. Ernst William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1" calcext:value-type="float">
            <text:p>36451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605]&gt;18; &quot;adult&quot;;&quot;child&quot;)" office:value-type="string" office:string-value="adult" calcext:value-type="string">
            <text:p>adult</text:p>
          </table:table-cell>
          <table:table-cell table:formula="of:=IF([.J605]&lt;10;&quot;&lt;10&quot;;IF([.J605]&lt;20; &quot;10-20&quot;; IF ([.J60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er, Mr. Harry ("Mr E Haven")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6" calcext:value-type="float">
            <text:p>111426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C</text:p>
          </table:table-cell>
          <table:table-cell table:formula="of:=IF([.F606]&gt;18; &quot;adult&quot;;&quot;child&quot;)" office:value-type="string" office:string-value="adult" calcext:value-type="string">
            <text:p>adult</text:p>
          </table:table-cell>
          <table:table-cell table:formula="of:=IF([.J606]&lt;10;&quot;&lt;10&quot;;IF([.J606]&lt;20; &quot;10-20&quot;; IF ([.J606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. Edvard Bengts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910" calcext:value-type="float">
            <text:p>349910</text:p>
          </table:table-cell>
          <table:table-cell office:value-type="float" office:value="15.55" calcext:value-type="float">
            <text:p>15.55</text:p>
          </table:table-cell>
          <table:table-cell/>
          <table:table-cell office:value-type="string" calcext:value-type="string">
            <text:p>S</text:p>
          </table:table-cell>
          <table:table-cell table:formula="of:=IF([.F607]&gt;18; &quot;adult&quot;;&quot;child&quot;)" office:value-type="string" office:string-value="adult" calcext:value-type="string">
            <text:p>adult</text:p>
          </table:table-cell>
          <table:table-cell table:formula="of:=IF([.J607]&lt;10;&quot;&lt;10&quot;;IF([.J607]&lt;20; &quot;10-20&quot;; IF ([.J607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aic, Mr. Mil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6" calcext:value-type="float">
            <text:p>34924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608]&gt;18; &quot;adult&quot;;&quot;child&quot;)" office:value-type="string" office:string-value="adult" calcext:value-type="string">
            <text:p>adult</text:p>
          </table:table-cell>
          <table:table-cell table:formula="of:=IF([.J608]&lt;10;&quot;&lt;10&quot;;IF([.J608]&lt;20; &quot;10-20&quot;; IF ([.J60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iel, Mr. Robert William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4" calcext:value-type="float">
            <text:p>113804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string" calcext:value-type="string">
            <text:p>S</text:p>
          </table:table-cell>
          <table:table-cell table:formula="of:=IF([.F609]&gt;18; &quot;adult&quot;;&quot;child&quot;)" office:value-type="string" office:string-value="adult" calcext:value-type="string">
            <text:p>adult</text:p>
          </table:table-cell>
          <table:table-cell table:formula="of:=IF([.J609]&lt;10;&quot;&lt;10&quot;;IF([.J609]&lt;20; &quot;10-20&quot;; IF ([.J60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s. Joseph (Juliette Marie Louise Lafargu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  <table:table-cell table:formula="of:=IF([.F610]&gt;18; &quot;adult&quot;;&quot;child&quot;)" office:value-type="string" office:string-value="adult" calcext:value-type="string">
            <text:p>adult</text:p>
          </table:table-cell>
          <table:table-cell table:formula="of:=IF([.J610]&lt;10;&quot;&lt;10&quot;;IF([.J610]&lt;20; &quot;10-20&quot;; IF ([.J610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utes, Miss. Elizabeth W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  <table:table-cell table:formula="of:=IF([.F611]&gt;18; &quot;adult&quot;;&quot;child&quot;)" office:value-type="string" office:string-value="adult" calcext:value-type="string">
            <text:p>adult</text:p>
          </table:table-cell>
          <table:table-cell table:formula="of:=IF([.J611]&lt;10;&quot;&lt;10&quot;;IF([.J611]&lt;20; &quot;10-20&quot;; IF ([.J61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s. Anders Johan (Alfrida Konstantia Brogre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IF([.F612]&gt;18; &quot;adult&quot;;&quot;child&quot;)" office:value-type="string" office:string-value="adult" calcext:value-type="string">
            <text:p>adult</text:p>
          </table:table-cell>
          <table:table-cell table:formula="of:=IF([.J612]&lt;10;&quot;&lt;10&quot;;IF([.J612]&lt;20; &quot;10-20&quot;; IF ([.J61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rdin, Mr. Jose Ne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5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IF([.F613]&gt;18; &quot;adult&quot;;&quot;child&quot;)" office:value-type="string" office:string-value="child" calcext:value-type="string">
            <text:p>child</text:p>
          </table:table-cell>
          <table:table-cell table:formula="of:=IF([.J613]&lt;10;&quot;&lt;10&quot;;IF([.J613]&lt;20; &quot;10-20&quot;; IF ([.J61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Margaret Ja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F614]&gt;18; &quot;adult&quot;;&quot;child&quot;)" office:value-type="string" office:string-value="child" calcext:value-type="string">
            <text:p>child</text:p>
          </table:table-cell>
          <table:table-cell table:formula="of:=IF([.J614]&lt;10;&quot;&lt;10&quot;;IF([.J614]&lt;20; &quot;10-20&quot;; IF ([.J614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ga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7" calcext:value-type="float">
            <text:p>3703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615]&gt;18; &quot;adult&quot;;&quot;child&quot;)" office:value-type="string" office:string-value="child" calcext:value-type="string">
            <text:p>child</text:p>
          </table:table-cell>
          <table:table-cell table:formula="of:=IF([.J615]&lt;10;&quot;&lt;10&quot;;IF([.J615]&lt;20; &quot;10-20&quot;; IF ([.J61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cklebank, Mr. William Alfre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2" calcext:value-type="float">
            <text:p>36451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616]&gt;18; &quot;adult&quot;;&quot;child&quot;)" office:value-type="string" office:string-value="adult" calcext:value-type="string">
            <text:p>adult</text:p>
          </table:table-cell>
          <table:table-cell table:formula="of:=IF([.J616]&lt;10;&quot;&lt;10&quot;;IF([.J616]&lt;20; &quot;10-20&quot;; IF ([.J61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Alic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  <table:table-cell table:formula="of:=IF([.F617]&gt;18; &quot;adult&quot;;&quot;child&quot;)" office:value-type="string" office:string-value="adult" calcext:value-type="string">
            <text:p>adult</text:p>
          </table:table-cell>
          <table:table-cell table:formula="of:=IF([.J617]&lt;10;&quot;&lt;10&quot;;IF([.J617]&lt;20; &quot;10-20&quot;; IF ([.J61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. Ernst Gilbert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  <table:table-cell table:formula="of:=IF([.F618]&gt;18; &quot;adult&quot;;&quot;child&quot;)" office:value-type="string" office:string-value="adult" calcext:value-type="string">
            <text:p>adult</text:p>
          </table:table-cell>
          <table:table-cell table:formula="of:=IF([.J618]&lt;10;&quot;&lt;10&quot;;IF([.J618]&lt;20; &quot;10-20&quot;; IF ([.J618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s. William Arthur (Cordelia K Stanlick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F619]&gt;18; &quot;adult&quot;;&quot;child&quot;)" office:value-type="string" office:string-value="adult" calcext:value-type="string">
            <text:p>adult</text:p>
          </table:table-cell>
          <table:table-cell table:formula="of:=IF([.J619]&lt;10;&quot;&lt;10&quot;;IF([.J619]&lt;20; &quot;10-20&quot;; IF ([.J619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iss. Marion Louise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table:formula="of:=IF([.F620]&gt;18; &quot;adult&quot;;&quot;child&quot;)" office:value-type="string" office:string-value="child" calcext:value-type="string">
            <text:p>child</text:p>
          </table:table-cell>
          <table:table-cell table:formula="of:=IF([.J620]&lt;10;&quot;&lt;10&quot;;IF([.J620]&lt;20; &quot;10-20&quot;; IF ([.J620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vey, Mr. Lawre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28" calcext:value-type="float">
            <text:p>3102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621]&gt;18; &quot;adult&quot;;&quot;child&quot;)" office:value-type="string" office:string-value="adult" calcext:value-type="string">
            <text:p>adult</text:p>
          </table:table-cell>
          <table:table-cell table:formula="of:=IF([.J621]&lt;10;&quot;&lt;10&quot;;IF([.J621]&lt;20; &quot;10-20&quot;; IF ([.J621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. Anton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IF([.F622]&gt;18; &quot;adult&quot;;&quot;child&quot;)" office:value-type="string" office:string-value="adult" calcext:value-type="string">
            <text:p>adult</text:p>
          </table:table-cell>
          <table:table-cell table:formula="of:=IF([.J622]&lt;10;&quot;&lt;10&quot;;IF([.J622]&lt;20; &quot;10-20&quot;; IF ([.J622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mball, Mr. Edwin Nelson J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  <table:table-cell table:formula="of:=IF([.F623]&gt;18; &quot;adult&quot;;&quot;child&quot;)" office:value-type="string" office:string-value="adult" calcext:value-type="string">
            <text:p>adult</text:p>
          </table:table-cell>
          <table:table-cell table:formula="of:=IF([.J623]&lt;10;&quot;&lt;10&quot;;IF([.J623]&lt;20; &quot;10-20&quot;; IF ([.J623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. Sah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  <table:table-cell table:formula="of:=IF([.F624]&gt;18; &quot;adult&quot;;&quot;child&quot;)" office:value-type="string" office:string-value="adult" calcext:value-type="string">
            <text:p>adult</text:p>
          </table:table-cell>
          <table:table-cell table:formula="of:=IF([.J624]&lt;10;&quot;&lt;10&quot;;IF([.J624]&lt;20; &quot;10-20&quot;; IF ([.J624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y Damsga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29" calcext:value-type="float">
            <text:p>35002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F625]&gt;18; &quot;adult&quot;;&quot;child&quot;)" office:value-type="string" office:string-value="adult" calcext:value-type="string">
            <text:p>adult</text:p>
          </table:table-cell>
          <table:table-cell table:formula="of:=IF([.J625]&lt;10;&quot;&lt;10&quot;;IF([.J625]&lt;20; &quot;10-20&quot;; IF ([.J62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en, Mr. David John "Dai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F626]&gt;18; &quot;adult&quot;;&quot;child&quot;)" office:value-type="string" office:string-value="adult" calcext:value-type="string">
            <text:p>adult</text:p>
          </table:table-cell>
          <table:table-cell table:formula="of:=IF([.J626]&lt;10;&quot;&lt;10&quot;;IF([.J626]&lt;20; &quot;10-20&quot;; IF ([.J626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tton, Mr. Frederick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3" calcext:value-type="float">
            <text:p>36963</text:p>
          </table:table-cell>
          <table:table-cell office:value-type="float" office:value="32.3208" calcext:value-type="float">
            <text:p>32.3208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S</text:p>
          </table:table-cell>
          <table:table-cell table:formula="of:=IF([.F627]&gt;18; &quot;adult&quot;;&quot;child&quot;)" office:value-type="string" office:string-value="adult" calcext:value-type="string">
            <text:p>adult</text:p>
          </table:table-cell>
          <table:table-cell table:formula="of:=IF([.J627]&lt;10;&quot;&lt;10&quot;;IF([.J627]&lt;20; &quot;10-20&quot;; IF ([.J62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rkland, Rev. Charles Leonard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533" calcext:value-type="float">
            <text:p>219533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  <table:table-cell table:formula="of:=IF([.F628]&gt;18; &quot;adult&quot;;&quot;child&quot;)" office:value-type="string" office:string-value="adult" calcext:value-type="string">
            <text:p>adult</text:p>
          </table:table-cell>
          <table:table-cell table:formula="of:=IF([.J628]&lt;10;&quot;&lt;10&quot;;IF([.J628]&lt;20; &quot;10-20&quot;; IF ([.J628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ley, Miss. Gretchen Fisk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</text:p>
          </table:table-cell>
          <table:table-cell table:formula="of:=IF([.F629]&gt;18; &quot;adult&quot;;&quot;child&quot;)" office:value-type="string" office:string-value="adult" calcext:value-type="string">
            <text:p>adult</text:p>
          </table:table-cell>
          <table:table-cell table:formula="of:=IF([.J629]&lt;10;&quot;&lt;10&quot;;IF([.J629]&lt;20; &quot;10-20&quot;; IF ([.J62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andyeff, Mr. Guentch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4" calcext:value-type="float">
            <text:p>34922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630]&gt;18; &quot;adult&quot;;&quot;child&quot;)" office:value-type="string" office:string-value="adult" calcext:value-type="string">
            <text:p>adult</text:p>
          </table:table-cell>
          <table:table-cell table:formula="of:=IF([.J630]&lt;10;&quot;&lt;10&quot;;IF([.J630]&lt;20; &quot;10-20&quot;; IF ([.J63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ell, Mr. Patrick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12" calcext:value-type="float">
            <text:p>33491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formula="of:=IF([.F631]&gt;18; &quot;adult&quot;;&quot;child&quot;)" office:value-type="string" office:string-value="child" calcext:value-type="string">
            <text:p>child</text:p>
          </table:table-cell>
          <table:table-cell table:formula="of:=IF([.J631]&lt;10;&quot;&lt;10&quot;;IF([.J631]&lt;20; &quot;10-20&quot;; IF ([.J63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kworth, Mr. Algernon Henry Wilson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42" calcext:value-type="float">
            <text:p>270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S</text:p>
          </table:table-cell>
          <table:table-cell table:formula="of:=IF([.F632]&gt;18; &quot;adult&quot;;&quot;child&quot;)" office:value-type="string" office:string-value="adult" calcext:value-type="string">
            <text:p>adult</text:p>
          </table:table-cell>
          <table:table-cell table:formula="of:=IF([.J632]&lt;10;&quot;&lt;10&quot;;IF([.J632]&lt;20; &quot;10-20&quot;; IF ([.J63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ahl, Mr. Johan Svensson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743" calcext:value-type="float">
            <text:p>347743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  <table:table-cell table:formula="of:=IF([.F633]&gt;18; &quot;adult&quot;;&quot;child&quot;)" office:value-type="string" office:string-value="adult" calcext:value-type="string">
            <text:p>adult</text:p>
          </table:table-cell>
          <table:table-cell table:formula="of:=IF([.J633]&lt;10;&quot;&lt;10&quot;;IF([.J633]&lt;20; &quot;10-20&quot;; IF ([.J63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helin-Maeglin, Dr. Max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4" calcext:value-type="float">
            <text:p>1321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C</text:p>
          </table:table-cell>
          <table:table-cell table:formula="of:=IF([.F634]&gt;18; &quot;adult&quot;;&quot;child&quot;)" office:value-type="string" office:string-value="adult" calcext:value-type="string">
            <text:p>adult</text:p>
          </table:table-cell>
          <table:table-cell table:formula="of:=IF([.J634]&lt;10;&quot;&lt;10&quot;;IF([.J634]&lt;20; &quot;10-20&quot;; IF ([.J63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r, Mr. William Henry Mars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2" calcext:value-type="float">
            <text:p>1120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F635]&gt;18; &quot;adult&quot;;&quot;child&quot;)" office:value-type="string" office:string-value="child" calcext:value-type="string">
            <text:p>child</text:p>
          </table:table-cell>
          <table:table-cell table:formula="of:=IF([.J635]&lt;10;&quot;&lt;10&quot;;IF([.J635]&lt;20; &quot;10-20&quot;; IF ([.J63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bel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IF([.F636]&gt;18; &quot;adult&quot;;&quot;child&quot;)" office:value-type="string" office:string-value="child" calcext:value-type="string">
            <text:p>child</text:p>
          </table:table-cell>
          <table:table-cell table:formula="of:=IF([.J636]&lt;10;&quot;&lt;10&quot;;IF([.J636]&lt;20; &quot;10-20&quot;; IF ([.J636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s, Miss. M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68" calcext:value-type="float">
            <text:p>2376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637]&gt;18; &quot;adult&quot;;&quot;child&quot;)" office:value-type="string" office:string-value="adult" calcext:value-type="string">
            <text:p>adult</text:p>
          </table:table-cell>
          <table:table-cell table:formula="of:=IF([.J637]&lt;10;&quot;&lt;10&quot;;IF([.J637]&lt;20; &quot;10-20&quot;; IF ([.J637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inonen, Mr. Antti Gustaf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638]&gt;18; &quot;adult&quot;;&quot;child&quot;)" office:value-type="string" office:string-value="adult" calcext:value-type="string">
            <text:p>adult</text:p>
          </table:table-cell>
          <table:table-cell table:formula="of:=IF([.J638]&lt;10;&quot;&lt;10&quot;;IF([.J638]&lt;20; &quot;10-20&quot;; IF ([.J63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. Harve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IF([.F639]&gt;18; &quot;adult&quot;;&quot;child&quot;)" office:value-type="string" office:string-value="adult" calcext:value-type="string">
            <text:p>adult</text:p>
          </table:table-cell>
          <table:table-cell table:formula="of:=IF([.J639]&lt;10;&quot;&lt;10&quot;;IF([.J639]&lt;20; &quot;10-20&quot;; IF ([.J639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s. Juha (Maria Emilia Ojal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IF([.F640]&gt;18; &quot;adult&quot;;&quot;child&quot;)" office:value-type="string" office:string-value="adult" calcext:value-type="string">
            <text:p>adult</text:p>
          </table:table-cell>
          <table:table-cell table:formula="of:=IF([.J640]&lt;10;&quot;&lt;10&quot;;IF([.J640]&lt;20; &quot;10-20&quot;; IF ([.J640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. Percival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F641]&gt;18; &quot;adult&quot;;&quot;child&quot;)" office:value-type="string" office:string-value="child" calcext:value-type="string">
            <text:p>child</text:p>
          </table:table-cell>
          <table:table-cell table:formula="of:=IF([.J641]&lt;10;&quot;&lt;10&quot;;IF([.J641]&lt;20; &quot;10-20&quot;; IF ([.J641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Hans Ped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0" calcext:value-type="float">
            <text:p>35005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F642]&gt;18; &quot;adult&quot;;&quot;child&quot;)" office:value-type="string" office:string-value="adult" calcext:value-type="string">
            <text:p>adult</text:p>
          </table:table-cell>
          <table:table-cell table:formula="of:=IF([.J642]&lt;10;&quot;&lt;10&quot;;IF([.J642]&lt;20; &quot;10-20&quot;; IF ([.J64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gesser, Mlle. Emm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  <table:table-cell table:formula="of:=IF([.F643]&gt;18; &quot;adult&quot;;&quot;child&quot;)" office:value-type="string" office:string-value="adult" calcext:value-type="string">
            <text:p>adult</text:p>
          </table:table-cell>
          <table:table-cell table:formula="of:=IF([.J643]&lt;10;&quot;&lt;10&quot;;IF([.J643]&lt;20; &quot;10-20&quot;; IF ([.J643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rgit Elizabet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IF([.F644]&gt;18; &quot;adult&quot;;&quot;child&quot;)" office:value-type="string" office:string-value="child" calcext:value-type="string">
            <text:p>child</text:p>
          </table:table-cell>
          <table:table-cell table:formula="of:=IF([.J644]&lt;10;&quot;&lt;10&quot;;IF([.J644]&lt;20; &quot;10-20&quot;; IF ([.J644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, Mr. Choo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IF([.F645]&gt;18; &quot;adult&quot;;&quot;child&quot;)" office:value-type="string" office:string-value="child" calcext:value-type="string">
            <text:p>child</text:p>
          </table:table-cell>
          <table:table-cell table:formula="of:=IF([.J645]&lt;10;&quot;&lt;10&quot;;IF([.J645]&lt;20; &quot;10-20&quot;; IF ([.J645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Eugenie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  <table:table-cell table:formula="of:=IF([.F646]&gt;18; &quot;adult&quot;;&quot;child&quot;)" office:value-type="string" office:string-value="child" calcext:value-type="string">
            <text:p>child</text:p>
          </table:table-cell>
          <table:table-cell table:formula="of:=IF([.J646]&lt;10;&quot;&lt;10&quot;;IF([.J646]&lt;20; &quot;10-20&quot;; IF ([.J646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. Henry Sleep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  <table:table-cell table:formula="of:=IF([.F647]&gt;18; &quot;adult&quot;;&quot;child&quot;)" office:value-type="string" office:string-value="adult" calcext:value-type="string">
            <text:p>adult</text:p>
          </table:table-cell>
          <table:table-cell table:formula="of:=IF([.J647]&lt;10;&quot;&lt;10&quot;;IF([.J647]&lt;20; &quot;10-20&quot;; IF ([.J64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Liudevi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1" calcext:value-type="float">
            <text:p>34923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648]&gt;18; &quot;adult&quot;;&quot;child&quot;)" office:value-type="string" office:string-value="adult" calcext:value-type="string">
            <text:p>adult</text:p>
          </table:table-cell>
          <table:table-cell table:formula="of:=IF([.J648]&lt;10;&quot;&lt;10&quot;;IF([.J648]&lt;20; &quot;10-20&quot;; IF ([.J64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onius-Blumer, Col. Oberst Alfons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3" calcext:value-type="float">
            <text:p>13213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C</text:p>
          </table:table-cell>
          <table:table-cell table:formula="of:=IF([.F649]&gt;18; &quot;adult&quot;;&quot;child&quot;)" office:value-type="string" office:string-value="adult" calcext:value-type="string">
            <text:p>adult</text:p>
          </table:table-cell>
          <table:table-cell table:formula="of:=IF([.J649]&lt;10;&quot;&lt;10&quot;;IF([.J649]&lt;20; &quot;10-20&quot;; IF ([.J64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y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1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formula="of:=IF([.F650]&gt;18; &quot;adult&quot;;&quot;child&quot;)" office:value-type="string" office:string-value="child" calcext:value-type="string">
            <text:p>child</text:p>
          </table:table-cell>
          <table:table-cell table:formula="of:=IF([.J650]&lt;10;&quot;&lt;10&quot;;IF([.J650]&lt;20; &quot;10-20&quot;; IF ([.J65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iss. Amy Zillah Els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. 2314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formula="of:=IF([.F651]&gt;18; &quot;adult&quot;;&quot;child&quot;)" office:value-type="string" office:string-value="adult" calcext:value-type="string">
            <text:p>adult</text:p>
          </table:table-cell>
          <table:table-cell table:formula="of:=IF([.J651]&lt;10;&quot;&lt;10&quot;;IF([.J651]&lt;20; &quot;10-20&quot;; IF ([.J65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tkoff, Mr. Mi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1" calcext:value-type="float">
            <text:p>34922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652]&gt;18; &quot;adult&quot;;&quot;child&quot;)" office:value-type="string" office:string-value="child" calcext:value-type="string">
            <text:p>child</text:p>
          </table:table-cell>
          <table:table-cell table:formula="of:=IF([.J652]&lt;10;&quot;&lt;10&quot;;IF([.J652]&lt;20; &quot;10-20&quot;; IF ([.J65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iss. Els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formula="of:=IF([.F653]&gt;18; &quot;adult&quot;;&quot;child&quot;)" office:value-type="string" office:string-value="child" calcext:value-type="string">
            <text:p>child</text:p>
          </table:table-cell>
          <table:table-cell table:formula="of:=IF([.J653]&lt;10;&quot;&lt;10&quot;;IF([.J653]&lt;20; &quot;10-20&quot;; IF ([.J653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vik, Mr. Johannes Halvor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5" calcext:value-type="float">
            <text:p>8475</text:p>
          </table:table-cell>
          <table:table-cell office:value-type="float" office:value="8.4333" calcext:value-type="float">
            <text:p>8.4333</text:p>
          </table:table-cell>
          <table:table-cell/>
          <table:table-cell office:value-type="string" calcext:value-type="string">
            <text:p>S</text:p>
          </table:table-cell>
          <table:table-cell table:formula="of:=IF([.F654]&gt;18; &quot;adult&quot;;&quot;child&quot;)" office:value-type="string" office:string-value="adult" calcext:value-type="string">
            <text:p>adult</text:p>
          </table:table-cell>
          <table:table-cell table:formula="of:=IF([.J654]&lt;10;&quot;&lt;10&quot;;IF([.J654]&lt;20; &quot;10-20&quot;; IF ([.J65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Leary, Miss. Hanora "Norah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19" calcext:value-type="float">
            <text:p>33091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  <table:table-cell table:formula="of:=IF([.F655]&gt;18; &quot;adult&quot;;&quot;child&quot;)" office:value-type="string" office:string-value="child" calcext:value-type="string">
            <text:p>child</text:p>
          </table:table-cell>
          <table:table-cell table:formula="of:=IF([.J655]&lt;10;&quot;&lt;10&quot;;IF([.J655]&lt;20; &quot;10-20&quot;; IF ([.J65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garty, Miss. Hanora "Nor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6" calcext:value-type="float">
            <text:p>365226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  <table:table-cell table:formula="of:=IF([.F656]&gt;18; &quot;adult&quot;;&quot;child&quot;)" office:value-type="string" office:string-value="child" calcext:value-type="string">
            <text:p>child</text:p>
          </table:table-cell>
          <table:table-cell table:formula="of:=IF([.J656]&lt;10;&quot;&lt;10&quot;;IF([.J656]&lt;20; &quot;10-20&quot;; IF ([.J65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onard Mar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formula="of:=IF([.F657]&gt;18; &quot;adult&quot;;&quot;child&quot;)" office:value-type="string" office:string-value="adult" calcext:value-type="string">
            <text:p>adult</text:p>
          </table:table-cell>
          <table:table-cell table:formula="of:=IF([.J657]&lt;10;&quot;&lt;10&quot;;IF([.J657]&lt;20; &quot;10-20&quot;; IF ([.J65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eff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3" calcext:value-type="float">
            <text:p>34922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658]&gt;18; &quot;adult&quot;;&quot;child&quot;)" office:value-type="string" office:string-value="child" calcext:value-type="string">
            <text:p>child</text:p>
          </table:table-cell>
          <table:table-cell table:formula="of:=IF([.J658]&lt;10;&quot;&lt;10&quot;;IF([.J658]&lt;20; &quot;10-20&quot;; IF ([.J65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s. John (Catherine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F659]&gt;18; &quot;adult&quot;;&quot;child&quot;)" office:value-type="string" office:string-value="adult" calcext:value-type="string">
            <text:p>adult</text:p>
          </table:table-cell>
          <table:table-cell table:formula="of:=IF([.J659]&lt;10;&quot;&lt;10&quot;;IF([.J659]&lt;20; &quot;10-20&quot;; IF ([.J659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temiller, Mr. George Floy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51" calcext:value-type="float">
            <text:p>2975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660]&gt;18; &quot;adult&quot;;&quot;child&quot;)" office:value-type="string" office:string-value="adult" calcext:value-type="string">
            <text:p>adult</text:p>
          </table:table-cell>
          <table:table-cell table:formula="of:=IF([.J660]&lt;10;&quot;&lt;10&quot;;IF([.J660]&lt;20; &quot;10-20&quot;; IF ([.J660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ll, Mr. Arthur Webste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C</text:p>
          </table:table-cell>
          <table:table-cell table:formula="of:=IF([.F661]&gt;18; &quot;adult&quot;;&quot;child&quot;)" office:value-type="string" office:string-value="adult" calcext:value-type="string">
            <text:p>adult</text:p>
          </table:table-cell>
          <table:table-cell table:formula="of:=IF([.J661]&lt;10;&quot;&lt;10&quot;;IF([.J661]&lt;20; &quot;10-20&quot;; IF ([.J66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Dr. Henry William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  <table:table-cell table:formula="of:=IF([.F662]&gt;18; &quot;adult&quot;;&quot;child&quot;)" office:value-type="string" office:string-value="adult" calcext:value-type="string">
            <text:p>adult</text:p>
          </table:table-cell>
          <table:table-cell table:formula="of:=IF([.J662]&lt;10;&quot;&lt;10&quot;;IF([.J662]&lt;20; &quot;10-20&quot;; IF ([.J66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t, Mr. Mohamed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F663]&gt;18; &quot;adult&quot;;&quot;child&quot;)" office:value-type="string" office:string-value="adult" calcext:value-type="string">
            <text:p>adult</text:p>
          </table:table-cell>
          <table:table-cell table:formula="of:=IF([.J663]&lt;10;&quot;&lt;10&quot;;IF([.J663]&lt;20; &quot;10-20&quot;; IF ([.J66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y, Mr. Edward Pomeroy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7" calcext:value-type="float">
            <text:p>5727</text:p>
          </table:table-cell>
          <table:table-cell office:value-type="float" office:value="25.5875" calcext:value-type="float">
            <text:p>25.5875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S</text:p>
          </table:table-cell>
          <table:table-cell table:formula="of:=IF([.F664]&gt;18; &quot;adult&quot;;&quot;child&quot;)" office:value-type="string" office:string-value="adult" calcext:value-type="string">
            <text:p>adult</text:p>
          </table:table-cell>
          <table:table-cell table:formula="of:=IF([.J664]&lt;10;&quot;&lt;10&quot;;IF([.J664]&lt;20; &quot;10-20&quot;; IF ([.J664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Peju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0" calcext:value-type="float">
            <text:p>349210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  <table:table-cell table:formula="of:=IF([.F665]&gt;18; &quot;adult&quot;;&quot;child&quot;)" office:value-type="string" office:string-value="adult" calcext:value-type="string">
            <text:p>adult</text:p>
          </table:table-cell>
          <table:table-cell table:formula="of:=IF([.J665]&lt;10;&quot;&lt;10&quot;;IF([.J665]&lt;20; &quot;10-20&quot;; IF ([.J66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qvist, Mr. Eino William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 2. 3101285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666]&gt;18; &quot;adult&quot;;&quot;child&quot;)" office:value-type="string" office:string-value="adult" calcext:value-type="string">
            <text:p>adult</text:p>
          </table:table-cell>
          <table:table-cell table:formula="of:=IF([.J666]&lt;10;&quot;&lt;10&quot;;IF([.J666]&lt;20; &quot;10-20&quot;; IF ([.J66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wis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formula="of:=IF([.F667]&gt;18; &quot;adult&quot;;&quot;child&quot;)" office:value-type="string" office:string-value="adult" calcext:value-type="string">
            <text:p>adult</text:p>
          </table:table-cell>
          <table:table-cell table:formula="of:=IF([.J667]&lt;10;&quot;&lt;10&quot;;IF([.J667]&lt;20; &quot;10-20&quot;; IF ([.J66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ler, Mr. Reginald Fen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86" calcext:value-type="float">
            <text:p>23468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668]&gt;18; &quot;adult&quot;;&quot;child&quot;)" office:value-type="string" office:string-value="adult" calcext:value-type="string">
            <text:p>adult</text:p>
          </table:table-cell>
          <table:table-cell table:formula="of:=IF([.J668]&lt;10;&quot;&lt;10&quot;;IF([.J668]&lt;20; &quot;10-20&quot;; IF ([.J668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metvedt, Mr. Knud Pau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3" calcext:value-type="float">
            <text:p>31299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F669]&gt;18; &quot;adult&quot;;&quot;child&quot;)" office:value-type="string" office:string-value="child" calcext:value-type="string">
            <text:p>child</text:p>
          </table:table-cell>
          <table:table-cell table:formula="of:=IF([.J669]&lt;10;&quot;&lt;10&quot;;IF([.J669]&lt;20; &quot;10-20&quot;; IF ([.J66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k, Mr. Jacob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3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670]&gt;18; &quot;adult&quot;;&quot;child&quot;)" office:value-type="string" office:string-value="adult" calcext:value-type="string">
            <text:p>adult</text:p>
          </table:table-cell>
          <table:table-cell table:formula="of:=IF([.J670]&lt;10;&quot;&lt;10&quot;;IF([.J670]&lt;20; &quot;10-20&quot;; IF ([.J67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s. Elmer Zebley (Juliet Cummins Wright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  <table:table-cell table:formula="of:=IF([.F671]&gt;18; &quot;adult&quot;;&quot;child&quot;)" office:value-type="string" office:string-value="child" calcext:value-type="string">
            <text:p>child</text:p>
          </table:table-cell>
          <table:table-cell table:formula="of:=IF([.J671]&lt;10;&quot;&lt;10&quot;;IF([.J671]&lt;20; &quot;10-20&quot;; IF ([.J67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s. Thomas William Solomon (Elizabeth Catherine Ford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  <table:table-cell table:formula="of:=IF([.F672]&gt;18; &quot;adult&quot;;&quot;child&quot;)" office:value-type="string" office:string-value="adult" calcext:value-type="string">
            <text:p>adult</text:p>
          </table:table-cell>
          <table:table-cell table:formula="of:=IF([.J672]&lt;10;&quot;&lt;10&quot;;IF([.J672]&lt;20; &quot;10-20&quot;; IF ([.J67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son, Mr. Thornt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  <table:table-cell table:formula="of:=IF([.F673]&gt;18; &quot;adult&quot;;&quot;child&quot;)" office:value-type="string" office:string-value="adult" calcext:value-type="string">
            <text:p>adult</text:p>
          </table:table-cell>
          <table:table-cell table:formula="of:=IF([.J673]&lt;10;&quot;&lt;10&quot;;IF([.J673]&lt;20; &quot;10-20&quot;; IF ([.J673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chell, Mr. Henry Michael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8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674]&gt;18; &quot;adult&quot;;&quot;child&quot;)" office:value-type="string" office:string-value="adult" calcext:value-type="string">
            <text:p>adult</text:p>
          </table:table-cell>
          <table:table-cell table:formula="of:=IF([.J674]&lt;10;&quot;&lt;10&quot;;IF([.J674]&lt;20; &quot;10-20&quot;; IF ([.J674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helms, Mr. Charle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0" calcext:value-type="float">
            <text:p>24427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675]&gt;18; &quot;adult&quot;;&quot;child&quot;)" office:value-type="string" office:string-value="adult" calcext:value-type="string">
            <text:p>adult</text:p>
          </table:table-cell>
          <table:table-cell table:formula="of:=IF([.J675]&lt;10;&quot;&lt;10&quot;;IF([.J675]&lt;20; &quot;10-20&quot;; IF ([.J675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son, Mr. Ennis Hasting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6" calcext:value-type="float">
            <text:p>23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F676]&gt;18; &quot;adult&quot;;&quot;child&quot;)" office:value-type="string" office:string-value="child" calcext:value-type="string">
            <text:p>child</text:p>
          </table:table-cell>
          <table:table-cell table:formula="of:=IF([.J676]&lt;10;&quot;&lt;10&quot;;IF([.J676]&lt;20; &quot;10-20&quot;; IF ([.J67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vardsson, Mr. Gustaf Hjalma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2" calcext:value-type="float">
            <text:p>34991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F677]&gt;18; &quot;adult&quot;;&quot;child&quot;)" office:value-type="string" office:string-value="child" calcext:value-type="string">
            <text:p>child</text:p>
          </table:table-cell>
          <table:table-cell table:formula="of:=IF([.J677]&lt;10;&quot;&lt;10&quot;;IF([.J677]&lt;20; &quot;10-20&quot;; IF ([.J67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wyer, Mr. Frederick Charles</text:p>
          </table:table-cell>
          <table:table-cell office:value-type="string" calcext:value-type="string">
            <text:p>male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826" calcext:value-type="float">
            <text:p>342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678]&gt;18; &quot;adult&quot;;&quot;child&quot;)" office:value-type="string" office:string-value="adult" calcext:value-type="string">
            <text:p>adult</text:p>
          </table:table-cell>
          <table:table-cell table:formula="of:=IF([.J678]&lt;10;&quot;&lt;10&quot;;IF([.J678]&lt;20; &quot;10-20&quot;; IF ([.J67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ja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8" calcext:value-type="float">
            <text:p>4138</text:p>
          </table:table-cell>
          <table:table-cell office:value-type="float" office:value="9.8417" calcext:value-type="float">
            <text:p>9.8417</text:p>
          </table:table-cell>
          <table:table-cell/>
          <table:table-cell office:value-type="string" calcext:value-type="string">
            <text:p>S</text:p>
          </table:table-cell>
          <table:table-cell table:formula="of:=IF([.F679]&gt;18; &quot;adult&quot;;&quot;child&quot;)" office:value-type="string" office:string-value="child" calcext:value-type="string">
            <text:p>child</text:p>
          </table:table-cell>
          <table:table-cell table:formula="of:=IF([.J679]&lt;10;&quot;&lt;10&quot;;IF([.J679]&lt;20; &quot;10-20&quot;; IF ([.J67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s. Frederick (Augusta Tyler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IF([.F680]&gt;18; &quot;adult&quot;;&quot;child&quot;)" office:value-type="string" office:string-value="adult" calcext:value-type="string">
            <text:p>adult</text:p>
          </table:table-cell>
          <table:table-cell table:formula="of:=IF([.J680]&lt;10;&quot;&lt;10&quot;;IF([.J680]&lt;20; &quot;10-20&quot;; IF ([.J680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deza, Mr. Thomas Drake Martinez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  <table:table-cell table:formula="of:=IF([.F681]&gt;18; &quot;adult&quot;;&quot;child&quot;)" office:value-type="string" office:string-value="adult" calcext:value-type="string">
            <text:p>adult</text:p>
          </table:table-cell>
          <table:table-cell table:formula="of:=IF([.J681]&lt;10;&quot;&lt;10&quot;;IF([.J681]&lt;20; &quot;10-20&quot;; IF ([.J68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, Miss. Kat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5" calcext:value-type="float">
            <text:p>330935</text:p>
          </table:table-cell>
          <table:table-cell office:value-type="float" office:value="8.1375" calcext:value-type="float">
            <text:p>8.1375</text:p>
          </table:table-cell>
          <table:table-cell/>
          <table:table-cell office:value-type="string" calcext:value-type="string">
            <text:p>Q</text:p>
          </table:table-cell>
          <table:table-cell table:formula="of:=IF([.F682]&gt;18; &quot;adult&quot;;&quot;child&quot;)" office:value-type="string" office:string-value="child" calcext:value-type="string">
            <text:p>child</text:p>
          </table:table-cell>
          <table:table-cell table:formula="of:=IF([.J682]&lt;10;&quot;&lt;10&quot;;IF([.J682]&lt;20; &quot;10-20&quot;; IF ([.J68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ssab, Mr. Hamma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C</text:p>
          </table:table-cell>
          <table:table-cell table:formula="of:=IF([.F683]&gt;18; &quot;adult&quot;;&quot;child&quot;)" office:value-type="string" office:string-value="adult" calcext:value-type="string">
            <text:p>adult</text:p>
          </table:table-cell>
          <table:table-cell table:formula="of:=IF([.J683]&lt;10;&quot;&lt;10&quot;;IF([.J683]&lt;20; &quot;10-20&quot;; IF ([.J683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vigen, Mr. Thor Anders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63" calcext:value-type="float">
            <text:p>6563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  <table:table-cell table:formula="of:=IF([.F684]&gt;18; &quot;adult&quot;;&quot;child&quot;)" office:value-type="string" office:string-value="adult" calcext:value-type="string">
            <text:p>adult</text:p>
          </table:table-cell>
          <table:table-cell table:formula="of:=IF([.J684]&lt;10;&quot;&lt;10&quot;;IF([.J684]&lt;20; &quot;10-20&quot;; IF ([.J68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Edwar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IF([.F685]&gt;18; &quot;adult&quot;;&quot;child&quot;)" office:value-type="string" office:string-value="child" calcext:value-type="string">
            <text:p>child</text:p>
          </table:table-cell>
          <table:table-cell table:formula="of:=IF([.J685]&lt;10;&quot;&lt;10&quot;;IF([.J685]&lt;20; &quot;10-20&quot;; IF ([.J685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. Thomas William Solomo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  <table:table-cell table:formula="of:=IF([.F686]&gt;18; &quot;adult&quot;;&quot;child&quot;)" office:value-type="string" office:string-value="adult" calcext:value-type="string">
            <text:p>adult</text:p>
          </table:table-cell>
          <table:table-cell table:formula="of:=IF([.J686]&lt;10;&quot;&lt;10&quot;;IF([.J686]&lt;20; &quot;10-20&quot;; IF ([.J68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. Joseph Philippe Lemerci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  <table:table-cell table:formula="of:=IF([.F687]&gt;18; &quot;adult&quot;;&quot;child&quot;)" office:value-type="string" office:string-value="adult" calcext:value-type="string">
            <text:p>adult</text:p>
          </table:table-cell>
          <table:table-cell table:formula="of:=IF([.J687]&lt;10;&quot;&lt;10&quot;;IF([.J687]&lt;20; &quot;10-20&quot;; IF ([.J68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Jaako Arnol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IF([.F688]&gt;18; &quot;adult&quot;;&quot;child&quot;)" office:value-type="string" office:string-value="child" calcext:value-type="string">
            <text:p>child</text:p>
          </table:table-cell>
          <table:table-cell table:formula="of:=IF([.J688]&lt;10;&quot;&lt;10&quot;;IF([.J688]&lt;20; &quot;10-20&quot;; IF ([.J68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kic, Mr. Brank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8" calcext:value-type="float">
            <text:p>349228</text:p>
          </table:table-cell>
          <table:table-cell office:value-type="float" office:value="10.1708" calcext:value-type="float">
            <text:p>10.1708</text:p>
          </table:table-cell>
          <table:table-cell/>
          <table:table-cell office:value-type="string" calcext:value-type="string">
            <text:p>S</text:p>
          </table:table-cell>
          <table:table-cell table:formula="of:=IF([.F689]&gt;18; &quot;adult&quot;;&quot;child&quot;)" office:value-type="string" office:string-value="adult" calcext:value-type="string">
            <text:p>adult</text:p>
          </table:table-cell>
          <table:table-cell table:formula="of:=IF([.J689]&lt;10;&quot;&lt;10&quot;;IF([.J689]&lt;20; &quot;10-20&quot;; IF ([.J689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cher, Mr. Eberhard Thelande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6" calcext:value-type="float">
            <text:p>350036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IF([.F690]&gt;18; &quot;adult&quot;;&quot;child&quot;)" office:value-type="string" office:string-value="child" calcext:value-type="string">
            <text:p>child</text:p>
          </table:table-cell>
          <table:table-cell table:formula="of:=IF([.J690]&lt;10;&quot;&lt;10&quot;;IF([.J690]&lt;20; &quot;10-20&quot;; IF ([.J69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dill, Miss. Georgette Alexandr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  <table:table-cell table:formula="of:=IF([.F691]&gt;18; &quot;adult&quot;;&quot;child&quot;)" office:value-type="string" office:string-value="child" calcext:value-type="string">
            <text:p>child</text:p>
          </table:table-cell>
          <table:table-cell table:formula="of:=IF([.J691]&lt;10;&quot;&lt;10&quot;;IF([.J691]&lt;20; &quot;10-20&quot;; IF ([.J69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. Albert Adri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  <table:table-cell table:formula="of:=IF([.F692]&gt;18; &quot;adult&quot;;&quot;child&quot;)" office:value-type="string" office:string-value="adult" calcext:value-type="string">
            <text:p>adult</text:p>
          </table:table-cell>
          <table:table-cell table:formula="of:=IF([.J692]&lt;10;&quot;&lt;10&quot;;IF([.J692]&lt;20; &quot;10-20&quot;; IF ([.J69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iss. Manc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256" calcext:value-type="float">
            <text:p>349256</text:p>
          </table:table-cell>
          <table:table-cell office:value-type="float" office:value="13.4167" calcext:value-type="float">
            <text:p>13.4167</text:p>
          </table:table-cell>
          <table:table-cell/>
          <table:table-cell office:value-type="string" calcext:value-type="string">
            <text:p>C</text:p>
          </table:table-cell>
          <table:table-cell table:formula="of:=IF([.F693]&gt;18; &quot;adult&quot;;&quot;child&quot;)" office:value-type="string" office:string-value="child" calcext:value-type="string">
            <text:p>child</text:p>
          </table:table-cell>
          <table:table-cell table:formula="of:=IF([.J693]&lt;10;&quot;&lt;10&quot;;IF([.J693]&lt;20; &quot;10-20&quot;; IF ([.J693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A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IF([.F694]&gt;18; &quot;adult&quot;;&quot;child&quot;)" office:value-type="string" office:string-value="child" calcext:value-type="string">
            <text:p>child</text:p>
          </table:table-cell>
          <table:table-cell table:formula="of:=IF([.J694]&lt;10;&quot;&lt;10&quot;;IF([.J694]&lt;20; &quot;10-20&quot;; IF ([.J69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Khal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2" calcext:value-type="float">
            <text:p>2672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F695]&gt;18; &quot;adult&quot;;&quot;child&quot;)" office:value-type="string" office:string-value="adult" calcext:value-type="string">
            <text:p>adult</text:p>
          </table:table-cell>
          <table:table-cell table:formula="of:=IF([.J695]&lt;10;&quot;&lt;10&quot;;IF([.J695]&lt;20; &quot;10-20&quot;; IF ([.J69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r, Col. Joh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0" calcext:value-type="float">
            <text:p>113800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IF([.F696]&gt;18; &quot;adult&quot;;&quot;child&quot;)" office:value-type="string" office:string-value="adult" calcext:value-type="string">
            <text:p>adult</text:p>
          </table:table-cell>
          <table:table-cell table:formula="of:=IF([.J696]&lt;10;&quot;&lt;10&quot;;IF([.J696]&lt;20; &quot;10-20&quot;; IF ([.J696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Charles Henr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1" calcext:value-type="float">
            <text:p>248731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formula="of:=IF([.F697]&gt;18; &quot;adult&quot;;&quot;child&quot;)" office:value-type="string" office:string-value="adult" calcext:value-type="string">
            <text:p>adult</text:p>
          </table:table-cell>
          <table:table-cell table:formula="of:=IF([.J697]&lt;10;&quot;&lt;10&quot;;IF([.J697]&lt;20; &quot;10-20&quot;; IF ([.J697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592" calcext:value-type="float">
            <text:p>3635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698]&gt;18; &quot;adult&quot;;&quot;child&quot;)" office:value-type="string" office:string-value="adult" calcext:value-type="string">
            <text:p>adult</text:p>
          </table:table-cell>
          <table:table-cell table:formula="of:=IF([.J698]&lt;10;&quot;&lt;10&quot;;IF([.J698]&lt;20; &quot;10-20&quot;; IF ([.J69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lens, Miss. Katherine "Kat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2" calcext:value-type="float">
            <text:p>3585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formula="of:=IF([.F699]&gt;18; &quot;adult&quot;;&quot;child&quot;)" office:value-type="string" office:string-value="child" calcext:value-type="string">
            <text:p>child</text:p>
          </table:table-cell>
          <table:table-cell table:formula="of:=IF([.J699]&lt;10;&quot;&lt;10&quot;;IF([.J699]&lt;20; &quot;10-20&quot;; IF ([.J69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yer, Mr. John Borlan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  <table:table-cell table:formula="of:=IF([.F700]&gt;18; &quot;adult&quot;;&quot;child&quot;)" office:value-type="string" office:string-value="adult" calcext:value-type="string">
            <text:p>adult</text:p>
          </table:table-cell>
          <table:table-cell table:formula="of:=IF([.J700]&lt;10;&quot;&lt;10&quot;;IF([.J700]&lt;20; &quot;10-20&quot;; IF ([.J700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mblen, Mr. Adolf Mathias Nicolai Olse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1" calcext:value-type="float">
            <text:p>348121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  <table:table-cell table:formula="of:=IF([.F701]&gt;18; &quot;adult&quot;;&quot;child&quot;)" office:value-type="string" office:string-value="adult" calcext:value-type="string">
            <text:p>adult</text:p>
          </table:table-cell>
          <table:table-cell table:formula="of:=IF([.J701]&lt;10;&quot;&lt;10&quot;;IF([.J701]&lt;20; &quot;10-20&quot;; IF ([.J70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tor, Mrs. John Jacob (Madeleine Talmadge Force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  <table:table-cell table:formula="of:=IF([.F702]&gt;18; &quot;adult&quot;;&quot;child&quot;)" office:value-type="string" office:string-value="child" calcext:value-type="string">
            <text:p>child</text:p>
          </table:table-cell>
          <table:table-cell table:formula="of:=IF([.J702]&lt;10;&quot;&lt;10&quot;;IF([.J702]&lt;20; &quot;10-20&quot;; IF ([.J70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rthorne, Mr. Spencer Victo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5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  <table:table-cell table:formula="of:=IF([.F703]&gt;18; &quot;adult&quot;;&quot;child&quot;)" office:value-type="string" office:string-value="adult" calcext:value-type="string">
            <text:p>adult</text:p>
          </table:table-cell>
          <table:table-cell table:formula="of:=IF([.J703]&lt;10;&quot;&lt;10&quot;;IF([.J703]&lt;20; &quot;10-20&quot;; IF ([.J703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iss. Saiid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IF([.F704]&gt;18; &quot;adult&quot;;&quot;child&quot;)" office:value-type="string" office:string-value="child" calcext:value-type="string">
            <text:p>child</text:p>
          </table:table-cell>
          <table:table-cell table:formula="of:=IF([.J704]&lt;10;&quot;&lt;10&quot;;IF([.J704]&lt;20; &quot;10-20&quot;; IF ([.J704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llagher, Mr. Marti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7.7417" calcext:value-type="float">
            <text:p>7.7417</text:p>
          </table:table-cell>
          <table:table-cell/>
          <table:table-cell office:value-type="string" calcext:value-type="string">
            <text:p>Q</text:p>
          </table:table-cell>
          <table:table-cell table:formula="of:=IF([.F705]&gt;18; &quot;adult&quot;;&quot;child&quot;)" office:value-type="string" office:string-value="adult" calcext:value-type="string">
            <text:p>adult</text:p>
          </table:table-cell>
          <table:table-cell table:formula="of:=IF([.J705]&lt;10;&quot;&lt;10&quot;;IF([.J705]&lt;20; &quot;10-20&quot;; IF ([.J70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ik Juu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25" calcext:value-type="float">
            <text:p>350025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F706]&gt;18; &quot;adult&quot;;&quot;child&quot;)" office:value-type="string" office:string-value="adult" calcext:value-type="string">
            <text:p>adult</text:p>
          </table:table-cell>
          <table:table-cell table:formula="of:=IF([.J706]&lt;10;&quot;&lt;10&quot;;IF([.J706]&lt;20; &quot;10-20&quot;; IF ([.J70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ley, Mr. Henry Samuel ("Mr Henry Marshall")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707]&gt;18; &quot;adult&quot;;&quot;child&quot;)" office:value-type="string" office:string-value="adult" calcext:value-type="string">
            <text:p>adult</text:p>
          </table:table-cell>
          <table:table-cell table:formula="of:=IF([.J707]&lt;10;&quot;&lt;10&quot;;IF([.J707]&lt;20; &quot;10-20&quot;; IF ([.J707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ly, Mrs. Florence "Fannie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596" calcext:value-type="float">
            <text:p>22359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formula="of:=IF([.F708]&gt;18; &quot;adult&quot;;&quot;child&quot;)" office:value-type="string" office:string-value="adult" calcext:value-type="string">
            <text:p>adult</text:p>
          </table:table-cell>
          <table:table-cell table:formula="of:=IF([.J708]&lt;10;&quot;&lt;10&quot;;IF([.J708]&lt;20; &quot;10-20&quot;; IF ([.J708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derhead, Mr. Edward Penningt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6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  <table:table-cell table:formula="of:=IF([.F709]&gt;18; &quot;adult&quot;;&quot;child&quot;)" office:value-type="string" office:string-value="adult" calcext:value-type="string">
            <text:p>adult</text:p>
          </table:table-cell>
          <table:table-cell table:formula="of:=IF([.J709]&lt;10;&quot;&lt;10&quot;;IF([.J709]&lt;20; &quot;10-20&quot;; IF ([.J709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ver, Miss. Alic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/>
          <table:table-cell office:value-type="string" calcext:value-type="string">
            <text:p>S</text:p>
          </table:table-cell>
          <table:table-cell table:formula="of:=IF([.F710]&gt;18; &quot;adult&quot;;&quot;child&quot;)" office:value-type="string" office:string-value="adult" calcext:value-type="string">
            <text:p>adult</text:p>
          </table:table-cell>
          <table:table-cell table:formula="of:=IF([.J710]&lt;10;&quot;&lt;10&quot;;IF([.J710]&lt;20; &quot;10-20&quot;; IF ([.J710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Halim Gonios ("William George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IF([.F711]&gt;18; &quot;adult&quot;;&quot;child&quot;)" office:value-type="string" office:string-value="child" calcext:value-type="string">
            <text:p>child</text:p>
          </table:table-cell>
          <table:table-cell table:formula="of:=IF([.J711]&lt;10;&quot;&lt;10&quot;;IF([.J711]&lt;20; &quot;10-20&quot;; IF ([.J711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yne, Mlle. Berthe Antonine ("Mrs de Villiers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2</text:p>
          </table:table-cell>
          <table:table-cell office:value-type="float" office:value="49.5042" calcext:value-type="float">
            <text:p>49.5042</text:p>
          </table:table-cell>
          <table:table-cell office:value-type="string" calcext:value-type="string">
            <text:p>C90</text:p>
          </table:table-cell>
          <table:table-cell office:value-type="string" calcext:value-type="string">
            <text:p>C</text:p>
          </table:table-cell>
          <table:table-cell table:formula="of:=IF([.F712]&gt;18; &quot;adult&quot;;&quot;child&quot;)" office:value-type="string" office:string-value="adult" calcext:value-type="string">
            <text:p>adult</text:p>
          </table:table-cell>
          <table:table-cell table:formula="of:=IF([.J712]&lt;10;&quot;&lt;10&quot;;IF([.J712]&lt;20; &quot;10-20&quot;; IF ([.J71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aber, Mr. Her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28" calcext:value-type="float">
            <text:p>113028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  <table:table-cell table:formula="of:=IF([.F713]&gt;18; &quot;adult&quot;;&quot;child&quot;)" office:value-type="string" office:string-value="child" calcext:value-type="string">
            <text:p>child</text:p>
          </table:table-cell>
          <table:table-cell table:formula="of:=IF([.J713]&lt;10;&quot;&lt;10&quot;;IF([.J713]&lt;20; &quot;10-20&quot;; IF ([.J713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. Elmer Zeble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  <table:table-cell table:formula="of:=IF([.F714]&gt;18; &quot;adult&quot;;&quot;child&quot;)" office:value-type="string" office:string-value="adult" calcext:value-type="string">
            <text:p>adult</text:p>
          </table:table-cell>
          <table:table-cell table:formula="of:=IF([.J714]&lt;10;&quot;&lt;10&quot;;IF([.J714]&lt;20; &quot;10-20&quot;; IF ([.J71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August Vikto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5" calcext:value-type="float">
            <text:p>7545</text:p>
          </table:table-cell>
          <table:table-cell office:value-type="float" office:value="9.4833" calcext:value-type="float">
            <text:p>9.4833</text:p>
          </table:table-cell>
          <table:table-cell/>
          <table:table-cell office:value-type="string" calcext:value-type="string">
            <text:p>S</text:p>
          </table:table-cell>
          <table:table-cell table:formula="of:=IF([.F715]&gt;18; &quot;adult&quot;;&quot;child&quot;)" office:value-type="string" office:string-value="adult" calcext:value-type="string">
            <text:p>adult</text:p>
          </table:table-cell>
          <table:table-cell table:formula="of:=IF([.J715]&lt;10;&quot;&lt;10&quot;;IF([.J715]&lt;20; &quot;10-20&quot;; IF ([.J71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berg, Mr. Samue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716]&gt;18; &quot;adult&quot;;&quot;child&quot;)" office:value-type="string" office:string-value="adult" calcext:value-type="string">
            <text:p>adult</text:p>
          </table:table-cell>
          <table:table-cell table:formula="of:=IF([.J716]&lt;10;&quot;&lt;10&quot;;IF([.J716]&lt;20; &quot;10-20&quot;; IF ([.J716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holt, Mr. Peter Andreas Lauritz Anderse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4" calcext:value-type="float">
            <text:p>348124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  <table:table-cell table:formula="of:=IF([.F717]&gt;18; &quot;adult&quot;;&quot;child&quot;)" office:value-type="string" office:string-value="adult" calcext:value-type="string">
            <text:p>adult</text:p>
          </table:table-cell>
          <table:table-cell table:formula="of:=IF([.J717]&lt;10;&quot;&lt;10&quot;;IF([.J717]&lt;20; &quot;10-20&quot;; IF ([.J71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res, Miss. Caroline Louis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</text:p>
          </table:table-cell>
          <table:table-cell table:formula="of:=IF([.F718]&gt;18; &quot;adult&quot;;&quot;child&quot;)" office:value-type="string" office:string-value="adult" calcext:value-type="string">
            <text:p>adult</text:p>
          </table:table-cell>
          <table:table-cell table:formula="of:=IF([.J718]&lt;10;&quot;&lt;10&quot;;IF([.J718]&lt;20; &quot;10-20&quot;; IF ([.J71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t, Miss. Edwina Celia "Winnie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18" calcext:value-type="float">
            <text:p>3421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  <table:table-cell table:formula="of:=IF([.F719]&gt;18; &quot;adult&quot;;&quot;child&quot;)" office:value-type="string" office:string-value="adult" calcext:value-type="string">
            <text:p>adult</text:p>
          </table:table-cell>
          <table:table-cell table:formula="of:=IF([.J719]&lt;10;&quot;&lt;10&quot;;IF([.J719]&lt;20; &quot;10-20&quot;; IF ([.J719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Evoy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8" calcext:value-type="float">
            <text:p>36568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F720]&gt;18; &quot;adult&quot;;&quot;child&quot;)" office:value-type="string" office:string-value="child" calcext:value-type="string">
            <text:p>child</text:p>
          </table:table-cell>
          <table:table-cell table:formula="of:=IF([.J720]&lt;10;&quot;&lt;10&quot;;IF([.J720]&lt;20; &quot;10-20&quot;; IF ([.J720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Malkolm Joackim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2" calcext:value-type="float">
            <text:p>34706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F721]&gt;18; &quot;adult&quot;;&quot;child&quot;)" office:value-type="string" office:string-value="adult" calcext:value-type="string">
            <text:p>adult</text:p>
          </table:table-cell>
          <table:table-cell table:formula="of:=IF([.J721]&lt;10;&quot;&lt;10&quot;;IF([.J721]&lt;20; &quot;10-20&quot;; IF ([.J72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Miss. Annie Jessie "Nina"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  <table:table-cell table:formula="of:=IF([.F722]&gt;18; &quot;adult&quot;;&quot;child&quot;)" office:value-type="string" office:string-value="child" calcext:value-type="string">
            <text:p>child</text:p>
          </table:table-cell>
          <table:table-cell table:formula="of:=IF([.J722]&lt;10;&quot;&lt;10&quot;;IF([.J722]&lt;20; &quot;10-20&quot;; IF ([.J72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Svend Lauritz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8" calcext:value-type="float">
            <text:p>350048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  <table:table-cell table:formula="of:=IF([.F723]&gt;18; &quot;adult&quot;;&quot;child&quot;)" office:value-type="string" office:string-value="child" calcext:value-type="string">
            <text:p>child</text:p>
          </table:table-cell>
          <table:table-cell table:formula="of:=IF([.J723]&lt;10;&quot;&lt;10&quot;;IF([.J723]&lt;20; &quot;10-20&quot;; IF ([.J72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espie, Mr. William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3" calcext:value-type="float">
            <text:p>122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724]&gt;18; &quot;adult&quot;;&quot;child&quot;)" office:value-type="string" office:string-value="adult" calcext:value-type="string">
            <text:p>adult</text:p>
          </table:table-cell>
          <table:table-cell table:formula="of:=IF([.J724]&lt;10;&quot;&lt;10&quot;;IF([.J724]&lt;20; &quot;10-20&quot;; IF ([.J724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dges, Mr. Henry Price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3" calcext:value-type="float">
            <text:p>25064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725]&gt;18; &quot;adult&quot;;&quot;child&quot;)" office:value-type="string" office:string-value="adult" calcext:value-type="string">
            <text:p>adult</text:p>
          </table:table-cell>
          <table:table-cell table:formula="of:=IF([.J725]&lt;10;&quot;&lt;10&quot;;IF([.J725]&lt;20; &quot;10-20&quot;; IF ([.J725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. Norman Campbel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  <table:table-cell table:formula="of:=IF([.F726]&gt;18; &quot;adult&quot;;&quot;child&quot;)" office:value-type="string" office:string-value="adult" calcext:value-type="string">
            <text:p>adult</text:p>
          </table:table-cell>
          <table:table-cell table:formula="of:=IF([.J726]&lt;10;&quot;&lt;10&quot;;IF([.J726]&lt;20; &quot;10-20&quot;; IF ([.J72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r. Luk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4" calcext:value-type="float">
            <text:p>31509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F727]&gt;18; &quot;adult&quot;;&quot;child&quot;)" office:value-type="string" office:string-value="adult" calcext:value-type="string">
            <text:p>adult</text:p>
          </table:table-cell>
          <table:table-cell table:formula="of:=IF([.J727]&lt;10;&quot;&lt;10&quot;;IF([.J727]&lt;20; &quot;10-20&quot;; IF ([.J72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s. Peter Henry (Lillian Jefferys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IF([.F728]&gt;18; &quot;adult&quot;;&quot;child&quot;)" office:value-type="string" office:string-value="adult" calcext:value-type="string">
            <text:p>adult</text:p>
          </table:table-cell>
          <table:table-cell table:formula="of:=IF([.J728]&lt;10;&quot;&lt;10&quot;;IF([.J728]&lt;20; &quot;10-20&quot;; IF ([.J728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nion, Miss. Margar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6" calcext:value-type="float">
            <text:p>36866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  <table:table-cell table:formula="of:=IF([.F729]&gt;18; &quot;adult&quot;;&quot;child&quot;)" office:value-type="string" office:string-value="child" calcext:value-type="string">
            <text:p>child</text:p>
          </table:table-cell>
          <table:table-cell table:formula="of:=IF([.J729]&lt;10;&quot;&lt;10&quot;;IF([.J729]&lt;20; &quot;10-20&quot;; IF ([.J72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r. Kurt Arnold Gottfri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730]&gt;18; &quot;adult&quot;;&quot;child&quot;)" office:value-type="string" office:string-value="adult" calcext:value-type="string">
            <text:p>adult</text:p>
          </table:table-cell>
          <table:table-cell table:formula="of:=IF([.J730]&lt;10;&quot;&lt;10&quot;;IF([.J730]&lt;20; &quot;10-20&quot;; IF ([.J730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Pieta Sof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731]&gt;18; &quot;adult&quot;;&quot;child&quot;)" office:value-type="string" office:string-value="adult" calcext:value-type="string">
            <text:p>adult</text:p>
          </table:table-cell>
          <table:table-cell table:formula="of:=IF([.J731]&lt;10;&quot;&lt;10&quot;;IF([.J731]&lt;20; &quot;10-20&quot;; IF ([.J73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en, Miss. Elisabeth Walto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  <table:table-cell table:formula="of:=IF([.F732]&gt;18; &quot;adult&quot;;&quot;child&quot;)" office:value-type="string" office:string-value="adult" calcext:value-type="string">
            <text:p>adult</text:p>
          </table:table-cell>
          <table:table-cell table:formula="of:=IF([.J732]&lt;10;&quot;&lt;10&quot;;IF([.J732]&lt;20; &quot;10-20&quot;; IF ([.J73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san, Mr. Houssein G 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  <table:table-cell table:formula="of:=IF([.F733]&gt;18; &quot;adult&quot;;&quot;child&quot;)" office:value-type="string" office:string-value="child" calcext:value-type="string">
            <text:p>child</text:p>
          </table:table-cell>
          <table:table-cell table:formula="of:=IF([.J733]&lt;10;&quot;&lt;10&quot;;IF([.J733]&lt;20; &quot;10-20&quot;; IF ([.J733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, Mr. Robert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5" calcext:value-type="float">
            <text:p>239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F734]&gt;18; &quot;adult&quot;;&quot;child&quot;)" office:value-type="string" office:string-value="child" calcext:value-type="string">
            <text:p>child</text:p>
          </table:table-cell>
          <table:table-cell table:formula="of:=IF([.J734]&lt;10;&quot;&lt;10&quot;;IF([.J734]&lt;20; &quot;10-20&quot;; IF ([.J73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riman, Mr. William Joh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5" calcext:value-type="float">
            <text:p>284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735]&gt;18; &quot;adult&quot;;&quot;child&quot;)" office:value-type="string" office:string-value="adult" calcext:value-type="string">
            <text:p>adult</text:p>
          </table:table-cell>
          <table:table-cell table:formula="of:=IF([.J735]&lt;10;&quot;&lt;10&quot;;IF([.J735]&lt;20; &quot;10-20&quot;; IF ([.J735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piansky, Mr. Moses Aar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39" calcext:value-type="float">
            <text:p>23363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736]&gt;18; &quot;adult&quot;;&quot;child&quot;)" office:value-type="string" office:string-value="adult" calcext:value-type="string">
            <text:p>adult</text:p>
          </table:table-cell>
          <table:table-cell table:formula="of:=IF([.J736]&lt;10;&quot;&lt;10&quot;;IF([.J736]&lt;20; &quot;10-20&quot;; IF ([.J736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Leslie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F737]&gt;18; &quot;adult&quot;;&quot;child&quot;)" office:value-type="string" office:string-value="adult" calcext:value-type="string">
            <text:p>adult</text:p>
          </table:table-cell>
          <table:table-cell table:formula="of:=IF([.J737]&lt;10;&quot;&lt;10&quot;;IF([.J737]&lt;20; &quot;10-20&quot;; IF ([.J737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s. Edward (Margaret Ann Wats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formula="of:=IF([.F738]&gt;18; &quot;adult&quot;;&quot;child&quot;)" office:value-type="string" office:string-value="adult" calcext:value-type="string">
            <text:p>adult</text:p>
          </table:table-cell>
          <table:table-cell table:formula="of:=IF([.J738]&lt;10;&quot;&lt;10&quot;;IF([.J738]&lt;20; &quot;10-20&quot;; IF ([.J73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surer, Mr. Gustave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101</text:p>
          </table:table-cell>
          <table:table-cell office:value-type="string" calcext:value-type="string">
            <text:p>C</text:p>
          </table:table-cell>
          <table:table-cell table:formula="of:=IF([.F739]&gt;18; &quot;adult&quot;;&quot;child&quot;)" office:value-type="string" office:string-value="adult" calcext:value-type="string">
            <text:p>adult</text:p>
          </table:table-cell>
          <table:table-cell table:formula="of:=IF([.J739]&lt;10;&quot;&lt;10&quot;;IF([.J739]&lt;20; &quot;10-20&quot;; IF ([.J73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anoff, Mr. K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1" calcext:value-type="float">
            <text:p>34920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740]&gt;18; &quot;adult&quot;;&quot;child&quot;)" office:value-type="string" office:string-value="child" calcext:value-type="string">
            <text:p>child</text:p>
          </table:table-cell>
          <table:table-cell table:formula="of:=IF([.J740]&lt;10;&quot;&lt;10&quot;;IF([.J740]&lt;20; &quot;10-20&quot;; IF ([.J74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koff, Mr. M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8" calcext:value-type="float">
            <text:p>34921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741]&gt;18; &quot;adult&quot;;&quot;child&quot;)" office:value-type="string" office:string-value="child" calcext:value-type="string">
            <text:p>child</text:p>
          </table:table-cell>
          <table:table-cell table:formula="of:=IF([.J741]&lt;10;&quot;&lt;10&quot;;IF([.J741]&lt;20; &quot;10-20&quot;; IF ([.J74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wksford, Mr. Walter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988" calcext:value-type="float">
            <text:p>169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S</text:p>
          </table:table-cell>
          <table:table-cell table:formula="of:=IF([.F742]&gt;18; &quot;adult&quot;;&quot;child&quot;)" office:value-type="string" office:string-value="child" calcext:value-type="string">
            <text:p>child</text:p>
          </table:table-cell>
          <table:table-cell table:formula="of:=IF([.J742]&lt;10;&quot;&lt;10&quot;;IF([.J742]&lt;20; &quot;10-20&quot;; IF ([.J74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endish, Mr. Tyrell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  <table:table-cell table:formula="of:=IF([.F743]&gt;18; &quot;adult&quot;;&quot;child&quot;)" office:value-type="string" office:string-value="adult" calcext:value-type="string">
            <text:p>adult</text:p>
          </table:table-cell>
          <table:table-cell table:formula="of:=IF([.J743]&lt;10;&quot;&lt;10&quot;;IF([.J743]&lt;20; &quot;10-20&quot;; IF ([.J743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Susan Parker "Suzette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table:formula="of:=IF([.F744]&gt;18; &quot;adult&quot;;&quot;child&quot;)" office:value-type="string" office:string-value="adult" calcext:value-type="string">
            <text:p>adult</text:p>
          </table:table-cell>
          <table:table-cell table:formula="of:=IF([.J744]&lt;10;&quot;&lt;10&quot;;IF([.J744]&lt;20; &quot;10-20&quot;; IF ([.J74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. Nea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6" calcext:value-type="float">
            <text:p>37656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F745]&gt;18; &quot;adult&quot;;&quot;child&quot;)" office:value-type="string" office:string-value="adult" calcext:value-type="string">
            <text:p>adult</text:p>
          </table:table-cell>
          <table:table-cell table:formula="of:=IF([.J745]&lt;10;&quot;&lt;10&quot;;IF([.J745]&lt;20; &quot;10-20&quot;; IF ([.J745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en, Mr. Juho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8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746]&gt;18; &quot;adult&quot;;&quot;child&quot;)" office:value-type="string" office:string-value="adult" calcext:value-type="string">
            <text:p>adult</text:p>
          </table:table-cell>
          <table:table-cell table:formula="of:=IF([.J746]&lt;10;&quot;&lt;10&quot;;IF([.J746]&lt;20; &quot;10-20&quot;; IF ([.J74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, Capt. Edward Gifford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  <table:table-cell table:formula="of:=IF([.F747]&gt;18; &quot;adult&quot;;&quot;child&quot;)" office:value-type="string" office:string-value="adult" calcext:value-type="string">
            <text:p>adult</text:p>
          </table:table-cell>
          <table:table-cell table:formula="of:=IF([.J747]&lt;10;&quot;&lt;10&quot;;IF([.J747]&lt;20; &quot;10-20&quot;; IF ([.J74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. Rossmore Edwar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  <table:table-cell table:formula="of:=IF([.F748]&gt;18; &quot;adult&quot;;&quot;child&quot;)" office:value-type="string" office:string-value="child" calcext:value-type="string">
            <text:p>child</text:p>
          </table:table-cell>
          <table:table-cell table:formula="of:=IF([.J748]&lt;10;&quot;&lt;10&quot;;IF([.J748]&lt;20; &quot;10-20&quot;; IF ([.J748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kkonen, Miss. An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8" calcext:value-type="float">
            <text:p>25064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749]&gt;18; &quot;adult&quot;;&quot;child&quot;)" office:value-type="string" office:string-value="adult" calcext:value-type="string">
            <text:p>adult</text:p>
          </table:table-cell>
          <table:table-cell table:formula="of:=IF([.J749]&lt;10;&quot;&lt;10&quot;;IF([.J749]&lt;20; &quot;10-20&quot;; IF ([.J749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in, Mr. Daniel Warn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3" calcext:value-type="float">
            <text:p>11377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  <table:table-cell table:formula="of:=IF([.F750]&gt;18; &quot;adult&quot;;&quot;child&quot;)" office:value-type="string" office:string-value="adult" calcext:value-type="string">
            <text:p>adult</text:p>
          </table:table-cell>
          <table:table-cell table:formula="of:=IF([.J750]&lt;10;&quot;&lt;10&quot;;IF([.J750]&lt;20; &quot;10-20&quot;; IF ([.J750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aghton, Mr. Michae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097" calcext:value-type="float">
            <text:p>33509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751]&gt;18; &quot;adult&quot;;&quot;child&quot;)" office:value-type="string" office:string-value="adult" calcext:value-type="string">
            <text:p>adult</text:p>
          </table:table-cell>
          <table:table-cell table:formula="of:=IF([.J751]&lt;10;&quot;&lt;10&quot;;IF([.J751]&lt;20; &quot;10-20&quot;; IF ([.J75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iss. Jo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formula="of:=IF([.F752]&gt;18; &quot;adult&quot;;&quot;child&quot;)" office:value-type="string" office:string-value="child" calcext:value-type="string">
            <text:p>child</text:p>
          </table:table-cell>
          <table:table-cell table:formula="of:=IF([.J752]&lt;10;&quot;&lt;10&quot;;IF([.J752]&lt;20; &quot;10-20&quot;; IF ([.J752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aster. Meie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  <table:table-cell table:formula="of:=IF([.F753]&gt;18; &quot;adult&quot;;&quot;child&quot;)" office:value-type="string" office:string-value="child" calcext:value-type="string">
            <text:p>child</text:p>
          </table:table-cell>
          <table:table-cell table:formula="of:=IF([.J753]&lt;10;&quot;&lt;10&quot;;IF([.J753]&lt;20; &quot;10-20&quot;; IF ([.J753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Velde, Mr. Johannes Josep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0" calcext:value-type="float">
            <text:p>34578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F754]&gt;18; &quot;adult&quot;;&quot;child&quot;)" office:value-type="string" office:string-value="adult" calcext:value-type="string">
            <text:p>adult</text:p>
          </table:table-cell>
          <table:table-cell table:formula="of:=IF([.J754]&lt;10;&quot;&lt;10&quot;;IF([.J754]&lt;20; &quot;10-20&quot;; IF ([.J75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koff, Mr. Lalio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4" calcext:value-type="float">
            <text:p>34920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755]&gt;18; &quot;adult&quot;;&quot;child&quot;)" office:value-type="string" office:string-value="adult" calcext:value-type="string">
            <text:p>adult</text:p>
          </table:table-cell>
          <table:table-cell table:formula="of:=IF([.J755]&lt;10;&quot;&lt;10&quot;;IF([.J755]&lt;20; &quot;10-20&quot;; IF ([.J75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s. Samuel (Jane Laver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  <table:table-cell table:formula="of:=IF([.F756]&gt;18; &quot;adult&quot;;&quot;child&quot;)" office:value-type="string" office:string-value="adult" calcext:value-type="string">
            <text:p>adult</text:p>
          </table:table-cell>
          <table:table-cell table:formula="of:=IF([.J756]&lt;10;&quot;&lt;10&quot;;IF([.J756]&lt;20; &quot;10-20&quot;; IF ([.J75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aster. Viljo</text:p>
          </table:table-cell>
          <table:table-cell office:value-type="string" calcext:value-type="string">
            <text:p>male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IF([.F757]&gt;18; &quot;adult&quot;;&quot;child&quot;)" office:value-type="string" office:string-value="child" calcext:value-type="string">
            <text:p>child</text:p>
          </table:table-cell>
          <table:table-cell table:formula="of:=IF([.J757]&lt;10;&quot;&lt;10&quot;;IF([.J757]&lt;20; &quot;10-20&quot;; IF ([.J757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August Sigfri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2" calcext:value-type="float">
            <text:p>35004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IF([.F758]&gt;18; &quot;adult&quot;;&quot;child&quot;)" office:value-type="string" office:string-value="adult" calcext:value-type="string">
            <text:p>adult</text:p>
          </table:table-cell>
          <table:table-cell table:formula="of:=IF([.J758]&lt;10;&quot;&lt;10&quot;;IF([.J758]&lt;20; &quot;10-20&quot;; IF ([.J75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ley, Mr. Percy Andrew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8" calcext:value-type="float">
            <text:p>29108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formula="of:=IF([.F759]&gt;18; &quot;adult&quot;;&quot;child&quot;)" office:value-type="string" office:string-value="child" calcext:value-type="string">
            <text:p>child</text:p>
          </table:table-cell>
          <table:table-cell table:formula="of:=IF([.J759]&lt;10;&quot;&lt;10&quot;;IF([.J759]&lt;20; &quot;10-20&quot;; IF ([.J759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obald, Mr. Thomas Leonar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294" calcext:value-type="float">
            <text:p>3632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760]&gt;18; &quot;adult&quot;;&quot;child&quot;)" office:value-type="string" office:string-value="adult" calcext:value-type="string">
            <text:p>adult</text:p>
          </table:table-cell>
          <table:table-cell table:formula="of:=IF([.J760]&lt;10;&quot;&lt;10&quot;;IF([.J760]&lt;20; &quot;10-20&quot;; IF ([.J76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es, the Countess. of (Lucy Noel Martha Dyer-Edw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  <table:table-cell table:formula="of:=IF([.F761]&gt;18; &quot;adult&quot;;&quot;child&quot;)" office:value-type="string" office:string-value="adult" calcext:value-type="string">
            <text:p>adult</text:p>
          </table:table-cell>
          <table:table-cell table:formula="of:=IF([.J761]&lt;10;&quot;&lt;10&quot;;IF([.J761]&lt;20; &quot;10-20&quot;; IF ([.J76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firth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IF([.F762]&gt;18; &quot;adult&quot;;&quot;child&quot;)" office:value-type="string" office:string-value="child" calcext:value-type="string">
            <text:p>child</text:p>
          </table:table-cell>
          <table:table-cell table:formula="of:=IF([.J762]&lt;10;&quot;&lt;10&quot;;IF([.J762]&lt;20; &quot;10-20&quot;; IF ([.J762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rva, Mr. Iisakki Antino Aijo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72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  <table:table-cell table:formula="of:=IF([.F763]&gt;18; &quot;adult&quot;;&quot;child&quot;)" office:value-type="string" office:string-value="adult" calcext:value-type="string">
            <text:p>adult</text:p>
          </table:table-cell>
          <table:table-cell table:formula="of:=IF([.J763]&lt;10;&quot;&lt;10&quot;;IF([.J763]&lt;20; &quot;10-20&quot;; IF ([.J76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ah, Mr. Hanna Ass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3" calcext:value-type="float">
            <text:p>266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F764]&gt;18; &quot;adult&quot;;&quot;child&quot;)" office:value-type="string" office:string-value="adult" calcext:value-type="string">
            <text:p>adult</text:p>
          </table:table-cell>
          <table:table-cell table:formula="of:=IF([.J764]&lt;10;&quot;&lt;10&quot;;IF([.J764]&lt;20; &quot;10-20&quot;; IF ([.J76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s. William Ernest (Lucile Polk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table:formula="of:=IF([.F765]&gt;18; &quot;adult&quot;;&quot;child&quot;)" office:value-type="string" office:string-value="adult" calcext:value-type="string">
            <text:p>adult</text:p>
          </table:table-cell>
          <table:table-cell table:formula="of:=IF([.J765]&lt;10;&quot;&lt;10&quot;;IF([.J765]&lt;20; &quot;10-20&quot;; IF ([.J765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lund, Mr. Hans Lin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4" calcext:value-type="float">
            <text:p>347074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F766]&gt;18; &quot;adult&quot;;&quot;child&quot;)" office:value-type="string" office:string-value="child" calcext:value-type="string">
            <text:p>child</text:p>
          </table:table-cell>
          <table:table-cell table:formula="of:=IF([.J766]&lt;10;&quot;&lt;10&quot;;IF([.J766]&lt;20; &quot;10-20&quot;; IF ([.J76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geboom, Mrs. John C (Anna Andrew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</text:p>
          </table:table-cell>
          <table:table-cell table:formula="of:=IF([.F767]&gt;18; &quot;adult&quot;;&quot;child&quot;)" office:value-type="string" office:string-value="adult" calcext:value-type="string">
            <text:p>adult</text:p>
          </table:table-cell>
          <table:table-cell table:formula="of:=IF([.J767]&lt;10;&quot;&lt;10&quot;;IF([.J767]&lt;20; &quot;10-20&quot;; IF ([.J76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e, Dr. Arthur Jack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379" calcext:value-type="float">
            <text:p>112379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string" calcext:value-type="string">
            <text:p>C</text:p>
          </table:table-cell>
          <table:table-cell table:formula="of:=IF([.F768]&gt;18; &quot;adult&quot;;&quot;child&quot;)" office:value-type="string" office:string-value="child" calcext:value-type="string">
            <text:p>child</text:p>
          </table:table-cell>
          <table:table-cell table:formula="of:=IF([.J768]&lt;10;&quot;&lt;10&quot;;IF([.J768]&lt;20; &quot;10-20&quot;; IF ([.J76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gan, Miss. Mary</text:p>
          </table:table-cell>
          <table:table-cell office:value-type="string" calcext:value-type="string">
            <text:p>fe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50" calcext:value-type="float">
            <text:p>36485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769]&gt;18; &quot;adult&quot;;&quot;child&quot;)" office:value-type="string" office:string-value="adult" calcext:value-type="string">
            <text:p>adult</text:p>
          </table:table-cell>
          <table:table-cell table:formula="of:=IF([.J769]&lt;10;&quot;&lt;10&quot;;IF([.J769]&lt;20; &quot;10-20&quot;; IF ([.J76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Daniel J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  <table:table-cell table:formula="of:=IF([.F770]&gt;18; &quot;adult&quot;;&quot;child&quot;)" office:value-type="string" office:string-value="child" calcext:value-type="string">
            <text:p>child</text:p>
          </table:table-cell>
          <table:table-cell table:formula="of:=IF([.J770]&lt;10;&quot;&lt;10&quot;;IF([.J770]&lt;20; &quot;10-20&quot;; IF ([.J770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nnestad, Mr. Daniel Danielse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1" calcext:value-type="float">
            <text:p>8471</text:p>
          </table:table-cell>
          <table:table-cell office:value-type="float" office:value="8.3625" calcext:value-type="float">
            <text:p>8.3625</text:p>
          </table:table-cell>
          <table:table-cell/>
          <table:table-cell office:value-type="string" calcext:value-type="string">
            <text:p>S</text:p>
          </table:table-cell>
          <table:table-cell table:formula="of:=IF([.F771]&gt;18; &quot;adult&quot;;&quot;child&quot;)" office:value-type="string" office:string-value="adult" calcext:value-type="string">
            <text:p>adult</text:p>
          </table:table-cell>
          <table:table-cell table:formula="of:=IF([.J771]&lt;10;&quot;&lt;10&quot;;IF([.J771]&lt;20; &quot;10-20&quot;; IF ([.J77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evens, Mr. Rene Ai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1" calcext:value-type="float">
            <text:p>34578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F772]&gt;18; &quot;adult&quot;;&quot;child&quot;)" office:value-type="string" office:string-value="adult" calcext:value-type="string">
            <text:p>adult</text:p>
          </table:table-cell>
          <table:table-cell table:formula="of:=IF([.J772]&lt;10;&quot;&lt;10&quot;;IF([.J772]&lt;20; &quot;10-20&quot;; IF ([.J77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Niels Ped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7" calcext:value-type="float">
            <text:p>35004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F773]&gt;18; &quot;adult&quot;;&quot;child&quot;)" office:value-type="string" office:string-value="adult" calcext:value-type="string">
            <text:p>adult</text:p>
          </table:table-cell>
          <table:table-cell table:formula="of:=IF([.J773]&lt;10;&quot;&lt;10&quot;;IF([.J773]&lt;20; &quot;10-20&quot;; IF ([.J77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k, Mrs. (Mary)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77</text:p>
          </table:table-cell>
          <table:table-cell office:value-type="string" calcext:value-type="string">
            <text:p>S</text:p>
          </table:table-cell>
          <table:table-cell table:formula="of:=IF([.F774]&gt;18; &quot;adult&quot;;&quot;child&quot;)" office:value-type="string" office:string-value="adult" calcext:value-type="string">
            <text:p>adult</text:p>
          </table:table-cell>
          <table:table-cell table:formula="of:=IF([.J774]&lt;10;&quot;&lt;10&quot;;IF([.J774]&lt;20; &quot;10-20&quot;; IF ([.J774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Dib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4" calcext:value-type="float">
            <text:p>267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F775]&gt;18; &quot;adult&quot;;&quot;child&quot;)" office:value-type="string" office:string-value="child" calcext:value-type="string">
            <text:p>child</text:p>
          </table:table-cell>
          <table:table-cell table:formula="of:=IF([.J775]&lt;10;&quot;&lt;10&quot;;IF([.J775]&lt;20; &quot;10-20&quot;; IF ([.J77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s. Elizabeth (Eliza Needs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formula="of:=IF([.F776]&gt;18; &quot;adult&quot;;&quot;child&quot;)" office:value-type="string" office:string-value="adult" calcext:value-type="string">
            <text:p>adult</text:p>
          </table:table-cell>
          <table:table-cell table:formula="of:=IF([.J776]&lt;10;&quot;&lt;10&quot;;IF([.J776]&lt;20; &quot;10-20&quot;; IF ([.J776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hrman, Mr. Pehr Fabian Oliver Malkol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8" calcext:value-type="float">
            <text:p>34707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formula="of:=IF([.F777]&gt;18; &quot;adult&quot;;&quot;child&quot;)" office:value-type="string" office:string-value="child" calcext:value-type="string">
            <text:p>child</text:p>
          </table:table-cell>
          <table:table-cell table:formula="of:=IF([.J777]&lt;10;&quot;&lt;10&quot;;IF([.J777]&lt;20; &quot;10-20&quot;; IF ([.J77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bin, Mr. Rog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21" calcext:value-type="float">
            <text:p>383121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Q</text:p>
          </table:table-cell>
          <table:table-cell table:formula="of:=IF([.F778]&gt;18; &quot;adult&quot;;&quot;child&quot;)" office:value-type="string" office:string-value="child" calcext:value-type="string">
            <text:p>child</text:p>
          </table:table-cell>
          <table:table-cell table:formula="of:=IF([.J778]&lt;10;&quot;&lt;10&quot;;IF([.J778]&lt;20; &quot;10-20&quot;; IF ([.J77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anuel, Miss. Virginia Ethe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  <table:table-cell table:formula="of:=IF([.F779]&gt;18; &quot;adult&quot;;&quot;child&quot;)" office:value-type="string" office:string-value="child" calcext:value-type="string">
            <text:p>child</text:p>
          </table:table-cell>
          <table:table-cell table:formula="of:=IF([.J779]&lt;10;&quot;&lt;10&quot;;IF([.J779]&lt;20; &quot;10-20&quot;; IF ([.J779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gannon, Mr. Thomas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5" calcext:value-type="float">
            <text:p>36865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  <table:table-cell table:formula="of:=IF([.F780]&gt;18; &quot;adult&quot;;&quot;child&quot;)" office:value-type="string" office:string-value="child" calcext:value-type="string">
            <text:p>child</text:p>
          </table:table-cell>
          <table:table-cell table:formula="of:=IF([.J780]&lt;10;&quot;&lt;10&quot;;IF([.J780]&lt;20; &quot;10-20&quot;; IF ([.J78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bert, Mrs. Edward Scott (Elisabeth Walton McMillan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</text:p>
          </table:table-cell>
          <table:table-cell table:formula="of:=IF([.F781]&gt;18; &quot;adult&quot;;&quot;child&quot;)" office:value-type="string" office:string-value="adult" calcext:value-type="string">
            <text:p>adult</text:p>
          </table:table-cell>
          <table:table-cell table:formula="of:=IF([.J781]&lt;10;&quot;&lt;10&quot;;IF([.J781]&lt;20; &quot;10-20&quot;; IF ([.J78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youb, Miss. Banour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7" calcext:value-type="float">
            <text:p>268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F782]&gt;18; &quot;adult&quot;;&quot;child&quot;)" office:value-type="string" office:string-value="child" calcext:value-type="string">
            <text:p>child</text:p>
          </table:table-cell>
          <table:table-cell table:formula="of:=IF([.J782]&lt;10;&quot;&lt;10&quot;;IF([.J782]&lt;20; &quot;10-20&quot;; IF ([.J78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s. Albert Adrian (Vera Gillespie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  <table:table-cell table:formula="of:=IF([.F783]&gt;18; &quot;adult&quot;;&quot;child&quot;)" office:value-type="string" office:string-value="child" calcext:value-type="string">
            <text:p>child</text:p>
          </table:table-cell>
          <table:table-cell table:formula="of:=IF([.J783]&lt;10;&quot;&lt;10&quot;;IF([.J783]&lt;20; &quot;10-20&quot;; IF ([.J783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, Mr. Milton Clyd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1" calcext:value-type="float">
            <text:p>1135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</text:p>
          </table:table-cell>
          <table:table-cell table:formula="of:=IF([.F784]&gt;18; &quot;adult&quot;;&quot;child&quot;)" office:value-type="string" office:string-value="adult" calcext:value-type="string">
            <text:p>adult</text:p>
          </table:table-cell>
          <table:table-cell table:formula="of:=IF([.J784]&lt;10;&quot;&lt;10&quot;;IF([.J784]&lt;20; &quot;10-20&quot;; IF ([.J78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. Andrew G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  <table:table-cell table:formula="of:=IF([.F785]&gt;18; &quot;adult&quot;;&quot;child&quot;)" office:value-type="string" office:string-value="child" calcext:value-type="string">
            <text:p>child</text:p>
          </table:table-cell>
          <table:table-cell table:formula="of:=IF([.J785]&lt;10;&quot;&lt;10&quot;;IF([.J785]&lt;20; &quot;10-20&quot;; IF ([.J785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William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2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IF([.F786]&gt;18; &quot;adult&quot;;&quot;child&quot;)" office:value-type="string" office:string-value="adult" calcext:value-type="string">
            <text:p>adult</text:p>
          </table:table-cell>
          <table:table-cell table:formula="of:=IF([.J786]&lt;10;&quot;&lt;10&quot;;IF([.J786]&lt;20; &quot;10-20&quot;; IF ([.J78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mer, Mr. Abraham (David Lishin)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887" calcext:value-type="float">
            <text:p>37488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F787]&gt;18; &quot;adult&quot;;&quot;child&quot;)" office:value-type="string" office:string-value="adult" calcext:value-type="string">
            <text:p>adult</text:p>
          </table:table-cell>
          <table:table-cell table:formula="of:=IF([.J787]&lt;10;&quot;&lt;10&quot;;IF([.J787]&lt;20; &quot;10-20&quot;; IF ([.J78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oblom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5" calcext:value-type="float">
            <text:p>3101265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  <table:table-cell table:formula="of:=IF([.F788]&gt;18; &quot;adult&quot;;&quot;child&quot;)" office:value-type="string" office:string-value="child" calcext:value-type="string">
            <text:p>child</text:p>
          </table:table-cell>
          <table:table-cell table:formula="of:=IF([.J788]&lt;10;&quot;&lt;10&quot;;IF([.J788]&lt;20; &quot;10-20&quot;; IF ([.J78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George Hug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formula="of:=IF([.F789]&gt;18; &quot;adult&quot;;&quot;child&quot;)" office:value-type="string" office:string-value="child" calcext:value-type="string">
            <text:p>child</text:p>
          </table:table-cell>
          <table:table-cell table:formula="of:=IF([.J789]&lt;10;&quot;&lt;10&quot;;IF([.J789]&lt;20; &quot;10-20&quot;; IF ([.J789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aster. Bertram Vere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  <table:table-cell table:formula="of:=IF([.F790]&gt;18; &quot;adult&quot;;&quot;child&quot;)" office:value-type="string" office:string-value="child" calcext:value-type="string">
            <text:p>child</text:p>
          </table:table-cell>
          <table:table-cell table:formula="of:=IF([.J790]&lt;10;&quot;&lt;10&quot;;IF([.J790]&lt;20; &quot;10-20&quot;; IF ([.J790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ggenheim, Mr. Benjami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2 B84</text:p>
          </table:table-cell>
          <table:table-cell office:value-type="string" calcext:value-type="string">
            <text:p>C</text:p>
          </table:table-cell>
          <table:table-cell table:formula="of:=IF([.F791]&gt;18; &quot;adult&quot;;&quot;child&quot;)" office:value-type="string" office:string-value="adult" calcext:value-type="string">
            <text:p>adult</text:p>
          </table:table-cell>
          <table:table-cell table:formula="of:=IF([.J791]&lt;10;&quot;&lt;10&quot;;IF([.J791]&lt;20; &quot;10-20&quot;; IF ([.J79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ane, Mr. Andrew "And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460" calcext:value-type="float">
            <text:p>124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792]&gt;18; &quot;adult&quot;;&quot;child&quot;)" office:value-type="string" office:string-value="child" calcext:value-type="string">
            <text:p>child</text:p>
          </table:table-cell>
          <table:table-cell table:formula="of:=IF([.J792]&lt;10;&quot;&lt;10&quot;;IF([.J792]&lt;20; &quot;10-20&quot;; IF ([.J79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kell, Mr. Alfre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793]&gt;18; &quot;adult&quot;;&quot;child&quot;)" office:value-type="string" office:string-value="child" calcext:value-type="string">
            <text:p>child</text:p>
          </table:table-cell>
          <table:table-cell table:formula="of:=IF([.J793]&lt;10;&quot;&lt;10&quot;;IF([.J793]&lt;20; &quot;10-20&quot;; IF ([.J793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Stella Ann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IF([.F794]&gt;18; &quot;adult&quot;;&quot;child&quot;)" office:value-type="string" office:string-value="child" calcext:value-type="string">
            <text:p>child</text:p>
          </table:table-cell>
          <table:table-cell table:formula="of:=IF([.J794]&lt;10;&quot;&lt;10&quot;;IF([.J794]&lt;20; &quot;10-20&quot;; IF ([.J79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yt, Mr. William Fis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0</text:p>
          </table:table-cell>
          <table:table-cell office:value-type="float" office:value="30.6958" calcext:value-type="float">
            <text:p>30.6958</text:p>
          </table:table-cell>
          <table:table-cell/>
          <table:table-cell office:value-type="string" calcext:value-type="string">
            <text:p>C</text:p>
          </table:table-cell>
          <table:table-cell table:formula="of:=IF([.F795]&gt;18; &quot;adult&quot;;&quot;child&quot;)" office:value-type="string" office:string-value="child" calcext:value-type="string">
            <text:p>child</text:p>
          </table:table-cell>
          <table:table-cell table:formula="of:=IF([.J795]&lt;10;&quot;&lt;10&quot;;IF([.J795]&lt;20; &quot;10-20&quot;; IF ([.J795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tcheff, Mr. Ristiu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3" calcext:value-type="float">
            <text:p>34920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796]&gt;18; &quot;adult&quot;;&quot;child&quot;)" office:value-type="string" office:string-value="adult" calcext:value-type="string">
            <text:p>adult</text:p>
          </table:table-cell>
          <table:table-cell table:formula="of:=IF([.J796]&lt;10;&quot;&lt;10&quot;;IF([.J796]&lt;20; &quot;10-20&quot;; IF ([.J79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er, Mr. Richard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13" calcext:value-type="float">
            <text:p>282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797]&gt;18; &quot;adult&quot;;&quot;child&quot;)" office:value-type="string" office:string-value="adult" calcext:value-type="string">
            <text:p>adult</text:p>
          </table:table-cell>
          <table:table-cell table:formula="of:=IF([.J797]&lt;10;&quot;&lt;10&quot;;IF([.J797]&lt;20; &quot;10-20&quot;; IF ([.J797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der, Dr. Alice (Farnham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5" calcext:value-type="float">
            <text:p>17465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  <table:table-cell table:formula="of:=IF([.F798]&gt;18; &quot;adult&quot;;&quot;child&quot;)" office:value-type="string" office:string-value="adult" calcext:value-type="string">
            <text:p>adult</text:p>
          </table:table-cell>
          <table:table-cell table:formula="of:=IF([.J798]&lt;10;&quot;&lt;10&quot;;IF([.J798]&lt;20; &quot;10-20&quot;; IF ([.J798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man, Mrs. Mar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4" calcext:value-type="float">
            <text:p>349244</text:p>
          </table:table-cell>
          <table:table-cell office:value-type="float" office:value="8.6833" calcext:value-type="float">
            <text:p>8.6833</text:p>
          </table:table-cell>
          <table:table-cell/>
          <table:table-cell office:value-type="string" calcext:value-type="string">
            <text:p>S</text:p>
          </table:table-cell>
          <table:table-cell table:formula="of:=IF([.F799]&gt;18; &quot;adult&quot;;&quot;child&quot;)" office:value-type="string" office:string-value="adult" calcext:value-type="string">
            <text:p>adult</text:p>
          </table:table-cell>
          <table:table-cell table:formula="of:=IF([.J799]&lt;10;&quot;&lt;10&quot;;IF([.J799]&lt;20; &quot;10-20&quot;; IF ([.J79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rahim Shawah, Mr. Yousseff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5" calcext:value-type="float">
            <text:p>268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F800]&gt;18; &quot;adult&quot;;&quot;child&quot;)" office:value-type="string" office:string-value="adult" calcext:value-type="string">
            <text:p>adult</text:p>
          </table:table-cell>
          <table:table-cell table:formula="of:=IF([.J800]&lt;10;&quot;&lt;10&quot;;IF([.J800]&lt;20; &quot;10-20&quot;; IF ([.J80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s. Jean Baptiste (Rosalie Paula Govaert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formula="of:=IF([.F801]&gt;18; &quot;adult&quot;;&quot;child&quot;)" office:value-type="string" office:string-value="adult" calcext:value-type="string">
            <text:p>adult</text:p>
          </table:table-cell>
          <table:table-cell table:formula="of:=IF([.J801]&lt;10;&quot;&lt;10&quot;;IF([.J801]&lt;20; &quot;10-20&quot;; IF ([.J801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esell, Mr. Marti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802]&gt;18; &quot;adult&quot;;&quot;child&quot;)" office:value-type="string" office:string-value="adult" calcext:value-type="string">
            <text:p>adult</text:p>
          </table:table-cell>
          <table:table-cell table:formula="of:=IF([.J802]&lt;10;&quot;&lt;10&quot;;IF([.J802]&lt;20; &quot;10-20&quot;; IF ([.J802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s. Harvey (Charlotte Annie Tat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IF([.F803]&gt;18; &quot;adult&quot;;&quot;child&quot;)" office:value-type="string" office:string-value="adult" calcext:value-type="string">
            <text:p>adult</text:p>
          </table:table-cell>
          <table:table-cell table:formula="of:=IF([.J803]&lt;10;&quot;&lt;10&quot;;IF([.J803]&lt;20; &quot;10-20&quot;; IF ([.J803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aster. William Thornton I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table:formula="of:=IF([.F804]&gt;18; &quot;adult&quot;;&quot;child&quot;)" office:value-type="string" office:string-value="child" calcext:value-type="string">
            <text:p>child</text:p>
          </table:table-cell>
          <table:table-cell table:formula="of:=IF([.J804]&lt;10;&quot;&lt;10&quot;;IF([.J804]&lt;20; &quot;10-20&quot;; IF ([.J80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aster. Assad Alexander</text:p>
          </table:table-cell>
          <table:table-cell office:value-type="string" calcext:value-type="string">
            <text:p>male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float" office:value="8.5167" calcext:value-type="float">
            <text:p>8.5167</text:p>
          </table:table-cell>
          <table:table-cell/>
          <table:table-cell office:value-type="string" calcext:value-type="string">
            <text:p>C</text:p>
          </table:table-cell>
          <table:table-cell table:formula="of:=IF([.F805]&gt;18; &quot;adult&quot;;&quot;child&quot;)" office:value-type="string" office:string-value="child" calcext:value-type="string">
            <text:p>child</text:p>
          </table:table-cell>
          <table:table-cell table:formula="of:=IF([.J805]&lt;10;&quot;&lt;10&quot;;IF([.J805]&lt;20; &quot;10-20&quot;; IF ([.J80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dman, Mr. Oskar Arvi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9" calcext:value-type="float">
            <text:p>347089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  <table:table-cell table:formula="of:=IF([.F806]&gt;18; &quot;adult&quot;;&quot;child&quot;)" office:value-type="string" office:string-value="adult" calcext:value-type="string">
            <text:p>adult</text:p>
          </table:table-cell>
          <table:table-cell table:formula="of:=IF([.J806]&lt;10;&quot;&lt;10&quot;;IF([.J806]&lt;20; &quot;10-20&quot;; IF ([.J80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Karl Joh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3" calcext:value-type="float">
            <text:p>34706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F807]&gt;18; &quot;adult&quot;;&quot;child&quot;)" office:value-type="string" office:string-value="adult" calcext:value-type="string">
            <text:p>adult</text:p>
          </table:table-cell>
          <table:table-cell table:formula="of:=IF([.J807]&lt;10;&quot;&lt;10&quot;;IF([.J807]&lt;20; &quot;10-20&quot;; IF ([.J80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ws, Mr. Thomas J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0" calcext:value-type="float">
            <text:p>112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S</text:p>
          </table:table-cell>
          <table:table-cell table:formula="of:=IF([.F808]&gt;18; &quot;adult&quot;;&quot;child&quot;)" office:value-type="string" office:string-value="adult" calcext:value-type="string">
            <text:p>adult</text:p>
          </table:table-cell>
          <table:table-cell table:formula="of:=IF([.J808]&lt;10;&quot;&lt;10&quot;;IF([.J808]&lt;20; &quot;10-20&quot;; IF ([.J80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son, Miss. Ellen Nata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7" calcext:value-type="float">
            <text:p>34708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F809]&gt;18; &quot;adult&quot;;&quot;child&quot;)" office:value-type="string" office:string-value="child" calcext:value-type="string">
            <text:p>child</text:p>
          </table:table-cell>
          <table:table-cell table:formula="of:=IF([.J809]&lt;10;&quot;&lt;10&quot;;IF([.J809]&lt;20; &quot;10-20&quot;; IF ([.J80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yer, Mr. August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23" calcext:value-type="float">
            <text:p>24872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810]&gt;18; &quot;adult&quot;;&quot;child&quot;)" office:value-type="string" office:string-value="adult" calcext:value-type="string">
            <text:p>adult</text:p>
          </table:table-cell>
          <table:table-cell table:formula="of:=IF([.J810]&lt;10;&quot;&lt;10&quot;;IF([.J810]&lt;20; &quot;10-20&quot;; IF ([.J810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s. Norman Campbell (Bertha Grigg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  <table:table-cell table:formula="of:=IF([.F811]&gt;18; &quot;adult&quot;;&quot;child&quot;)" office:value-type="string" office:string-value="adult" calcext:value-type="string">
            <text:p>adult</text:p>
          </table:table-cell>
          <table:table-cell table:formula="of:=IF([.J811]&lt;10;&quot;&lt;10&quot;;IF([.J811]&lt;20; &quot;10-20&quot;; IF ([.J81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er, Mr. Willia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" calcext:value-type="float">
            <text:p>3474</text:p>
          </table:table-cell>
          <table:table-cell office:value-type="float" office:value="7.8875" calcext:value-type="float">
            <text:p>7.8875</text:p>
          </table:table-cell>
          <table:table-cell/>
          <table:table-cell office:value-type="string" calcext:value-type="string">
            <text:p>S</text:p>
          </table:table-cell>
          <table:table-cell table:formula="of:=IF([.F812]&gt;18; &quot;adult&quot;;&quot;child&quot;)" office:value-type="string" office:string-value="adult" calcext:value-type="string">
            <text:p>adult</text:p>
          </table:table-cell>
          <table:table-cell table:formula="of:=IF([.J812]&lt;10;&quot;&lt;10&quot;;IF([.J812]&lt;20; &quot;10-20&quot;; IF ([.J81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ter, Mr. Jame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formula="of:=IF([.F813]&gt;18; &quot;adult&quot;;&quot;child&quot;)" office:value-type="string" office:string-value="adult" calcext:value-type="string">
            <text:p>adult</text:p>
          </table:table-cell>
          <table:table-cell table:formula="of:=IF([.J813]&lt;10;&quot;&lt;10&quot;;IF([.J813]&lt;20; &quot;10-20&quot;; IF ([.J813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emen, Mr. Richard James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06" calcext:value-type="float">
            <text:p>2820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814]&gt;18; &quot;adult&quot;;&quot;child&quot;)" office:value-type="string" office:string-value="adult" calcext:value-type="string">
            <text:p>adult</text:p>
          </table:table-cell>
          <table:table-cell table:formula="of:=IF([.J814]&lt;10;&quot;&lt;10&quot;;IF([.J814]&lt;20; &quot;10-20&quot;; IF ([.J814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bba Iris Alfrid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IF([.F815]&gt;18; &quot;adult&quot;;&quot;child&quot;)" office:value-type="string" office:string-value="child" calcext:value-type="string">
            <text:p>child</text:p>
          </table:table-cell>
          <table:table-cell table:formula="of:=IF([.J815]&lt;10;&quot;&lt;10&quot;;IF([.J815]&lt;20; &quot;10-20&quot;; IF ([.J815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mlin, Mr. Ernest Portage</text:p>
          </table:table-cell>
          <table:table-cell office:value-type="string" calcext:value-type="string">
            <text:p>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499" calcext:value-type="float">
            <text:p>36449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816]&gt;18; &quot;adult&quot;;&quot;child&quot;)" office:value-type="string" office:string-value="adult" calcext:value-type="string">
            <text:p>adult</text:p>
          </table:table-cell>
          <table:table-cell table:formula="of:=IF([.J816]&lt;10;&quot;&lt;10&quot;;IF([.J816]&lt;20; &quot;10-20&quot;; IF ([.J81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y, Mr. Rich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S</text:p>
          </table:table-cell>
          <table:table-cell table:formula="of:=IF([.F817]&gt;18; &quot;adult&quot;;&quot;child&quot;)" office:value-type="string" office:string-value="child" calcext:value-type="string">
            <text:p>child</text:p>
          </table:table-cell>
          <table:table-cell table:formula="of:=IF([.J817]&lt;10;&quot;&lt;10&quot;;IF([.J817]&lt;20; &quot;10-20&quot;; IF ([.J81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ninen, Miss. Wendla Mari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9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818]&gt;18; &quot;adult&quot;;&quot;child&quot;)" office:value-type="string" office:string-value="adult" calcext:value-type="string">
            <text:p>adult</text:p>
          </table:table-cell>
          <table:table-cell table:formula="of:=IF([.J818]&lt;10;&quot;&lt;10&quot;;IF([.J818]&lt;20; &quot;10-20&quot;; IF ([.J81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. Albert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  <table:table-cell table:formula="of:=IF([.F819]&gt;18; &quot;adult&quot;;&quot;child&quot;)" office:value-type="string" office:string-value="adult" calcext:value-type="string">
            <text:p>adult</text:p>
          </table:table-cell>
          <table:table-cell table:formula="of:=IF([.J819]&lt;10;&quot;&lt;10&quot;;IF([.J819]&lt;20; &quot;10-20&quot;; IF ([.J81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m, Mr. John Fredrik Alexander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5</text:p>
          </table:table-cell>
          <table:table-cell office:value-type="float" office:value="6.45" calcext:value-type="float">
            <text:p>6.45</text:p>
          </table:table-cell>
          <table:table-cell/>
          <table:table-cell office:value-type="string" calcext:value-type="string">
            <text:p>S</text:p>
          </table:table-cell>
          <table:table-cell table:formula="of:=IF([.F820]&gt;18; &quot;adult&quot;;&quot;child&quot;)" office:value-type="string" office:string-value="adult" calcext:value-type="string">
            <text:p>adult</text:p>
          </table:table-cell>
          <table:table-cell table:formula="of:=IF([.J820]&lt;10;&quot;&lt;10&quot;;IF([.J820]&lt;20; &quot;10-20&quot;; IF ([.J82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Karl Thorste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IF([.F821]&gt;18; &quot;adult&quot;;&quot;child&quot;)" office:value-type="string" office:string-value="child" calcext:value-type="string">
            <text:p>child</text:p>
          </table:table-cell>
          <table:table-cell table:formula="of:=IF([.J821]&lt;10;&quot;&lt;10&quot;;IF([.J821]&lt;20; &quot;10-20&quot;; IF ([.J821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rs. Charles Melville (Clara Jennings Gregg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  <table:table-cell table:formula="of:=IF([.F822]&gt;18; &quot;adult&quot;;&quot;child&quot;)" office:value-type="string" office:string-value="adult" calcext:value-type="string">
            <text:p>adult</text:p>
          </table:table-cell>
          <table:table-cell table:formula="of:=IF([.J822]&lt;10;&quot;&lt;10&quot;;IF([.J822]&lt;20; &quot;10-20&quot;; IF ([.J82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ic, Mr. Nikol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8" calcext:value-type="float">
            <text:p>31509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F823]&gt;18; &quot;adult&quot;;&quot;child&quot;)" office:value-type="string" office:string-value="adult" calcext:value-type="string">
            <text:p>adult</text:p>
          </table:table-cell>
          <table:table-cell table:formula="of:=IF([.J823]&lt;10;&quot;&lt;10&quot;;IF([.J823]&lt;20; &quot;10-20&quot;; IF ([.J82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uchlin, Jonkheer. John George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72" calcext:value-type="float">
            <text:p>199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F824]&gt;18; &quot;adult&quot;;&quot;child&quot;)" office:value-type="string" office:string-value="adult" calcext:value-type="string">
            <text:p>adult</text:p>
          </table:table-cell>
          <table:table-cell table:formula="of:=IF([.J824]&lt;10;&quot;&lt;10&quot;;IF([.J824]&lt;20; &quot;10-20&quot;; IF ([.J82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rs. (Beila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  <table:table-cell table:formula="of:=IF([.F825]&gt;18; &quot;adult&quot;;&quot;child&quot;)" office:value-type="string" office:string-value="adult" calcext:value-type="string">
            <text:p>adult</text:p>
          </table:table-cell>
          <table:table-cell table:formula="of:=IF([.J825]&lt;10;&quot;&lt;10&quot;;IF([.J825]&lt;20; &quot;10-20&quot;; IF ([.J825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Urho Abraham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IF([.F826]&gt;18; &quot;adult&quot;;&quot;child&quot;)" office:value-type="string" office:string-value="child" calcext:value-type="string">
            <text:p>child</text:p>
          </table:table-cell>
          <table:table-cell table:formula="of:=IF([.J826]&lt;10;&quot;&lt;10&quot;;IF([.J826]&lt;20; &quot;10-20&quot;; IF ([.J826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323" calcext:value-type="float">
            <text:p>368323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string" calcext:value-type="string">
            <text:p>Q</text:p>
          </table:table-cell>
          <table:table-cell table:formula="of:=IF([.F827]&gt;18; &quot;adult&quot;;&quot;child&quot;)" office:value-type="string" office:string-value="child" calcext:value-type="string">
            <text:p>child</text:p>
          </table:table-cell>
          <table:table-cell table:formula="of:=IF([.J827]&lt;10;&quot;&lt;10&quot;;IF([.J827]&lt;20; &quot;10-20&quot;; IF ([.J82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L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IF([.F828]&gt;18; &quot;adult&quot;;&quot;child&quot;)" office:value-type="string" office:string-value="child" calcext:value-type="string">
            <text:p>child</text:p>
          </table:table-cell>
          <table:table-cell table:formula="of:=IF([.J828]&lt;10;&quot;&lt;10&quot;;IF([.J828]&lt;20; &quot;10-20&quot;; IF ([.J82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aster. Andre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  <table:table-cell table:formula="of:=IF([.F829]&gt;18; &quot;adult&quot;;&quot;child&quot;)" office:value-type="string" office:string-value="child" calcext:value-type="string">
            <text:p>child</text:p>
          </table:table-cell>
          <table:table-cell table:formula="of:=IF([.J829]&lt;10;&quot;&lt;10&quot;;IF([.J829]&lt;20; &quot;10-20&quot;; IF ([.J82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rmack, Mr. Thoma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228" calcext:value-type="float">
            <text:p>36722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830]&gt;18; &quot;adult&quot;;&quot;child&quot;)" office:value-type="string" office:string-value="child" calcext:value-type="string">
            <text:p>child</text:p>
          </table:table-cell>
          <table:table-cell table:formula="of:=IF([.J830]&lt;10;&quot;&lt;10&quot;;IF([.J830]&lt;20; &quot;10-20&quot;; IF ([.J83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ne, Mrs. George Nelson (Martha Evelyn)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  <table:table-cell table:formula="of:=IF([.F831]&gt;18; &quot;adult&quot;;&quot;child&quot;)" office:value-type="string" office:string-value="adult" calcext:value-type="string">
            <text:p>adult</text:p>
          </table:table-cell>
          <table:table-cell table:formula="of:=IF([.J831]&lt;10;&quot;&lt;10&quot;;IF([.J831]&lt;20; &quot;10-20&quot;; IF ([.J83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s. Antoni (Selini Alexander)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IF([.F832]&gt;18; &quot;adult&quot;;&quot;child&quot;)" office:value-type="string" office:string-value="child" calcext:value-type="string">
            <text:p>child</text:p>
          </table:table-cell>
          <table:table-cell table:formula="of:=IF([.J832]&lt;10;&quot;&lt;10&quot;;IF([.J832]&lt;20; &quot;10-20&quot;; IF ([.J832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George Sibley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  <table:table-cell table:formula="of:=IF([.F833]&gt;18; &quot;adult&quot;;&quot;child&quot;)" office:value-type="string" office:string-value="child" calcext:value-type="string">
            <text:p>child</text:p>
          </table:table-cell>
          <table:table-cell table:formula="of:=IF([.J833]&lt;10;&quot;&lt;10&quot;;IF([.J833]&lt;20; &quot;10-20&quot;; IF ([.J833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Am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F834]&gt;18; &quot;adult&quot;;&quot;child&quot;)" office:value-type="string" office:string-value="child" calcext:value-type="string">
            <text:p>child</text:p>
          </table:table-cell>
          <table:table-cell table:formula="of:=IF([.J834]&lt;10;&quot;&lt;10&quot;;IF([.J834]&lt;20; &quot;10-20&quot;; IF ([.J83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sson, Mr. Al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8" calcext:value-type="float">
            <text:p>347468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F835]&gt;18; &quot;adult&quot;;&quot;child&quot;)" office:value-type="string" office:string-value="adult" calcext:value-type="string">
            <text:p>adult</text:p>
          </table:table-cell>
          <table:table-cell table:formula="of:=IF([.J835]&lt;10;&quot;&lt;10&quot;;IF([.J835]&lt;20; &quot;10-20&quot;; IF ([.J83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um, Mr. Owen Georg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S</text:p>
          </table:table-cell>
          <table:table-cell table:formula="of:=IF([.F836]&gt;18; &quot;adult&quot;;&quot;child&quot;)" office:value-type="string" office:string-value="child" calcext:value-type="string">
            <text:p>child</text:p>
          </table:table-cell>
          <table:table-cell table:formula="of:=IF([.J836]&lt;10;&quot;&lt;10&quot;;IF([.J836]&lt;20; &quot;10-20&quot;; IF ([.J83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ton, Miss. Sara Rebecc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C</text:p>
          </table:table-cell>
          <table:table-cell table:formula="of:=IF([.F837]&gt;18; &quot;adult&quot;;&quot;child&quot;)" office:value-type="string" office:string-value="adult" calcext:value-type="string">
            <text:p>adult</text:p>
          </table:table-cell>
          <table:table-cell table:formula="of:=IF([.J837]&lt;10;&quot;&lt;10&quot;;IF([.J837]&lt;20; &quot;10-20&quot;; IF ([.J837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ic, Mr. Jakob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7" calcext:value-type="float">
            <text:p>31509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F838]&gt;18; &quot;adult&quot;;&quot;child&quot;)" office:value-type="string" office:string-value="adult" calcext:value-type="string">
            <text:p>adult</text:p>
          </table:table-cell>
          <table:table-cell table:formula="of:=IF([.J838]&lt;10;&quot;&lt;10&quot;;IF([.J838]&lt;20; &quot;10-20&quot;; IF ([.J83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ota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2092" calcext:value-type="float">
            <text:p>3920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839]&gt;18; &quot;adult&quot;;&quot;child&quot;)" office:value-type="string" office:string-value="child" calcext:value-type="string">
            <text:p>child</text:p>
          </table:table-cell>
          <table:table-cell table:formula="of:=IF([.J839]&lt;10;&quot;&lt;10&quot;;IF([.J839]&lt;20; &quot;10-20&quot;; IF ([.J83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p, Mr. Chang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IF([.F840]&gt;18; &quot;adult&quot;;&quot;child&quot;)" office:value-type="string" office:string-value="adult" calcext:value-type="string">
            <text:p>adult</text:p>
          </table:table-cell>
          <table:table-cell table:formula="of:=IF([.J840]&lt;10;&quot;&lt;10&quot;;IF([.J840]&lt;20; &quot;10-20&quot;; IF ([.J840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echal, Mr. Pierr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774" calcext:value-type="float">
            <text:p>11774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</text:p>
          </table:table-cell>
          <table:table-cell table:formula="of:=IF([.F841]&gt;18; &quot;adult&quot;;&quot;child&quot;)" office:value-type="string" office:string-value="child" calcext:value-type="string">
            <text:p>child</text:p>
          </table:table-cell>
          <table:table-cell table:formula="of:=IF([.J841]&lt;10;&quot;&lt;10&quot;;IF([.J841]&lt;20; &quot;10-20&quot;; IF ([.J841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homaki, Mr. Ilmari Rudolf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842]&gt;18; &quot;adult&quot;;&quot;child&quot;)" office:value-type="string" office:string-value="adult" calcext:value-type="string">
            <text:p>adult</text:p>
          </table:table-cell>
          <table:table-cell table:formula="of:=IF([.J842]&lt;10;&quot;&lt;10&quot;;IF([.J842]&lt;20; &quot;10-20&quot;; IF ([.J84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dd, Mr. Thomas Charle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843]&gt;18; &quot;adult&quot;;&quot;child&quot;)" office:value-type="string" office:string-value="child" calcext:value-type="string">
            <text:p>child</text:p>
          </table:table-cell>
          <table:table-cell table:formula="of:=IF([.J843]&lt;10;&quot;&lt;10&quot;;IF([.J843]&lt;20; &quot;10-20&quot;; IF ([.J843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epeca, Miss. August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</text:p>
          </table:table-cell>
          <table:table-cell table:formula="of:=IF([.F844]&gt;18; &quot;adult&quot;;&quot;child&quot;)" office:value-type="string" office:string-value="adult" calcext:value-type="string">
            <text:p>adult</text:p>
          </table:table-cell>
          <table:table-cell table:formula="of:=IF([.J844]&lt;10;&quot;&lt;10&quot;;IF([.J844]&lt;20; &quot;10-20&quot;; IF ([.J844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mberopolous, Mr. Peter L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  <table:table-cell table:formula="of:=IF([.F845]&gt;18; &quot;adult&quot;;&quot;child&quot;)" office:value-type="string" office:string-value="adult" calcext:value-type="string">
            <text:p>adult</text:p>
          </table:table-cell>
          <table:table-cell table:formula="of:=IF([.J845]&lt;10;&quot;&lt;10&quot;;IF([.J845]&lt;20; &quot;10-20&quot;; IF ([.J84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umovic, Mr. Jes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0" calcext:value-type="float">
            <text:p>315090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F846]&gt;18; &quot;adult&quot;;&quot;child&quot;)" office:value-type="string" office:string-value="child" calcext:value-type="string">
            <text:p>child</text:p>
          </table:table-cell>
          <table:table-cell table:formula="of:=IF([.J846]&lt;10;&quot;&lt;10&quot;;IF([.J846]&lt;20; &quot;10-20&quot;; IF ([.J84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ing, Mr. Anthon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5547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formula="of:=IF([.F847]&gt;18; &quot;adult&quot;;&quot;child&quot;)" office:value-type="string" office:string-value="adult" calcext:value-type="string">
            <text:p>adult</text:p>
          </table:table-cell>
          <table:table-cell table:formula="of:=IF([.J847]&lt;10;&quot;&lt;10&quot;;IF([.J847]&lt;20; &quot;10-20&quot;; IF ([.J84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Douglas Bull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IF([.F848]&gt;18; &quot;adult&quot;;&quot;child&quot;)" office:value-type="string" office:string-value="child" calcext:value-type="string">
            <text:p>child</text:p>
          </table:table-cell>
          <table:table-cell table:formula="of:=IF([.J848]&lt;10;&quot;&lt;10&quot;;IF([.J848]&lt;20; &quot;10-20&quot;; IF ([.J84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off, Mr. Mari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3" calcext:value-type="float">
            <text:p>34921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formula="of:=IF([.F849]&gt;18; &quot;adult&quot;;&quot;child&quot;)" office:value-type="string" office:string-value="adult" calcext:value-type="string">
            <text:p>adult</text:p>
          </table:table-cell>
          <table:table-cell table:formula="of:=IF([.J849]&lt;10;&quot;&lt;10&quot;;IF([.J849]&lt;20; &quot;10-20&quot;; IF ([.J84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Rev.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  <table:table-cell table:formula="of:=IF([.F850]&gt;18; &quot;adult&quot;;&quot;child&quot;)" office:value-type="string" office:string-value="adult" calcext:value-type="string">
            <text:p>adult</text:p>
          </table:table-cell>
          <table:table-cell table:formula="of:=IF([.J850]&lt;10;&quot;&lt;10&quot;;IF([.J850]&lt;20; &quot;10-20&quot;; IF ([.J850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s. Samuel L (Edwiga Grabowsk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  <table:table-cell table:formula="of:=IF([.F851]&gt;18; &quot;adult&quot;;&quot;child&quot;)" office:value-type="string" office:string-value="child" calcext:value-type="string">
            <text:p>child</text:p>
          </table:table-cell>
          <table:table-cell table:formula="of:=IF([.J851]&lt;10;&quot;&lt;10&quot;;IF([.J851]&lt;20; &quot;10-20&quot;; IF ([.J85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aster. Sigvard Harald Elias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IF([.F852]&gt;18; &quot;adult&quot;;&quot;child&quot;)" office:value-type="string" office:string-value="child" calcext:value-type="string">
            <text:p>child</text:p>
          </table:table-cell>
          <table:table-cell table:formula="of:=IF([.J852]&lt;10;&quot;&lt;10&quot;;IF([.J852]&lt;20; &quot;10-20&quot;; IF ([.J852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0" calcext:value-type="float">
            <text:p>347060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F853]&gt;18; &quot;adult&quot;;&quot;child&quot;)" office:value-type="string" office:string-value="adult" calcext:value-type="string">
            <text:p>adult</text:p>
          </table:table-cell>
          <table:table-cell table:formula="of:=IF([.J853]&lt;10;&quot;&lt;10&quot;;IF([.J853]&lt;20; &quot;10-20&quot;; IF ([.J85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iss. Nourelai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IF([.F854]&gt;18; &quot;adult&quot;;&quot;child&quot;)" office:value-type="string" office:string-value="child" calcext:value-type="string">
            <text:p>child</text:p>
          </table:table-cell>
          <table:table-cell table:formula="of:=IF([.J854]&lt;10;&quot;&lt;10&quot;;IF([.J854]&lt;20; &quot;10-20&quot;; IF ([.J854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es, Miss. Mary Conove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  <table:table-cell table:formula="of:=IF([.F855]&gt;18; &quot;adult&quot;;&quot;child&quot;)" office:value-type="string" office:string-value="child" calcext:value-type="string">
            <text:p>child</text:p>
          </table:table-cell>
          <table:table-cell table:formula="of:=IF([.J855]&lt;10;&quot;&lt;10&quot;;IF([.J855]&lt;20; &quot;10-20&quot;; IF ([.J855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Mrs. Ernest Courtenay (Lilian Hughes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856]&gt;18; &quot;adult&quot;;&quot;child&quot;)" office:value-type="string" office:string-value="adult" calcext:value-type="string">
            <text:p>adult</text:p>
          </table:table-cell>
          <table:table-cell table:formula="of:=IF([.J856]&lt;10;&quot;&lt;10&quot;;IF([.J856]&lt;20; &quot;10-20&quot;; IF ([.J856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rs. Sam (Leah Rose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  <table:table-cell table:formula="of:=IF([.F857]&gt;18; &quot;adult&quot;;&quot;child&quot;)" office:value-type="string" office:string-value="child" calcext:value-type="string">
            <text:p>child</text:p>
          </table:table-cell>
          <table:table-cell table:formula="of:=IF([.J857]&lt;10;&quot;&lt;10&quot;;IF([.J857]&lt;20; &quot;10-20&quot;; IF ([.J85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rs. George Dennick (Mary Hitchcock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/>
          <table:table-cell office:value-type="string" calcext:value-type="string">
            <text:p>S</text:p>
          </table:table-cell>
          <table:table-cell table:formula="of:=IF([.F858]&gt;18; &quot;adult&quot;;&quot;child&quot;)" office:value-type="string" office:string-value="adult" calcext:value-type="string">
            <text:p>adult</text:p>
          </table:table-cell>
          <table:table-cell table:formula="of:=IF([.J858]&lt;10;&quot;&lt;10&quot;;IF([.J858]&lt;20; &quot;10-20&quot;; IF ([.J858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ly, Mr. Peter Denis 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5" calcext:value-type="float">
            <text:p>113055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</text:p>
          </table:table-cell>
          <table:table-cell table:formula="of:=IF([.F859]&gt;18; &quot;adult&quot;;&quot;child&quot;)" office:value-type="string" office:string-value="adult" calcext:value-type="string">
            <text:p>adult</text:p>
          </table:table-cell>
          <table:table-cell table:formula="of:=IF([.J859]&lt;10;&quot;&lt;10&quot;;IF([.J859]&lt;20; &quot;10-20&quot;; IF ([.J859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rs. Solomon (Latifa Qurba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  <table:table-cell table:formula="of:=IF([.F860]&gt;18; &quot;adult&quot;;&quot;child&quot;)" office:value-type="string" office:string-value="adult" calcext:value-type="string">
            <text:p>adult</text:p>
          </table:table-cell>
          <table:table-cell table:formula="of:=IF([.J860]&lt;10;&quot;&lt;10&quot;;IF([.J860]&lt;20; &quot;10-20&quot;; IF ([.J860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zi, Mr. Raih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9" calcext:value-type="float">
            <text:p>262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F861]&gt;18; &quot;adult&quot;;&quot;child&quot;)" office:value-type="string" office:string-value="child" calcext:value-type="string">
            <text:p>child</text:p>
          </table:table-cell>
          <table:table-cell table:formula="of:=IF([.J861]&lt;10;&quot;&lt;10&quot;;IF([.J861]&lt;20; &quot;10-20&quot;; IF ([.J861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Claus Pete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0026" calcext:value-type="float">
            <text:p>350026</text:p>
          </table:table-cell>
          <table:table-cell office:value-type="float" office:value="14.1083" calcext:value-type="float">
            <text:p>14.1083</text:p>
          </table:table-cell>
          <table:table-cell/>
          <table:table-cell office:value-type="string" calcext:value-type="string">
            <text:p>S</text:p>
          </table:table-cell>
          <table:table-cell table:formula="of:=IF([.F862]&gt;18; &quot;adult&quot;;&quot;child&quot;)" office:value-type="string" office:string-value="adult" calcext:value-type="string">
            <text:p>adult</text:p>
          </table:table-cell>
          <table:table-cell table:formula="of:=IF([.J862]&lt;10;&quot;&lt;10&quot;;IF([.J862]&lt;20; &quot;10-20&quot;; IF ([.J862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Frederick Edw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34" calcext:value-type="float">
            <text:p>2813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formula="of:=IF([.F863]&gt;18; &quot;adult&quot;;&quot;child&quot;)" office:value-type="string" office:string-value="adult" calcext:value-type="string">
            <text:p>adult</text:p>
          </table:table-cell>
          <table:table-cell table:formula="of:=IF([.J863]&lt;10;&quot;&lt;10&quot;;IF([.J863]&lt;20; &quot;10-20&quot;; IF ([.J863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ift, Mrs. Frederick Joel (Margaret Welles Barr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6" calcext:value-type="float">
            <text:p>17466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  <table:table-cell table:formula="of:=IF([.F864]&gt;18; &quot;adult&quot;;&quot;child&quot;)" office:value-type="string" office:string-value="adult" calcext:value-type="string">
            <text:p>adult</text:p>
          </table:table-cell>
          <table:table-cell table:formula="of:=IF([.J864]&lt;10;&quot;&lt;10&quot;;IF([.J864]&lt;20; &quot;10-20&quot;; IF ([.J864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Dorothy Edith "Dolly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IF([.F865]&gt;18; &quot;adult&quot;;&quot;child&quot;)" office:value-type="string" office:string-value="child" calcext:value-type="string">
            <text:p>child</text:p>
          </table:table-cell>
          <table:table-cell table:formula="of:=IF([.J865]&lt;10;&quot;&lt;10&quot;;IF([.J865]&lt;20; &quot;10-20&quot;; IF ([.J865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, Mr. John William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866" calcext:value-type="float">
            <text:p>2338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866]&gt;18; &quot;adult&quot;;&quot;child&quot;)" office:value-type="string" office:string-value="adult" calcext:value-type="string">
            <text:p>adult</text:p>
          </table:table-cell>
          <table:table-cell table:formula="of:=IF([.J866]&lt;10;&quot;&lt;10&quot;;IF([.J866]&lt;20; &quot;10-20&quot;; IF ([.J866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strom, Mrs. (Karolina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52" calcext:value-type="float">
            <text:p>2368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867]&gt;18; &quot;adult&quot;;&quot;child&quot;)" office:value-type="string" office:string-value="adult" calcext:value-type="string">
            <text:p>adult</text:p>
          </table:table-cell>
          <table:table-cell table:formula="of:=IF([.J867]&lt;10;&quot;&lt;10&quot;;IF([.J867]&lt;20; &quot;10-20&quot;; IF ([.J867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Asuncio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9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  <table:table-cell table:formula="of:=IF([.F868]&gt;18; &quot;adult&quot;;&quot;child&quot;)" office:value-type="string" office:string-value="adult" calcext:value-type="string">
            <text:p>adult</text:p>
          </table:table-cell>
          <table:table-cell table:formula="of:=IF([.J868]&lt;10;&quot;&lt;10&quot;;IF([.J868]&lt;20; &quot;10-20&quot;; IF ([.J868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ebling, Mr. Washington Augustus I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0</text:p>
          </table:table-cell>
          <table:table-cell office:value-type="float" office:value="50.4958" calcext:value-type="float">
            <text:p>50.4958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S</text:p>
          </table:table-cell>
          <table:table-cell table:formula="of:=IF([.F869]&gt;18; &quot;adult&quot;;&quot;child&quot;)" office:value-type="string" office:string-value="adult" calcext:value-type="string">
            <text:p>adult</text:p>
          </table:table-cell>
          <table:table-cell table:formula="of:=IF([.J869]&lt;10;&quot;&lt;10&quot;;IF([.J869]&lt;20; &quot;10-20&quot;; IF ([.J86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Melkebeke, Mr. Phile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777" calcext:value-type="float">
            <text:p>34577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F870]&gt;18; &quot;adult&quot;;&quot;child&quot;)" office:value-type="string" office:string-value="child" calcext:value-type="string">
            <text:p>child</text:p>
          </table:table-cell>
          <table:table-cell table:formula="of:=IF([.J870]&lt;10;&quot;&lt;10&quot;;IF([.J870]&lt;20; &quot;10-20&quot;; IF ([.J87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aster. Harold Theodo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  <table:table-cell table:formula="of:=IF([.F871]&gt;18; &quot;adult&quot;;&quot;child&quot;)" office:value-type="string" office:string-value="child" calcext:value-type="string">
            <text:p>child</text:p>
          </table:table-cell>
          <table:table-cell table:formula="of:=IF([.J871]&lt;10;&quot;&lt;10&quot;;IF([.J871]&lt;20; &quot;10-20&quot;; IF ([.J871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kic, Mr. Ceri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8" calcext:value-type="float">
            <text:p>34924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872]&gt;18; &quot;adult&quot;;&quot;child&quot;)" office:value-type="string" office:string-value="adult" calcext:value-type="string">
            <text:p>adult</text:p>
          </table:table-cell>
          <table:table-cell table:formula="of:=IF([.J872]&lt;10;&quot;&lt;10&quot;;IF([.J872]&lt;20; &quot;10-20&quot;; IF ([.J872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s. Richard Leonard (Sallie Monypen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  <table:table-cell table:formula="of:=IF([.F873]&gt;18; &quot;adult&quot;;&quot;child&quot;)" office:value-type="string" office:string-value="adult" calcext:value-type="string">
            <text:p>adult</text:p>
          </table:table-cell>
          <table:table-cell table:formula="of:=IF([.J873]&lt;10;&quot;&lt;10&quot;;IF([.J873]&lt;20; &quot;10-20&quot;; IF ([.J873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sson, Mr. Frans Olo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S</text:p>
          </table:table-cell>
          <table:table-cell table:formula="of:=IF([.F874]&gt;18; &quot;adult&quot;;&quot;child&quot;)" office:value-type="string" office:string-value="adult" calcext:value-type="string">
            <text:p>adult</text:p>
          </table:table-cell>
          <table:table-cell table:formula="of:=IF([.J874]&lt;10;&quot;&lt;10&quot;;IF([.J874]&lt;20; &quot;10-20&quot;; IF ([.J874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Cruyssen, Mr. Victor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5" calcext:value-type="float">
            <text:p>34576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  <table:table-cell table:formula="of:=IF([.F875]&gt;18; &quot;adult&quot;;&quot;child&quot;)" office:value-type="string" office:string-value="adult" calcext:value-type="string">
            <text:p>adult</text:p>
          </table:table-cell>
          <table:table-cell table:formula="of:=IF([.J875]&lt;10;&quot;&lt;10&quot;;IF([.J875]&lt;20; &quot;10-20&quot;; IF ([.J875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s. Samuel (Hannah Wizosky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  <table:table-cell table:formula="of:=IF([.F876]&gt;18; &quot;adult&quot;;&quot;child&quot;)" office:value-type="string" office:string-value="adult" calcext:value-type="string">
            <text:p>adult</text:p>
          </table:table-cell>
          <table:table-cell table:formula="of:=IF([.J876]&lt;10;&quot;&lt;10&quot;;IF([.J876]&lt;20; &quot;10-20&quot;; IF ([.J876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jib, Miss. Adele Kiamie "Jan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" calcext:value-type="float">
            <text:p>266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F877]&gt;18; &quot;adult&quot;;&quot;child&quot;)" office:value-type="string" office:string-value="child" calcext:value-type="string">
            <text:p>child</text:p>
          </table:table-cell>
          <table:table-cell table:formula="of:=IF([.J877]&lt;10;&quot;&lt;10&quot;;IF([.J877]&lt;20; &quot;10-20&quot;; IF ([.J877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lfred Ossia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8458" calcext:value-type="float">
            <text:p>9.8458</text:p>
          </table:table-cell>
          <table:table-cell/>
          <table:table-cell office:value-type="string" calcext:value-type="string">
            <text:p>S</text:p>
          </table:table-cell>
          <table:table-cell table:formula="of:=IF([.F878]&gt;18; &quot;adult&quot;;&quot;child&quot;)" office:value-type="string" office:string-value="adult" calcext:value-type="string">
            <text:p>adult</text:p>
          </table:table-cell>
          <table:table-cell table:formula="of:=IF([.J878]&lt;10;&quot;&lt;10&quot;;IF([.J878]&lt;20; &quot;10-20&quot;; IF ([.J878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Nedeli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2" calcext:value-type="float">
            <text:p>34921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879]&gt;18; &quot;adult&quot;;&quot;child&quot;)" office:value-type="string" office:string-value="adult" calcext:value-type="string">
            <text:p>adult</text:p>
          </table:table-cell>
          <table:table-cell table:formula="of:=IF([.J879]&lt;10;&quot;&lt;10&quot;;IF([.J879]&lt;20; &quot;10-20&quot;; IF ([.J879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leff, Mr. K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7" calcext:value-type="float">
            <text:p>34921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880]&gt;18; &quot;adult&quot;;&quot;child&quot;)" office:value-type="string" office:string-value="child" calcext:value-type="string">
            <text:p>child</text:p>
          </table:table-cell>
          <table:table-cell table:formula="of:=IF([.J880]&lt;10;&quot;&lt;10&quot;;IF([.J880]&lt;20; &quot;10-20&quot;; IF ([.J880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tter, Mrs. Thomas Jr (Lily Alexenia Wilson)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C</text:p>
          </table:table-cell>
          <table:table-cell table:formula="of:=IF([.F881]&gt;18; &quot;adult&quot;;&quot;child&quot;)" office:value-type="string" office:string-value="adult" calcext:value-type="string">
            <text:p>adult</text:p>
          </table:table-cell>
          <table:table-cell table:formula="of:=IF([.J881]&lt;10;&quot;&lt;10&quot;;IF([.J881]&lt;20; &quot;10-20&quot;; IF ([.J88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ey, Mrs. William (Imanita Parrish Hall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882]&gt;18; &quot;adult&quot;;&quot;child&quot;)" office:value-type="string" office:string-value="adult" calcext:value-type="string">
            <text:p>adult</text:p>
          </table:table-cell>
          <table:table-cell table:formula="of:=IF([.J882]&lt;10;&quot;&lt;10&quot;;IF([.J882]&lt;20; &quot;10-20&quot;; IF ([.J882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un, Mr. Johan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7" calcext:value-type="float">
            <text:p>34925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883]&gt;18; &quot;adult&quot;;&quot;child&quot;)" office:value-type="string" office:string-value="adult" calcext:value-type="string">
            <text:p>adult</text:p>
          </table:table-cell>
          <table:table-cell table:formula="of:=IF([.J883]&lt;10;&quot;&lt;10&quot;;IF([.J883]&lt;20; &quot;10-20&quot;; IF ([.J883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berg, Miss. Gerda Ulrik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2" calcext:value-type="float">
            <text:p>7552</text:p>
          </table:table-cell>
          <table:table-cell office:value-type="float" office:value="10.5167" calcext:value-type="float">
            <text:p>10.5167</text:p>
          </table:table-cell>
          <table:table-cell/>
          <table:table-cell office:value-type="string" calcext:value-type="string">
            <text:p>S</text:p>
          </table:table-cell>
          <table:table-cell table:formula="of:=IF([.F884]&gt;18; &quot;adult&quot;;&quot;child&quot;)" office:value-type="string" office:string-value="adult" calcext:value-type="string">
            <text:p>adult</text:p>
          </table:table-cell>
          <table:table-cell table:formula="of:=IF([.J884]&lt;10;&quot;&lt;10&quot;;IF([.J884]&lt;20; &quot;10-20&quot;; IF ([.J884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field, Mr. Frederick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/SOTON 3406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885]&gt;18; &quot;adult&quot;;&quot;child&quot;)" office:value-type="string" office:string-value="adult" calcext:value-type="string">
            <text:p>adult</text:p>
          </table:table-cell>
          <table:table-cell table:formula="of:=IF([.J885]&lt;10;&quot;&lt;10&quot;;IF([.J885]&lt;20; &quot;10-20&quot;; IF ([.J885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tehall, Mr. Henry J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7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IF([.F886]&gt;18; &quot;adult&quot;;&quot;child&quot;)" office:value-type="string" office:string-value="adult" calcext:value-type="string">
            <text:p>adult</text:p>
          </table:table-cell>
          <table:table-cell table:formula="of:=IF([.J886]&lt;10;&quot;&lt;10&quot;;IF([.J886]&lt;20; &quot;10-20&quot;; IF ([.J886]&lt;30; &quot;20-30&quot;;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rs. William (Margaret Norto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formula="of:=IF([.F887]&gt;18; &quot;adult&quot;;&quot;child&quot;)" office:value-type="string" office:string-value="adult" calcext:value-type="string">
            <text:p>adult</text:p>
          </table:table-cell>
          <table:table-cell table:formula="of:=IF([.J887]&lt;10;&quot;&lt;10&quot;;IF([.J887]&lt;20; &quot;10-20&quot;; IF ([.J887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vila, Rev. Juoza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36" calcext:value-type="float">
            <text:p>2115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888]&gt;18; &quot;adult&quot;;&quot;child&quot;)" office:value-type="string" office:string-value="adult" calcext:value-type="string">
            <text:p>adult</text:p>
          </table:table-cell>
          <table:table-cell table:formula="of:=IF([.J888]&lt;10;&quot;&lt;10&quot;;IF([.J888]&lt;20; &quot;10-20&quot;; IF ([.J888]&lt;30; &quot;20-30&quot;;&quot;30+&quot;)))" office:value-type="string" office:string-value="10-20" calcext:value-type="string">
            <text:p>10-2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iss. Margaret Edit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3" calcext:value-type="float">
            <text:p>1120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S</text:p>
          </table:table-cell>
          <table:table-cell table:formula="of:=IF([.F889]&gt;18; &quot;adult&quot;;&quot;child&quot;)" office:value-type="string" office:string-value="adult" calcext:value-type="string">
            <text:p>adult</text:p>
          </table:table-cell>
          <table:table-cell table:formula="of:=IF([.J889]&lt;10;&quot;&lt;10&quot;;IF([.J889]&lt;20; &quot;10-20&quot;; IF ([.J889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iss. Catherine Helen "Carri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  <table:table-cell table:formula="of:=IF([.F890]&gt;18; &quot;adult&quot;;&quot;child&quot;)" office:value-type="string" office:string-value="child" calcext:value-type="string">
            <text:p>child</text:p>
          </table:table-cell>
          <table:table-cell table:formula="of:=IF([.J890]&lt;10;&quot;&lt;10&quot;;IF([.J890]&lt;20; &quot;10-20&quot;; IF ([.J890]&lt;30; &quot;20-30&quot;;&quot;30+&quot;)))" office:value-type="string" office:string-value="20-30" calcext:value-type="string">
            <text:p>20-3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hr, Mr. Karl Howe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69" calcext:value-type="float">
            <text:p>1113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148</text:p>
          </table:table-cell>
          <table:table-cell office:value-type="string" calcext:value-type="string">
            <text:p>C</text:p>
          </table:table-cell>
          <table:table-cell table:formula="of:=IF([.F891]&gt;18; &quot;adult&quot;;&quot;child&quot;)" office:value-type="string" office:string-value="adult" calcext:value-type="string">
            <text:p>adult</text:p>
          </table:table-cell>
          <table:table-cell table:formula="of:=IF([.J891]&lt;10;&quot;&lt;10&quot;;IF([.J891]&lt;20; &quot;10-20&quot;; IF ([.J891]&lt;30; &quot;20-30&quot;;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oley, Mr. Patric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6" calcext:value-type="float">
            <text:p>37037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892]&gt;18; &quot;adult&quot;;&quot;child&quot;)" office:value-type="string" office:string-value="adult" calcext:value-type="string">
            <text:p>adult</text:p>
          </table:table-cell>
          <table:table-cell table:formula="of:=IF([.J892]&lt;10;&quot;&lt;10&quot;;IF([.J892]&lt;20; &quot;10-20&quot;; IF ([.J892]&lt;30; &quot;20-30&quot;;&quot;30+&quot;)))" office:value-type="string" office:string-value="&lt;10" calcext:value-type="string">
            <text:p>&lt;10</text:p>
          </table:table-cell>
        </table:table-row>
      </table:table>
      <table:table table:name="Pivot Table_train_4" table:style-name="ta1">
        <table:table-column table:style-name="co13" table:default-cell-style-name="ce4"/>
        <table:table-column table:style-name="co13" table:number-columns-repeated="2" table:default-cell-style-name="ce11"/>
        <table:table-column table:style-name="co13" table:default-cell-style-name="ce19"/>
        <table:table-column table:style-name="co13" table:default-cell-style-name="ce25"/>
        <table:table-column table:style-name="co13" table:default-cell-style-name="ce31"/>
        <table:table-row table:style-name="ro1">
          <table:table-cell table:style-name="ce1"/>
          <table:table-cell table:style-name="ce7"/>
          <table:table-cell table:style-name="ce13"/>
          <table:table-cell table:style-name="ce15" office:value-type="string" calcext:value-type="string">
            <text:p>Data</text:p>
          </table:table-cell>
          <table:table-cell table:style-name="ce21"/>
          <table:table-cell table:style-name="ce27"/>
        </table:table-row>
        <table:table-row table:style-name="ro1">
          <table:table-cell table:style-name="ce2" office:value-type="string" calcext:value-type="string">
            <text:p>Pclass</text:p>
          </table:table-cell>
          <table:table-cell table:style-name="ce8" office:value-type="string" calcext:value-type="string">
            <text:p>Sex</text:p>
          </table:table-cell>
          <table:table-cell table:style-name="ce8" office:value-type="string" calcext:value-type="string">
            <text:p>PriceGroup</text:p>
          </table:table-cell>
          <table:table-cell table:style-name="ce16" office:value-type="string" calcext:value-type="string">
            <text:p>Sum - Survived</text:p>
          </table:table-cell>
          <table:table-cell table:style-name="ce22" office:value-type="string" calcext:value-type="string">
            <text:p>Count - Survived</text:p>
          </table:table-cell>
          <table:table-cell table:style-name="ce28" office:value-type="string" calcext:value-type="string">
            <text:p>Average - Survived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female</text:p>
          </table:table-cell>
          <table:table-cell table:style-name="ce9" office:value-type="string" calcext:value-type="string">
            <text:p>20-30</text:p>
          </table:table-cell>
          <table:table-cell table:style-name="ce17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9" office:value-type="float" office:value="0.833333333333333" calcext:value-type="float">
            <text:p>0.8333333333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30+</text:p>
          </table:table-cell>
          <table:table-cell table:style-name="ce18" office:value-type="float" office:value="86" calcext:value-type="float">
            <text:p>86</text:p>
          </table:table-cell>
          <table:table-cell table:style-name="ce24" office:value-type="float" office:value="88" calcext:value-type="float">
            <text:p>88</text:p>
          </table:table-cell>
          <table:table-cell table:style-name="ce30" office:value-type="float" office:value="0.977272727272727" calcext:value-type="float">
            <text:p>0.9772727273</text:p>
          </table:table-cell>
        </table:table-row>
        <table:table-row table:style-name="ro1">
          <table:table-cell/>
          <table:table-cell table:style-name="ce9" office:value-type="string" calcext:value-type="string">
            <text:p>male</text:p>
          </table:table-cell>
          <table:table-cell table:style-name="ce9" office:value-type="string" calcext:value-type="string">
            <text:p>&lt;10</text:p>
          </table:table-cell>
          <table:table-cell table:style-name="ce17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-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style-name="ce5"/>
          <table:table-cell table:style-name="ce10"/>
          <table:table-cell table:style-name="ce10" office:value-type="string" calcext:value-type="string">
            <text:p>30+</text:p>
          </table:table-cell>
          <table:table-cell table:style-name="ce18" office:value-type="float" office:value="33" calcext:value-type="float">
            <text:p>33</text:p>
          </table:table-cell>
          <table:table-cell table:style-name="ce24" office:value-type="float" office:value="86" calcext:value-type="float">
            <text:p>86</text:p>
          </table:table-cell>
          <table:table-cell table:style-name="ce30" office:value-type="float" office:value="0.383720930232558" calcext:value-type="float">
            <text:p>0.383720930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female</text:p>
          </table:table-cell>
          <table:table-cell table:style-name="ce9" office:value-type="string" calcext:value-type="string">
            <text:p>10-20</text:p>
          </table:table-cell>
          <table:table-cell table:style-name="ce17" office:value-type="float" office:value="32" calcext:value-type="float">
            <text:p>32</text:p>
          </table:table-cell>
          <table:table-cell table:style-name="ce23" office:value-type="float" office:value="35" calcext:value-type="float">
            <text:p>35</text:p>
          </table:table-cell>
          <table:table-cell table:style-name="ce29" office:value-type="float" office:value="0.914285714285714" calcext:value-type="float">
            <text:p>0.91428571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-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30+</text:p>
          </table:table-cell>
          <table:table-cell table:style-name="ce18" office:value-type="float" office:value="11" calcext:value-type="float">
            <text:p>11</text:p>
          </table:table-cell>
          <table:table-cell table:style-name="ce24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9" office:value-type="string" calcext:value-type="string">
            <text:p>male</text:p>
          </table:table-cell>
          <table:table-cell table:style-name="ce9" office:value-type="string" calcext:value-type="string">
            <text:p>&lt;10</text:p>
          </table:table-cell>
          <table:table-cell table:style-name="ce17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20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0.158730158730159" calcext:value-type="float">
            <text:p>0.15873015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-3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table:style-name="ce5"/>
          <table:table-cell table:style-name="ce10"/>
          <table:table-cell table:style-name="ce10" office:value-type="string" calcext:value-type="string">
            <text:p>30+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14" calcext:value-type="float">
            <text:p>14</text:p>
          </table:table-cell>
          <table:table-cell table:style-name="ce30" office:value-type="float" office:value="0.214285714285714" calcext:value-type="float">
            <text:p>0.2142857143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female</text:p>
          </table:table-cell>
          <table:table-cell table:style-name="ce9" office:value-type="string" calcext:value-type="string">
            <text:p>&lt;10</text:p>
          </table:table-cell>
          <table:table-cell table:style-name="ce17" office:value-type="float" office:value="38" calcext:value-type="float">
            <text:p>38</text:p>
          </table:table-cell>
          <table:table-cell table:style-name="ce23" office:value-type="float" office:value="64" calcext:value-type="float">
            <text:p>64</text:p>
          </table:table-cell>
          <table:table-cell table:style-name="ce29" office:value-type="float" office:value="0.59375" calcext:value-type="float">
            <text:p>0.59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2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0.581395348837209" calcext:value-type="float">
            <text:p>0.58139534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-3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.333333333333333" calcext:value-type="float">
            <text:p>0.3333333333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30+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16" calcext:value-type="float">
            <text:p>16</text:p>
          </table:table-cell>
          <table:table-cell table:style-name="ce30" office:value-type="float" office:value="0.125" calcext:value-type="float">
            <text:p>0.125</text:p>
          </table:table-cell>
        </table:table-row>
        <table:table-row table:style-name="ro1">
          <table:table-cell/>
          <table:table-cell table:style-name="ce9" office:value-type="string" calcext:value-type="string">
            <text:p>male</text:p>
          </table:table-cell>
          <table:table-cell table:style-name="ce9" office:value-type="string" calcext:value-type="string">
            <text:p>&lt;10</text:p>
          </table:table-cell>
          <table:table-cell table:style-name="ce17" office:value-type="float" office:value="29" calcext:value-type="float">
            <text:p>29</text:p>
          </table:table-cell>
          <table:table-cell table:style-name="ce23" office:value-type="float" office:value="260" calcext:value-type="float">
            <text:p>260</text:p>
          </table:table-cell>
          <table:table-cell table:style-name="ce29" office:value-type="float" office:value="0.111538461538462" calcext:value-type="float">
            <text:p>0.11153846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2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0.236842105263158" calcext:value-type="float">
            <text:p>0.23684210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-3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table:style-name="ce5"/>
          <table:table-cell table:style-name="ce10"/>
          <table:table-cell table:style-name="ce10" office:value-type="string" calcext:value-type="string">
            <text:p>30+</text:p>
          </table:table-cell>
          <table:table-cell table:style-name="ce18" office:value-type="float" office:value="6" calcext:value-type="float">
            <text:p>6</text:p>
          </table:table-cell>
          <table:table-cell table:style-name="ce24" office:value-type="float" office:value="25" calcext:value-type="float">
            <text:p>25</text:p>
          </table:table-cell>
          <table:table-cell table:style-name="ce30" office:value-type="float" office:value="0.24" calcext:value-type="float">
            <text:p>0.24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/>
          <table:table-cell table:style-name="ce14"/>
          <table:table-cell table:style-name="ce20" office:value-type="float" office:value="342" calcext:value-type="float">
            <text:p>342</text:p>
          </table:table-cell>
          <table:table-cell table:style-name="ce26" office:value-type="float" office:value="891" calcext:value-type="float">
            <text:p>891</text:p>
          </table:table-cell>
          <table:table-cell table:style-name="ce32" office:value-type="float" office:value="0.383838383838384" calcext:value-type="float">
            <text:p>0.3838383838</text:p>
          </table:table-cell>
        </table:table-row>
      </table:table>
      <table:table table:name="Pivot Table_train_3" table:style-name="ta1">
        <table:table-column table:style-name="co13" table:default-cell-style-name="ce3"/>
        <table:table-column table:style-name="co13" table:default-cell-style-name="ce9"/>
        <table:table-column table:style-name="co13" table:default-cell-style-name="ce17"/>
        <table:table-column table:style-name="co13" table:default-cell-style-name="ce29"/>
        <table:table-column table:style-name="co13" table:default-cell-style-name="Default"/>
        <table:table-row table:style-name="ro1">
          <table:table-cell table:style-name="ce1"/>
          <table:table-cell table:style-name="ce13"/>
          <table:table-cell table:style-name="ce15" office:value-type="string" calcext:value-type="string">
            <text:p>Data</text:p>
          </table:table-cell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Sex</text:p>
          </table:table-cell>
          <table:table-cell table:style-name="ce8" office:value-type="string" calcext:value-type="string">
            <text:p>Pclass</text:p>
          </table:table-cell>
          <table:table-cell table:style-name="ce16" office:value-type="string" calcext:value-type="string">
            <text:p>Sum - Survived</text:p>
          </table:table-cell>
          <table:table-cell table:style-name="ce28" office:value-type="string" calcext:value-type="string">
            <text:p>Count - Survived</text:p>
          </table:table-cell>
          <table:table-cell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formula="of:=[.C3]/[.D3]" office:value-type="float" office:value="0.968085106382979" calcext:value-type="float">
            <text:p>0.9680851064</text:p>
          </table:table-cell>
        </table:table-row>
        <table:table-row table:style-name="ro1"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9" office:value-type="float" office:value="70" calcext:value-type="float">
            <text:p>70</text:p>
          </table:table-cell>
          <table:table-cell table:style-name="ce31" office:value-type="float" office:value="76" calcext:value-type="float">
            <text:p>76</text:p>
          </table:table-cell>
          <table:table-cell table:formula="of:=[.C4]/[.D4]" office:value-type="float" office:value="0.921052631578947" calcext:value-type="float">
            <text:p>0.9210526316</text:p>
          </table:table-cell>
        </table:table-row>
        <table:table-row table:style-name="ro1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8" office:value-type="float" office:value="72" calcext:value-type="float">
            <text:p>72</text:p>
          </table:table-cell>
          <table:table-cell table:style-name="ce30" office:value-type="float" office:value="144" calcext:value-type="float">
            <text:p>144</text:p>
          </table:table-cell>
          <table:table-cell table:formula="of:=[.C5]/[.D5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2" calcext:value-type="float">
            <text:p>122</text:p>
          </table:table-cell>
          <table:table-cell table:formula="of:=[.C6]/[.D6]" office:value-type="float" office:value="0.368852459016393" calcext:value-type="float">
            <text:p>0.368852459</text:p>
          </table:table-cell>
        </table:table-row>
        <table:table-row table:style-name="ro1"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9" office:value-type="float" office:value="17" calcext:value-type="float">
            <text:p>17</text:p>
          </table:table-cell>
          <table:table-cell table:style-name="ce31" office:value-type="float" office:value="108" calcext:value-type="float">
            <text:p>108</text:p>
          </table:table-cell>
          <table:table-cell table:formula="of:=[.C7]/[.D7]" office:value-type="float" office:value="0.157407407407407" calcext:value-type="float">
            <text:p>0.1574074074</text:p>
          </table:table-cell>
        </table:table-row>
        <table:table-row table:style-name="ro1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8" office:value-type="float" office:value="47" calcext:value-type="float">
            <text:p>47</text:p>
          </table:table-cell>
          <table:table-cell table:style-name="ce30" office:value-type="float" office:value="347" calcext:value-type="float">
            <text:p>347</text:p>
          </table:table-cell>
          <table:table-cell table:formula="of:=[.C8]/[.D8]" office:value-type="float" office:value="0.135446685878963" calcext:value-type="float">
            <text:p>0.1354466859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4"/>
          <table:table-cell table:style-name="ce20" office:value-type="float" office:value="342" calcext:value-type="float">
            <text:p>342</text:p>
          </table:table-cell>
          <table:table-cell table:style-name="ce32" office:value-type="float" office:value="891" calcext:value-type="float">
            <text:p>891</text:p>
          </table:table-cell>
          <table:table-cell/>
        </table:table-row>
      </table:table>
      <table:table table:name="Pivot Table_train_2" table:style-name="ta1">
        <table:table-column table:style-name="co13" table:default-cell-style-name="ce3"/>
        <table:table-column table:style-name="co13" table:default-cell-style-name="ce9"/>
        <table:table-column table:style-name="co13" table:default-cell-style-name="ce17"/>
        <table:table-column table:style-name="co13" table:default-cell-style-name="ce29"/>
        <table:table-column table:style-name="co13" table:default-cell-style-name="Default"/>
        <table:table-row table:style-name="ro1">
          <table:table-cell table:style-name="ce1"/>
          <table:table-cell table:style-name="ce13"/>
          <table:table-cell table:style-name="ce15" office:value-type="string" calcext:value-type="string">
            <text:p>Data</text:p>
          </table:table-cell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Sex</text:p>
          </table:table-cell>
          <table:table-cell table:style-name="ce8" office:value-type="string" calcext:value-type="string">
            <text:p>Adult</text:p>
          </table:table-cell>
          <table:table-cell table:style-name="ce16" office:value-type="string" calcext:value-type="string">
            <text:p>Sum - Survived</text:p>
          </table:table-cell>
          <table:table-cell table:style-name="ce28" office:value-type="string" calcext:value-type="string">
            <text:p>Count - Survived</text:p>
          </table:table-cell>
          <table:table-cell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adult</text:p>
          </table:table-cell>
          <table:table-cell office:value-type="float" office:value="151" calcext:value-type="float">
            <text:p>151</text:p>
          </table:table-cell>
          <table:table-cell office:value-type="float" office:value="193" calcext:value-type="float">
            <text:p>193</text:p>
          </table:table-cell>
          <table:table-cell table:formula="of:=[.C3]/[.D3]" office:value-type="float" office:value="0.782383419689119" calcext:value-type="float">
            <text:p>0.7823834197</text:p>
          </table:table-cell>
        </table:table-row>
        <table:table-row table:style-name="ro1">
          <table:table-cell table:style-name="ce5"/>
          <table:table-cell table:style-name="ce10" office:value-type="string" calcext:value-type="string">
            <text:p>child</text:p>
          </table:table-cell>
          <table:table-cell table:style-name="ce18" office:value-type="float" office:value="82" calcext:value-type="float">
            <text:p>82</text:p>
          </table:table-cell>
          <table:table-cell table:style-name="ce30" office:value-type="float" office:value="121" calcext:value-type="float">
            <text:p>121</text:p>
          </table:table-cell>
          <table:table-cell table:formula="of:=[.C4]/[.D4]" office:value-type="float" office:value="0.677685950413223" calcext:value-type="float">
            <text:p>0.6776859504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adult</text:p>
          </table:table-cell>
          <table:table-cell office:value-type="float" office:value="69" calcext:value-type="float">
            <text:p>69</text:p>
          </table:table-cell>
          <table:table-cell office:value-type="float" office:value="382" calcext:value-type="float">
            <text:p>382</text:p>
          </table:table-cell>
          <table:table-cell table:formula="of:=[.C5]/[.D5]" office:value-type="float" office:value="0.180628272251309" calcext:value-type="float">
            <text:p>0.1806282723</text:p>
          </table:table-cell>
        </table:table-row>
        <table:table-row table:style-name="ro1">
          <table:table-cell table:style-name="ce5"/>
          <table:table-cell table:style-name="ce10" office:value-type="string" calcext:value-type="string">
            <text:p>child</text:p>
          </table:table-cell>
          <table:table-cell table:style-name="ce18" office:value-type="float" office:value="40" calcext:value-type="float">
            <text:p>40</text:p>
          </table:table-cell>
          <table:table-cell table:style-name="ce30" office:value-type="float" office:value="195" calcext:value-type="float">
            <text:p>195</text:p>
          </table:table-cell>
          <table:table-cell table:formula="of:=[.C6]/[.D6]" office:value-type="float" office:value="0.205128205128205" calcext:value-type="float">
            <text:p>0.2051282051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4"/>
          <table:table-cell table:style-name="ce20" office:value-type="float" office:value="342" calcext:value-type="float">
            <text:p>342</text:p>
          </table:table-cell>
          <table:table-cell table:style-name="ce32" office:value-type="float" office:value="891" calcext:value-type="float">
            <text:p>891</text:p>
          </table:table-cell>
          <table:table-cell/>
        </table:table-row>
      </table:table>
      <table:table table:name="Pivot Table_train_1" table:style-name="ta1">
        <table:table-column table:style-name="co13" table:default-cell-style-name="ce33"/>
        <table:table-column table:style-name="co13" table:default-cell-style-name="ce15"/>
        <table:table-column table:style-name="co13" table:default-cell-style-name="ce27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ex</text:p>
          </table:table-cell>
          <table:table-cell table:style-name="ce16" office:value-type="string" calcext:value-type="string">
            <text:p>Sum - Survived</text:p>
          </table:table-cell>
          <table:table-cell table:style-name="ce28" office:value-type="string" calcext:value-type="string">
            <text:p>Count - Survived</text:p>
          </table:table-cell>
          <table:table-cell/>
        </table:table-row>
        <table:table-row table:style-name="ro1">
          <table:table-cell table:style-name="ce3" office:value-type="string" calcext:value-type="string">
            <text:p>female</text:p>
          </table:table-cell>
          <table:table-cell table:style-name="ce17" office:value-type="float" office:value="233" calcext:value-type="float">
            <text:p>233</text:p>
          </table:table-cell>
          <table:table-cell table:style-name="ce29" office:value-type="float" office:value="314" calcext:value-type="float">
            <text:p>314</text:p>
          </table:table-cell>
          <table:table-cell table:formula="of:=[.B3]/[.C3]" office:value-type="float" office:value="0.74203821656051" calcext:value-type="float">
            <text:p>0.7420382166</text:p>
          </table:table-cell>
        </table:table-row>
        <table:table-row table:style-name="ro1">
          <table:table-cell table:style-name="ce4" office:value-type="string" calcext:value-type="string">
            <text:p>male</text:p>
          </table:table-cell>
          <table:table-cell table:style-name="ce18" office:value-type="float" office:value="109" calcext:value-type="float">
            <text:p>109</text:p>
          </table:table-cell>
          <table:table-cell table:style-name="ce30" office:value-type="float" office:value="577" calcext:value-type="float">
            <text:p>577</text:p>
          </table:table-cell>
          <table:table-cell table:formula="of:=[.B4]/[.C4]" office:value-type="float" office:value="0.188908145580589" calcext:value-type="float">
            <text:p>0.1889081456</text:p>
          </table:table-cell>
        </table:table-row>
        <table:table-row table:style-name="ro1">
          <table:table-cell table:style-name="ce34" office:value-type="string" calcext:value-type="string">
            <text:p>Total Result</text:p>
          </table:table-cell>
          <table:table-cell table:style-name="ce20" office:value-type="float" office:value="342" calcext:value-type="float">
            <text:p>342</text:p>
          </table:table-cell>
          <table:table-cell table:style-name="ce32" office:value-type="float" office:value="891" calcext:value-type="float">
            <text:p>891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'Pivot Table_train_1'.A1:'Pivot Table_train_1'.C5" table:buttons="'Pivot Table_train_1'.A2 'Pivot Table_train_1'.B1" table:show-filter-button="false" table:drill-down-on-double-click="false">
          <table:source-cell-range table:cell-range-address="train.A1:train.L892"/>
          <table:data-pilot-field table:source-field-name="Dat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Sex" table:orientation="row" table:used-hierarchy="0" table:function="auto">
            <table:data-pilot-level table:show-empty="false">
              <table:data-pilot-members>
                <table:data-pilot-member table:name="female" table:display="true" table:show-details="true"/>
                <table:data-pilot-member table:name="ma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rvived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rvived" table:orientation="data" table:used-hierarchy="0" table:function="count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train_2'.A1:'Pivot Table_train_2'.D7" table:buttons="'Pivot Table_train_2'.A2 'Pivot Table_train_2'.B2 'Pivot Table_train_2'.C1" table:show-filter-button="false" table:drill-down-on-double-click="false">
          <table:source-cell-range table:cell-range-address="train.A1:train.M892"/>
          <table:data-pilot-field table:source-field-name="Dat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Sex" table:orientation="row" table:used-hierarchy="0" table:function="auto">
            <table:data-pilot-level table:show-empty="false">
              <table:data-pilot-members>
                <table:data-pilot-member table:name="female" table:display="true" table:show-details="true"/>
                <table:data-pilot-member table:name="ma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dult" table:orientation="row" table:used-hierarchy="0" table:function="auto">
            <table:data-pilot-level table:show-empty="false">
              <table:data-pilot-members>
                <table:data-pilot-member table:name="adult" table:display="true" table:show-details="true"/>
                <table:data-pilot-member table:name="chil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rvived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rvived" table:orientation="data" table:used-hierarchy="-1" table:function="count">
            <table:data-pilot-level/>
          </table:data-pilot-field>
        </table:data-pilot-table>
        <table:data-pilot-table table:name="DataPilot3" table:application-data="" table:target-range-address="'Pivot Table_train_3'.A1:'Pivot Table_train_3'.D9" table:buttons="'Pivot Table_train_3'.A2 'Pivot Table_train_3'.B2 'Pivot Table_train_3'.C1" table:show-filter-button="false" table:drill-down-on-double-click="false">
          <table:source-cell-range table:cell-range-address="train.A1:train.M892"/>
          <table:data-pilot-field table:source-field-name="Dat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Sex" table:orientation="row" table:used-hierarchy="0" table:function="auto">
            <table:data-pilot-level table:show-empty="false">
              <table:data-pilot-members>
                <table:data-pilot-member table:name="female" table:display="true" table:show-details="true"/>
                <table:data-pilot-member table:name="ma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class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rvived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rvived" table:orientation="data" table:used-hierarchy="-1" table:function="count">
            <table:data-pilot-level/>
          </table:data-pilot-field>
        </table:data-pilot-table>
        <table:data-pilot-table table:name="DataPilot4" table:application-data="" table:target-range-address="'Pivot Table_train_4'.A1:'Pivot Table_train_4'.F23" table:buttons="'Pivot Table_train_4'.A2 'Pivot Table_train_4'.B2 'Pivot Table_train_4'.C2 'Pivot Table_train_4'.D1" table:show-filter-button="false" table:drill-down-on-double-click="false">
          <table:source-cell-range table:cell-range-address="train.A1:train.N892"/>
          <table:data-pilot-field table:source-field-name="Dat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Pclass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x" table:orientation="row" table:used-hierarchy="0" table:function="auto">
            <table:data-pilot-level table:show-empty="false">
              <table:data-pilot-members>
                <table:data-pilot-member table:name="female" table:display="true" table:show-details="true"/>
                <table:data-pilot-member table:name="ma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ceGroup" table:orientation="row" table:used-hierarchy="0" table:function="auto">
            <table:data-pilot-level table:show-empty="false">
              <table:data-pilot-members>
                <table:data-pilot-member table:name="&lt;10" table:display="true" table:show-details="true"/>
                <table:data-pilot-member table:name="10-20" table:display="true" table:show-details="true"/>
                <table:data-pilot-member table:name="20-30" table:display="true" table:show-details="true"/>
                <table:data-pilot-member table:name="30+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rvived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rvived" table:orientation="data" table:used-hierarchy="-1" table:function="count">
            <table:data-pilot-level/>
          </table:data-pilot-field>
          <table:data-pilot-field table:source-field-name="Survived" table:orientation="data" table:used-hierarchy="-1" table:function="average">
            <table:data-pilot-level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19:25:30.149515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0T19:44:44.136305778</dc:date>
    <meta:editing-duration>PT32M42S</meta:editing-duration>
    <meta:editing-cycles>4</meta:editing-cycles>
    <meta:generator>LibreOffice/4.3.3.2$Linux_X86_64 LibreOffice_project/430m0$Build-2</meta:generator>
    <meta:document-statistic meta:table-count="5" meta:cell-count="11797" meta:object-count="0"/>
  </office:meta>
</office:document-meta>
</file>